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28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1.8508in"/>
    </style:style>
    <style:style style:name="co5" style:family="table-column">
      <style:table-column-properties fo:break-before="auto" style:column-width="3.3445in"/>
    </style:style>
    <style:style style:name="co6" style:family="table-column">
      <style:table-column-properties fo:break-before="auto" style:column-width="1.5492in"/>
    </style:style>
    <style:style style:name="co7" style:family="table-column">
      <style:table-column-properties fo:break-before="auto" style:column-width="2.6783in"/>
    </style:style>
    <style:style style:name="co8" style:family="table-column">
      <style:table-column-properties fo:break-before="auto" style:column-width="1.3319in"/>
    </style:style>
    <style:style style:name="co9" style:family="table-column">
      <style:table-column-properties fo:break-before="auto" style:column-width="1.1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000</text:p>
          </table:table-cell>
          <table:table-cell table:number-columns-repeated="2"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1])+1)" office:value-type="string" office:string-value="E001" calcext:value-type="string">
            <text:p>E001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2])+1)" office:value-type="string" office:string-value="E002" calcext:value-type="string">
            <text:p>E002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</text:p>
          </table:table-cell>
          <table:table-cell table:number-columns-repeated="2"/>
        </table:table-row>
        <table:table-row table:style-name="ro1">
          <table:table-cell table:formula="of:=DEC2HEX(HEX2DEC([.A3])+1)" office:value-type="string" office:string-value="E003" calcext:value-type="string">
            <text:p>E003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Kato</text:p>
          </table:table-cell>
          <table:table-cell table:number-columns-repeated="2"/>
        </table:table-row>
        <table:table-row table:style-name="ro1">
          <table:table-cell table:formula="of:=DEC2HEX(HEX2DEC([.A4])+1)" office:value-type="string" office:string-value="E004" calcext:value-type="string">
            <text:p>E004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Ano</text:p>
          </table:table-cell>
          <table:table-cell table:number-columns-repeated="2"/>
        </table:table-row>
        <table:table-row table:style-name="ro1">
          <table:table-cell table:formula="of:=DEC2HEX(HEX2DEC([.A5])+1)" office:value-type="string" office:string-value="E005" calcext:value-type="string">
            <text:p>E005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6])+1)" office:value-type="string" office:string-value="E006" calcext:value-type="string">
            <text:p>E006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7])+1)" office:value-type="string" office:string-value="E007" calcext:value-type="string">
            <text:p>E007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8])+1)" office:value-type="string" office:string-value="E008" calcext:value-type="string">
            <text:p>E008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9])+1)" office:value-type="string" office:string-value="E009" calcext:value-type="string">
            <text:p>E009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0])+1)" office:value-type="string" office:string-value="E00A" calcext:value-type="string">
            <text:p>E00A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1])+1)" office:value-type="string" office:string-value="E00B" calcext:value-type="string">
            <text:p>E00B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2])+1)" office:value-type="string" office:string-value="E00C" calcext:value-type="string">
            <text:p>E00C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3])+1)" office:value-type="string" office:string-value="E00D" calcext:value-type="string">
            <text:p>E00D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4])+1)" office:value-type="string" office:string-value="E00E" calcext:value-type="string">
            <text:p>E00E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chamili_chamili_chamili_kentimaAno</text:p>
          </table:table-cell>
          <table:table-cell table:number-columns-repeated="2"/>
        </table:table-row>
        <table:table-row table:style-name="ro1">
          <table:table-cell table:formula="of:=DEC2HEX(HEX2DEC([.A15])+1)" office:value-type="string" office:string-value="E00F" calcext:value-type="string">
            <text:p>E00F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ison</text:p>
          </table:table-cell>
          <table:table-cell table:number-columns-repeated="2"/>
        </table:table-row>
        <table:table-row table:style-name="ro1">
          <table:table-cell table:formula="of:=DEC2HEX(HEX2DEC([.A16])+1)" office:value-type="string" office:string-value="E010" calcext:value-type="string">
            <text:p>E010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apostrofos</text:p>
          </table:table-cell>
          <table:table-cell table:number-columns-repeated="2"/>
        </table:table-row>
        <table:table-row table:style-name="ro1">
          <table:table-cell table:formula="of:=DEC2HEX(HEX2DEC([.A17])+1)" office:value-type="string" office:string-value="E011" calcext:value-type="string">
            <text:p>E011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elafron</text:p>
          </table:table-cell>
          <table:table-cell table:number-columns-repeated="2"/>
        </table:table-row>
        <table:table-row table:style-name="ro1">
          <table:table-cell table:formula="of:=DEC2HEX(HEX2DEC([.A18])+1)" office:value-type="string" office:string-value="E012" calcext:value-type="string">
            <text:p>E012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apostrofos_elafron</text:p>
          </table:table-cell>
          <table:table-cell table:number-columns-repeated="2"/>
        </table:table-row>
        <table:table-row table:style-name="ro1">
          <table:table-cell table:formula="of:=DEC2HEX(HEX2DEC([.A19])+1)" office:value-type="string" office:string-value="E013" calcext:value-type="string">
            <text:p>E013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chamili</text:p>
          </table:table-cell>
          <table:table-cell table:number-columns-repeated="2"/>
        </table:table-row>
        <table:table-row table:style-name="ro1">
          <table:table-cell table:formula="of:=DEC2HEX(HEX2DEC([.A20])+1)" office:value-type="string" office:string-value="E014" calcext:value-type="string">
            <text:p>E014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yporroe</text:p>
          </table:table-cell>
          <table:table-cell table:number-columns-repeated="2"/>
        </table:table-row>
        <table:table-row table:style-name="ro1">
          <table:table-cell table:formula="of:=DEC2HEX(HEX2DEC([.A21])+1)" office:value-type="string" office:string-value="E015" calcext:value-type="string">
            <text:p>E01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2])+1)" office:value-type="string" office:string-value="E016" calcext:value-type="string">
            <text:p>E01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3])+1)" office:value-type="string" office:string-value="E017" calcext:value-type="string">
            <text:p>E01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4])+1)" office:value-type="string" office:string-value="E018" calcext:value-type="string">
            <text:p>E01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5])+1)" office:value-type="string" office:string-value="E019" calcext:value-type="string">
            <text:p>E01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6])+1)" office:value-type="string" office:string-value="E01A" calcext:value-type="string">
            <text:p>E01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7])+1)" office:value-type="string" office:string-value="E01B" calcext:value-type="string">
            <text:p>E01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8])+1)" office:value-type="string" office:string-value="E01C" calcext:value-type="string">
            <text:p>E01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9])+1)" office:value-type="string" office:string-value="E01D" calcext:value-type="string">
            <text:p>E01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0])+1)" office:value-type="string" office:string-value="E01E" calcext:value-type="string">
            <text:p>E01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1])+1)" office:value-type="string" office:string-value="E01F" calcext:value-type="string">
            <text:p>E01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2])+1)" office:value-type="string" office:string-value="E020" calcext:value-type="string">
            <text:p>E02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 table:number-columns-repeated="2"/>
        </table:table-row>
        <table:table-row table:style-name="ro1">
          <table:table-cell table:formula="of:=DEC2HEX(HEX2DEC([.A33])+1)" office:value-type="string" office:string-value="E021" calcext:value-type="string">
            <text:p>E021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 table:number-columns-repeated="2"/>
        </table:table-row>
        <table:table-row table:style-name="ro1">
          <table:table-cell table:formula="of:=DEC2HEX(HEX2DEC([.A34])+1)" office:value-type="string" office:string-value="E022" calcext:value-type="string">
            <text:p>E022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_elafron</text:p>
          </table:table-cell>
          <table:table-cell table:number-columns-repeated="2"/>
        </table:table-row>
        <table:table-row table:style-name="ro1">
          <table:table-cell table:formula="of:=DEC2HEX(HEX2DEC([.A35])+1)" office:value-type="string" office:string-value="E023" calcext:value-type="string">
            <text:p>E02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6])+1)" office:value-type="string" office:string-value="E024" calcext:value-type="string">
            <text:p>E024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7])+1)" office:value-type="string" office:string-value="E025" calcext:value-type="string">
            <text:p>E02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8])+1)" office:value-type="string" office:string-value="E026" calcext:value-type="string">
            <text:p>E026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9])+1)" office:value-type="string" office:string-value="E027" calcext:value-type="string">
            <text:p>E027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0])+1)" office:value-type="string" office:string-value="E028" calcext:value-type="string">
            <text:p>E028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1])+1)" office:value-type="string" office:string-value="E029" calcext:value-type="string">
            <text:p>E029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2])+1)" office:value-type="string" office:string-value="E02A" calcext:value-type="string">
            <text:p>E02A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3])+1)" office:value-type="string" office:string-value="E02B" calcext:value-type="string">
            <text:p>E02B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4])+1)" office:value-type="string" office:string-value="E02C" calcext:value-type="string">
            <text:p>E02C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strofos_chamili_chamili_chamili</text:p>
          </table:table-cell>
          <table:table-cell office:value-type="string" calcext:value-type="string">
            <text:p>apostrofosTrip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D" calcext:value-type="string">
            <text:p>E02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6])+1)" office:value-type="string" office:string-value="E02E" calcext:value-type="string">
            <text:p>E02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7])+1)" office:value-type="string" office:string-value="E02F" calcext:value-type="string">
            <text:p>E02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8])+1)" office:value-type="string" office:string-value="E030" calcext:value-type="string">
            <text:p>E03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9])+1)" office:value-type="string" office:string-value="E031" calcext:value-type="string">
            <text:p>E03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0])+1)" office:value-type="string" office:string-value="E032" calcext:value-type="string">
            <text:p>E03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1])+1)" office:value-type="string" office:string-value="E033" calcext:value-type="string">
            <text:p>E03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2])+1)" office:value-type="string" office:string-value="E034" calcext:value-type="string">
            <text:p>E03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3])+1)" office:value-type="string" office:string-value="E035" calcext:value-type="string">
            <text:p>E03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4])+1)" office:value-type="string" office:string-value="E036" calcext:value-type="string">
            <text:p>E03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5])+1)" office:value-type="string" office:string-value="E037" calcext:value-type="string">
            <text:p>E03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6])+1)" office:value-type="string" office:string-value="E038" calcext:value-type="string">
            <text:p>E03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7])+1)" office:value-type="string" office:string-value="E039" calcext:value-type="string">
            <text:p>E03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8])+1)" office:value-type="string" office:string-value="E03A" calcext:value-type="string">
            <text:p>E03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9])+1)" office:value-type="string" office:string-value="E03B" calcext:value-type="string">
            <text:p>E03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0])+1)" office:value-type="string" office:string-value="E03C" calcext:value-type="string">
            <text:p>E03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1])+1)" office:value-type="string" office:string-value="E03D" calcext:value-type="string">
            <text:p>E03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2])+1)" office:value-type="string" office:string-value="E03E" calcext:value-type="string">
            <text:p>E03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3])+1)" office:value-type="string" office:string-value="E03F" calcext:value-type="string">
            <text:p>E03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4])+1)" office:value-type="string" office:string-value="E040" calcext:value-type="string">
            <text:p>E040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ison</text:p>
          </table:table-cell>
          <table:table-cell table:number-columns-repeated="2"/>
        </table:table-row>
        <table:table-row table:style-name="ro1">
          <table:table-cell table:formula="of:=DEC2HEX(HEX2DEC([.A65])+1)" office:value-type="string" office:string-value="E041" calcext:value-type="string">
            <text:p>E041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6])+1)" office:value-type="string" office:string-value="E042" calcext:value-type="string">
            <text:p>E042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oligon</text:p>
          </table:table-cell>
          <table:table-cell table:number-columns-repeated="2"/>
        </table:table-row>
        <table:table-row table:style-name="ro1">
          <table:table-cell table:formula="of:=DEC2HEX(HEX2DEC([.A67])+1)" office:value-type="string" office:string-value="E043" calcext:value-type="string">
            <text:p>E043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8])+1)" office:value-type="string" office:string-value="E044" calcext:value-type="string">
            <text:p>E044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9])+1)" office:value-type="string" office:string-value="E045" calcext:value-type="string">
            <text:p>E045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0])+1)" office:value-type="string" office:string-value="E046" calcext:value-type="string">
            <text:p>E046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1])+1)" office:value-type="string" office:string-value="E047" calcext:value-type="string">
            <text:p>E047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2])+1)" office:value-type="string" office:string-value="E048" calcext:value-type="string">
            <text:p>E048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3])+1)" office:value-type="string" office:string-value="E049" calcext:value-type="string">
            <text:p>E049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4])+1)" office:value-type="string" office:string-value="E04A" calcext:value-type="string">
            <text:p>E04A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5])+1)" office:value-type="string" office:string-value="E04B" calcext:value-type="string">
            <text:p>E04B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6])+1)" office:value-type="string" office:string-value="E04C" calcext:value-type="string">
            <text:p>E04C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7])+1)" office:value-type="string" office:string-value="E04D" calcext:value-type="string">
            <text:p>E04D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8])+1)" office:value-type="string" office:string-value="E04E" calcext:value-type="string">
            <text:p>E04E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ypsili_ypsili_ypsili_kentima</text:p>
          </table:table-cell>
          <table:table-cell office:value-type="string" calcext:value-type="string">
            <text:p>petastiTripleYpsiliKentima</text:p>
          </table:table-cell>
          <table:table-cell/>
        </table:table-row>
        <table:table-row table:style-name="ro1">
          <table:table-cell table:formula="of:=DEC2HEX(HEX2DEC([.A79])+1)" office:value-type="string" office:string-value="E04F" calcext:value-type="string">
            <text:p>E04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0])+1)" office:value-type="string" office:string-value="E050" calcext:value-type="string">
            <text:p>E05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1])+1)" office:value-type="string" office:string-value="E051" calcext:value-type="string">
            <text:p>E05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2])+1)" office:value-type="string" office:string-value="E052" calcext:value-type="string">
            <text:p>E05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3])+1)" office:value-type="string" office:string-value="E053" calcext:value-type="string">
            <text:p>E05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4])+1)" office:value-type="string" office:string-value="E054" calcext:value-type="string">
            <text:p>E05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5])+1)" office:value-type="string" office:string-value="E055" calcext:value-type="string">
            <text:p>E05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6])+1)" office:value-type="string" office:string-value="E056" calcext:value-type="string">
            <text:p>E05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7])+1)" office:value-type="string" office:string-value="E057" calcext:value-type="string">
            <text:p>E05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8])+1)" office:value-type="string" office:string-value="E058" calcext:value-type="string">
            <text:p>E05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9])+1)" office:value-type="string" office:string-value="E059" calcext:value-type="string">
            <text:p>E05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0])+1)" office:value-type="string" office:string-value="E05A" calcext:value-type="string">
            <text:p>E05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1])+1)" office:value-type="string" office:string-value="E05B" calcext:value-type="string">
            <text:p>E05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2])+1)" office:value-type="string" office:string-value="E05C" calcext:value-type="string">
            <text:p>E05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3])+1)" office:value-type="string" office:string-value="E05D" calcext:value-type="string">
            <text:p>E05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4])+1)" office:value-type="string" office:string-value="E05E" calcext:value-type="string">
            <text:p>E05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5])+1)" office:value-type="string" office:string-value="E05F" calcext:value-type="string">
            <text:p>E05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6])+1)" office:value-type="string" office:string-value="E060" calcext:value-type="string">
            <text:p>E060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_elafron</text:p>
          </table:table-cell>
          <table:table-cell table:number-columns-repeated="2"/>
        </table:table-row>
        <table:table-row table:style-name="ro1">
          <table:table-cell table:formula="of:=DEC2HEX(HEX2DEC([.A97])+1)" office:value-type="string" office:string-value="E061" calcext:value-type="string">
            <text:p>E061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98])+1)" office:value-type="string" office:string-value="E062" calcext:value-type="string">
            <text:p>E062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99])+1)" office:value-type="string" office:string-value="E063" calcext:value-type="string">
            <text:p>E063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0])+1)" office:value-type="string" office:string-value="E064" calcext:value-type="string">
            <text:p>E064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1])+1)" office:value-type="string" office:string-value="E065" calcext:value-type="string">
            <text:p>E065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2])+1)" office:value-type="string" office:string-value="E066" calcext:value-type="string">
            <text:p>E066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3])+1)" office:value-type="string" office:string-value="E067" calcext:value-type="string">
            <text:p>E067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4])+1)" office:value-type="string" office:string-value="E068" calcext:value-type="string">
            <text:p>E068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5])+1)" office:value-type="string" office:string-value="E069" calcext:value-type="string">
            <text:p>E069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6])+1)" office:value-type="string" office:string-value="E06A" calcext:value-type="string">
            <text:p>E06A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7])+1)" office:value-type="string" office:string-value="E06B" calcext:value-type="string">
            <text:p>E06B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8])+1)" office:value-type="string" office:string-value="E06C" calcext:value-type="string">
            <text:p>E06C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9])+1)" office:value-type="string" office:string-value="E06D" calcext:value-type="string">
            <text:p>E06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0])+1)" office:value-type="string" office:string-value="E06E" calcext:value-type="string">
            <text:p>E06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1])+1)" office:value-type="string" office:string-value="E06F" calcext:value-type="string">
            <text:p>E06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2])+1)" office:value-type="string" office:string-value="E070" calcext:value-type="string">
            <text:p>E07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3])+1)" office:value-type="string" office:string-value="E071" calcext:value-type="string">
            <text:p>E07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4])+1)" office:value-type="string" office:string-value="E072" calcext:value-type="string">
            <text:p>E07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5])+1)" office:value-type="string" office:string-value="E073" calcext:value-type="string">
            <text:p>E07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6])+1)" office:value-type="string" office:string-value="E074" calcext:value-type="string">
            <text:p>E07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7])+1)" office:value-type="string" office:string-value="E075" calcext:value-type="string">
            <text:p>E07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8])+1)" office:value-type="string" office:string-value="E076" calcext:value-type="string">
            <text:p>E07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9])+1)" office:value-type="string" office:string-value="E077" calcext:value-type="string">
            <text:p>E07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0])+1)" office:value-type="string" office:string-value="E078" calcext:value-type="string">
            <text:p>E07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1])+1)" office:value-type="string" office:string-value="E079" calcext:value-type="string">
            <text:p>E07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2])+1)" office:value-type="string" office:string-value="E07A" calcext:value-type="string">
            <text:p>E07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3])+1)" office:value-type="string" office:string-value="E07B" calcext:value-type="string">
            <text:p>E07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4])+1)" office:value-type="string" office:string-value="E07C" calcext:value-type="string">
            <text:p>E07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5])+1)" office:value-type="string" office:string-value="E07D" calcext:value-type="string">
            <text:p>E07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6])+1)" office:value-type="string" office:string-value="E07E" calcext:value-type="string">
            <text:p>E07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7])+1)" office:value-type="string" office:string-value="E07F" calcext:value-type="string">
            <text:p>E07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8])+1)" office:value-type="string" office:string-value="E080" calcext:value-type="string">
            <text:p>E08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 table:number-columns-repeated="2"/>
        </table:table-row>
        <table:table-row table:style-name="ro1">
          <table:table-cell table:formula="of:=DEC2HEX(HEX2DEC([.A129])+1)" office:value-type="string" office:string-value="E081" calcext:value-type="string">
            <text:p>E081</text:p>
          </table:table-cell>
          <table:table-cell table:number-columns-repeated="2" office:value-type="string" calcext:value-type="string">
            <text:p>kentimata</text:p>
          </table:table-cell>
          <table:table-cell table:number-columns-repeated="2"/>
        </table:table-row>
        <table:table-row table:style-name="ro1">
          <table:table-cell table:formula="of:=DEC2HEX(HEX2DEC([.A130])+1)" office:value-type="string" office:string-value="E082" calcext:value-type="string">
            <text:p>E08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Meso</text:p>
          </table:table-cell>
          <table:table-cell table:number-columns-repeated="2"/>
        </table:table-row>
        <table:table-row table:style-name="ro1">
          <table:table-cell table:formula="of:=DEC2HEX(HEX2DEC([.A131])+1)" office:value-type="string" office:string-value="E083" calcext:value-type="string">
            <text:p>E083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Kato</text:p>
          </table:table-cell>
          <table:table-cell table:number-columns-repeated="2"/>
        </table:table-row>
        <table:table-row table:style-name="ro1">
          <table:table-cell table:formula="of:=DEC2HEX(HEX2DEC([.A132])+1)" office:value-type="string" office:string-value="E084" calcext:value-type="string">
            <text:p>E084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</text:p>
          </table:table-cell>
          <table:table-cell table:number-columns-repeated="2"/>
        </table:table-row>
        <table:table-row table:style-name="ro1">
          <table:table-cell table:formula="of:=DEC2HEX(HEX2DEC([.A133])+1)" office:value-type="string" office:string-value="E085" calcext:value-type="string">
            <text:p>E085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ison_kentimataAno</text:p>
          </table:table-cell>
          <table:table-cell table:number-columns-repeated="2"/>
        </table:table-row>
        <table:table-row table:style-name="ro1">
          <table:table-cell table:formula="of:=DEC2HEX(HEX2DEC([.A134])+1)" office:value-type="string" office:string-value="E086" calcext:value-type="string">
            <text:p>E086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_hamili.left</text:p>
          </table:table-cell>
          <table:table-cell table:number-columns-repeated="2"/>
        </table:table-row>
        <table:table-row table:style-name="ro1">
          <table:table-cell table:formula="of:=DEC2HEX(HEX2DEC([.A135])+1)" office:value-type="string" office:string-value="E087" calcext:value-type="string">
            <text:p>E087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_hamili.right</text:p>
          </table:table-cell>
          <table:table-cell table:number-columns-repeated="2"/>
        </table:table-row>
        <table:table-row table:style-name="ro1">
          <table:table-cell table:formula="of:=DEC2HEX(HEX2DEC([.A136])+1)" office:value-type="string" office:string-value="E088" calcext:value-type="string">
            <text:p>E088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apostrofos_kentimataAno</text:p>
          </table:table-cell>
          <table:table-cell table:number-columns-repeated="2"/>
        </table:table-row>
        <table:table-row table:style-name="ro1">
          <table:table-cell table:formula="of:=DEC2HEX(HEX2DEC([.A137])+1)" office:value-type="string" office:string-value="E089" calcext:value-type="string">
            <text:p>E089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elafron_kentimataAno</text:p>
          </table:table-cell>
          <table:table-cell table:number-columns-repeated="2"/>
        </table:table-row>
        <table:table-row table:style-name="ro1">
          <table:table-cell table:formula="of:=DEC2HEX(HEX2DEC([.A138])+1)" office:value-type="string" office:string-value="E08A" calcext:value-type="string">
            <text:p>E08A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apostrofos_elafron_kentimataAno</text:p>
          </table:table-cell>
          <table:table-cell table:number-columns-repeated="2"/>
        </table:table-row>
        <table:table-row table:style-name="ro1">
          <table:table-cell table:formula="of:=DEC2HEX(HEX2DEC([.A139])+1)" office:value-type="string" office:string-value="E08B" calcext:value-type="string">
            <text:p>E08B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chamili_kentimataAno</text:p>
          </table:table-cell>
          <table:table-cell table:number-columns-repeated="2"/>
        </table:table-row>
        <table:table-row table:style-name="ro1">
          <table:table-cell table:formula="of:=DEC2HEX(HEX2DEC([.A140])+1)" office:value-type="string" office:string-value="E08C" calcext:value-type="string">
            <text:p>E08C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yporroe_kentimataAno</text:p>
          </table:table-cell>
          <table:table-cell table:number-columns-repeated="2"/>
        </table:table-row>
        <table:table-row table:style-name="ro1">
          <table:table-cell table:formula="of:=DEC2HEX(HEX2DEC([.A141])+1)" office:value-type="string" office:string-value="E08D" calcext:value-type="string">
            <text:p>E08D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runningElafron_kentimataAno</text:p>
          </table:table-cell>
          <table:table-cell table:number-columns-repeated="2"/>
        </table:table-row>
        <table:table-row table:style-name="ro1">
          <table:table-cell table:formula="of:=DEC2HEX(HEX2DEC([.A142])+1)" office:value-type="string" office:string-value="E08E" calcext:value-type="string">
            <text:p>E08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43])+1)" office:value-type="string" office:string-value="E08F" calcext:value-type="string">
            <text:p>E08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44])+1)" office:value-type="string" office:string-value="E090" calcext:value-type="string">
            <text:p>E090</text:p>
          </table:table-cell>
          <table:table-cell table:number-columns-repeated="4"/>
        </table:table-row>
        <table:table-row table:style-name="ro1">
          <table:table-cell table:formula="of:=DEC2HEX(HEX2DEC([.A145])+1)" office:value-type="string" office:string-value="E091" calcext:value-type="string">
            <text:p>E091</text:p>
          </table:table-cell>
          <table:table-cell table:number-columns-repeated="4"/>
        </table:table-row>
        <table:table-row table:style-name="ro1">
          <table:table-cell table:formula="of:=DEC2HEX(HEX2DEC([.A146])+1)" office:value-type="string" office:string-value="E092" calcext:value-type="string">
            <text:p>E092</text:p>
          </table:table-cell>
          <table:table-cell table:number-columns-repeated="4"/>
        </table:table-row>
        <table:table-row table:style-name="ro1">
          <table:table-cell table:formula="of:=DEC2HEX(HEX2DEC([.A147])+1)" office:value-type="string" office:string-value="E093" calcext:value-type="string">
            <text:p>E093</text:p>
          </table:table-cell>
          <table:table-cell table:number-columns-repeated="4"/>
        </table:table-row>
        <table:table-row table:style-name="ro1">
          <table:table-cell table:formula="of:=DEC2HEX(HEX2DEC([.A148])+1)" office:value-type="string" office:string-value="E094" calcext:value-type="string">
            <text:p>E094</text:p>
          </table:table-cell>
          <table:table-cell table:number-columns-repeated="4"/>
        </table:table-row>
        <table:table-row table:style-name="ro1">
          <table:table-cell table:formula="of:=DEC2HEX(HEX2DEC([.A149])+1)" office:value-type="string" office:string-value="E095" calcext:value-type="string">
            <text:p>E095</text:p>
          </table:table-cell>
          <table:table-cell table:number-columns-repeated="4"/>
        </table:table-row>
        <table:table-row table:style-name="ro1">
          <table:table-cell table:formula="of:=DEC2HEX(HEX2DEC([.A150])+1)" office:value-type="string" office:string-value="E096" calcext:value-type="string">
            <text:p>E096</text:p>
          </table:table-cell>
          <table:table-cell table:number-columns-repeated="4"/>
        </table:table-row>
        <table:table-row table:style-name="ro1">
          <table:table-cell table:formula="of:=DEC2HEX(HEX2DEC([.A151])+1)" office:value-type="string" office:string-value="E097" calcext:value-type="string">
            <text:p>E097</text:p>
          </table:table-cell>
          <table:table-cell table:number-columns-repeated="4"/>
        </table:table-row>
        <table:table-row table:style-name="ro1">
          <table:table-cell table:formula="of:=DEC2HEX(HEX2DEC([.A152])+1)" office:value-type="string" office:string-value="E098" calcext:value-type="string">
            <text:p>E098</text:p>
          </table:table-cell>
          <table:table-cell table:number-columns-repeated="4"/>
        </table:table-row>
        <table:table-row table:style-name="ro1">
          <table:table-cell table:formula="of:=DEC2HEX(HEX2DEC([.A153])+1)" office:value-type="string" office:string-value="E099" calcext:value-type="string">
            <text:p>E099</text:p>
          </table:table-cell>
          <table:table-cell table:number-columns-repeated="4"/>
        </table:table-row>
        <table:table-row table:style-name="ro1">
          <table:table-cell table:formula="of:=DEC2HEX(HEX2DEC([.A154])+1)" office:value-type="string" office:string-value="E09A" calcext:value-type="string">
            <text:p>E09A</text:p>
          </table:table-cell>
          <table:table-cell table:number-columns-repeated="4"/>
        </table:table-row>
        <table:table-row table:style-name="ro1">
          <table:table-cell table:formula="of:=DEC2HEX(HEX2DEC([.A155])+1)" office:value-type="string" office:string-value="E09B" calcext:value-type="string">
            <text:p>E09B</text:p>
          </table:table-cell>
          <table:table-cell table:number-columns-repeated="4"/>
        </table:table-row>
        <table:table-row table:style-name="ro1">
          <table:table-cell table:formula="of:=DEC2HEX(HEX2DEC([.A156])+1)" office:value-type="string" office:string-value="E09C" calcext:value-type="string">
            <text:p>E09C</text:p>
          </table:table-cell>
          <table:table-cell table:number-columns-repeated="4"/>
        </table:table-row>
        <table:table-row table:style-name="ro1">
          <table:table-cell table:formula="of:=DEC2HEX(HEX2DEC([.A157])+1)" office:value-type="string" office:string-value="E09D" calcext:value-type="string">
            <text:p>E09D</text:p>
          </table:table-cell>
          <table:table-cell table:number-columns-repeated="4"/>
        </table:table-row>
        <table:table-row table:style-name="ro1">
          <table:table-cell table:formula="of:=DEC2HEX(HEX2DEC([.A158])+1)" office:value-type="string" office:string-value="E09E" calcext:value-type="string">
            <text:p>E09E</text:p>
          </table:table-cell>
          <table:table-cell table:number-columns-repeated="4"/>
        </table:table-row>
        <table:table-row table:style-name="ro1">
          <table:table-cell table:formula="of:=DEC2HEX(HEX2DEC([.A159])+1)" office:value-type="string" office:string-value="E09F" calcext:value-type="string">
            <text:p>E09F</text:p>
          </table:table-cell>
          <table:table-cell table:number-columns-repeated="4"/>
        </table:table-row>
        <table:table-row table:style-name="ro1">
          <table:table-cell table:formula="of:=DEC2HEX(HEX2DEC([.A160])+1)" office:value-type="string" office:string-value="E0A0" calcext:value-type="string">
            <text:p>E0A0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Above</text:p>
          </table:table-cell>
          <table:table-cell table:number-columns-repeated="2"/>
        </table:table-row>
        <table:table-row table:style-name="ro1">
          <table:table-cell table:formula="of:=DEC2HEX(HEX2DEC([.A161])+1)" office:value-type="string" office:string-value="E0A1" calcext:value-type="string">
            <text:p>E0A1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Below</text:p>
          </table:table-cell>
          <table:table-cell table:number-columns-repeated="2"/>
        </table:table-row>
        <table:table-row table:style-name="ro1">
          <table:table-cell table:formula="of:=DEC2HEX(HEX2DEC([.A162])+1)" office:value-type="string" office:string-value="E0A2" calcext:value-type="string">
            <text:p>E0A2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DottedLeft</text:p>
          </table:table-cell>
          <table:table-cell table:number-columns-repeated="2"/>
        </table:table-row>
        <table:table-row table:style-name="ro1">
          <table:table-cell table:formula="of:=DEC2HEX(HEX2DEC([.A163])+1)" office:value-type="string" office:string-value="E0A3" calcext:value-type="string">
            <text:p>E0A3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DottedRight</text:p>
          </table:table-cell>
          <table:table-cell table:number-columns-repeated="2"/>
        </table:table-row>
        <table:table-row table:style-name="ro1">
          <table:table-cell table:formula="of:=DEC2HEX(HEX2DEC([.A164])+1)" office:value-type="string" office:string-value="E0A4" calcext:value-type="string">
            <text:p>E0A4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</text:p>
          </table:table-cell>
          <table:table-cell table:number-columns-repeated="2"/>
        </table:table-row>
        <table:table-row table:style-name="ro1">
          <table:table-cell table:formula="of:=DEC2HEX(HEX2DEC([.A165])+1)" office:value-type="string" office:string-value="E0A5" calcext:value-type="string">
            <text:p>E0A5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LeftBelow</text:p>
          </table:table-cell>
          <table:table-cell table:number-columns-repeated="2"/>
        </table:table-row>
        <table:table-row table:style-name="ro1">
          <table:table-cell table:formula="of:=DEC2HEX(HEX2DEC([.A166])+1)" office:value-type="string" office:string-value="E0A6" calcext:value-type="string">
            <text:p>E0A6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LeftAbove</text:p>
          </table:table-cell>
          <table:table-cell table:number-columns-repeated="2"/>
        </table:table-row>
        <table:table-row table:style-name="ro1">
          <table:table-cell table:formula="of:=DEC2HEX(HEX2DEC([.A167])+1)" office:value-type="string" office:string-value="E0A7" calcext:value-type="string">
            <text:p>E0A7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Right</text:p>
          </table:table-cell>
          <table:table-cell table:number-columns-repeated="2"/>
        </table:table-row>
        <table:table-row table:style-name="ro1">
          <table:table-cell table:formula="of:=DEC2HEX(HEX2DEC([.A168])+1)" office:value-type="string" office:string-value="E0A8" calcext:value-type="string">
            <text:p>E0A8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</text:p>
          </table:table-cell>
          <table:table-cell table:number-columns-repeated="2"/>
        </table:table-row>
        <table:table-row table:style-name="ro1">
          <table:table-cell table:formula="of:=DEC2HEX(HEX2DEC([.A169])+1)" office:value-type="string" office:string-value="E0A9" calcext:value-type="string">
            <text:p>E0A9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LeftBelow</text:p>
          </table:table-cell>
          <table:table-cell table:number-columns-repeated="2"/>
        </table:table-row>
        <table:table-row table:style-name="ro1">
          <table:table-cell table:formula="of:=DEC2HEX(HEX2DEC([.A170])+1)" office:value-type="string" office:string-value="E0AA" calcext:value-type="string">
            <text:p>E0AA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LeftAbove</text:p>
          </table:table-cell>
          <table:table-cell table:number-columns-repeated="2"/>
        </table:table-row>
        <table:table-row table:style-name="ro1">
          <table:table-cell table:formula="of:=DEC2HEX(HEX2DEC([.A171])+1)" office:value-type="string" office:string-value="E0AB" calcext:value-type="string">
            <text:p>E0AB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Right</text:p>
          </table:table-cell>
          <table:table-cell table:number-columns-repeated="2"/>
        </table:table-row>
        <table:table-row table:style-name="ro1">
          <table:table-cell table:formula="of:=DEC2HEX(HEX2DEC([.A172])+1)" office:value-type="string" office:string-value="E0AC" calcext:value-type="string">
            <text:p>E0AC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argon</text:p>
          </table:table-cell>
          <table:table-cell table:number-columns-repeated="2"/>
        </table:table-row>
        <table:table-row table:style-name="ro1">
          <table:table-cell table:formula="of:=DEC2HEX(HEX2DEC([.A173])+1)" office:value-type="string" office:string-value="E0AD" calcext:value-type="string">
            <text:p>E0AD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argon</text:p>
          </table:table-cell>
          <table:table-cell table:number-columns-repeated="2"/>
        </table:table-row>
        <table:table-row table:style-name="ro1">
          <table:table-cell table:formula="of:=DEC2HEX(HEX2DEC([.A174])+1)" office:value-type="string" office:string-value="E0AE" calcext:value-type="string">
            <text:p>E0AE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argon</text:p>
          </table:table-cell>
          <table:table-cell table:number-columns-repeated="2"/>
        </table:table-row>
        <table:table-row table:style-name="ro1">
          <table:table-cell table:formula="of:=DEC2HEX(HEX2DEC([.A175])+1)" office:value-type="string" office:string-value="E0AF" calcext:value-type="string">
            <text:p>E0AF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6])+1)" office:value-type="string" office:string-value="E0B0" calcext:value-type="string">
            <text:p>E0B0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7])+1)" office:value-type="string" office:string-value="E0B1" calcext:value-type="string">
            <text:p>E0B1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8])+1)" office:value-type="string" office:string-value="E0B2" calcext:value-type="string">
            <text:p>E0B2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79])+1)" office:value-type="string" office:string-value="E0B3" calcext:value-type="string">
            <text:p>E0B3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0])+1)" office:value-type="string" office:string-value="E0B4" calcext:value-type="string">
            <text:p>E0B4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1])+1)" office:value-type="string" office:string-value="E0B5" calcext:value-type="string">
            <text:p>E0B5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2])+1)" office:value-type="string" office:string-value="E0B6" calcext:value-type="string">
            <text:p>E0B6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3])+1)" office:value-type="string" office:string-value="E0B7" calcext:value-type="string">
            <text:p>E0B7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4])+1)" office:value-type="string" office:string-value="E0B8" calcext:value-type="string">
            <text:p>E0B8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5])+1)" office:value-type="string" office:string-value="E0B9" calcext:value-type="string">
            <text:p>E0B9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6])+1)" office:value-type="string" office:string-value="E0BA" calcext:value-type="string">
            <text:p>E0BA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7])+1)" office:value-type="string" office:string-value="E0BB" calcext:value-type="string">
            <text:p>E0BB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8])+1)" office:value-type="string" office:string-value="E0BC" calcext:value-type="string">
            <text:p>E0BC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9])+1)" office:value-type="string" office:string-value="E0BD" calcext:value-type="string">
            <text:p>E0BD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0])+1)" office:value-type="string" office:string-value="E0BE" calcext:value-type="string">
            <text:p>E0BE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1])+1)" office:value-type="string" office:string-value="E0BF" calcext:value-type="string">
            <text:p>E0BF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2])+1)" office:value-type="string" office:string-value="E0C0" calcext:value-type="string">
            <text:p>E0C0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lasmaAno</text:p>
          </table:table-cell>
          <table:table-cell table:number-columns-repeated="2"/>
        </table:table-row>
        <table:table-row table:style-name="ro1">
          <table:table-cell table:formula="of:=DEC2HEX(HEX2DEC([.A193])+1)" office:value-type="string" office:string-value="E0C1" calcext:value-type="string">
            <text:p>E0C1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lasmaKato</text:p>
          </table:table-cell>
          <table:table-cell table:number-columns-repeated="2"/>
        </table:table-row>
        <table:table-row table:style-name="ro1">
          <table:table-cell table:formula="of:=DEC2HEX(HEX2DEC([.A194])+1)" office:value-type="string" office:string-value="E0C2" calcext:value-type="string">
            <text:p>E0C2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hapli</text:p>
          </table:table-cell>
          <table:table-cell table:number-columns-repeated="2"/>
        </table:table-row>
        <table:table-row table:style-name="ro1">
          <table:table-cell table:formula="of:=DEC2HEX(HEX2DEC([.A195])+1)" office:value-type="string" office:string-value="E0C3" calcext:value-type="string">
            <text:p>E0C3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 table:formula="of:=DEC2HEX(HEX2DEC([.A196])+1)" office:value-type="string" office:string-value="E0C4" calcext:value-type="string">
            <text:p>E0C4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tripli</text:p>
          </table:table-cell>
          <table:table-cell table:number-columns-repeated="2"/>
        </table:table-row>
        <table:table-row table:style-name="ro1">
          <table:table-cell table:formula="of:=DEC2HEX(HEX2DEC([.A197])+1)" office:value-type="string" office:string-value="E0C5" calcext:value-type="string">
            <text:p>E0C5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hapli</text:p>
          </table:table-cell>
          <table:table-cell table:number-columns-repeated="2"/>
        </table:table-row>
        <table:table-row table:style-name="ro1">
          <table:table-cell table:formula="of:=DEC2HEX(HEX2DEC([.A198])+1)" office:value-type="string" office:string-value="E0C6" calcext:value-type="string">
            <text:p>E0C6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dipli</text:p>
          </table:table-cell>
          <table:table-cell table:number-columns-repeated="2"/>
        </table:table-row>
        <table:table-row table:style-name="ro1">
          <table:table-cell table:formula="of:=DEC2HEX(HEX2DEC([.A199])+1)" office:value-type="string" office:string-value="E0C7" calcext:value-type="string">
            <text:p>E0C7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tripli</text:p>
          </table:table-cell>
          <table:table-cell table:number-columns-repeated="2"/>
        </table:table-row>
        <table:table-row table:style-name="ro1">
          <table:table-cell table:formula="of:=DEC2HEX(HEX2DEC([.A200])+1)" office:value-type="string" office:string-value="E0C8" calcext:value-type="string">
            <text:p>E0C8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?</text:p>
          </table:table-cell>
          <table:table-cell table:number-columns-repeated="2"/>
        </table:table-row>
        <table:table-row table:style-name="ro1">
          <table:table-cell table:formula="of:=DEC2HEX(HEX2DEC([.A201])+1)" office:value-type="string" office:string-value="E0C9" calcext:value-type="string">
            <text:p>E0C9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stavros</text:p>
          </table:table-cell>
          <table:table-cell table:number-columns-repeated="2"/>
        </table:table-row>
        <table:table-row table:style-name="ro1">
          <table:table-cell table:formula="of:=DEC2HEX(HEX2DEC([.A202])+1)" office:value-type="string" office:string-value="E0CA" calcext:value-type="string">
            <text:p>E0CA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comma</text:p>
          </table:table-cell>
          <table:table-cell table:number-columns-repeated="2"/>
        </table:table-row>
        <table:table-row table:style-name="ro1">
          <table:table-cell table:formula="of:=DEC2HEX(HEX2DEC([.A203])+1)" office:value-type="string" office:string-value="E0CB" calcext:value-type="string">
            <text:p>E0CB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orona</text:p>
          </table:table-cell>
          <table:table-cell table:number-columns-repeated="2"/>
        </table:table-row>
        <table:table-row table:style-name="ro1">
          <table:table-cell table:formula="of:=DEC2HEX(HEX2DEC([.A204])+1)" office:value-type="string" office:string-value="E0CC" calcext:value-type="string">
            <text:p>E0CC</text:p>
          </table:table-cell>
          <table:table-cell table:number-columns-repeated="4"/>
        </table:table-row>
        <table:table-row table:style-name="ro1">
          <table:table-cell table:formula="of:=DEC2HEX(HEX2DEC([.A205])+1)" office:value-type="string" office:string-value="E0CD" calcext:value-type="string">
            <text:p>E0CD</text:p>
          </table:table-cell>
          <table:table-cell table:number-columns-repeated="4"/>
        </table:table-row>
        <table:table-row table:style-name="ro1">
          <table:table-cell table:formula="of:=DEC2HEX(HEX2DEC([.A206])+1)" office:value-type="string" office:string-value="E0CE" calcext:value-type="string">
            <text:p>E0CE</text:p>
          </table:table-cell>
          <table:table-cell table:number-columns-repeated="4"/>
        </table:table-row>
        <table:table-row table:style-name="ro1">
          <table:table-cell table:formula="of:=DEC2HEX(HEX2DEC([.A207])+1)" office:value-type="string" office:string-value="E0CF" calcext:value-type="string">
            <text:p>E0CF</text:p>
          </table:table-cell>
          <table:table-cell table:number-columns-repeated="4"/>
        </table:table-row>
        <table:table-row table:style-name="ro1">
          <table:table-cell table:formula="of:=DEC2HEX(HEX2DEC([.A208])+1)" office:value-type="string" office:string-value="E0D0" calcext:value-type="string">
            <text:p>E0D0</text:p>
          </table:table-cell>
          <table:table-cell table:number-columns-repeated="4"/>
        </table:table-row>
        <table:table-row table:style-name="ro1">
          <table:table-cell table:formula="of:=DEC2HEX(HEX2DEC([.A209])+1)" office:value-type="string" office:string-value="E0D1" calcext:value-type="string">
            <text:p>E0D1</text:p>
          </table:table-cell>
          <table:table-cell table:number-columns-repeated="4"/>
        </table:table-row>
        <table:table-row table:style-name="ro1">
          <table:table-cell table:formula="of:=DEC2HEX(HEX2DEC([.A210])+1)" office:value-type="string" office:string-value="E0D2" calcext:value-type="string">
            <text:p>E0D2</text:p>
          </table:table-cell>
          <table:table-cell table:number-columns-repeated="4"/>
        </table:table-row>
        <table:table-row table:style-name="ro1">
          <table:table-cell table:formula="of:=DEC2HEX(HEX2DEC([.A211])+1)" office:value-type="string" office:string-value="E0D3" calcext:value-type="string">
            <text:p>E0D3</text:p>
          </table:table-cell>
          <table:table-cell table:number-columns-repeated="4"/>
        </table:table-row>
        <table:table-row table:style-name="ro1">
          <table:table-cell table:formula="of:=DEC2HEX(HEX2DEC([.A212])+1)" office:value-type="string" office:string-value="E0D4" calcext:value-type="string">
            <text:p>E0D4</text:p>
          </table:table-cell>
          <table:table-cell table:number-columns-repeated="4"/>
        </table:table-row>
        <table:table-row table:style-name="ro1">
          <table:table-cell table:formula="of:=DEC2HEX(HEX2DEC([.A213])+1)" office:value-type="string" office:string-value="E0D5" calcext:value-type="string">
            <text:p>E0D5</text:p>
          </table:table-cell>
          <table:table-cell table:number-columns-repeated="4"/>
        </table:table-row>
        <table:table-row table:style-name="ro1">
          <table:table-cell table:formula="of:=DEC2HEX(HEX2DEC([.A214])+1)" office:value-type="string" office:string-value="E0D6" calcext:value-type="string">
            <text:p>E0D6</text:p>
          </table:table-cell>
          <table:table-cell table:number-columns-repeated="4"/>
        </table:table-row>
        <table:table-row table:style-name="ro1">
          <table:table-cell table:formula="of:=DEC2HEX(HEX2DEC([.A215])+1)" office:value-type="string" office:string-value="E0D7" calcext:value-type="string">
            <text:p>E0D7</text:p>
          </table:table-cell>
          <table:table-cell table:number-columns-repeated="4"/>
        </table:table-row>
        <table:table-row table:style-name="ro1">
          <table:table-cell table:formula="of:=DEC2HEX(HEX2DEC([.A216])+1)" office:value-type="string" office:string-value="E0D8" calcext:value-type="string">
            <text:p>E0D8</text:p>
          </table:table-cell>
          <table:table-cell table:number-columns-repeated="4"/>
        </table:table-row>
        <table:table-row table:style-name="ro1">
          <table:table-cell table:formula="of:=DEC2HEX(HEX2DEC([.A217])+1)" office:value-type="string" office:string-value="E0D9" calcext:value-type="string">
            <text:p>E0D9</text:p>
          </table:table-cell>
          <table:table-cell table:number-columns-repeated="4"/>
        </table:table-row>
        <table:table-row table:style-name="ro1">
          <table:table-cell table:formula="of:=DEC2HEX(HEX2DEC([.A218])+1)" office:value-type="string" office:string-value="E0DA" calcext:value-type="string">
            <text:p>E0DA</text:p>
          </table:table-cell>
          <table:table-cell table:number-columns-repeated="4"/>
        </table:table-row>
        <table:table-row table:style-name="ro1">
          <table:table-cell table:formula="of:=DEC2HEX(HEX2DEC([.A219])+1)" office:value-type="string" office:string-value="E0DB" calcext:value-type="string">
            <text:p>E0DB</text:p>
          </table:table-cell>
          <table:table-cell table:number-columns-repeated="4"/>
        </table:table-row>
        <table:table-row table:style-name="ro1">
          <table:table-cell table:formula="of:=DEC2HEX(HEX2DEC([.A220])+1)" office:value-type="string" office:string-value="E0DC" calcext:value-type="string">
            <text:p>E0DC</text:p>
          </table:table-cell>
          <table:table-cell table:number-columns-repeated="4"/>
        </table:table-row>
        <table:table-row table:style-name="ro1">
          <table:table-cell table:formula="of:=DEC2HEX(HEX2DEC([.A221])+1)" office:value-type="string" office:string-value="E0DD" calcext:value-type="string">
            <text:p>E0DD</text:p>
          </table:table-cell>
          <table:table-cell table:number-columns-repeated="4"/>
        </table:table-row>
        <table:table-row table:style-name="ro1">
          <table:table-cell table:formula="of:=DEC2HEX(HEX2DEC([.A222])+1)" office:value-type="string" office:string-value="E0DE" calcext:value-type="string">
            <text:p>E0DE</text:p>
          </table:table-cell>
          <table:table-cell table:number-columns-repeated="4"/>
        </table:table-row>
        <table:table-row table:style-name="ro1">
          <table:table-cell table:formula="of:=DEC2HEX(HEX2DEC([.A223])+1)" office:value-type="string" office:string-value="E0DF" calcext:value-type="string">
            <text:p>E0DF</text:p>
          </table:table-cell>
          <table:table-cell table:number-columns-repeated="4"/>
        </table:table-row>
        <table:table-row table:style-name="ro1">
          <table:table-cell table:formula="of:=DEC2HEX(HEX2DEC([.A224])+1)" office:value-type="string" office:string-value="E0E0" calcext:value-type="string">
            <text:p>E0E0</text:p>
          </table:table-cell>
          <table:table-cell table:number-columns-repeated="4"/>
        </table:table-row>
        <table:table-row table:style-name="ro1">
          <table:table-cell table:formula="of:=DEC2HEX(HEX2DEC([.A225])+1)" office:value-type="string" office:string-value="E0E1" calcext:value-type="string">
            <text:p>E0E1</text:p>
          </table:table-cell>
          <table:table-cell table:number-columns-repeated="4"/>
        </table:table-row>
        <table:table-row table:style-name="ro1">
          <table:table-cell table:formula="of:=DEC2HEX(HEX2DEC([.A226])+1)" office:value-type="string" office:string-value="E0E2" calcext:value-type="string">
            <text:p>E0E2</text:p>
          </table:table-cell>
          <table:table-cell table:number-columns-repeated="4"/>
        </table:table-row>
        <table:table-row table:style-name="ro1">
          <table:table-cell table:formula="of:=DEC2HEX(HEX2DEC([.A227])+1)" office:value-type="string" office:string-value="E0E3" calcext:value-type="string">
            <text:p>E0E3</text:p>
          </table:table-cell>
          <table:table-cell table:number-columns-repeated="4"/>
        </table:table-row>
        <table:table-row table:style-name="ro1">
          <table:table-cell table:formula="of:=DEC2HEX(HEX2DEC([.A228])+1)" office:value-type="string" office:string-value="E0E4" calcext:value-type="string">
            <text:p>E0E4</text:p>
          </table:table-cell>
          <table:table-cell table:number-columns-repeated="4"/>
        </table:table-row>
        <table:table-row table:style-name="ro1">
          <table:table-cell table:formula="of:=DEC2HEX(HEX2DEC([.A229])+1)" office:value-type="string" office:string-value="E0E5" calcext:value-type="string">
            <text:p>E0E5</text:p>
          </table:table-cell>
          <table:table-cell table:number-columns-repeated="4"/>
        </table:table-row>
        <table:table-row table:style-name="ro1">
          <table:table-cell table:formula="of:=DEC2HEX(HEX2DEC([.A230])+1)" office:value-type="string" office:string-value="E0E6" calcext:value-type="string">
            <text:p>E0E6</text:p>
          </table:table-cell>
          <table:table-cell table:number-columns-repeated="4"/>
        </table:table-row>
        <table:table-row table:style-name="ro1">
          <table:table-cell table:formula="of:=DEC2HEX(HEX2DEC([.A231])+1)" office:value-type="string" office:string-value="E0E7" calcext:value-type="string">
            <text:p>E0E7</text:p>
          </table:table-cell>
          <table:table-cell table:number-columns-repeated="4"/>
        </table:table-row>
        <table:table-row table:style-name="ro1">
          <table:table-cell table:formula="of:=DEC2HEX(HEX2DEC([.A232])+1)" office:value-type="string" office:string-value="E0E8" calcext:value-type="string">
            <text:p>E0E8</text:p>
          </table:table-cell>
          <table:table-cell table:number-columns-repeated="4"/>
        </table:table-row>
        <table:table-row table:style-name="ro1">
          <table:table-cell table:formula="of:=DEC2HEX(HEX2DEC([.A233])+1)" office:value-type="string" office:string-value="E0E9" calcext:value-type="string">
            <text:p>E0E9</text:p>
          </table:table-cell>
          <table:table-cell table:number-columns-repeated="4"/>
        </table:table-row>
        <table:table-row table:style-name="ro1">
          <table:table-cell table:formula="of:=DEC2HEX(HEX2DEC([.A234])+1)" office:value-type="string" office:string-value="E0EA" calcext:value-type="string">
            <text:p>E0EA</text:p>
          </table:table-cell>
          <table:table-cell table:number-columns-repeated="4"/>
        </table:table-row>
        <table:table-row table:style-name="ro1">
          <table:table-cell table:formula="of:=DEC2HEX(HEX2DEC([.A235])+1)" office:value-type="string" office:string-value="E0EB" calcext:value-type="string">
            <text:p>E0EB</text:p>
          </table:table-cell>
          <table:table-cell table:number-columns-repeated="4"/>
        </table:table-row>
        <table:table-row table:style-name="ro1">
          <table:table-cell table:formula="of:=DEC2HEX(HEX2DEC([.A236])+1)" office:value-type="string" office:string-value="E0EC" calcext:value-type="string">
            <text:p>E0EC</text:p>
          </table:table-cell>
          <table:table-cell table:number-columns-repeated="4"/>
        </table:table-row>
        <table:table-row table:style-name="ro1">
          <table:table-cell table:formula="of:=DEC2HEX(HEX2DEC([.A237])+1)" office:value-type="string" office:string-value="E0ED" calcext:value-type="string">
            <text:p>E0ED</text:p>
          </table:table-cell>
          <table:table-cell table:number-columns-repeated="4"/>
        </table:table-row>
        <table:table-row table:style-name="ro1">
          <table:table-cell table:formula="of:=DEC2HEX(HEX2DEC([.A238])+1)" office:value-type="string" office:string-value="E0EE" calcext:value-type="string">
            <text:p>E0EE</text:p>
          </table:table-cell>
          <table:table-cell table:number-columns-repeated="4"/>
        </table:table-row>
        <table:table-row table:style-name="ro1">
          <table:table-cell table:formula="of:=DEC2HEX(HEX2DEC([.A239])+1)" office:value-type="string" office:string-value="E0EF" calcext:value-type="string">
            <text:p>E0EF</text:p>
          </table:table-cell>
          <table:table-cell table:number-columns-repeated="4"/>
        </table:table-row>
        <table:table-row table:style-name="ro1">
          <table:table-cell table:formula="of:=DEC2HEX(HEX2DEC([.A240])+1)" office:value-type="string" office:string-value="E0F0" calcext:value-type="string">
            <text:p>E0F0</text:p>
          </table:table-cell>
          <table:table-cell office:value-type="string" calcext:value-type="string">
            <text:p>qualitative</text:p>
          </table:table-cell>
          <table:table-cell office:value-type="string" calcext:value-type="string">
            <text:p>vareia</text:p>
          </table:table-cell>
          <table:table-cell table:number-columns-repeated="2"/>
        </table:table-row>
        <table:table-row table:style-name="ro1">
          <table:table-cell table:formula="of:=DEC2HEX(HEX2DEC([.A241])+1)" office:value-type="string" office:string-value="E0F1" calcext:value-type="string">
            <text:p>E0F1</text:p>
          </table:table-cell>
          <table:table-cell/>
          <table:table-cell office:value-type="string" calcext:value-type="string">
            <text:p>psifiston</text:p>
          </table:table-cell>
          <table:table-cell table:number-columns-repeated="2"/>
        </table:table-row>
        <table:table-row table:style-name="ro1">
          <table:table-cell table:formula="of:=DEC2HEX(HEX2DEC([.A242])+1)" office:value-type="string" office:string-value="E0F2" calcext:value-type="string">
            <text:p>E0F2</text:p>
          </table:table-cell>
          <table:table-cell/>
          <table:table-cell office:value-type="string" calcext:value-type="string">
            <text:p>omalon</text:p>
          </table:table-cell>
          <table:table-cell table:number-columns-repeated="2"/>
        </table:table-row>
        <table:table-row table:style-name="ro1">
          <table:table-cell table:formula="of:=DEC2HEX(HEX2DEC([.A243])+1)" office:value-type="string" office:string-value="E0F3" calcext:value-type="string">
            <text:p>E0F3</text:p>
          </table:table-cell>
          <table:table-cell/>
          <table:table-cell office:value-type="string" calcext:value-type="string">
            <text:p>omalon.alt</text:p>
          </table:table-cell>
          <table:table-cell table:number-columns-repeated="2"/>
        </table:table-row>
        <table:table-row table:style-name="ro1">
          <table:table-cell table:formula="of:=DEC2HEX(HEX2DEC([.A244])+1)" office:value-type="string" office:string-value="E0F4" calcext:value-type="string">
            <text:p>E0F4</text:p>
          </table:table-cell>
          <table:table-cell/>
          <table:table-cell office:value-type="string" calcext:value-type="string">
            <text:p>antikenoma</text:p>
          </table:table-cell>
          <table:table-cell table:number-columns-repeated="2"/>
        </table:table-row>
        <table:table-row table:style-name="ro1">
          <table:table-cell table:formula="of:=DEC2HEX(HEX2DEC([.A245])+1)" office:value-type="string" office:string-value="E0F5" calcext:value-type="string">
            <text:p>E0F5</text:p>
          </table:table-cell>
          <table:table-cell/>
          <table:table-cell office:value-type="string" calcext:value-type="string">
            <text:p>antikenoma.alt</text:p>
          </table:table-cell>
          <table:table-cell/>
          <table:table-cell office:value-type="string" calcext:value-type="string">
            <text:p>calt</text:p>
          </table:table-cell>
        </table:table-row>
        <table:table-row table:style-name="ro1">
          <table:table-cell table:formula="of:=DEC2HEX(HEX2DEC([.A246])+1)" office:value-type="string" office:string-value="E0F6" calcext:value-type="string">
            <text:p>E0F6</text:p>
          </table:table-cell>
          <table:table-cell/>
          <table:table-cell office:value-type="string" calcext:value-type="string">
            <text:p>syndesmos</text:p>
          </table:table-cell>
          <table:table-cell table:number-columns-repeated="2"/>
        </table:table-row>
        <table:table-row table:style-name="ro1">
          <table:table-cell table:formula="of:=DEC2HEX(HEX2DEC([.A247])+1)" office:value-type="string" office:string-value="E0F7" calcext:value-type="string">
            <text:p>E0F7</text:p>
          </table:table-cell>
          <table:table-cell/>
          <table:table-cell office:value-type="string" calcext:value-type="string">
            <text:p>endofonon</text:p>
          </table:table-cell>
          <table:table-cell table:number-columns-repeated="2"/>
        </table:table-row>
        <table:table-row table:style-name="ro1">
          <table:table-cell table:formula="of:=DEC2HEX(HEX2DEC([.A248])+1)" office:value-type="string" office:string-value="E0F8" calcext:value-type="string">
            <text:p>E0F8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49])+1)" office:value-type="string" office:string-value="E0F9" calcext:value-type="string">
            <text:p>E0F9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0])+1)" office:value-type="string" office:string-value="E0FA" calcext:value-type="string">
            <text:p>E0FA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1])+1)" office:value-type="string" office:string-value="E0FB" calcext:value-type="string">
            <text:p>E0FB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2])+1)" office:value-type="string" office:string-value="E0FC" calcext:value-type="string">
            <text:p>E0FC</text:p>
          </table:table-cell>
          <table:table-cell table:number-columns-repeated="4"/>
        </table:table-row>
        <table:table-row table:style-name="ro1">
          <table:table-cell table:formula="of:=DEC2HEX(HEX2DEC([.A253])+1)" office:value-type="string" office:string-value="E0FD" calcext:value-type="string">
            <text:p>E0FD</text:p>
          </table:table-cell>
          <table:table-cell table:number-columns-repeated="4"/>
        </table:table-row>
        <table:table-row table:style-name="ro1">
          <table:table-cell table:formula="of:=DEC2HEX(HEX2DEC([.A254])+1)" office:value-type="string" office:string-value="E0FE" calcext:value-type="string">
            <text:p>E0FE</text:p>
          </table:table-cell>
          <table:table-cell table:number-columns-repeated="4"/>
        </table:table-row>
        <table:table-row table:style-name="ro1">
          <table:table-cell table:formula="of:=DEC2HEX(HEX2DEC([.A255])+1)" office:value-type="string" office:string-value="E0FF" calcext:value-type="string">
            <text:p>E0FF</text:p>
          </table:table-cell>
          <table:table-cell table:number-columns-repeated="4"/>
        </table:table-row>
        <table:table-row table:style-name="ro1">
          <table:table-cell table:formula="of:=DEC2HEX(HEX2DEC([.A256])+1)" office:value-type="string" office:string-value="E100" calcext:value-type="string">
            <text:p>E100</text:p>
          </table:table-cell>
          <table:table-cell table:number-columns-repeated="4"/>
        </table:table-row>
        <table:table-row table:style-name="ro1">
          <table:table-cell table:formula="of:=DEC2HEX(HEX2DEC([.A257])+1)" office:value-type="string" office:string-value="E101" calcext:value-type="string">
            <text:p>E101</text:p>
          </table:table-cell>
          <table:table-cell table:number-columns-repeated="4"/>
        </table:table-row>
        <table:table-row table:style-name="ro1">
          <table:table-cell table:formula="of:=DEC2HEX(HEX2DEC([.A258])+1)" office:value-type="string" office:string-value="E102" calcext:value-type="string">
            <text:p>E102</text:p>
          </table:table-cell>
          <table:table-cell table:number-columns-repeated="4"/>
        </table:table-row>
        <table:table-row table:style-name="ro1">
          <table:table-cell table:formula="of:=DEC2HEX(HEX2DEC([.A259])+1)" office:value-type="string" office:string-value="E103" calcext:value-type="string">
            <text:p>E103</text:p>
          </table:table-cell>
          <table:table-cell table:number-columns-repeated="4"/>
        </table:table-row>
        <table:table-row table:style-name="ro1">
          <table:table-cell table:formula="of:=DEC2HEX(HEX2DEC([.A260])+1)" office:value-type="string" office:string-value="E104" calcext:value-type="string">
            <text:p>E104</text:p>
          </table:table-cell>
          <table:table-cell table:number-columns-repeated="4"/>
        </table:table-row>
        <table:table-row table:style-name="ro1">
          <table:table-cell table:formula="of:=DEC2HEX(HEX2DEC([.A261])+1)" office:value-type="string" office:string-value="E105" calcext:value-type="string">
            <text:p>E105</text:p>
          </table:table-cell>
          <table:table-cell table:number-columns-repeated="4"/>
        </table:table-row>
        <table:table-row table:style-name="ro1">
          <table:table-cell table:formula="of:=DEC2HEX(HEX2DEC([.A262])+1)" office:value-type="string" office:string-value="E106" calcext:value-type="string">
            <text:p>E106</text:p>
          </table:table-cell>
          <table:table-cell table:number-columns-repeated="4"/>
        </table:table-row>
        <table:table-row table:style-name="ro1">
          <table:table-cell table:formula="of:=DEC2HEX(HEX2DEC([.A263])+1)" office:value-type="string" office:string-value="E107" calcext:value-type="string">
            <text:p>E107</text:p>
          </table:table-cell>
          <table:table-cell table:number-columns-repeated="4"/>
        </table:table-row>
        <table:table-row table:style-name="ro1">
          <table:table-cell table:formula="of:=DEC2HEX(HEX2DEC([.A264])+1)" office:value-type="string" office:string-value="E108" calcext:value-type="string">
            <text:p>E108</text:p>
          </table:table-cell>
          <table:table-cell table:number-columns-repeated="4"/>
        </table:table-row>
        <table:table-row table:style-name="ro1">
          <table:table-cell table:formula="of:=DEC2HEX(HEX2DEC([.A265])+1)" office:value-type="string" office:string-value="E109" calcext:value-type="string">
            <text:p>E109</text:p>
          </table:table-cell>
          <table:table-cell table:number-columns-repeated="4"/>
        </table:table-row>
        <table:table-row table:style-name="ro1">
          <table:table-cell table:formula="of:=DEC2HEX(HEX2DEC([.A266])+1)" office:value-type="string" office:string-value="E10A" calcext:value-type="string">
            <text:p>E10A</text:p>
          </table:table-cell>
          <table:table-cell table:number-columns-repeated="4"/>
        </table:table-row>
        <table:table-row table:style-name="ro1">
          <table:table-cell table:formula="of:=DEC2HEX(HEX2DEC([.A267])+1)" office:value-type="string" office:string-value="E10B" calcext:value-type="string">
            <text:p>E10B</text:p>
          </table:table-cell>
          <table:table-cell table:number-columns-repeated="4"/>
        </table:table-row>
        <table:table-row table:style-name="ro1">
          <table:table-cell table:formula="of:=DEC2HEX(HEX2DEC([.A268])+1)" office:value-type="string" office:string-value="E10C" calcext:value-type="string">
            <text:p>E10C</text:p>
          </table:table-cell>
          <table:table-cell table:number-columns-repeated="4"/>
        </table:table-row>
        <table:table-row table:style-name="ro1">
          <table:table-cell table:formula="of:=DEC2HEX(HEX2DEC([.A269])+1)" office:value-type="string" office:string-value="E10D" calcext:value-type="string">
            <text:p>E10D</text:p>
          </table:table-cell>
          <table:table-cell table:number-columns-repeated="4"/>
        </table:table-row>
        <table:table-row table:style-name="ro1">
          <table:table-cell table:formula="of:=DEC2HEX(HEX2DEC([.A270])+1)" office:value-type="string" office:string-value="E10E" calcext:value-type="string">
            <text:p>E10E</text:p>
          </table:table-cell>
          <table:table-cell table:number-columns-repeated="4"/>
        </table:table-row>
        <table:table-row table:style-name="ro1">
          <table:table-cell table:formula="of:=DEC2HEX(HEX2DEC([.A271])+1)" office:value-type="string" office:string-value="E10F" calcext:value-type="string">
            <text:p>E10F</text:p>
          </table:table-cell>
          <table:table-cell table:number-columns-repeated="4"/>
        </table:table-row>
        <table:table-row table:style-name="ro1">
          <table:table-cell table:formula="of:=DEC2HEX(HEX2DEC([.A272])+1)" office:value-type="string" office:string-value="E110" calcext:value-type="string">
            <text:p>E110</text:p>
          </table:table-cell>
          <table:table-cell table:number-columns-repeated="4"/>
        </table:table-row>
        <table:table-row table:style-name="ro1">
          <table:table-cell table:formula="of:=DEC2HEX(HEX2DEC([.A273])+1)" office:value-type="string" office:string-value="E111" calcext:value-type="string">
            <text:p>E111</text:p>
          </table:table-cell>
          <table:table-cell table:number-columns-repeated="4"/>
        </table:table-row>
        <table:table-row table:style-name="ro1">
          <table:table-cell table:formula="of:=DEC2HEX(HEX2DEC([.A274])+1)" office:value-type="string" office:string-value="E112" calcext:value-type="string">
            <text:p>E112</text:p>
          </table:table-cell>
          <table:table-cell table:number-columns-repeated="4"/>
        </table:table-row>
        <table:table-row table:style-name="ro1">
          <table:table-cell table:formula="of:=DEC2HEX(HEX2DEC([.A275])+1)" office:value-type="string" office:string-value="E113" calcext:value-type="string">
            <text:p>E113</text:p>
          </table:table-cell>
          <table:table-cell table:number-columns-repeated="4"/>
        </table:table-row>
        <table:table-row table:style-name="ro1">
          <table:table-cell table:formula="of:=DEC2HEX(HEX2DEC([.A276])+1)" office:value-type="string" office:string-value="E114" calcext:value-type="string">
            <text:p>E114</text:p>
          </table:table-cell>
          <table:table-cell table:number-columns-repeated="4"/>
        </table:table-row>
        <table:table-row table:style-name="ro1">
          <table:table-cell table:formula="of:=DEC2HEX(HEX2DEC([.A277])+1)" office:value-type="string" office:string-value="E115" calcext:value-type="string">
            <text:p>E115</text:p>
          </table:table-cell>
          <table:table-cell table:number-columns-repeated="4"/>
        </table:table-row>
        <table:table-row table:style-name="ro1">
          <table:table-cell table:formula="of:=DEC2HEX(HEX2DEC([.A278])+1)" office:value-type="string" office:string-value="E116" calcext:value-type="string">
            <text:p>E116</text:p>
          </table:table-cell>
          <table:table-cell table:number-columns-repeated="4"/>
        </table:table-row>
        <table:table-row table:style-name="ro1">
          <table:table-cell table:formula="of:=DEC2HEX(HEX2DEC([.A279])+1)" office:value-type="string" office:string-value="E117" calcext:value-type="string">
            <text:p>E117</text:p>
          </table:table-cell>
          <table:table-cell table:number-columns-repeated="4"/>
        </table:table-row>
        <table:table-row table:style-name="ro1">
          <table:table-cell table:formula="of:=DEC2HEX(HEX2DEC([.A280])+1)" office:value-type="string" office:string-value="E118" calcext:value-type="string">
            <text:p>E118</text:p>
          </table:table-cell>
          <table:table-cell table:number-columns-repeated="4"/>
        </table:table-row>
        <table:table-row table:style-name="ro1">
          <table:table-cell table:formula="of:=DEC2HEX(HEX2DEC([.A281])+1)" office:value-type="string" office:string-value="E119" calcext:value-type="string">
            <text:p>E119</text:p>
          </table:table-cell>
          <table:table-cell table:number-columns-repeated="4"/>
        </table:table-row>
        <table:table-row table:style-name="ro1">
          <table:table-cell table:formula="of:=DEC2HEX(HEX2DEC([.A282])+1)" office:value-type="string" office:string-value="E11A" calcext:value-type="string">
            <text:p>E11A</text:p>
          </table:table-cell>
          <table:table-cell table:number-columns-repeated="4"/>
        </table:table-row>
        <table:table-row table:style-name="ro1">
          <table:table-cell table:formula="of:=DEC2HEX(HEX2DEC([.A283])+1)" office:value-type="string" office:string-value="E11B" calcext:value-type="string">
            <text:p>E11B</text:p>
          </table:table-cell>
          <table:table-cell table:number-columns-repeated="4"/>
        </table:table-row>
        <table:table-row table:style-name="ro1">
          <table:table-cell table:formula="of:=DEC2HEX(HEX2DEC([.A284])+1)" office:value-type="string" office:string-value="E11C" calcext:value-type="string">
            <text:p>E11C</text:p>
          </table:table-cell>
          <table:table-cell table:number-columns-repeated="4"/>
        </table:table-row>
        <table:table-row table:style-name="ro1">
          <table:table-cell table:formula="of:=DEC2HEX(HEX2DEC([.A285])+1)" office:value-type="string" office:string-value="E11D" calcext:value-type="string">
            <text:p>E11D</text:p>
          </table:table-cell>
          <table:table-cell table:number-columns-repeated="4"/>
        </table:table-row>
        <table:table-row table:style-name="ro1">
          <table:table-cell table:formula="of:=DEC2HEX(HEX2DEC([.A286])+1)" office:value-type="string" office:string-value="E11E" calcext:value-type="string">
            <text:p>E11E</text:p>
          </table:table-cell>
          <table:table-cell table:number-columns-repeated="4"/>
        </table:table-row>
        <table:table-row table:style-name="ro1">
          <table:table-cell table:formula="of:=DEC2HEX(HEX2DEC([.A287])+1)" office:value-type="string" office:string-value="E11F" calcext:value-type="string">
            <text:p>E11F</text:p>
          </table:table-cell>
          <table:table-cell table:number-columns-repeated="4"/>
        </table:table-row>
        <table:table-row table:style-name="ro1">
          <table:table-cell table:formula="of:=DEC2HEX(HEX2DEC([.A288])+1)" office:value-type="string" office:string-value="E120" calcext:value-type="string">
            <text:p>E12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esis2</text:p>
          </table:table-cell>
          <table:table-cell table:number-columns-repeated="2"/>
        </table:table-row>
        <table:table-row table:style-name="ro1">
          <table:table-cell table:formula="of:=DEC2HEX(HEX2DEC([.A289])+1)" office:value-type="string" office:string-value="E121" calcext:value-type="string">
            <text:p>E121</text:p>
          </table:table-cell>
          <table:table-cell/>
          <table:table-cell office:value-type="string" calcext:value-type="string">
            <text:p>diesis4</text:p>
          </table:table-cell>
          <table:table-cell table:number-columns-repeated="2"/>
        </table:table-row>
        <table:table-row table:style-name="ro1">
          <table:table-cell table:formula="of:=DEC2HEX(HEX2DEC([.A290])+1)" office:value-type="string" office:string-value="E122" calcext:value-type="string">
            <text:p>E122</text:p>
          </table:table-cell>
          <table:table-cell/>
          <table:table-cell office:value-type="string" calcext:value-type="string">
            <text:p>diesis6</text:p>
          </table:table-cell>
          <table:table-cell table:number-columns-repeated="2"/>
        </table:table-row>
        <table:table-row table:style-name="ro1">
          <table:table-cell table:formula="of:=DEC2HEX(HEX2DEC([.A291])+1)" office:value-type="string" office:string-value="E123" calcext:value-type="string">
            <text:p>E123</text:p>
          </table:table-cell>
          <table:table-cell/>
          <table:table-cell office:value-type="string" calcext:value-type="string">
            <text:p>diesis8</text:p>
          </table:table-cell>
          <table:table-cell table:number-columns-repeated="2"/>
        </table:table-row>
        <table:table-row table:style-name="ro1">
          <table:table-cell table:formula="of:=DEC2HEX(HEX2DEC([.A292])+1)" office:value-type="string" office:string-value="E124" calcext:value-type="string">
            <text:p>E124</text:p>
          </table:table-cell>
          <table:table-cell/>
          <table:table-cell office:value-type="string" calcext:value-type="string">
            <text:p>yfesis2</text:p>
          </table:table-cell>
          <table:table-cell table:number-columns-repeated="2"/>
        </table:table-row>
        <table:table-row table:style-name="ro1">
          <table:table-cell table:formula="of:=DEC2HEX(HEX2DEC([.A293])+1)" office:value-type="string" office:string-value="E125" calcext:value-type="string">
            <text:p>E125</text:p>
          </table:table-cell>
          <table:table-cell/>
          <table:table-cell office:value-type="string" calcext:value-type="string">
            <text:p>yfesis4</text:p>
          </table:table-cell>
          <table:table-cell table:number-columns-repeated="2"/>
        </table:table-row>
        <table:table-row table:style-name="ro1">
          <table:table-cell table:formula="of:=DEC2HEX(HEX2DEC([.A294])+1)" office:value-type="string" office:string-value="E126" calcext:value-type="string">
            <text:p>E126</text:p>
          </table:table-cell>
          <table:table-cell/>
          <table:table-cell office:value-type="string" calcext:value-type="string">
            <text:p>yfesis6</text:p>
          </table:table-cell>
          <table:table-cell table:number-columns-repeated="2"/>
        </table:table-row>
        <table:table-row table:style-name="ro1">
          <table:table-cell table:formula="of:=DEC2HEX(HEX2DEC([.A295])+1)" office:value-type="string" office:string-value="E127" calcext:value-type="string">
            <text:p>E127</text:p>
          </table:table-cell>
          <table:table-cell/>
          <table:table-cell office:value-type="string" calcext:value-type="string">
            <text:p>yfesis8</text:p>
          </table:table-cell>
          <table:table-cell table:number-columns-repeated="2"/>
        </table:table-row>
        <table:table-row table:style-name="ro1">
          <table:table-cell table:formula="of:=DEC2HEX(HEX2DEC([.A296])+1)" office:value-type="string" office:string-value="E128" calcext:value-type="string">
            <text:p>E128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297])+1)" office:value-type="string" office:string-value="E129" calcext:value-type="string">
            <text:p>E129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298])+1)" office:value-type="string" office:string-value="E12A" calcext:value-type="string">
            <text:p>E12A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299])+1)" office:value-type="string" office:string-value="E12B" calcext:value-type="string">
            <text:p>E12B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0])+1)" office:value-type="string" office:string-value="E12C" calcext:value-type="string">
            <text:p>E12C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1])+1)" office:value-type="string" office:string-value="E12D" calcext:value-type="string">
            <text:p>E12D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2])+1)" office:value-type="string" office:string-value="E12E" calcext:value-type="string">
            <text:p>E12E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3])+1)" office:value-type="string" office:string-value="E12F" calcext:value-type="string">
            <text:p>E12F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4])+1)" office:value-type="string" office:string-value="E130" calcext:value-type="string">
            <text:p>E130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5])+1)" office:value-type="string" office:string-value="E131" calcext:value-type="string">
            <text:p>E131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6])+1)" office:value-type="string" office:string-value="E132" calcext:value-type="string">
            <text:p>E132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7])+1)" office:value-type="string" office:string-value="E133" calcext:value-type="string">
            <text:p>E133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8])+1)" office:value-type="string" office:string-value="E134" calcext:value-type="string">
            <text:p>E134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9])+1)" office:value-type="string" office:string-value="E135" calcext:value-type="string">
            <text:p>E135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10])+1)" office:value-type="string" office:string-value="E136" calcext:value-type="string">
            <text:p>E136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11])+1)" office:value-type="string" office:string-value="E137" calcext:value-type="string">
            <text:p>E137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12])+1)" office:value-type="string" office:string-value="E138" calcext:value-type="string">
            <text:p>E138</text:p>
          </table:table-cell>
          <table:table-cell/>
          <table:table-cell office:value-type="string" calcext:value-type="string">
            <text:p>softChromaticAno</text:p>
          </table:table-cell>
          <table:table-cell table:number-columns-repeated="2"/>
        </table:table-row>
        <table:table-row table:style-name="ro1">
          <table:table-cell table:formula="of:=DEC2HEX(HEX2DEC([.A313])+1)" office:value-type="string" office:string-value="E139" calcext:value-type="string">
            <text:p>E139</text:p>
          </table:table-cell>
          <table:table-cell/>
          <table:table-cell office:value-type="string" calcext:value-type="string">
            <text:p>softChromaticKato</text:p>
          </table:table-cell>
          <table:table-cell table:number-columns-repeated="2"/>
        </table:table-row>
        <table:table-row table:style-name="ro1">
          <table:table-cell table:formula="of:=DEC2HEX(HEX2DEC([.A314])+1)" office:value-type="string" office:string-value="E13A" calcext:value-type="string">
            <text:p>E13A</text:p>
          </table:table-cell>
          <table:table-cell/>
          <table:table-cell office:value-type="string" calcext:value-type="string">
            <text:p>softChromaticAno</text:p>
          </table:table-cell>
          <table:table-cell table:number-columns-repeated="2"/>
        </table:table-row>
        <table:table-row table:style-name="ro1">
          <table:table-cell table:formula="of:=DEC2HEX(HEX2DEC([.A315])+1)" office:value-type="string" office:string-value="E13B" calcext:value-type="string">
            <text:p>E13B</text:p>
          </table:table-cell>
          <table:table-cell/>
          <table:table-cell office:value-type="string" calcext:value-type="string">
            <text:p>softChromaticKato</text:p>
          </table:table-cell>
          <table:table-cell table:number-columns-repeated="2"/>
        </table:table-row>
        <table:table-row table:style-name="ro1">
          <table:table-cell table:formula="of:=DEC2HEX(HEX2DEC([.A316])+1)" office:value-type="string" office:string-value="E13C" calcext:value-type="string">
            <text:p>E13C</text:p>
          </table:table-cell>
          <table:table-cell/>
          <table:table-cell office:value-type="string" calcext:value-type="string">
            <text:p>hardChromaticAno</text:p>
          </table:table-cell>
          <table:table-cell table:number-columns-repeated="2"/>
        </table:table-row>
        <table:table-row table:style-name="ro1">
          <table:table-cell table:formula="of:=DEC2HEX(HEX2DEC([.A317])+1)" office:value-type="string" office:string-value="E13D" calcext:value-type="string">
            <text:p>E13D</text:p>
          </table:table-cell>
          <table:table-cell/>
          <table:table-cell office:value-type="string" calcext:value-type="string">
            <text:p>hardChromaticKato</text:p>
          </table:table-cell>
          <table:table-cell table:number-columns-repeated="2"/>
        </table:table-row>
        <table:table-row table:style-name="ro1">
          <table:table-cell table:formula="of:=DEC2HEX(HEX2DEC([.A318])+1)" office:value-type="string" office:string-value="E13E" calcext:value-type="string">
            <text:p>E13E</text:p>
          </table:table-cell>
          <table:table-cell/>
          <table:table-cell office:value-type="string" calcext:value-type="string">
            <text:p>hardChromaticAno</text:p>
          </table:table-cell>
          <table:table-cell table:number-columns-repeated="2"/>
        </table:table-row>
        <table:table-row table:style-name="ro1">
          <table:table-cell table:formula="of:=DEC2HEX(HEX2DEC([.A319])+1)" office:value-type="string" office:string-value="E13F" calcext:value-type="string">
            <text:p>E13F</text:p>
          </table:table-cell>
          <table:table-cell/>
          <table:table-cell office:value-type="string" calcext:value-type="string">
            <text:p>hardChromaticKato</text:p>
          </table:table-cell>
          <table:table-cell table:number-columns-repeated="2"/>
        </table:table-row>
        <table:table-row table:style-name="ro1">
          <table:table-cell table:formula="of:=DEC2HEX(HEX2DEC([.A320])+1)" office:value-type="string" office:string-value="E140" calcext:value-type="string">
            <text:p>E140</text:p>
          </table:table-cell>
          <table:table-cell/>
          <table:table-cell office:value-type="string" calcext:value-type="string">
            <text:p>generalFlatAno</text:p>
          </table:table-cell>
          <table:table-cell table:number-columns-repeated="2"/>
        </table:table-row>
        <table:table-row table:style-name="ro1">
          <table:table-cell table:formula="of:=DEC2HEX(HEX2DEC([.A321])+1)" office:value-type="string" office:string-value="E141" calcext:value-type="string">
            <text:p>E141</text:p>
          </table:table-cell>
          <table:table-cell/>
          <table:table-cell office:value-type="string" calcext:value-type="string">
            <text:p>generalFlatKato</text:p>
          </table:table-cell>
          <table:table-cell table:number-columns-repeated="2"/>
        </table:table-row>
        <table:table-row table:style-name="ro1">
          <table:table-cell table:formula="of:=DEC2HEX(HEX2DEC([.A322])+1)" office:value-type="string" office:string-value="E142" calcext:value-type="string">
            <text:p>E142</text:p>
          </table:table-cell>
          <table:table-cell/>
          <table:table-cell office:value-type="string" calcext:value-type="string">
            <text:p>generalSharpAno</text:p>
          </table:table-cell>
          <table:table-cell table:number-columns-repeated="2"/>
        </table:table-row>
        <table:table-row table:style-name="ro1">
          <table:table-cell table:formula="of:=DEC2HEX(HEX2DEC([.A323])+1)" office:value-type="string" office:string-value="E143" calcext:value-type="string">
            <text:p>E143</text:p>
          </table:table-cell>
          <table:table-cell/>
          <table:table-cell office:value-type="string" calcext:value-type="string">
            <text:p>generalSharpKato</text:p>
          </table:table-cell>
          <table:table-cell table:number-columns-repeated="2"/>
        </table:table-row>
        <table:table-row table:style-name="ro1">
          <table:table-cell table:formula="of:=DEC2HEX(HEX2DEC([.A324])+1)" office:value-type="string" office:string-value="E144" calcext:value-type="string">
            <text:p>E144</text:p>
          </table:table-cell>
          <table:table-cell/>
          <table:table-cell office:value-type="string" calcext:value-type="string">
            <text:p>enharmonic</text:p>
          </table:table-cell>
          <table:table-cell table:number-columns-repeated="2"/>
        </table:table-row>
        <table:table-row table:style-name="ro1">
          <table:table-cell table:formula="of:=DEC2HEX(HEX2DEC([.A325])+1)" office:value-type="string" office:string-value="E145" calcext:value-type="string">
            <text:p>E145</text:p>
          </table:table-cell>
          <table:table-cell/>
          <table:table-cell office:value-type="string" calcext:value-type="string">
            <text:p>enharmonic</text:p>
          </table:table-cell>
          <table:table-cell table:number-columns-repeated="2"/>
        </table:table-row>
        <table:table-row table:style-name="ro1">
          <table:table-cell table:formula="of:=DEC2HEX(HEX2DEC([.A326])+1)" office:value-type="string" office:string-value="E146" calcext:value-type="string">
            <text:p>E146</text:p>
          </table:table-cell>
          <table:table-cell/>
          <table:table-cell office:value-type="string" calcext:value-type="string">
            <text:p>enharmonic</text:p>
          </table:table-cell>
          <table:table-cell office:value-type="string" calcext:value-type="string">
            <text:p>spathi above</text:p>
          </table:table-cell>
          <table:table-cell/>
        </table:table-row>
        <table:table-row table:style-name="ro1">
          <table:table-cell table:formula="of:=DEC2HEX(HEX2DEC([.A327])+1)" office:value-type="string" office:string-value="E147" calcext:value-type="string">
            <text:p>E147</text:p>
          </table:table-cell>
          <table:table-cell/>
          <table:table-cell office:value-type="string" calcext:value-type="string">
            <text:p>enharmonic</text:p>
          </table:table-cell>
          <table:table-cell office:value-type="string" calcext:value-type="string">
            <text:p>spathi below?</text:p>
          </table:table-cell>
          <table:table-cell/>
        </table:table-row>
        <table:table-row table:style-name="ro1">
          <table:table-cell table:formula="of:=DEC2HEX(HEX2DEC([.A328])+1)" office:value-type="string" office:string-value="E148" calcext:value-type="string">
            <text:p>E148</text:p>
          </table:table-cell>
          <table:table-cell/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 table:formula="of:=DEC2HEX(HEX2DEC([.A329])+1)" office:value-type="string" office:string-value="E149" calcext:value-type="string">
            <text:p>E149</text:p>
          </table:table-cell>
          <table:table-cell/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 table:formula="of:=DEC2HEX(HEX2DEC([.A330])+1)" office:value-type="string" office:string-value="E14A" calcext:value-type="string">
            <text:p>E14A</text:p>
          </table:table-cell>
          <table:table-cell/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 table:formula="of:=DEC2HEX(HEX2DEC([.A331])+1)" office:value-type="string" office:string-value="E14B" calcext:value-type="string">
            <text:p>E14B</text:p>
          </table:table-cell>
          <table:table-cell/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 table:formula="of:=DEC2HEX(HEX2DEC([.A332])+1)" office:value-type="string" office:string-value="E14C" calcext:value-type="string">
            <text:p>E14C</text:p>
          </table:table-cell>
          <table:table-cell table:number-columns-repeated="4"/>
        </table:table-row>
        <table:table-row table:style-name="ro1">
          <table:table-cell table:formula="of:=DEC2HEX(HEX2DEC([.A333])+1)" office:value-type="string" office:string-value="E14D" calcext:value-type="string">
            <text:p>E14D</text:p>
          </table:table-cell>
          <table:table-cell table:number-columns-repeated="4"/>
        </table:table-row>
        <table:table-row table:style-name="ro1">
          <table:table-cell table:formula="of:=DEC2HEX(HEX2DEC([.A334])+1)" office:value-type="string" office:string-value="E14E" calcext:value-type="string">
            <text:p>E14E</text:p>
          </table:table-cell>
          <table:table-cell table:number-columns-repeated="4"/>
        </table:table-row>
        <table:table-row table:style-name="ro1">
          <table:table-cell table:formula="of:=DEC2HEX(HEX2DEC([.A335])+1)" office:value-type="string" office:string-value="E14F" calcext:value-type="string">
            <text:p>E14F</text:p>
          </table:table-cell>
          <table:table-cell table:number-columns-repeated="4"/>
        </table:table-row>
        <table:table-row table:style-name="ro1">
          <table:table-cell table:formula="of:=DEC2HEX(HEX2DEC([.A336])+1)" office:value-type="string" office:string-value="E150" calcext:value-type="string">
            <text:p>E150</text:p>
          </table:table-cell>
          <table:table-cell table:number-columns-repeated="4"/>
        </table:table-row>
        <table:table-row table:style-name="ro1">
          <table:table-cell table:formula="of:=DEC2HEX(HEX2DEC([.A337])+1)" office:value-type="string" office:string-value="E151" calcext:value-type="string">
            <text:p>E151</text:p>
          </table:table-cell>
          <table:table-cell table:number-columns-repeated="4"/>
        </table:table-row>
        <table:table-row table:style-name="ro1">
          <table:table-cell table:formula="of:=DEC2HEX(HEX2DEC([.A338])+1)" office:value-type="string" office:string-value="E152" calcext:value-type="string">
            <text:p>E152</text:p>
          </table:table-cell>
          <table:table-cell table:number-columns-repeated="4"/>
        </table:table-row>
        <table:table-row table:style-name="ro1">
          <table:table-cell table:formula="of:=DEC2HEX(HEX2DEC([.A339])+1)" office:value-type="string" office:string-value="E153" calcext:value-type="string">
            <text:p>E153</text:p>
          </table:table-cell>
          <table:table-cell table:number-columns-repeated="4"/>
        </table:table-row>
        <table:table-row table:style-name="ro1">
          <table:table-cell table:formula="of:=DEC2HEX(HEX2DEC([.A340])+1)" office:value-type="string" office:string-value="E154" calcext:value-type="string">
            <text:p>E154</text:p>
          </table:table-cell>
          <table:table-cell table:number-columns-repeated="4"/>
        </table:table-row>
        <table:table-row table:style-name="ro1">
          <table:table-cell table:formula="of:=DEC2HEX(HEX2DEC([.A341])+1)" office:value-type="string" office:string-value="E155" calcext:value-type="string">
            <text:p>E155</text:p>
          </table:table-cell>
          <table:table-cell table:number-columns-repeated="4"/>
        </table:table-row>
        <table:table-row table:style-name="ro1">
          <table:table-cell table:formula="of:=DEC2HEX(HEX2DEC([.A342])+1)" office:value-type="string" office:string-value="E156" calcext:value-type="string">
            <text:p>E156</text:p>
          </table:table-cell>
          <table:table-cell table:number-columns-repeated="4"/>
        </table:table-row>
        <table:table-row table:style-name="ro1">
          <table:table-cell table:formula="of:=DEC2HEX(HEX2DEC([.A343])+1)" office:value-type="string" office:string-value="E157" calcext:value-type="string">
            <text:p>E157</text:p>
          </table:table-cell>
          <table:table-cell table:number-columns-repeated="4"/>
        </table:table-row>
        <table:table-row table:style-name="ro1">
          <table:table-cell table:formula="of:=DEC2HEX(HEX2DEC([.A344])+1)" office:value-type="string" office:string-value="E158" calcext:value-type="string">
            <text:p>E158</text:p>
          </table:table-cell>
          <table:table-cell table:number-columns-repeated="4"/>
        </table:table-row>
        <table:table-row table:style-name="ro1">
          <table:table-cell table:formula="of:=DEC2HEX(HEX2DEC([.A345])+1)" office:value-type="string" office:string-value="E159" calcext:value-type="string">
            <text:p>E159</text:p>
          </table:table-cell>
          <table:table-cell table:number-columns-repeated="4"/>
        </table:table-row>
        <table:table-row table:style-name="ro1">
          <table:table-cell table:formula="of:=DEC2HEX(HEX2DEC([.A346])+1)" office:value-type="string" office:string-value="E15A" calcext:value-type="string">
            <text:p>E15A</text:p>
          </table:table-cell>
          <table:table-cell table:number-columns-repeated="4"/>
        </table:table-row>
        <table:table-row table:style-name="ro1">
          <table:table-cell table:formula="of:=DEC2HEX(HEX2DEC([.A347])+1)" office:value-type="string" office:string-value="E15B" calcext:value-type="string">
            <text:p>E15B</text:p>
          </table:table-cell>
          <table:table-cell table:number-columns-repeated="4"/>
        </table:table-row>
        <table:table-row table:style-name="ro1">
          <table:table-cell table:formula="of:=DEC2HEX(HEX2DEC([.A348])+1)" office:value-type="string" office:string-value="E15C" calcext:value-type="string">
            <text:p>E15C</text:p>
          </table:table-cell>
          <table:table-cell table:number-columns-repeated="4"/>
        </table:table-row>
        <table:table-row table:style-name="ro1">
          <table:table-cell table:formula="of:=DEC2HEX(HEX2DEC([.A349])+1)" office:value-type="string" office:string-value="E15D" calcext:value-type="string">
            <text:p>E15D</text:p>
          </table:table-cell>
          <table:table-cell table:number-columns-repeated="4"/>
        </table:table-row>
        <table:table-row table:style-name="ro1">
          <table:table-cell table:formula="of:=DEC2HEX(HEX2DEC([.A350])+1)" office:value-type="string" office:string-value="E15E" calcext:value-type="string">
            <text:p>E15E</text:p>
          </table:table-cell>
          <table:table-cell table:number-columns-repeated="4"/>
        </table:table-row>
        <table:table-row table:style-name="ro1">
          <table:table-cell table:formula="of:=DEC2HEX(HEX2DEC([.A351])+1)" office:value-type="string" office:string-value="E15F" calcext:value-type="string">
            <text:p>E15F</text:p>
          </table:table-cell>
          <table:table-cell table:number-columns-repeated="4"/>
        </table:table-row>
        <table:table-row table:style-name="ro1">
          <table:table-cell table:formula="of:=DEC2HEX(HEX2DEC([.A352])+1)" office:value-type="string" office:string-value="E160" calcext:value-type="string">
            <text:p>E160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Ni</text:p>
          </table:table-cell>
          <table:table-cell table:number-columns-repeated="2"/>
        </table:table-row>
        <table:table-row table:style-name="ro1">
          <table:table-cell table:formula="of:=DEC2HEX(HEX2DEC([.A353])+1)" office:value-type="string" office:string-value="E161" calcext:value-type="string">
            <text:p>E161</text:p>
          </table:table-cell>
          <table:table-cell/>
          <table:table-cell office:value-type="string" calcext:value-type="string">
            <text:p>notePa</text:p>
          </table:table-cell>
          <table:table-cell table:number-columns-repeated="2"/>
        </table:table-row>
        <table:table-row table:style-name="ro1">
          <table:table-cell table:formula="of:=DEC2HEX(HEX2DEC([.A354])+1)" office:value-type="string" office:string-value="E162" calcext:value-type="string">
            <text:p>E162</text:p>
          </table:table-cell>
          <table:table-cell/>
          <table:table-cell office:value-type="string" calcext:value-type="string">
            <text:p>noteVou</text:p>
          </table:table-cell>
          <table:table-cell table:number-columns-repeated="2"/>
        </table:table-row>
        <table:table-row table:style-name="ro1">
          <table:table-cell table:formula="of:=DEC2HEX(HEX2DEC([.A355])+1)" office:value-type="string" office:string-value="E163" calcext:value-type="string">
            <text:p>E163</text:p>
          </table:table-cell>
          <table:table-cell/>
          <table:table-cell office:value-type="string" calcext:value-type="string">
            <text:p>noteGa</text:p>
          </table:table-cell>
          <table:table-cell table:number-columns-repeated="2"/>
        </table:table-row>
        <table:table-row table:style-name="ro1">
          <table:table-cell table:formula="of:=DEC2HEX(HEX2DEC([.A356])+1)" office:value-type="string" office:string-value="E164" calcext:value-type="string">
            <text:p>E164</text:p>
          </table:table-cell>
          <table:table-cell/>
          <table:table-cell office:value-type="string" calcext:value-type="string">
            <text:p>noteThi</text:p>
          </table:table-cell>
          <table:table-cell table:number-columns-repeated="2"/>
        </table:table-row>
        <table:table-row table:style-name="ro1">
          <table:table-cell table:formula="of:=DEC2HEX(HEX2DEC([.A357])+1)" office:value-type="string" office:string-value="E165" calcext:value-type="string">
            <text:p>E165</text:p>
          </table:table-cell>
          <table:table-cell/>
          <table:table-cell office:value-type="string" calcext:value-type="string">
            <text:p>noteKe</text:p>
          </table:table-cell>
          <table:table-cell table:number-columns-repeated="2"/>
        </table:table-row>
        <table:table-row table:style-name="ro1">
          <table:table-cell table:formula="of:=DEC2HEX(HEX2DEC([.A358])+1)" office:value-type="string" office:string-value="E166" calcext:value-type="string">
            <text:p>E166</text:p>
          </table:table-cell>
          <table:table-cell/>
          <table:table-cell office:value-type="string" calcext:value-type="string">
            <text:p>noteZo</text:p>
          </table:table-cell>
          <table:table-cell table:number-columns-repeated="2"/>
        </table:table-row>
        <table:table-row table:style-name="ro1">
          <table:table-cell table:formula="of:=DEC2HEX(HEX2DEC([.A359])+1)" office:value-type="string" office:string-value="E167" calcext:value-type="string">
            <text:p>E167</text:p>
          </table:table-cell>
          <table:table-cell table:number-columns-repeated="4"/>
        </table:table-row>
        <table:table-row table:style-name="ro1">
          <table:table-cell table:formula="of:=DEC2HEX(HEX2DEC([.A360])+1)" office:value-type="string" office:string-value="E168" calcext:value-type="string">
            <text:p>E168</text:p>
          </table:table-cell>
          <table:table-cell table:number-columns-repeated="4"/>
        </table:table-row>
        <table:table-row table:style-name="ro1">
          <table:table-cell table:formula="of:=DEC2HEX(HEX2DEC([.A361])+1)" office:value-type="string" office:string-value="E169" calcext:value-type="string">
            <text:p>E169</text:p>
          </table:table-cell>
          <table:table-cell table:number-columns-repeated="4"/>
        </table:table-row>
        <table:table-row table:style-name="ro1">
          <table:table-cell table:formula="of:=DEC2HEX(HEX2DEC([.A362])+1)" office:value-type="string" office:string-value="E16A" calcext:value-type="string">
            <text:p>E16A</text:p>
          </table:table-cell>
          <table:table-cell table:number-columns-repeated="4"/>
        </table:table-row>
        <table:table-row table:style-name="ro1">
          <table:table-cell table:formula="of:=DEC2HEX(HEX2DEC([.A363])+1)" office:value-type="string" office:string-value="E16B" calcext:value-type="string">
            <text:p>E16B</text:p>
          </table:table-cell>
          <table:table-cell table:number-columns-repeated="4"/>
        </table:table-row>
        <table:table-row table:style-name="ro1">
          <table:table-cell table:formula="of:=DEC2HEX(HEX2DEC([.A364])+1)" office:value-type="string" office:string-value="E16C" calcext:value-type="string">
            <text:p>E16C</text:p>
          </table:table-cell>
          <table:table-cell table:number-columns-repeated="4"/>
        </table:table-row>
        <table:table-row table:style-name="ro1">
          <table:table-cell table:formula="of:=DEC2HEX(HEX2DEC([.A365])+1)" office:value-type="string" office:string-value="E16D" calcext:value-type="string">
            <text:p>E16D</text:p>
          </table:table-cell>
          <table:table-cell table:number-columns-repeated="4"/>
        </table:table-row>
        <table:table-row table:style-name="ro1">
          <table:table-cell table:formula="of:=DEC2HEX(HEX2DEC([.A366])+1)" office:value-type="string" office:string-value="E16E" calcext:value-type="string">
            <text:p>E16E</text:p>
          </table:table-cell>
          <table:table-cell table:number-columns-repeated="4"/>
        </table:table-row>
        <table:table-row table:style-name="ro1">
          <table:table-cell table:formula="of:=DEC2HEX(HEX2DEC([.A367])+1)" office:value-type="string" office:string-value="E16F" calcext:value-type="string">
            <text:p>E16F</text:p>
          </table:table-cell>
          <table:table-cell table:number-columns-repeated="4"/>
        </table:table-row>
        <table:table-row table:style-name="ro1">
          <table:table-cell table:formula="of:=DEC2HEX(HEX2DEC([.A368])+1)" office:value-type="string" office:string-value="E170" calcext:value-type="string">
            <text:p>E170</text:p>
          </table:table-cell>
          <table:table-cell table:number-columns-repeated="4"/>
        </table:table-row>
        <table:table-row table:style-name="ro1">
          <table:table-cell table:formula="of:=DEC2HEX(HEX2DEC([.A369])+1)" office:value-type="string" office:string-value="E171" calcext:value-type="string">
            <text:p>E171</text:p>
          </table:table-cell>
          <table:table-cell table:number-columns-repeated="4"/>
        </table:table-row>
        <table:table-row table:style-name="ro1">
          <table:table-cell table:formula="of:=DEC2HEX(HEX2DEC([.A370])+1)" office:value-type="string" office:string-value="E172" calcext:value-type="string">
            <text:p>E172</text:p>
          </table:table-cell>
          <table:table-cell table:number-columns-repeated="4"/>
        </table:table-row>
        <table:table-row table:style-name="ro1">
          <table:table-cell table:formula="of:=DEC2HEX(HEX2DEC([.A371])+1)" office:value-type="string" office:string-value="E173" calcext:value-type="string">
            <text:p>E173</text:p>
          </table:table-cell>
          <table:table-cell table:number-columns-repeated="4"/>
        </table:table-row>
        <table:table-row table:style-name="ro1">
          <table:table-cell table:formula="of:=DEC2HEX(HEX2DEC([.A372])+1)" office:value-type="string" office:string-value="E174" calcext:value-type="string">
            <text:p>E174</text:p>
          </table:table-cell>
          <table:table-cell table:number-columns-repeated="4"/>
        </table:table-row>
        <table:table-row table:style-name="ro1">
          <table:table-cell table:formula="of:=DEC2HEX(HEX2DEC([.A373])+1)" office:value-type="string" office:string-value="E175" calcext:value-type="string">
            <text:p>E175</text:p>
          </table:table-cell>
          <table:table-cell table:number-columns-repeated="4"/>
        </table:table-row>
        <table:table-row table:style-name="ro1">
          <table:table-cell table:formula="of:=DEC2HEX(HEX2DEC([.A374])+1)" office:value-type="string" office:string-value="E176" calcext:value-type="string">
            <text:p>E176</text:p>
          </table:table-cell>
          <table:table-cell table:number-columns-repeated="4"/>
        </table:table-row>
        <table:table-row table:style-name="ro1">
          <table:table-cell table:formula="of:=DEC2HEX(HEX2DEC([.A375])+1)" office:value-type="string" office:string-value="E177" calcext:value-type="string">
            <text:p>E177</text:p>
          </table:table-cell>
          <table:table-cell table:number-columns-repeated="4"/>
        </table:table-row>
        <table:table-row table:style-name="ro1">
          <table:table-cell table:formula="of:=DEC2HEX(HEX2DEC([.A376])+1)" office:value-type="string" office:string-value="E178" calcext:value-type="string">
            <text:p>E178</text:p>
          </table:table-cell>
          <table:table-cell table:number-columns-repeated="4"/>
        </table:table-row>
        <table:table-row table:style-name="ro1">
          <table:table-cell table:formula="of:=DEC2HEX(HEX2DEC([.A377])+1)" office:value-type="string" office:string-value="E179" calcext:value-type="string">
            <text:p>E179</text:p>
          </table:table-cell>
          <table:table-cell table:number-columns-repeated="4"/>
        </table:table-row>
        <table:table-row table:style-name="ro1">
          <table:table-cell table:formula="of:=DEC2HEX(HEX2DEC([.A378])+1)" office:value-type="string" office:string-value="E17A" calcext:value-type="string">
            <text:p>E17A</text:p>
          </table:table-cell>
          <table:table-cell table:number-columns-repeated="4"/>
        </table:table-row>
        <table:table-row table:style-name="ro1">
          <table:table-cell table:formula="of:=DEC2HEX(HEX2DEC([.A379])+1)" office:value-type="string" office:string-value="E17B" calcext:value-type="string">
            <text:p>E17B</text:p>
          </table:table-cell>
          <table:table-cell table:number-columns-repeated="4"/>
        </table:table-row>
        <table:table-row table:style-name="ro1">
          <table:table-cell table:formula="of:=DEC2HEX(HEX2DEC([.A380])+1)" office:value-type="string" office:string-value="E17C" calcext:value-type="string">
            <text:p>E17C</text:p>
          </table:table-cell>
          <table:table-cell table:number-columns-repeated="4"/>
        </table:table-row>
        <table:table-row table:style-name="ro1">
          <table:table-cell table:formula="of:=DEC2HEX(HEX2DEC([.A381])+1)" office:value-type="string" office:string-value="E17D" calcext:value-type="string">
            <text:p>E17D</text:p>
          </table:table-cell>
          <table:table-cell table:number-columns-repeated="4"/>
        </table:table-row>
        <table:table-row table:style-name="ro1">
          <table:table-cell table:formula="of:=DEC2HEX(HEX2DEC([.A382])+1)" office:value-type="string" office:string-value="E17E" calcext:value-type="string">
            <text:p>E17E</text:p>
          </table:table-cell>
          <table:table-cell table:number-columns-repeated="4"/>
        </table:table-row>
        <table:table-row table:style-name="ro1">
          <table:table-cell table:formula="of:=DEC2HEX(HEX2DEC([.A383])+1)" office:value-type="string" office:string-value="E17F" calcext:value-type="string">
            <text:p>E17F</text:p>
          </table:table-cell>
          <table:table-cell table:number-columns-repeated="4"/>
        </table:table-row>
        <table:table-row table:style-name="ro1">
          <table:table-cell table:formula="of:=DEC2HEX(HEX2DEC([.A384])+1)" office:value-type="string" office:string-value="E180" calcext:value-type="string">
            <text:p>E180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5])+1)" office:value-type="string" office:string-value="E181" calcext:value-type="string">
            <text:p>E181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6])+1)" office:value-type="string" office:string-value="E182" calcext:value-type="string">
            <text:p>E182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7])+1)" office:value-type="string" office:string-value="E183" calcext:value-type="string">
            <text:p>E183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8])+1)" office:value-type="string" office:string-value="E184" calcext:value-type="string">
            <text:p>E184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9])+1)" office:value-type="string" office:string-value="E185" calcext:value-type="string">
            <text:p>E185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0])+1)" office:value-type="string" office:string-value="E186" calcext:value-type="string">
            <text:p>E186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1])+1)" office:value-type="string" office:string-value="E187" calcext:value-type="string">
            <text:p>E187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2])+1)" office:value-type="string" office:string-value="E188" calcext:value-type="string">
            <text:p>E188</text:p>
          </table:table-cell>
          <table:table-cell table:number-columns-repeated="4"/>
        </table:table-row>
        <table:table-row table:style-name="ro1">
          <table:table-cell table:formula="of:=DEC2HEX(HEX2DEC([.A393])+1)" office:value-type="string" office:string-value="E189" calcext:value-type="string">
            <text:p>E189</text:p>
          </table:table-cell>
          <table:table-cell table:number-columns-repeated="4"/>
        </table:table-row>
        <table:table-row table:style-name="ro1">
          <table:table-cell table:formula="of:=DEC2HEX(HEX2DEC([.A394])+1)" office:value-type="string" office:string-value="E18A" calcext:value-type="string">
            <text:p>E18A</text:p>
          </table:table-cell>
          <table:table-cell table:number-columns-repeated="4"/>
        </table:table-row>
        <table:table-row table:style-name="ro1">
          <table:table-cell table:formula="of:=DEC2HEX(HEX2DEC([.A395])+1)" office:value-type="string" office:string-value="E18B" calcext:value-type="string">
            <text:p>E18B</text:p>
          </table:table-cell>
          <table:table-cell table:number-columns-repeated="4"/>
        </table:table-row>
        <table:table-row table:style-name="ro1">
          <table:table-cell table:formula="of:=DEC2HEX(HEX2DEC([.A396])+1)" office:value-type="string" office:string-value="E18C" calcext:value-type="string">
            <text:p>E18C</text:p>
          </table:table-cell>
          <table:table-cell table:number-columns-repeated="4"/>
        </table:table-row>
        <table:table-row table:style-name="ro1">
          <table:table-cell table:formula="of:=DEC2HEX(HEX2DEC([.A397])+1)" office:value-type="string" office:string-value="E18D" calcext:value-type="string">
            <text:p>E18D</text:p>
          </table:table-cell>
          <table:table-cell table:number-columns-repeated="4"/>
        </table:table-row>
        <table:table-row table:style-name="ro1">
          <table:table-cell table:formula="of:=DEC2HEX(HEX2DEC([.A398])+1)" office:value-type="string" office:string-value="E18E" calcext:value-type="string">
            <text:p>E18E</text:p>
          </table:table-cell>
          <table:table-cell table:number-columns-repeated="4"/>
        </table:table-row>
        <table:table-row table:style-name="ro1">
          <table:table-cell table:formula="of:=DEC2HEX(HEX2DEC([.A399])+1)" office:value-type="string" office:string-value="E18F" calcext:value-type="string">
            <text:p>E18F</text:p>
          </table:table-cell>
          <table:table-cell table:number-columns-repeated="4"/>
        </table:table-row>
        <table:table-row table:style-name="ro1">
          <table:table-cell table:formula="of:=DEC2HEX(HEX2DEC([.A400])+1)" office:value-type="string" office:string-value="E190" calcext:value-type="string">
            <text:p>E190</text:p>
          </table:table-cell>
          <table:table-cell table:number-columns-repeated="4"/>
        </table:table-row>
        <table:table-row table:style-name="ro1">
          <table:table-cell table:formula="of:=DEC2HEX(HEX2DEC([.A401])+1)" office:value-type="string" office:string-value="E191" calcext:value-type="string">
            <text:p>E191</text:p>
          </table:table-cell>
          <table:table-cell table:number-columns-repeated="4"/>
        </table:table-row>
        <table:table-row table:style-name="ro1">
          <table:table-cell table:formula="of:=DEC2HEX(HEX2DEC([.A402])+1)" office:value-type="string" office:string-value="E192" calcext:value-type="string">
            <text:p>E192</text:p>
          </table:table-cell>
          <table:table-cell table:number-columns-repeated="4"/>
        </table:table-row>
        <table:table-row table:style-name="ro1">
          <table:table-cell table:formula="of:=DEC2HEX(HEX2DEC([.A403])+1)" office:value-type="string" office:string-value="E193" calcext:value-type="string">
            <text:p>E193</text:p>
          </table:table-cell>
          <table:table-cell table:number-columns-repeated="4"/>
        </table:table-row>
        <table:table-row table:style-name="ro1">
          <table:table-cell table:formula="of:=DEC2HEX(HEX2DEC([.A404])+1)" office:value-type="string" office:string-value="E194" calcext:value-type="string">
            <text:p>E194</text:p>
          </table:table-cell>
          <table:table-cell table:number-columns-repeated="4"/>
        </table:table-row>
        <table:table-row table:style-name="ro1">
          <table:table-cell table:formula="of:=DEC2HEX(HEX2DEC([.A405])+1)" office:value-type="string" office:string-value="E195" calcext:value-type="string">
            <text:p>E195</text:p>
          </table:table-cell>
          <table:table-cell table:number-columns-repeated="4"/>
        </table:table-row>
        <table:table-row table:style-name="ro1">
          <table:table-cell table:formula="of:=DEC2HEX(HEX2DEC([.A406])+1)" office:value-type="string" office:string-value="E196" calcext:value-type="string">
            <text:p>E196</text:p>
          </table:table-cell>
          <table:table-cell table:number-columns-repeated="4"/>
        </table:table-row>
        <table:table-row table:style-name="ro1">
          <table:table-cell table:formula="of:=DEC2HEX(HEX2DEC([.A407])+1)" office:value-type="string" office:string-value="E197" calcext:value-type="string">
            <text:p>E197</text:p>
          </table:table-cell>
          <table:table-cell table:number-columns-repeated="4"/>
        </table:table-row>
        <table:table-row table:style-name="ro1">
          <table:table-cell table:formula="of:=DEC2HEX(HEX2DEC([.A408])+1)" office:value-type="string" office:string-value="E198" calcext:value-type="string">
            <text:p>E198</text:p>
          </table:table-cell>
          <table:table-cell table:number-columns-repeated="4"/>
        </table:table-row>
        <table:table-row table:style-name="ro1">
          <table:table-cell table:formula="of:=DEC2HEX(HEX2DEC([.A409])+1)" office:value-type="string" office:string-value="E199" calcext:value-type="string">
            <text:p>E199</text:p>
          </table:table-cell>
          <table:table-cell table:number-columns-repeated="4"/>
        </table:table-row>
        <table:table-row table:style-name="ro1">
          <table:table-cell table:formula="of:=DEC2HEX(HEX2DEC([.A410])+1)" office:value-type="string" office:string-value="E19A" calcext:value-type="string">
            <text:p>E19A</text:p>
          </table:table-cell>
          <table:table-cell table:number-columns-repeated="4"/>
        </table:table-row>
        <table:table-row table:style-name="ro1">
          <table:table-cell table:formula="of:=DEC2HEX(HEX2DEC([.A411])+1)" office:value-type="string" office:string-value="E19B" calcext:value-type="string">
            <text:p>E19B</text:p>
          </table:table-cell>
          <table:table-cell table:number-columns-repeated="4"/>
        </table:table-row>
        <table:table-row table:style-name="ro1">
          <table:table-cell table:formula="of:=DEC2HEX(HEX2DEC([.A412])+1)" office:value-type="string" office:string-value="E19C" calcext:value-type="string">
            <text:p>E19C</text:p>
          </table:table-cell>
          <table:table-cell table:number-columns-repeated="4"/>
        </table:table-row>
        <table:table-row table:style-name="ro1">
          <table:table-cell table:formula="of:=DEC2HEX(HEX2DEC([.A413])+1)" office:value-type="string" office:string-value="E19D" calcext:value-type="string">
            <text:p>E19D</text:p>
          </table:table-cell>
          <table:table-cell table:number-columns-repeated="4"/>
        </table:table-row>
        <table:table-row table:style-name="ro1">
          <table:table-cell table:formula="of:=DEC2HEX(HEX2DEC([.A414])+1)" office:value-type="string" office:string-value="E19E" calcext:value-type="string">
            <text:p>E19E</text:p>
          </table:table-cell>
          <table:table-cell table:number-columns-repeated="4"/>
        </table:table-row>
        <table:table-row table:style-name="ro1">
          <table:table-cell table:formula="of:=DEC2HEX(HEX2DEC([.A415])+1)" office:value-type="string" office:string-value="E19F" calcext:value-type="string">
            <text:p>E19F</text:p>
          </table:table-cell>
          <table:table-cell table:number-columns-repeated="4"/>
        </table:table-row>
        <table:table-row table:style-name="ro1">
          <table:table-cell table:formula="of:=DEC2HEX(HEX2DEC([.A416])+1)" office:value-type="string" office:string-value="E1A0" calcext:value-type="string">
            <text:p>E1A0</text:p>
          </table:table-cell>
          <table:table-cell table:number-columns-repeated="2"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7])+1)" office:value-type="string" office:string-value="E1A1" calcext:value-type="string">
            <text:p>E1A1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8])+1)" office:value-type="string" office:string-value="E1A2" calcext:value-type="string">
            <text:p>E1A2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9])+1)" office:value-type="string" office:string-value="E1A3" calcext:value-type="string">
            <text:p>E1A3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0])+1)" office:value-type="string" office:string-value="E1A4" calcext:value-type="string">
            <text:p>E1A4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1])+1)" office:value-type="string" office:string-value="E1A5" calcext:value-type="string">
            <text:p>E1A5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2])+1)" office:value-type="string" office:string-value="E1A6" calcext:value-type="string">
            <text:p>E1A6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3])+1)" office:value-type="string" office:string-value="E1A7" calcext:value-type="string">
            <text:p>E1A7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4])+1)" office:value-type="string" office:string-value="E1A8" calcext:value-type="string">
            <text:p>E1A8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5])+1)" office:value-type="string" office:string-value="E1A9" calcext:value-type="string">
            <text:p>E1A9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6])+1)" office:value-type="string" office:string-value="E1AA" calcext:value-type="string">
            <text:p>E1AA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7])+1)" office:value-type="string" office:string-value="E1AB" calcext:value-type="string">
            <text:p>E1AB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8])+1)" office:value-type="string" office:string-value="E1AC" calcext:value-type="string">
            <text:p>E1AC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9])+1)" office:value-type="string" office:string-value="E1AD" calcext:value-type="string">
            <text:p>E1AD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0])+1)" office:value-type="string" office:string-value="E1AE" calcext:value-type="string">
            <text:p>E1AE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1])+1)" office:value-type="string" office:string-value="E1AF" calcext:value-type="string">
            <text:p>E1AF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2])+1)" office:value-type="string" office:string-value="E1B0" calcext:value-type="string">
            <text:p>E1B0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3])+1)" office:value-type="string" office:string-value="E1B1" calcext:value-type="string">
            <text:p>E1B1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4])+1)" office:value-type="string" office:string-value="E1B2" calcext:value-type="string">
            <text:p>E1B2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5])+1)" office:value-type="string" office:string-value="E1B3" calcext:value-type="string">
            <text:p>E1B3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6])+1)" office:value-type="string" office:string-value="E1B4" calcext:value-type="string">
            <text:p>E1B4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7])+1)" office:value-type="string" office:string-value="E1B5" calcext:value-type="string">
            <text:p>E1B5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8])+1)" office:value-type="string" office:string-value="E1B6" calcext:value-type="string">
            <text:p>E1B6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9])+1)" office:value-type="string" office:string-value="E1B7" calcext:value-type="string">
            <text:p>E1B7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0])+1)" office:value-type="string" office:string-value="E1B8" calcext:value-type="string">
            <text:p>E1B8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1])+1)" office:value-type="string" office:string-value="E1B9" calcext:value-type="string">
            <text:p>E1B9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2])+1)" office:value-type="string" office:string-value="E1BA" calcext:value-type="string">
            <text:p>E1BA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3])+1)" office:value-type="string" office:string-value="E1BB" calcext:value-type="string">
            <text:p>E1BB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4])+1)" office:value-type="string" office:string-value="E1BC" calcext:value-type="string">
            <text:p>E1BC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5])+1)" office:value-type="string" office:string-value="E1BD" calcext:value-type="string">
            <text:p>E1BD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6])+1)" office:value-type="string" office:string-value="E1BE" calcext:value-type="string">
            <text:p>E1BE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7])+1)" office:value-type="string" office:string-value="E1BF" calcext:value-type="string">
            <text:p>E1BF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8])+1)" office:value-type="string" office:string-value="E1C0" calcext:value-type="string">
            <text:p>E1C0</text:p>
          </table:table-cell>
          <table:table-cell table:number-columns-repeated="4"/>
        </table:table-row>
        <table:table-row table:style-name="ro1">
          <table:table-cell table:formula="of:=DEC2HEX(HEX2DEC([.A449])+1)" office:value-type="string" office:string-value="E1C1" calcext:value-type="string">
            <text:p>E1C1</text:p>
          </table:table-cell>
          <table:table-cell table:number-columns-repeated="4"/>
        </table:table-row>
        <table:table-row table:style-name="ro1">
          <table:table-cell table:formula="of:=DEC2HEX(HEX2DEC([.A450])+1)" office:value-type="string" office:string-value="E1C2" calcext:value-type="string">
            <text:p>E1C2</text:p>
          </table:table-cell>
          <table:table-cell table:number-columns-repeated="4"/>
        </table:table-row>
        <table:table-row table:style-name="ro1">
          <table:table-cell table:formula="of:=DEC2HEX(HEX2DEC([.A451])+1)" office:value-type="string" office:string-value="E1C3" calcext:value-type="string">
            <text:p>E1C3</text:p>
          </table:table-cell>
          <table:table-cell table:number-columns-repeated="4"/>
        </table:table-row>
        <table:table-row table:style-name="ro1">
          <table:table-cell table:formula="of:=DEC2HEX(HEX2DEC([.A452])+1)" office:value-type="string" office:string-value="E1C4" calcext:value-type="string">
            <text:p>E1C4</text:p>
          </table:table-cell>
          <table:table-cell table:number-columns-repeated="4"/>
        </table:table-row>
        <table:table-row table:style-name="ro1">
          <table:table-cell table:formula="of:=DEC2HEX(HEX2DEC([.A453])+1)" office:value-type="string" office:string-value="E1C5" calcext:value-type="string">
            <text:p>E1C5</text:p>
          </table:table-cell>
          <table:table-cell table:number-columns-repeated="4"/>
        </table:table-row>
        <table:table-row table:style-name="ro1">
          <table:table-cell table:formula="of:=DEC2HEX(HEX2DEC([.A454])+1)" office:value-type="string" office:string-value="E1C6" calcext:value-type="string">
            <text:p>E1C6</text:p>
          </table:table-cell>
          <table:table-cell table:number-columns-repeated="4"/>
        </table:table-row>
        <table:table-row table:style-name="ro1">
          <table:table-cell table:formula="of:=DEC2HEX(HEX2DEC([.A455])+1)" office:value-type="string" office:string-value="E1C7" calcext:value-type="string">
            <text:p>E1C7</text:p>
          </table:table-cell>
          <table:table-cell table:number-columns-repeated="4"/>
        </table:table-row>
        <table:table-row table:style-name="ro1">
          <table:table-cell table:formula="of:=DEC2HEX(HEX2DEC([.A456])+1)" office:value-type="string" office:string-value="E1C8" calcext:value-type="string">
            <text:p>E1C8</text:p>
          </table:table-cell>
          <table:table-cell table:number-columns-repeated="4"/>
        </table:table-row>
        <table:table-row table:style-name="ro1">
          <table:table-cell table:formula="of:=DEC2HEX(HEX2DEC([.A457])+1)" office:value-type="string" office:string-value="E1C9" calcext:value-type="string">
            <text:p>E1C9</text:p>
          </table:table-cell>
          <table:table-cell table:number-columns-repeated="4"/>
        </table:table-row>
        <table:table-row table:style-name="ro1">
          <table:table-cell table:formula="of:=DEC2HEX(HEX2DEC([.A458])+1)" office:value-type="string" office:string-value="E1CA" calcext:value-type="string">
            <text:p>E1CA</text:p>
          </table:table-cell>
          <table:table-cell table:number-columns-repeated="4"/>
        </table:table-row>
        <table:table-row table:style-name="ro1">
          <table:table-cell table:formula="of:=DEC2HEX(HEX2DEC([.A459])+1)" office:value-type="string" office:string-value="E1CB" calcext:value-type="string">
            <text:p>E1CB</text:p>
          </table:table-cell>
          <table:table-cell table:number-columns-repeated="4"/>
        </table:table-row>
        <table:table-row table:style-name="ro1">
          <table:table-cell table:formula="of:=DEC2HEX(HEX2DEC([.A460])+1)" office:value-type="string" office:string-value="E1CC" calcext:value-type="string">
            <text:p>E1CC</text:p>
          </table:table-cell>
          <table:table-cell table:number-columns-repeated="4"/>
        </table:table-row>
        <table:table-row table:style-name="ro1">
          <table:table-cell table:formula="of:=DEC2HEX(HEX2DEC([.A461])+1)" office:value-type="string" office:string-value="E1CD" calcext:value-type="string">
            <text:p>E1CD</text:p>
          </table:table-cell>
          <table:table-cell table:number-columns-repeated="4"/>
        </table:table-row>
        <table:table-row table:style-name="ro1">
          <table:table-cell table:formula="of:=DEC2HEX(HEX2DEC([.A462])+1)" office:value-type="string" office:string-value="E1CE" calcext:value-type="string">
            <text:p>E1CE</text:p>
          </table:table-cell>
          <table:table-cell table:number-columns-repeated="4"/>
        </table:table-row>
        <table:table-row table:style-name="ro1">
          <table:table-cell table:formula="of:=DEC2HEX(HEX2DEC([.A463])+1)" office:value-type="string" office:string-value="E1CF" calcext:value-type="string">
            <text:p>E1CF</text:p>
          </table:table-cell>
          <table:table-cell table:number-columns-repeated="4"/>
        </table:table-row>
        <table:table-row table:style-name="ro1">
          <table:table-cell table:formula="of:=DEC2HEX(HEX2DEC([.A464])+1)" office:value-type="string" office:string-value="E1D0" calcext:value-type="string">
            <text:p>E1D0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unison</text:p>
          </table:table-cell>
          <table:table-cell table:number-columns-repeated="2"/>
        </table:table-row>
        <table:table-row table:style-name="ro1">
          <table:table-cell table:formula="of:=DEC2HEX(HEX2DEC([.A465])+1)" office:value-type="string" office:string-value="E1D1" calcext:value-type="string">
            <text:p>E1D1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6])+1)" office:value-type="string" office:string-value="E1D2" calcext:value-type="string">
            <text:p>E1D2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7])+1)" office:value-type="string" office:string-value="E1D3" calcext:value-type="string">
            <text:p>E1D3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8])+1)" office:value-type="string" office:string-value="E1D4" calcext:value-type="string">
            <text:p>E1D4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9])+1)" office:value-type="string" office:string-value="E1D5" calcext:value-type="string">
            <text:p>E1D5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0])+1)" office:value-type="string" office:string-value="E1D6" calcext:value-type="string">
            <text:p>E1D6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1])+1)" office:value-type="string" office:string-value="E1D7" calcext:value-type="string">
            <text:p>E1D7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2])+1)" office:value-type="string" office:string-value="E1D8" calcext:value-type="string">
            <text:p>E1D8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3])+1)" office:value-type="string" office:string-value="E1D9" calcext:value-type="string">
            <text:p>E1D9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4])+1)" office:value-type="string" office:string-value="E1DA" calcext:value-type="string">
            <text:p>E1DA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5])+1)" office:value-type="string" office:string-value="E1DB" calcext:value-type="string">
            <text:p>E1DB</text:p>
          </table:table-cell>
          <table:table-cell table:number-columns-repeated="4"/>
        </table:table-row>
        <table:table-row table:style-name="ro1">
          <table:table-cell table:formula="of:=DEC2HEX(HEX2DEC([.A476])+1)" office:value-type="string" office:string-value="E1DC" calcext:value-type="string">
            <text:p>E1DC</text:p>
          </table:table-cell>
          <table:table-cell table:number-columns-repeated="4"/>
        </table:table-row>
        <table:table-row table:style-name="ro1">
          <table:table-cell table:formula="of:=DEC2HEX(HEX2DEC([.A477])+1)" office:value-type="string" office:string-value="E1DD" calcext:value-type="string">
            <text:p>E1DD</text:p>
          </table:table-cell>
          <table:table-cell table:number-columns-repeated="4"/>
        </table:table-row>
        <table:table-row table:style-name="ro1">
          <table:table-cell table:formula="of:=DEC2HEX(HEX2DEC([.A478])+1)" office:value-type="string" office:string-value="E1DE" calcext:value-type="string">
            <text:p>E1DE</text:p>
          </table:table-cell>
          <table:table-cell table:number-columns-repeated="4"/>
        </table:table-row>
        <table:table-row table:style-name="ro1">
          <table:table-cell table:formula="of:=DEC2HEX(HEX2DEC([.A479])+1)" office:value-type="string" office:string-value="E1DF" calcext:value-type="string">
            <text:p>E1DF</text:p>
          </table:table-cell>
          <table:table-cell table:number-columns-repeated="4"/>
        </table:table-row>
        <table:table-row table:style-name="ro1">
          <table:table-cell table:formula="of:=DEC2HEX(HEX2DEC([.A480])+1)" office:value-type="string" office:string-value="E1E0" calcext:value-type="string">
            <text:p>E1E0</text:p>
          </table:table-cell>
          <table:table-cell table:number-columns-repeated="4"/>
        </table:table-row>
        <table:table-row table:style-name="ro1">
          <table:table-cell table:formula="of:=DEC2HEX(HEX2DEC([.A481])+1)" office:value-type="string" office:string-value="E1E1" calcext:value-type="string">
            <text:p>E1E1</text:p>
          </table:table-cell>
          <table:table-cell table:number-columns-repeated="4"/>
        </table:table-row>
        <table:table-row table:style-name="ro1">
          <table:table-cell table:formula="of:=DEC2HEX(HEX2DEC([.A482])+1)" office:value-type="string" office:string-value="E1E2" calcext:value-type="string">
            <text:p>E1E2</text:p>
          </table:table-cell>
          <table:table-cell table:number-columns-repeated="4"/>
        </table:table-row>
        <table:table-row table:style-name="ro1">
          <table:table-cell table:formula="of:=DEC2HEX(HEX2DEC([.A483])+1)" office:value-type="string" office:string-value="E1E3" calcext:value-type="string">
            <text:p>E1E3</text:p>
          </table:table-cell>
          <table:table-cell table:number-columns-repeated="4"/>
        </table:table-row>
        <table:table-row table:style-name="ro1">
          <table:table-cell table:formula="of:=DEC2HEX(HEX2DEC([.A484])+1)" office:value-type="string" office:string-value="E1E4" calcext:value-type="string">
            <text:p>E1E4</text:p>
          </table:table-cell>
          <table:table-cell table:number-columns-repeated="4"/>
        </table:table-row>
        <table:table-row table:style-name="ro1">
          <table:table-cell table:formula="of:=DEC2HEX(HEX2DEC([.A485])+1)" office:value-type="string" office:string-value="E1E5" calcext:value-type="string">
            <text:p>E1E5</text:p>
          </table:table-cell>
          <table:table-cell table:number-columns-repeated="4"/>
        </table:table-row>
        <table:table-row table:style-name="ro1">
          <table:table-cell table:formula="of:=DEC2HEX(HEX2DEC([.A486])+1)" office:value-type="string" office:string-value="E1E6" calcext:value-type="string">
            <text:p>E1E6</text:p>
          </table:table-cell>
          <table:table-cell table:number-columns-repeated="4"/>
        </table:table-row>
        <table:table-row table:style-name="ro1">
          <table:table-cell table:formula="of:=DEC2HEX(HEX2DEC([.A487])+1)" office:value-type="string" office:string-value="E1E7" calcext:value-type="string">
            <text:p>E1E7</text:p>
          </table:table-cell>
          <table:table-cell table:number-columns-repeated="4"/>
        </table:table-row>
        <table:table-row table:style-name="ro1">
          <table:table-cell table:formula="of:=DEC2HEX(HEX2DEC([.A488])+1)" office:value-type="string" office:string-value="E1E8" calcext:value-type="string">
            <text:p>E1E8</text:p>
          </table:table-cell>
          <table:table-cell table:number-columns-repeated="4"/>
        </table:table-row>
        <table:table-row table:style-name="ro1">
          <table:table-cell table:formula="of:=DEC2HEX(HEX2DEC([.A489])+1)" office:value-type="string" office:string-value="E1E9" calcext:value-type="string">
            <text:p>E1E9</text:p>
          </table:table-cell>
          <table:table-cell table:number-columns-repeated="4"/>
        </table:table-row>
        <table:table-row table:style-name="ro1">
          <table:table-cell table:formula="of:=DEC2HEX(HEX2DEC([.A490])+1)" office:value-type="string" office:string-value="E1EA" calcext:value-type="string">
            <text:p>E1EA</text:p>
          </table:table-cell>
          <table:table-cell table:number-columns-repeated="4"/>
        </table:table-row>
        <table:table-row table:style-name="ro1">
          <table:table-cell table:formula="of:=DEC2HEX(HEX2DEC([.A491])+1)" office:value-type="string" office:string-value="E1EB" calcext:value-type="string">
            <text:p>E1EB</text:p>
          </table:table-cell>
          <table:table-cell table:number-columns-repeated="4"/>
        </table:table-row>
        <table:table-row table:style-name="ro1">
          <table:table-cell table:formula="of:=DEC2HEX(HEX2DEC([.A492])+1)" office:value-type="string" office:string-value="E1EC" calcext:value-type="string">
            <text:p>E1EC</text:p>
          </table:table-cell>
          <table:table-cell table:number-columns-repeated="4"/>
        </table:table-row>
        <table:table-row table:style-name="ro1">
          <table:table-cell table:formula="of:=DEC2HEX(HEX2DEC([.A493])+1)" office:value-type="string" office:string-value="E1ED" calcext:value-type="string">
            <text:p>E1ED</text:p>
          </table:table-cell>
          <table:table-cell table:number-columns-repeated="4"/>
        </table:table-row>
        <table:table-row table:style-name="ro1">
          <table:table-cell table:formula="of:=DEC2HEX(HEX2DEC([.A494])+1)" office:value-type="string" office:string-value="E1EE" calcext:value-type="string">
            <text:p>E1EE</text:p>
          </table:table-cell>
          <table:table-cell table:number-columns-repeated="4"/>
        </table:table-row>
        <table:table-row table:style-name="ro1">
          <table:table-cell table:formula="of:=DEC2HEX(HEX2DEC([.A495])+1)" office:value-type="string" office:string-value="E1EF" calcext:value-type="string">
            <text:p>E1EF</text:p>
          </table:table-cell>
          <table:table-cell table:number-columns-repeated="4"/>
        </table:table-row>
        <table:table-row table:style-name="ro1">
          <table:table-cell table:formula="of:=DEC2HEX(HEX2DEC([.A496])+1)" office:value-type="string" office:string-value="E1F0" calcext:value-type="string">
            <text:p>E1F0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bar1</text:p>
          </table:table-cell>
          <table:table-cell table:number-columns-repeated="2"/>
        </table:table-row>
        <table:table-row table:style-name="ro1">
          <table:table-cell table:formula="of:=DEC2HEX(HEX2DEC([.A497])+1)" office:value-type="string" office:string-value="E1F1" calcext:value-type="string">
            <text:p>E1F1</text:p>
          </table:table-cell>
          <table:table-cell/>
          <table:table-cell office:value-type="string" calcext:value-type="string">
            <text:p>bar2</text:p>
          </table:table-cell>
          <table:table-cell table:number-columns-repeated="2"/>
        </table:table-row>
        <table:table-row table:style-name="ro1">
          <table:table-cell table:formula="of:=DEC2HEX(HEX2DEC([.A498])+1)" office:value-type="string" office:string-value="E1F2" calcext:value-type="string">
            <text:p>E1F2</text:p>
          </table:table-cell>
          <table:table-cell/>
          <table:table-cell office:value-type="string" calcext:value-type="string">
            <text:p>bar3</text:p>
          </table:table-cell>
          <table:table-cell table:number-columns-repeated="2"/>
        </table:table-row>
        <table:table-row table:style-name="ro1">
          <table:table-cell table:formula="of:=DEC2HEX(HEX2DEC([.A499])+1)" office:value-type="string" office:string-value="E1F3" calcext:value-type="string">
            <text:p>E1F3</text:p>
          </table:table-cell>
          <table:table-cell/>
          <table:table-cell office:value-type="string" calcext:value-type="string">
            <text:p>bar4</text:p>
          </table:table-cell>
          <table:table-cell table:number-columns-repeated="2"/>
        </table:table-row>
        <table:table-row table:style-name="ro1">
          <table:table-cell table:formula="of:=DEC2HEX(HEX2DEC([.A500])+1)" office:value-type="string" office:string-value="E1F4" calcext:value-type="string">
            <text:p>E1F4</text:p>
          </table:table-cell>
          <table:table-cell/>
          <table:table-cell office:value-type="string" calcext:value-type="string">
            <text:p>bar5</text:p>
          </table:table-cell>
          <table:table-cell table:number-columns-repeated="2"/>
        </table:table-row>
        <table:table-row table:style-name="ro1">
          <table:table-cell table:formula="of:=DEC2HEX(HEX2DEC([.A501])+1)" office:value-type="string" office:string-value="E1F5" calcext:value-type="string">
            <text:p>E1F5</text:p>
          </table:table-cell>
          <table:table-cell table:number-columns-repeated="4"/>
        </table:table-row>
        <table:table-row table:style-name="ro1">
          <table:table-cell table:formula="of:=DEC2HEX(HEX2DEC([.A502])+1)" office:value-type="string" office:string-value="E1F6" calcext:value-type="string">
            <text:p>E1F6</text:p>
          </table:table-cell>
          <table:table-cell table:number-columns-repeated="4"/>
        </table:table-row>
        <table:table-row table:style-name="ro1">
          <table:table-cell table:formula="of:=DEC2HEX(HEX2DEC([.A503])+1)" office:value-type="string" office:string-value="E1F7" calcext:value-type="string">
            <text:p>E1F7</text:p>
          </table:table-cell>
          <table:table-cell table:number-columns-repeated="4"/>
        </table:table-row>
        <table:table-row table:style-name="ro1">
          <table:table-cell table:formula="of:=DEC2HEX(HEX2DEC([.A504])+1)" office:value-type="string" office:string-value="E1F8" calcext:value-type="string">
            <text:p>E1F8</text:p>
          </table:table-cell>
          <table:table-cell table:number-columns-repeated="4"/>
        </table:table-row>
        <table:table-row table:style-name="ro1">
          <table:table-cell table:formula="of:=DEC2HEX(HEX2DEC([.A505])+1)" office:value-type="string" office:string-value="E1F9" calcext:value-type="string">
            <text:p>E1F9</text:p>
          </table:table-cell>
          <table:table-cell table:number-columns-repeated="4"/>
        </table:table-row>
        <table:table-row table:style-name="ro1">
          <table:table-cell table:formula="of:=DEC2HEX(HEX2DEC([.A506])+1)" office:value-type="string" office:string-value="E1FA" calcext:value-type="string">
            <text:p>E1FA</text:p>
          </table:table-cell>
          <table:table-cell table:number-columns-repeated="4"/>
        </table:table-row>
        <table:table-row table:style-name="ro1">
          <table:table-cell table:formula="of:=DEC2HEX(HEX2DEC([.A507])+1)" office:value-type="string" office:string-value="E1FB" calcext:value-type="string">
            <text:p>E1FB</text:p>
          </table:table-cell>
          <table:table-cell table:number-columns-repeated="4"/>
        </table:table-row>
        <table:table-row table:style-name="ro1">
          <table:table-cell table:formula="of:=DEC2HEX(HEX2DEC([.A508])+1)" office:value-type="string" office:string-value="E1FC" calcext:value-type="string">
            <text:p>E1FC</text:p>
          </table:table-cell>
          <table:table-cell table:number-columns-repeated="4"/>
        </table:table-row>
        <table:table-row table:style-name="ro1">
          <table:table-cell table:formula="of:=DEC2HEX(HEX2DEC([.A509])+1)" office:value-type="string" office:string-value="E1FD" calcext:value-type="string">
            <text:p>E1FD</text:p>
          </table:table-cell>
          <table:table-cell table:number-columns-repeated="4"/>
        </table:table-row>
        <table:table-row table:style-name="ro1">
          <table:table-cell table:formula="of:=DEC2HEX(HEX2DEC([.A510])+1)" office:value-type="string" office:string-value="E1FE" calcext:value-type="string">
            <text:p>E1FE</text:p>
          </table:table-cell>
          <table:table-cell table:number-columns-repeated="4"/>
        </table:table-row>
        <table:table-row table:style-name="ro1">
          <table:table-cell table:formula="of:=DEC2HEX(HEX2DEC([.A511])+1)" office:value-type="string" office:string-value="E1FF" calcext:value-type="string">
            <text:p>E1FF</text:p>
          </table:table-cell>
          <table:table-cell table:number-columns-repeated="4"/>
        </table:table-row>
        <table:table-row table:style-name="ro1">
          <table:table-cell table:formula="of:=DEC2HEX(HEX2DEC([.A512])+1)" office:value-type="string" office:string-value="E200" calcext:value-type="string">
            <text:p>E200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3])+1)" office:value-type="string" office:string-value="E201" calcext:value-type="string">
            <text:p>E201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4])+1)" office:value-type="string" office:string-value="E202" calcext:value-type="string">
            <text:p>E202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5])+1)" office:value-type="string" office:string-value="E203" calcext:value-type="string">
            <text:p>E203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6])+1)" office:value-type="string" office:string-value="E204" calcext:value-type="string">
            <text:p>E204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7])+1)" office:value-type="string" office:string-value="E205" calcext:value-type="string">
            <text:p>E205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8])+1)" office:value-type="string" office:string-value="E206" calcext:value-type="string">
            <text:p>E206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9])+1)" office:value-type="string" office:string-value="E207" calcext:value-type="string">
            <text:p>E207</text:p>
          </table:table-cell>
          <table:table-cell table:number-columns-repeated="4"/>
        </table:table-row>
        <table:table-row table:style-name="ro1">
          <table:table-cell table:formula="of:=DEC2HEX(HEX2DEC([.A520])+1)" office:value-type="string" office:string-value="E208" calcext:value-type="string">
            <text:p>E208</text:p>
          </table:table-cell>
          <table:table-cell table:number-columns-repeated="4"/>
        </table:table-row>
        <table:table-row table:style-name="ro1">
          <table:table-cell table:formula="of:=DEC2HEX(HEX2DEC([.A521])+1)" office:value-type="string" office:string-value="E209" calcext:value-type="string">
            <text:p>E209</text:p>
          </table:table-cell>
          <table:table-cell table:number-columns-repeated="4"/>
        </table:table-row>
        <table:table-row table:style-name="ro1">
          <table:table-cell table:formula="of:=DEC2HEX(HEX2DEC([.A522])+1)" office:value-type="string" office:string-value="E20A" calcext:value-type="string">
            <text:p>E20A</text:p>
          </table:table-cell>
          <table:table-cell table:number-columns-repeated="4"/>
        </table:table-row>
        <table:table-row table:style-name="ro1">
          <table:table-cell table:formula="of:=DEC2HEX(HEX2DEC([.A523])+1)" office:value-type="string" office:string-value="E20B" calcext:value-type="string">
            <text:p>E20B</text:p>
          </table:table-cell>
          <table:table-cell table:number-columns-repeated="4"/>
        </table:table-row>
        <table:table-row table:style-name="ro1">
          <table:table-cell table:formula="of:=DEC2HEX(HEX2DEC([.A524])+1)" office:value-type="string" office:string-value="E20C" calcext:value-type="string">
            <text:p>E20C</text:p>
          </table:table-cell>
          <table:table-cell table:number-columns-repeated="4"/>
        </table:table-row>
        <table:table-row table:style-name="ro1">
          <table:table-cell table:formula="of:=DEC2HEX(HEX2DEC([.A525])+1)" office:value-type="string" office:string-value="E20D" calcext:value-type="string">
            <text:p>E20D</text:p>
          </table:table-cell>
          <table:table-cell table:number-columns-repeated="4"/>
        </table:table-row>
        <table:table-row table:style-name="ro1">
          <table:table-cell table:formula="of:=DEC2HEX(HEX2DEC([.A526])+1)" office:value-type="string" office:string-value="E20E" calcext:value-type="string">
            <text:p>E20E</text:p>
          </table:table-cell>
          <table:table-cell table:number-columns-repeated="4"/>
        </table:table-row>
        <table:table-row table:style-name="ro1">
          <table:table-cell table:formula="of:=DEC2HEX(HEX2DEC([.A527])+1)" office:value-type="string" office:string-value="E20F" calcext:value-type="string">
            <text:p>E20F</text:p>
          </table:table-cell>
          <table:table-cell table:number-columns-repeated="4"/>
        </table:table-row>
        <table:table-row table:style-name="ro1">
          <table:table-cell table:formula="of:=DEC2HEX(HEX2DEC([.A528])+1)" office:value-type="string" office:string-value="E210" calcext:value-type="string">
            <text:p>E210</text:p>
          </table:table-cell>
          <table:table-cell office:value-type="string" calcext:value-type="string">
            <text:p>mode keys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29])+1)" office:value-type="string" office:string-value="E211" calcext:value-type="string">
            <text:p>E211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0])+1)" office:value-type="string" office:string-value="E212" calcext:value-type="string">
            <text:p>E212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1])+1)" office:value-type="string" office:string-value="E213" calcext:value-type="string">
            <text:p>E213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2])+1)" office:value-type="string" office:string-value="E214" calcext:value-type="string">
            <text:p>E214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3])+1)" office:value-type="string" office:string-value="E215" calcext:value-type="string">
            <text:p>E215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4])+1)" office:value-type="string" office:string-value="E216" calcext:value-type="string">
            <text:p>E216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5])+1)" office:value-type="string" office:string-value="E217" calcext:value-type="string">
            <text:p>E217</text:p>
          </table:table-cell>
          <table:table-cell table:number-columns-repeated="4"/>
        </table:table-row>
        <table:table-row table:style-name="ro1">
          <table:table-cell table:formula="of:=DEC2HEX(HEX2DEC([.A536])+1)" office:value-type="string" office:string-value="E218" calcext:value-type="string">
            <text:p>E218</text:p>
          </table:table-cell>
          <table:table-cell table:number-columns-repeated="4"/>
        </table:table-row>
        <table:table-row table:style-name="ro1">
          <table:table-cell table:formula="of:=DEC2HEX(HEX2DEC([.A537])+1)" office:value-type="string" office:string-value="E219" calcext:value-type="string">
            <text:p>E219</text:p>
          </table:table-cell>
          <table:table-cell table:number-columns-repeated="4"/>
        </table:table-row>
        <table:table-row table:style-name="ro1">
          <table:table-cell table:formula="of:=DEC2HEX(HEX2DEC([.A538])+1)" office:value-type="string" office:string-value="E21A" calcext:value-type="string">
            <text:p>E21A</text:p>
          </table:table-cell>
          <table:table-cell table:number-columns-repeated="4"/>
        </table:table-row>
        <table:table-row table:style-name="ro1">
          <table:table-cell table:formula="of:=DEC2HEX(HEX2DEC([.A539])+1)" office:value-type="string" office:string-value="E21B" calcext:value-type="string">
            <text:p>E21B</text:p>
          </table:table-cell>
          <table:table-cell table:number-columns-repeated="4"/>
        </table:table-row>
        <table:table-row table:style-name="ro1">
          <table:table-cell table:formula="of:=DEC2HEX(HEX2DEC([.A540])+1)" office:value-type="string" office:string-value="E21C" calcext:value-type="string">
            <text:p>E21C</text:p>
          </table:table-cell>
          <table:table-cell table:number-columns-repeated="4"/>
        </table:table-row>
        <table:table-row table:style-name="ro1">
          <table:table-cell table:formula="of:=DEC2HEX(HEX2DEC([.A541])+1)" office:value-type="string" office:string-value="E21D" calcext:value-type="string">
            <text:p>E21D</text:p>
          </table:table-cell>
          <table:table-cell table:number-columns-repeated="4"/>
        </table:table-row>
        <table:table-row table:style-name="ro1">
          <table:table-cell table:formula="of:=DEC2HEX(HEX2DEC([.A542])+1)" office:value-type="string" office:string-value="E21E" calcext:value-type="string">
            <text:p>E21E</text:p>
          </table:table-cell>
          <table:table-cell table:number-columns-repeated="4"/>
        </table:table-row>
        <table:table-row table:style-name="ro1">
          <table:table-cell table:formula="of:=DEC2HEX(HEX2DEC([.A543])+1)" office:value-type="string" office:string-value="E21F" calcext:value-type="string">
            <text:p>E21F</text:p>
          </table:table-cell>
          <table:table-cell table:number-columns-repeated="4"/>
        </table:table-row>
        <table:table-row table:style-name="ro1">
          <table:table-cell table:formula="of:=DEC2HEX(HEX2DEC([.A544])+1)" office:value-type="string" office:string-value="E220" calcext:value-type="string">
            <text:p>E220</text:p>
          </table:table-cell>
          <table:table-cell table:number-columns-repeated="4"/>
        </table:table-row>
        <table:table-row table:style-name="ro1">
          <table:table-cell table:formula="of:=DEC2HEX(HEX2DEC([.A545])+1)" office:value-type="string" office:string-value="E221" calcext:value-type="string">
            <text:p>E221</text:p>
          </table:table-cell>
          <table:table-cell table:number-columns-repeated="4"/>
        </table:table-row>
        <table:table-row table:style-name="ro1">
          <table:table-cell table:formula="of:=DEC2HEX(HEX2DEC([.A546])+1)" office:value-type="string" office:string-value="E222" calcext:value-type="string">
            <text:p>E222</text:p>
          </table:table-cell>
          <table:table-cell table:number-columns-repeated="4"/>
        </table:table-row>
        <table:table-row table:style-name="ro1">
          <table:table-cell table:formula="of:=DEC2HEX(HEX2DEC([.A547])+1)" office:value-type="string" office:string-value="E223" calcext:value-type="string">
            <text:p>E223</text:p>
          </table:table-cell>
          <table:table-cell table:number-columns-repeated="4"/>
        </table:table-row>
        <table:table-row table:style-name="ro1">
          <table:table-cell table:formula="of:=DEC2HEX(HEX2DEC([.A548])+1)" office:value-type="string" office:string-value="E224" calcext:value-type="string">
            <text:p>E224</text:p>
          </table:table-cell>
          <table:table-cell table:number-columns-repeated="4"/>
        </table:table-row>
        <table:table-row table:style-name="ro1">
          <table:table-cell table:formula="of:=DEC2HEX(HEX2DEC([.A549])+1)" office:value-type="string" office:string-value="E225" calcext:value-type="string">
            <text:p>E225</text:p>
          </table:table-cell>
          <table:table-cell table:number-columns-repeated="4"/>
        </table:table-row>
        <table:table-row table:style-name="ro1">
          <table:table-cell table:formula="of:=DEC2HEX(HEX2DEC([.A550])+1)" office:value-type="string" office:string-value="E226" calcext:value-type="string">
            <text:p>E226</text:p>
          </table:table-cell>
          <table:table-cell table:number-columns-repeated="4"/>
        </table:table-row>
        <table:table-row table:style-name="ro1">
          <table:table-cell table:formula="of:=DEC2HEX(HEX2DEC([.A551])+1)" office:value-type="string" office:string-value="E227" calcext:value-type="string">
            <text:p>E227</text:p>
          </table:table-cell>
          <table:table-cell table:number-columns-repeated="4"/>
        </table:table-row>
        <table:table-row table:style-name="ro1">
          <table:table-cell table:formula="of:=DEC2HEX(HEX2DEC([.A552])+1)" office:value-type="string" office:string-value="E228" calcext:value-type="string">
            <text:p>E228</text:p>
          </table:table-cell>
          <table:table-cell table:number-columns-repeated="4"/>
        </table:table-row>
        <table:table-row table:style-name="ro1">
          <table:table-cell table:formula="of:=DEC2HEX(HEX2DEC([.A553])+1)" office:value-type="string" office:string-value="E229" calcext:value-type="string">
            <text:p>E229</text:p>
          </table:table-cell>
          <table:table-cell table:number-columns-repeated="4"/>
        </table:table-row>
        <table:table-row table:style-name="ro1">
          <table:table-cell table:formula="of:=DEC2HEX(HEX2DEC([.A554])+1)" office:value-type="string" office:string-value="E22A" calcext:value-type="string">
            <text:p>E22A</text:p>
          </table:table-cell>
          <table:table-cell table:number-columns-repeated="4"/>
        </table:table-row>
        <table:table-row table:style-name="ro1">
          <table:table-cell table:formula="of:=DEC2HEX(HEX2DEC([.A555])+1)" office:value-type="string" office:string-value="E22B" calcext:value-type="string">
            <text:p>E22B</text:p>
          </table:table-cell>
          <table:table-cell table:number-columns-repeated="4"/>
        </table:table-row>
        <table:table-row table:style-name="ro1">
          <table:table-cell table:formula="of:=DEC2HEX(HEX2DEC([.A556])+1)" office:value-type="string" office:string-value="E22C" calcext:value-type="string">
            <text:p>E22C</text:p>
          </table:table-cell>
          <table:table-cell table:number-columns-repeated="4"/>
        </table:table-row>
        <table:table-row table:style-name="ro1">
          <table:table-cell table:formula="of:=DEC2HEX(HEX2DEC([.A557])+1)" office:value-type="string" office:string-value="E22D" calcext:value-type="string">
            <text:p>E22D</text:p>
          </table:table-cell>
          <table:table-cell table:number-columns-repeated="4"/>
        </table:table-row>
        <table:table-row table:style-name="ro1">
          <table:table-cell table:formula="of:=DEC2HEX(HEX2DEC([.A558])+1)" office:value-type="string" office:string-value="E22E" calcext:value-type="string">
            <text:p>E22E</text:p>
          </table:table-cell>
          <table:table-cell table:number-columns-repeated="4"/>
        </table:table-row>
        <table:table-row table:style-name="ro1">
          <table:table-cell table:formula="of:=DEC2HEX(HEX2DEC([.A559])+1)" office:value-type="string" office:string-value="E22F" calcext:value-type="string">
            <text:p>E22F</text:p>
          </table:table-cell>
          <table:table-cell table:number-columns-repeated="4"/>
        </table:table-row>
        <table:table-row table:style-name="ro1">
          <table:table-cell table:formula="of:=DEC2HEX(HEX2DEC([.A560])+1)" office:value-type="string" office:string-value="E230" calcext:value-type="string">
            <text:p>E230</text:p>
          </table:table-cell>
          <table:table-cell office:value-type="string" calcext:value-type="string">
            <text:p>oxeia</text:p>
          </table:table-cell>
          <table:table-cell table:number-columns-repeated="3"/>
        </table:table-row>
        <table:table-row table:style-name="ro1">
          <table:table-cell table:formula="of:=DEC2HEX(HEX2DEC([.A561])+1)" office:value-type="string" office:string-value="E231" calcext:value-type="string">
            <text:p>E231</text:p>
          </table:table-cell>
          <table:table-cell table:number-columns-repeated="4"/>
        </table:table-row>
        <table:table-row table:style-name="ro1">
          <table:table-cell table:formula="of:=DEC2HEX(HEX2DEC([.A562])+1)" office:value-type="string" office:string-value="E232" calcext:value-type="string">
            <text:p>E232</text:p>
          </table:table-cell>
          <table:table-cell table:number-columns-repeated="4"/>
        </table:table-row>
        <table:table-row table:style-name="ro1">
          <table:table-cell table:formula="of:=DEC2HEX(HEX2DEC([.A563])+1)" office:value-type="string" office:string-value="E233" calcext:value-type="string">
            <text:p>E233</text:p>
          </table:table-cell>
          <table:table-cell table:number-columns-repeated="4"/>
        </table:table-row>
        <table:table-row table:style-name="ro1">
          <table:table-cell table:formula="of:=DEC2HEX(HEX2DEC([.A564])+1)" office:value-type="string" office:string-value="E234" calcext:value-type="string">
            <text:p>E234</text:p>
          </table:table-cell>
          <table:table-cell table:number-columns-repeated="4"/>
        </table:table-row>
        <table:table-row table:style-name="ro1">
          <table:table-cell table:formula="of:=DEC2HEX(HEX2DEC([.A565])+1)" office:value-type="string" office:string-value="E235" calcext:value-type="string">
            <text:p>E235</text:p>
          </table:table-cell>
          <table:table-cell table:number-columns-repeated="4"/>
        </table:table-row>
        <table:table-row table:style-name="ro1">
          <table:table-cell table:formula="of:=DEC2HEX(HEX2DEC([.A566])+1)" office:value-type="string" office:string-value="E236" calcext:value-type="string">
            <text:p>E236</text:p>
          </table:table-cell>
          <table:table-cell table:number-columns-repeated="4"/>
        </table:table-row>
        <table:table-row table:style-name="ro1">
          <table:table-cell table:formula="of:=DEC2HEX(HEX2DEC([.A567])+1)" office:value-type="string" office:string-value="E237" calcext:value-type="string">
            <text:p>E237</text:p>
          </table:table-cell>
          <table:table-cell table:number-columns-repeated="4"/>
        </table:table-row>
        <table:table-row table:style-name="ro1">
          <table:table-cell table:formula="of:=DEC2HEX(HEX2DEC([.A568])+1)" office:value-type="string" office:string-value="E238" calcext:value-type="string">
            <text:p>E238</text:p>
          </table:table-cell>
          <table:table-cell table:number-columns-repeated="4"/>
        </table:table-row>
        <table:table-row table:style-name="ro1">
          <table:table-cell table:formula="of:=DEC2HEX(HEX2DEC([.A569])+1)" office:value-type="string" office:string-value="E239" calcext:value-type="string">
            <text:p>E239</text:p>
          </table:table-cell>
          <table:table-cell table:number-columns-repeated="4"/>
        </table:table-row>
        <table:table-row table:style-name="ro1">
          <table:table-cell table:formula="of:=DEC2HEX(HEX2DEC([.A570])+1)" office:value-type="string" office:string-value="E23A" calcext:value-type="string">
            <text:p>E23A</text:p>
          </table:table-cell>
          <table:table-cell table:number-columns-repeated="4"/>
        </table:table-row>
        <table:table-row table:style-name="ro1">
          <table:table-cell table:formula="of:=DEC2HEX(HEX2DEC([.A571])+1)" office:value-type="string" office:string-value="E23B" calcext:value-type="string">
            <text:p>E23B</text:p>
          </table:table-cell>
          <table:table-cell table:number-columns-repeated="4"/>
        </table:table-row>
        <table:table-row table:style-name="ro1">
          <table:table-cell table:formula="of:=DEC2HEX(HEX2DEC([.A572])+1)" office:value-type="string" office:string-value="E23C" calcext:value-type="string">
            <text:p>E23C</text:p>
          </table:table-cell>
          <table:table-cell table:number-columns-repeated="4"/>
        </table:table-row>
        <table:table-row table:style-name="ro1">
          <table:table-cell table:formula="of:=DEC2HEX(HEX2DEC([.A573])+1)" office:value-type="string" office:string-value="E23D" calcext:value-type="string">
            <text:p>E23D</text:p>
          </table:table-cell>
          <table:table-cell table:number-columns-repeated="4"/>
        </table:table-row>
        <table:table-row table:style-name="ro1">
          <table:table-cell table:formula="of:=DEC2HEX(HEX2DEC([.A574])+1)" office:value-type="string" office:string-value="E23E" calcext:value-type="string">
            <text:p>E23E</text:p>
          </table:table-cell>
          <table:table-cell table:number-columns-repeated="4"/>
        </table:table-row>
        <table:table-row table:style-name="ro1">
          <table:table-cell table:formula="of:=DEC2HEX(HEX2DEC([.A575])+1)" office:value-type="string" office:string-value="E23F" calcext:value-type="string">
            <text:p>E23F</text:p>
          </table:table-cell>
          <table:table-cell table:number-columns-repeated="4"/>
        </table:table-row>
        <table:table-row table:style-name="ro1">
          <table:table-cell table:formula="of:=DEC2HEX(HEX2DEC([.A576])+1)" office:value-type="string" office:string-value="E240" calcext:value-type="string">
            <text:p>E240</text:p>
          </table:table-cell>
          <table:table-cell table:number-columns-repeated="4"/>
        </table:table-row>
        <table:table-row table:style-name="ro1">
          <table:table-cell table:formula="of:=DEC2HEX(HEX2DEC([.A577])+1)" office:value-type="string" office:string-value="E241" calcext:value-type="string">
            <text:p>E241</text:p>
          </table:table-cell>
          <table:table-cell table:number-columns-repeated="4"/>
        </table:table-row>
        <table:table-row table:style-name="ro1">
          <table:table-cell table:formula="of:=DEC2HEX(HEX2DEC([.A578])+1)" office:value-type="string" office:string-value="E242" calcext:value-type="string">
            <text:p>E242</text:p>
          </table:table-cell>
          <table:table-cell table:number-columns-repeated="4"/>
        </table:table-row>
        <table:table-row table:style-name="ro1">
          <table:table-cell table:formula="of:=DEC2HEX(HEX2DEC([.A579])+1)" office:value-type="string" office:string-value="E243" calcext:value-type="string">
            <text:p>E243</text:p>
          </table:table-cell>
          <table:table-cell table:number-columns-repeated="4"/>
        </table:table-row>
        <table:table-row table:style-name="ro1">
          <table:table-cell table:formula="of:=DEC2HEX(HEX2DEC([.A580])+1)" office:value-type="string" office:string-value="E244" calcext:value-type="string">
            <text:p>E244</text:p>
          </table:table-cell>
          <table:table-cell table:number-columns-repeated="4"/>
        </table:table-row>
        <table:table-row table:style-name="ro1">
          <table:table-cell table:formula="of:=DEC2HEX(HEX2DEC([.A581])+1)" office:value-type="string" office:string-value="E245" calcext:value-type="string">
            <text:p>E245</text:p>
          </table:table-cell>
          <table:table-cell table:number-columns-repeated="4"/>
        </table:table-row>
        <table:table-row table:style-name="ro1">
          <table:table-cell table:formula="of:=DEC2HEX(HEX2DEC([.A582])+1)" office:value-type="string" office:string-value="E246" calcext:value-type="string">
            <text:p>E246</text:p>
          </table:table-cell>
          <table:table-cell table:number-columns-repeated="4"/>
        </table:table-row>
        <table:table-row table:style-name="ro1">
          <table:table-cell table:formula="of:=DEC2HEX(HEX2DEC([.A583])+1)" office:value-type="string" office:string-value="E247" calcext:value-type="string">
            <text:p>E247</text:p>
          </table:table-cell>
          <table:table-cell table:number-columns-repeated="4"/>
        </table:table-row>
        <table:table-row table:style-name="ro1">
          <table:table-cell table:formula="of:=DEC2HEX(HEX2DEC([.A584])+1)" office:value-type="string" office:string-value="E248" calcext:value-type="string">
            <text:p>E248</text:p>
          </table:table-cell>
          <table:table-cell table:number-columns-repeated="4"/>
        </table:table-row>
        <table:table-row table:style-name="ro1">
          <table:table-cell table:formula="of:=DEC2HEX(HEX2DEC([.A585])+1)" office:value-type="string" office:string-value="E249" calcext:value-type="string">
            <text:p>E249</text:p>
          </table:table-cell>
          <table:table-cell table:number-columns-repeated="4"/>
        </table:table-row>
        <table:table-row table:style-name="ro1">
          <table:table-cell table:formula="of:=DEC2HEX(HEX2DEC([.A586])+1)" office:value-type="string" office:string-value="E24A" calcext:value-type="string">
            <text:p>E24A</text:p>
          </table:table-cell>
          <table:table-cell table:number-columns-repeated="4"/>
        </table:table-row>
        <table:table-row table:style-name="ro1">
          <table:table-cell table:formula="of:=DEC2HEX(HEX2DEC([.A587])+1)" office:value-type="string" office:string-value="E24B" calcext:value-type="string">
            <text:p>E24B</text:p>
          </table:table-cell>
          <table:table-cell table:number-columns-repeated="4"/>
        </table:table-row>
        <table:table-row table:style-name="ro1">
          <table:table-cell table:formula="of:=DEC2HEX(HEX2DEC([.A588])+1)" office:value-type="string" office:string-value="E24C" calcext:value-type="string">
            <text:p>E24C</text:p>
          </table:table-cell>
          <table:table-cell table:number-columns-repeated="4"/>
        </table:table-row>
        <table:table-row table:style-name="ro1">
          <table:table-cell table:formula="of:=DEC2HEX(HEX2DEC([.A589])+1)" office:value-type="string" office:string-value="E24D" calcext:value-type="string">
            <text:p>E24D</text:p>
          </table:table-cell>
          <table:table-cell table:number-columns-repeated="4"/>
        </table:table-row>
        <table:table-row table:style-name="ro1">
          <table:table-cell table:formula="of:=DEC2HEX(HEX2DEC([.A590])+1)" office:value-type="string" office:string-value="E24E" calcext:value-type="string">
            <text:p>E24E</text:p>
          </table:table-cell>
          <table:table-cell table:number-columns-repeated="4"/>
        </table:table-row>
        <table:table-row table:style-name="ro1">
          <table:table-cell table:formula="of:=DEC2HEX(HEX2DEC([.A591])+1)" office:value-type="string" office:string-value="E24F" calcext:value-type="string">
            <text:p>E24F</text:p>
          </table:table-cell>
          <table:table-cell table:number-columns-repeated="4"/>
        </table:table-row>
        <table:table-row table:style-name="ro1">
          <table:table-cell table:formula="of:=DEC2HEX(HEX2DEC([.A592])+1)" office:value-type="string" office:string-value="E250" calcext:value-type="string">
            <text:p>E250</text:p>
          </table:table-cell>
          <table:table-cell table:number-columns-repeated="4"/>
        </table:table-row>
        <table:table-row table:style-name="ro1">
          <table:table-cell table:formula="of:=DEC2HEX(HEX2DEC([.A593])+1)" office:value-type="string" office:string-value="E251" calcext:value-type="string">
            <text:p>E251</text:p>
          </table:table-cell>
          <table:table-cell table:number-columns-repeated="4"/>
        </table:table-row>
        <table:table-row table:style-name="ro1">
          <table:table-cell table:formula="of:=DEC2HEX(HEX2DEC([.A594])+1)" office:value-type="string" office:string-value="E252" calcext:value-type="string">
            <text:p>E252</text:p>
          </table:table-cell>
          <table:table-cell table:number-columns-repeated="4"/>
        </table:table-row>
        <table:table-row table:style-name="ro1">
          <table:table-cell table:formula="of:=DEC2HEX(HEX2DEC([.A595])+1)" office:value-type="string" office:string-value="E253" calcext:value-type="string">
            <text:p>E253</text:p>
          </table:table-cell>
          <table:table-cell table:number-columns-repeated="4"/>
        </table:table-row>
        <table:table-row table:style-name="ro1">
          <table:table-cell table:formula="of:=DEC2HEX(HEX2DEC([.A596])+1)" office:value-type="string" office:string-value="E254" calcext:value-type="string">
            <text:p>E254</text:p>
          </table:table-cell>
          <table:table-cell table:number-columns-repeated="4"/>
        </table:table-row>
        <table:table-row table:style-name="ro1">
          <table:table-cell table:formula="of:=DEC2HEX(HEX2DEC([.A597])+1)" office:value-type="string" office:string-value="E255" calcext:value-type="string">
            <text:p>E255</text:p>
          </table:table-cell>
          <table:table-cell table:number-columns-repeated="4"/>
        </table:table-row>
        <table:table-row table:style-name="ro1">
          <table:table-cell table:formula="of:=DEC2HEX(HEX2DEC([.A598])+1)" office:value-type="string" office:string-value="E256" calcext:value-type="string">
            <text:p>E256</text:p>
          </table:table-cell>
          <table:table-cell table:number-columns-repeated="4"/>
        </table:table-row>
        <table:table-row table:style-name="ro1">
          <table:table-cell table:formula="of:=DEC2HEX(HEX2DEC([.A599])+1)" office:value-type="string" office:string-value="E257" calcext:value-type="string">
            <text:p>E257</text:p>
          </table:table-cell>
          <table:table-cell table:number-columns-repeated="4"/>
        </table:table-row>
        <table:table-row table:style-name="ro1">
          <table:table-cell table:formula="of:=DEC2HEX(HEX2DEC([.A600])+1)" office:value-type="string" office:string-value="E258" calcext:value-type="string">
            <text:p>E258</text:p>
          </table:table-cell>
          <table:table-cell table:number-columns-repeated="4"/>
        </table:table-row>
        <table:table-row table:style-name="ro1">
          <table:table-cell table:formula="of:=DEC2HEX(HEX2DEC([.A601])+1)" office:value-type="string" office:string-value="E259" calcext:value-type="string">
            <text:p>E259</text:p>
          </table:table-cell>
          <table:table-cell table:number-columns-repeated="4"/>
        </table:table-row>
        <table:table-row table:style-name="ro1">
          <table:table-cell table:formula="of:=DEC2HEX(HEX2DEC([.A602])+1)" office:value-type="string" office:string-value="E25A" calcext:value-type="string">
            <text:p>E25A</text:p>
          </table:table-cell>
          <table:table-cell table:number-columns-repeated="4"/>
        </table:table-row>
        <table:table-row table:style-name="ro1">
          <table:table-cell table:formula="of:=DEC2HEX(HEX2DEC([.A603])+1)" office:value-type="string" office:string-value="E25B" calcext:value-type="string">
            <text:p>E25B</text:p>
          </table:table-cell>
          <table:table-cell table:number-columns-repeated="4"/>
        </table:table-row>
        <table:table-row table:style-name="ro1">
          <table:table-cell table:formula="of:=DEC2HEX(HEX2DEC([.A604])+1)" office:value-type="string" office:string-value="E25C" calcext:value-type="string">
            <text:p>E25C</text:p>
          </table:table-cell>
          <table:table-cell table:number-columns-repeated="4"/>
        </table:table-row>
        <table:table-row table:style-name="ro1">
          <table:table-cell table:formula="of:=DEC2HEX(HEX2DEC([.A605])+1)" office:value-type="string" office:string-value="E25D" calcext:value-type="string">
            <text:p>E25D</text:p>
          </table:table-cell>
          <table:table-cell table:number-columns-repeated="4"/>
        </table:table-row>
        <table:table-row table:style-name="ro1">
          <table:table-cell table:formula="of:=DEC2HEX(HEX2DEC([.A606])+1)" office:value-type="string" office:string-value="E25E" calcext:value-type="string">
            <text:p>E25E</text:p>
          </table:table-cell>
          <table:table-cell table:number-columns-repeated="4"/>
        </table:table-row>
        <table:table-row table:style-name="ro1">
          <table:table-cell table:formula="of:=DEC2HEX(HEX2DEC([.A607])+1)" office:value-type="string" office:string-value="E25F" calcext:value-type="string">
            <text:p>E25F</text:p>
          </table:table-cell>
          <table:table-cell table:number-columns-repeated="4"/>
        </table:table-row>
        <table:table-row table:style-name="ro1">
          <table:table-cell table:formula="of:=DEC2HEX(HEX2DEC([.A608])+1)" office:value-type="string" office:string-value="E260" calcext:value-type="string">
            <text:p>E260</text:p>
          </table:table-cell>
          <table:table-cell table:number-columns-repeated="4"/>
        </table:table-row>
        <table:table-row table:style-name="ro1">
          <table:table-cell table:formula="of:=DEC2HEX(HEX2DEC([.A609])+1)" office:value-type="string" office:string-value="E261" calcext:value-type="string">
            <text:p>E261</text:p>
          </table:table-cell>
          <table:table-cell table:number-columns-repeated="4"/>
        </table:table-row>
        <table:table-row table:style-name="ro1">
          <table:table-cell table:formula="of:=DEC2HEX(HEX2DEC([.A610])+1)" office:value-type="string" office:string-value="E262" calcext:value-type="string">
            <text:p>E262</text:p>
          </table:table-cell>
          <table:table-cell table:number-columns-repeated="4"/>
        </table:table-row>
        <table:table-row table:style-name="ro1">
          <table:table-cell table:formula="of:=DEC2HEX(HEX2DEC([.A611])+1)" office:value-type="string" office:string-value="E263" calcext:value-type="string">
            <text:p>E263</text:p>
          </table:table-cell>
          <table:table-cell table:number-columns-repeated="4"/>
        </table:table-row>
        <table:table-row table:style-name="ro1">
          <table:table-cell table:formula="of:=DEC2HEX(HEX2DEC([.A612])+1)" office:value-type="string" office:string-value="E264" calcext:value-type="string">
            <text:p>E264</text:p>
          </table:table-cell>
          <table:table-cell table:number-columns-repeated="4"/>
        </table:table-row>
        <table:table-row table:style-name="ro1">
          <table:table-cell table:formula="of:=DEC2HEX(HEX2DEC([.A613])+1)" office:value-type="string" office:string-value="E265" calcext:value-type="string">
            <text:p>E265</text:p>
          </table:table-cell>
          <table:table-cell table:number-columns-repeated="4"/>
        </table:table-row>
        <table:table-row table:style-name="ro1">
          <table:table-cell table:formula="of:=DEC2HEX(HEX2DEC([.A614])+1)" office:value-type="string" office:string-value="E266" calcext:value-type="string">
            <text:p>E266</text:p>
          </table:table-cell>
          <table:table-cell table:number-columns-repeated="4"/>
        </table:table-row>
        <table:table-row table:style-name="ro1">
          <table:table-cell table:formula="of:=DEC2HEX(HEX2DEC([.A615])+1)" office:value-type="string" office:string-value="E267" calcext:value-type="string">
            <text:p>E267</text:p>
          </table:table-cell>
          <table:table-cell table:number-columns-repeated="4"/>
        </table:table-row>
        <table:table-row table:style-name="ro1">
          <table:table-cell table:formula="of:=DEC2HEX(HEX2DEC([.A616])+1)" office:value-type="string" office:string-value="E268" calcext:value-type="string">
            <text:p>E268</text:p>
          </table:table-cell>
          <table:table-cell table:number-columns-repeated="4"/>
        </table:table-row>
        <table:table-row table:style-name="ro1">
          <table:table-cell table:formula="of:=DEC2HEX(HEX2DEC([.A617])+1)" office:value-type="string" office:string-value="E269" calcext:value-type="string">
            <text:p>E269</text:p>
          </table:table-cell>
          <table:table-cell table:number-columns-repeated="4"/>
        </table:table-row>
        <table:table-row table:style-name="ro1">
          <table:table-cell table:formula="of:=DEC2HEX(HEX2DEC([.A618])+1)" office:value-type="string" office:string-value="E26A" calcext:value-type="string">
            <text:p>E26A</text:p>
          </table:table-cell>
          <table:table-cell table:number-columns-repeated="4"/>
        </table:table-row>
        <table:table-row table:style-name="ro1">
          <table:table-cell table:formula="of:=DEC2HEX(HEX2DEC([.A619])+1)" office:value-type="string" office:string-value="E26B" calcext:value-type="string">
            <text:p>E26B</text:p>
          </table:table-cell>
          <table:table-cell table:number-columns-repeated="4"/>
        </table:table-row>
        <table:table-row table:style-name="ro1">
          <table:table-cell table:formula="of:=DEC2HEX(HEX2DEC([.A620])+1)" office:value-type="string" office:string-value="E26C" calcext:value-type="string">
            <text:p>E26C</text:p>
          </table:table-cell>
          <table:table-cell table:number-columns-repeated="4"/>
        </table:table-row>
        <table:table-row table:style-name="ro1">
          <table:table-cell table:formula="of:=DEC2HEX(HEX2DEC([.A621])+1)" office:value-type="string" office:string-value="E26D" calcext:value-type="string">
            <text:p>E26D</text:p>
          </table:table-cell>
          <table:table-cell table:number-columns-repeated="4"/>
        </table:table-row>
        <table:table-row table:style-name="ro1">
          <table:table-cell table:formula="of:=DEC2HEX(HEX2DEC([.A622])+1)" office:value-type="string" office:string-value="E26E" calcext:value-type="string">
            <text:p>E26E</text:p>
          </table:table-cell>
          <table:table-cell table:number-columns-repeated="4"/>
        </table:table-row>
        <table:table-row table:style-name="ro1">
          <table:table-cell table:formula="of:=DEC2HEX(HEX2DEC([.A623])+1)" office:value-type="string" office:string-value="E26F" calcext:value-type="string">
            <text:p>E26F</text:p>
          </table:table-cell>
          <table:table-cell table:number-columns-repeated="4"/>
        </table:table-row>
        <table:table-row table:style-name="ro1">
          <table:table-cell table:formula="of:=DEC2HEX(HEX2DEC([.A624])+1)" office:value-type="string" office:string-value="E270" calcext:value-type="string">
            <text:p>E270</text:p>
          </table:table-cell>
          <table:table-cell table:number-columns-repeated="4"/>
        </table:table-row>
        <table:table-row table:style-name="ro1">
          <table:table-cell table:formula="of:=DEC2HEX(HEX2DEC([.A625])+1)" office:value-type="string" office:string-value="E271" calcext:value-type="string">
            <text:p>E271</text:p>
          </table:table-cell>
          <table:table-cell table:number-columns-repeated="4"/>
        </table:table-row>
        <table:table-row table:style-name="ro1">
          <table:table-cell table:formula="of:=DEC2HEX(HEX2DEC([.A626])+1)" office:value-type="string" office:string-value="E272" calcext:value-type="string">
            <text:p>E272</text:p>
          </table:table-cell>
          <table:table-cell table:number-columns-repeated="4"/>
        </table:table-row>
        <table:table-row table:style-name="ro1">
          <table:table-cell table:formula="of:=DEC2HEX(HEX2DEC([.A627])+1)" office:value-type="string" office:string-value="E273" calcext:value-type="string">
            <text:p>E273</text:p>
          </table:table-cell>
          <table:table-cell table:number-columns-repeated="4"/>
        </table:table-row>
        <table:table-row table:style-name="ro1">
          <table:table-cell table:formula="of:=DEC2HEX(HEX2DEC([.A628])+1)" office:value-type="string" office:string-value="E274" calcext:value-type="string">
            <text:p>E274</text:p>
          </table:table-cell>
          <table:table-cell table:number-columns-repeated="4"/>
        </table:table-row>
        <table:table-row table:style-name="ro1">
          <table:table-cell table:formula="of:=DEC2HEX(HEX2DEC([.A629])+1)" office:value-type="string" office:string-value="E275" calcext:value-type="string">
            <text:p>E275</text:p>
          </table:table-cell>
          <table:table-cell table:number-columns-repeated="4"/>
        </table:table-row>
        <table:table-row table:style-name="ro1">
          <table:table-cell table:formula="of:=DEC2HEX(HEX2DEC([.A630])+1)" office:value-type="string" office:string-value="E276" calcext:value-type="string">
            <text:p>E276</text:p>
          </table:table-cell>
          <table:table-cell table:number-columns-repeated="4"/>
        </table:table-row>
        <table:table-row table:style-name="ro1">
          <table:table-cell table:formula="of:=DEC2HEX(HEX2DEC([.A631])+1)" office:value-type="string" office:string-value="E277" calcext:value-type="string">
            <text:p>E277</text:p>
          </table:table-cell>
          <table:table-cell table:number-columns-repeated="4"/>
        </table:table-row>
        <table:table-row table:style-name="ro1">
          <table:table-cell table:formula="of:=DEC2HEX(HEX2DEC([.A632])+1)" office:value-type="string" office:string-value="E278" calcext:value-type="string">
            <text:p>E278</text:p>
          </table:table-cell>
          <table:table-cell table:number-columns-repeated="4"/>
        </table:table-row>
        <table:table-row table:style-name="ro1">
          <table:table-cell table:formula="of:=DEC2HEX(HEX2DEC([.A633])+1)" office:value-type="string" office:string-value="E279" calcext:value-type="string">
            <text:p>E279</text:p>
          </table:table-cell>
          <table:table-cell table:number-columns-repeated="4"/>
        </table:table-row>
        <table:table-row table:style-name="ro1">
          <table:table-cell table:formula="of:=DEC2HEX(HEX2DEC([.A634])+1)" office:value-type="string" office:string-value="E27A" calcext:value-type="string">
            <text:p>E27A</text:p>
          </table:table-cell>
          <table:table-cell table:number-columns-repeated="4"/>
        </table:table-row>
        <table:table-row table:style-name="ro1">
          <table:table-cell table:formula="of:=DEC2HEX(HEX2DEC([.A635])+1)" office:value-type="string" office:string-value="E27B" calcext:value-type="string">
            <text:p>E27B</text:p>
          </table:table-cell>
          <table:table-cell table:number-columns-repeated="4"/>
        </table:table-row>
        <table:table-row table:style-name="ro1">
          <table:table-cell table:formula="of:=DEC2HEX(HEX2DEC([.A636])+1)" office:value-type="string" office:string-value="E27C" calcext:value-type="string">
            <text:p>E27C</text:p>
          </table:table-cell>
          <table:table-cell table:number-columns-repeated="4"/>
        </table:table-row>
        <table:table-row table:style-name="ro1">
          <table:table-cell table:formula="of:=DEC2HEX(HEX2DEC([.A637])+1)" office:value-type="string" office:string-value="E27D" calcext:value-type="string">
            <text:p>E27D</text:p>
          </table:table-cell>
          <table:table-cell table:number-columns-repeated="4"/>
        </table:table-row>
        <table:table-row table:style-name="ro1">
          <table:table-cell table:formula="of:=DEC2HEX(HEX2DEC([.A638])+1)" office:value-type="string" office:string-value="E27E" calcext:value-type="string">
            <text:p>E27E</text:p>
          </table:table-cell>
          <table:table-cell table:number-columns-repeated="4"/>
        </table:table-row>
        <table:table-row table:style-name="ro1">
          <table:table-cell table:formula="of:=DEC2HEX(HEX2DEC([.A639])+1)" office:value-type="string" office:string-value="E27F" calcext:value-type="string">
            <text:p>E27F</text:p>
          </table:table-cell>
          <table:table-cell table:number-columns-repeated="4"/>
        </table:table-row>
        <table:table-row table:style-name="ro1">
          <table:table-cell table:formula="of:=DEC2HEX(HEX2DEC([.A640])+1)" office:value-type="string" office:string-value="E280" calcext:value-type="string">
            <text:p>E280</text:p>
          </table:table-cell>
          <table:table-cell table:number-columns-repeated="4"/>
        </table:table-row>
        <table:table-row table:style-name="ro1">
          <table:table-cell table:formula="of:=DEC2HEX(HEX2DEC([.A641])+1)" office:value-type="string" office:string-value="E281" calcext:value-type="string">
            <text:p>E281</text:p>
          </table:table-cell>
          <table:table-cell table:number-columns-repeated="4"/>
        </table:table-row>
        <table:table-row table:style-name="ro1">
          <table:table-cell table:formula="of:=DEC2HEX(HEX2DEC([.A642])+1)" office:value-type="string" office:string-value="E282" calcext:value-type="string">
            <text:p>E282</text:p>
          </table:table-cell>
          <table:table-cell table:number-columns-repeated="4"/>
        </table:table-row>
        <table:table-row table:style-name="ro1">
          <table:table-cell table:formula="of:=DEC2HEX(HEX2DEC([.A643])+1)" office:value-type="string" office:string-value="E283" calcext:value-type="string">
            <text:p>E283</text:p>
          </table:table-cell>
          <table:table-cell table:number-columns-repeated="4"/>
        </table:table-row>
        <table:table-row table:style-name="ro1">
          <table:table-cell table:formula="of:=DEC2HEX(HEX2DEC([.A644])+1)" office:value-type="string" office:string-value="E284" calcext:value-type="string">
            <text:p>E284</text:p>
          </table:table-cell>
          <table:table-cell table:number-columns-repeated="4"/>
        </table:table-row>
        <table:table-row table:style-name="ro1">
          <table:table-cell table:formula="of:=DEC2HEX(HEX2DEC([.A645])+1)" office:value-type="string" office:string-value="E285" calcext:value-type="string">
            <text:p>E285</text:p>
          </table:table-cell>
          <table:table-cell table:number-columns-repeated="4"/>
        </table:table-row>
        <table:table-row table:style-name="ro1">
          <table:table-cell table:formula="of:=DEC2HEX(HEX2DEC([.A646])+1)" office:value-type="string" office:string-value="E286" calcext:value-type="string">
            <text:p>E286</text:p>
          </table:table-cell>
          <table:table-cell table:number-columns-repeated="4"/>
        </table:table-row>
        <table:table-row table:style-name="ro1">
          <table:table-cell table:formula="of:=DEC2HEX(HEX2DEC([.A647])+1)" office:value-type="string" office:string-value="E287" calcext:value-type="string">
            <text:p>E287</text:p>
          </table:table-cell>
          <table:table-cell table:number-columns-repeated="4"/>
        </table:table-row>
        <table:table-row table:style-name="ro1">
          <table:table-cell table:formula="of:=DEC2HEX(HEX2DEC([.A648])+1)" office:value-type="string" office:string-value="E288" calcext:value-type="string">
            <text:p>E288</text:p>
          </table:table-cell>
          <table:table-cell table:number-columns-repeated="4"/>
        </table:table-row>
        <table:table-row table:style-name="ro1">
          <table:table-cell table:formula="of:=DEC2HEX(HEX2DEC([.A649])+1)" office:value-type="string" office:string-value="E289" calcext:value-type="string">
            <text:p>E289</text:p>
          </table:table-cell>
          <table:table-cell table:number-columns-repeated="4"/>
        </table:table-row>
        <table:table-row table:style-name="ro1">
          <table:table-cell table:formula="of:=DEC2HEX(HEX2DEC([.A650])+1)" office:value-type="string" office:string-value="E28A" calcext:value-type="string">
            <text:p>E28A</text:p>
          </table:table-cell>
          <table:table-cell table:number-columns-repeated="4"/>
        </table:table-row>
        <table:table-row table:style-name="ro1">
          <table:table-cell table:formula="of:=DEC2HEX(HEX2DEC([.A651])+1)" office:value-type="string" office:string-value="E28B" calcext:value-type="string">
            <text:p>E28B</text:p>
          </table:table-cell>
          <table:table-cell table:number-columns-repeated="4"/>
        </table:table-row>
        <table:table-row table:style-name="ro1">
          <table:table-cell table:formula="of:=DEC2HEX(HEX2DEC([.A652])+1)" office:value-type="string" office:string-value="E28C" calcext:value-type="string">
            <text:p>E28C</text:p>
          </table:table-cell>
          <table:table-cell table:number-columns-repeated="4"/>
        </table:table-row>
        <table:table-row table:style-name="ro1">
          <table:table-cell table:formula="of:=DEC2HEX(HEX2DEC([.A653])+1)" office:value-type="string" office:string-value="E28D" calcext:value-type="string">
            <text:p>E28D</text:p>
          </table:table-cell>
          <table:table-cell table:number-columns-repeated="4"/>
        </table:table-row>
        <table:table-row table:style-name="ro1">
          <table:table-cell table:formula="of:=DEC2HEX(HEX2DEC([.A654])+1)" office:value-type="string" office:string-value="E28E" calcext:value-type="string">
            <text:p>E28E</text:p>
          </table:table-cell>
          <table:table-cell table:number-columns-repeated="4"/>
        </table:table-row>
        <table:table-row table:style-name="ro1">
          <table:table-cell table:formula="of:=DEC2HEX(HEX2DEC([.A655])+1)" office:value-type="string" office:string-value="E28F" calcext:value-type="string">
            <text:p>E28F</text:p>
          </table:table-cell>
          <table:table-cell table:number-columns-repeated="4"/>
        </table:table-row>
        <table:table-row table:style-name="ro1">
          <table:table-cell table:formula="of:=DEC2HEX(HEX2DEC([.A656])+1)" office:value-type="string" office:string-value="E290" calcext:value-type="string">
            <text:p>E290</text:p>
          </table:table-cell>
          <table:table-cell table:number-columns-repeated="4"/>
        </table:table-row>
        <table:table-row table:style-name="ro1">
          <table:table-cell table:formula="of:=DEC2HEX(HEX2DEC([.A657])+1)" office:value-type="string" office:string-value="E291" calcext:value-type="string">
            <text:p>E291</text:p>
          </table:table-cell>
          <table:table-cell table:number-columns-repeated="4"/>
        </table:table-row>
        <table:table-row table:style-name="ro1">
          <table:table-cell table:formula="of:=DEC2HEX(HEX2DEC([.A658])+1)" office:value-type="string" office:string-value="E292" calcext:value-type="string">
            <text:p>E292</text:p>
          </table:table-cell>
          <table:table-cell table:number-columns-repeated="4"/>
        </table:table-row>
        <table:table-row table:style-name="ro1">
          <table:table-cell table:formula="of:=DEC2HEX(HEX2DEC([.A659])+1)" office:value-type="string" office:string-value="E293" calcext:value-type="string">
            <text:p>E293</text:p>
          </table:table-cell>
          <table:table-cell table:number-columns-repeated="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po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Glyph Name</text:p>
          </table:table-cell>
          <table:table-cell office:value-type="string" calcext:value-type="string">
            <text:p>Alternate Code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ison</text:p>
          </table:table-cell>
          <table:table-cell office:value-type="string" calcext:value-type="string">
            <text:p>1D046</text:p>
          </table:table-cell>
          <table:table-cell table:formula="of:=IF(AND([.D2]&lt;&gt;&quot;Reserved&quot;; [.D2] &lt;&gt; &quot;&quot;); &quot;0x&quot; &amp; [.A2] &amp; &quot; &quot; &amp;[.D2]; &quot;&quot;)" office:value-type="string" office:string-value="0xE000 ison" calcext:value-type="string">
            <text:p>0xE000 ison</text:p>
          </table:table-cell>
          <table:table-cell/>
        </table:table-row>
        <table:table-row table:style-name="ro1">
          <table:table-cell table:formula="of:=DEC2HEX(HEX2DEC([.A2])+1)" office:value-type="string" office:string-value="E001" calcext:value-type="string">
            <text:p>E00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1D047</text:p>
          </table:table-cell>
          <table:table-cell table:formula="of:=IF(AND([.D3]&lt;&gt;&quot;Reserved&quot;; [.D3] &lt;&gt; &quot;&quot;); &quot;0x&quot; &amp; [.A3] &amp; &quot; &quot; &amp;[.D3]; &quot;&quot;)" office:value-type="string" office:string-value="0xE001 oligon" calcext:value-type="string">
            <text:p>0xE001 oligon</text:p>
          </table:table-cell>
          <table:table-cell/>
        </table:table-row>
        <table:table-row table:style-name="ro1">
          <table:table-cell table:formula="of:=DEC2HEX(HEX2DEC([.A3])+1)" office:value-type="string" office:string-value="E002" calcext:value-type="string">
            <text:p>E00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Middle</text:p>
          </table:table-cell>
          <table:table-cell/>
          <table:table-cell table:formula="of:=IF(AND([.D4]&lt;&gt;&quot;Reserved&quot;; [.D4] &lt;&gt; &quot;&quot;); &quot;0x&quot; &amp; [.A4] &amp; &quot; &quot; &amp;[.D4]; &quot;&quot;)" office:value-type="string" office:string-value="0xE002 oligonKentimaMiddle" calcext:value-type="string">
            <text:p>0xE002 oligonKentimaMiddle</text:p>
          </table:table-cell>
          <table:table-cell/>
        </table:table-row>
        <table:table-row table:style-name="ro1">
          <table:table-cell table:formula="of:=DEC2HEX(HEX2DEC([.A4])+1)" office:value-type="string" office:string-value="E003" calcext:value-type="string">
            <text:p>E00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Below</text:p>
          </table:table-cell>
          <table:table-cell/>
          <table:table-cell table:formula="of:=IF(AND([.D5]&lt;&gt;&quot;Reserved&quot;; [.D5] &lt;&gt; &quot;&quot;); &quot;0x&quot; &amp; [.A5] &amp; &quot; &quot; &amp;[.D5]; &quot;&quot;)" office:value-type="string" office:string-value="0xE003 oligonKentimaBelow" calcext:value-type="string">
            <text:p>0xE003 oligonKentimaBelow</text:p>
          </table:table-cell>
          <table:table-cell/>
        </table:table-row>
        <table:table-row table:style-name="ro1">
          <table:table-cell table:formula="of:=DEC2HEX(HEX2DEC([.A5])+1)" office:value-type="string" office:string-value="E004" calcext:value-type="string">
            <text:p>E00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Above</text:p>
          </table:table-cell>
          <table:table-cell/>
          <table:table-cell table:formula="of:=IF(AND([.D6]&lt;&gt;&quot;Reserved&quot;; [.D6] &lt;&gt; &quot;&quot;); &quot;0x&quot; &amp; [.A6] &amp; &quot; &quot; &amp;[.D6]; &quot;&quot;)" office:value-type="string" office:string-value="0xE004 oligonKentimaAbove" calcext:value-type="string">
            <text:p>0xE004 oligonKentimaAbove</text:p>
          </table:table-cell>
          <table:table-cell/>
        </table:table-row>
        <table:table-row table:style-name="ro1">
          <table:table-cell table:formula="of:=DEC2HEX(HEX2DEC([.A6])+1)" office:value-type="string" office:string-value="E005" calcext:value-type="string">
            <text:p>E00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Right</text:p>
          </table:table-cell>
          <table:table-cell/>
          <table:table-cell table:formula="of:=IF(AND([.D7]&lt;&gt;&quot;Reserved&quot;; [.D7] &lt;&gt; &quot;&quot;); &quot;0x&quot; &amp; [.A7] &amp; &quot; &quot; &amp;[.D7]; &quot;&quot;)" office:value-type="string" office:string-value="0xE005 oligonYpsiliRight" calcext:value-type="string">
            <text:p>0xE005 oligonYpsiliRight</text:p>
          </table:table-cell>
          <table:table-cell/>
        </table:table-row>
        <table:table-row table:style-name="ro1">
          <table:table-cell table:formula="of:=DEC2HEX(HEX2DEC([.A7])+1)" office:value-type="string" office:string-value="E006" calcext:value-type="string">
            <text:p>E00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Left</text:p>
          </table:table-cell>
          <table:table-cell/>
          <table:table-cell table:formula="of:=IF(AND([.D8]&lt;&gt;&quot;Reserved&quot;; [.D8] &lt;&gt; &quot;&quot;); &quot;0x&quot; &amp; [.A8] &amp; &quot; &quot; &amp;[.D8]; &quot;&quot;)" office:value-type="string" office:string-value="0xE006 oligonYpsiliLeft" calcext:value-type="string">
            <text:p>0xE006 oligonYpsiliLeft</text:p>
          </table:table-cell>
          <table:table-cell/>
        </table:table-row>
        <table:table-row table:style-name="ro1">
          <table:table-cell table:formula="of:=DEC2HEX(HEX2DEC([.A8])+1)" office:value-type="string" office:string-value="E007" calcext:value-type="string">
            <text:p>E00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Right</text:p>
          </table:table-cell>
          <table:table-cell/>
          <table:table-cell table:formula="of:=IF(AND([.D9]&lt;&gt;&quot;Reserved&quot;; [.D9] &lt;&gt; &quot;&quot;); &quot;0x&quot; &amp; [.A9] &amp; &quot; &quot; &amp;[.D9]; &quot;&quot;)" office:value-type="string" office:string-value="0xE007 oligonYpsiliKentimaRight" calcext:value-type="string">
            <text:p>0xE007 oligonYpsiliKentimaRight</text:p>
          </table:table-cell>
          <table:table-cell/>
        </table:table-row>
        <table:table-row table:style-name="ro1">
          <table:table-cell table:formula="of:=DEC2HEX(HEX2DEC([.A9])+1)" office:value-type="string" office:string-value="E008" calcext:value-type="string">
            <text:p>E00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Middle</text:p>
          </table:table-cell>
          <table:table-cell/>
          <table:table-cell table:formula="of:=IF(AND([.D10]&lt;&gt;&quot;Reserved&quot;; [.D10] &lt;&gt; &quot;&quot;); &quot;0x&quot; &amp; [.A10] &amp; &quot; &quot; &amp;[.D10]; &quot;&quot;)" office:value-type="string" office:string-value="0xE008 oligonYpsiliKentimaMiddle" calcext:value-type="string">
            <text:p>0xE008 oligonYpsiliKentimaMiddle</text:p>
          </table:table-cell>
          <table:table-cell/>
        </table:table-row>
        <table:table-row table:style-name="ro1">
          <table:table-cell table:formula="of:=DEC2HEX(HEX2DEC([.A10])+1)" office:value-type="string" office:string-value="E009" calcext:value-type="string">
            <text:p>E00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</text:p>
          </table:table-cell>
          <table:table-cell/>
          <table:table-cell table:formula="of:=IF(AND([.D11]&lt;&gt;&quot;Reserved&quot;; [.D11] &lt;&gt; &quot;&quot;); &quot;0x&quot; &amp; [.A11] &amp; &quot; &quot; &amp;[.D11]; &quot;&quot;)" office:value-type="string" office:string-value="0xE009 oligonDoubleYpsili" calcext:value-type="string">
            <text:p>0xE009 oligonDoubleYpsili</text:p>
          </table:table-cell>
          <table:table-cell/>
        </table:table-row>
        <table:table-row table:style-name="ro1">
          <table:table-cell table:formula="of:=DEC2HEX(HEX2DEC([.A11])+1)" office:value-type="string" office:string-value="E00A" calcext:value-type="string">
            <text:p>E00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ta</text:p>
          </table:table-cell>
          <table:table-cell/>
          <table:table-cell table:formula="of:=IF(AND([.D12]&lt;&gt;&quot;Reserved&quot;; [.D12] &lt;&gt; &quot;&quot;); &quot;0x&quot; &amp; [.A12] &amp; &quot; &quot; &amp;[.D12]; &quot;&quot;)" office:value-type="string" office:string-value="0xE00A oligonDoubleYpsiliKentimata" calcext:value-type="string">
            <text:p>0xE00A oligonDoubleYpsiliKentimata</text:p>
          </table:table-cell>
          <table:table-cell/>
        </table:table-row>
        <table:table-row table:style-name="ro1">
          <table:table-cell table:formula="of:=DEC2HEX(HEX2DEC([.A12])+1)" office:value-type="string" office:string-value="E00B" calcext:value-type="string">
            <text:p>E00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Right</text:p>
          </table:table-cell>
          <table:table-cell/>
          <table:table-cell table:formula="of:=IF(AND([.D13]&lt;&gt;&quot;Reserved&quot;; [.D13] &lt;&gt; &quot;&quot;); &quot;0x&quot; &amp; [.A13] &amp; &quot; &quot; &amp;[.D13]; &quot;&quot;)" office:value-type="string" office:string-value="0xE00B oligonDoubleYpsiliKentimaRight" calcext:value-type="string">
            <text:p>0xE00B oligonDoubleYpsiliKentimaRight</text:p>
          </table:table-cell>
          <table:table-cell/>
        </table:table-row>
        <table:table-row table:style-name="ro1">
          <table:table-cell table:formula="of:=DEC2HEX(HEX2DEC([.A13])+1)" office:value-type="string" office:string-value="E00C" calcext:value-type="string">
            <text:p>E00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Left</text:p>
          </table:table-cell>
          <table:table-cell/>
          <table:table-cell table:formula="of:=IF(AND([.D14]&lt;&gt;&quot;Reserved&quot;; [.D14] &lt;&gt; &quot;&quot;); &quot;0x&quot; &amp; [.A14] &amp; &quot; &quot; &amp;[.D14]; &quot;&quot;)" office:value-type="string" office:string-value="0xE00C oligonDoubleYpsiliKentimaLeft" calcext:value-type="string">
            <text:p>0xE00C oligonDoubleYpsiliKentimaLeft</text:p>
          </table:table-cell>
          <table:table-cell/>
        </table:table-row>
        <table:table-row table:style-name="ro1">
          <table:table-cell table:formula="of:=DEC2HEX(HEX2DEC([.A14])+1)" office:value-type="string" office:string-value="E00D" calcext:value-type="string">
            <text:p>E00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</text:p>
          </table:table-cell>
          <table:table-cell/>
          <table:table-cell table:formula="of:=IF(AND([.D15]&lt;&gt;&quot;Reserved&quot;; [.D15] &lt;&gt; &quot;&quot;); &quot;0x&quot; &amp; [.A15] &amp; &quot; &quot; &amp;[.D15]; &quot;&quot;)" office:value-type="string" office:string-value="0xE00D oligonTripleYpsili" calcext:value-type="string">
            <text:p>0xE00D oligonTripleYpsili</text:p>
          </table:table-cell>
          <table:table-cell/>
        </table:table-row>
        <table:table-row table:style-name="ro1">
          <table:table-cell table:formula="of:=DEC2HEX(HEX2DEC([.A15])+1)" office:value-type="string" office:string-value="E00E" calcext:value-type="string">
            <text:p>E00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Kentimata</text:p>
          </table:table-cell>
          <table:table-cell/>
          <table:table-cell table:formula="of:=IF(AND([.D16]&lt;&gt;&quot;Reserved&quot;; [.D16] &lt;&gt; &quot;&quot;); &quot;0x&quot; &amp; [.A16] &amp; &quot; &quot; &amp;[.D16]; &quot;&quot;)" office:value-type="string" office:string-value="0xE00E oligonTripleYpsiliKentimata" calcext:value-type="string">
            <text:p>0xE00E oligonTripleYpsiliKentimata</text:p>
          </table:table-cell>
          <table:table-cell/>
        </table:table-row>
        <table:table-row table:style-name="ro1">
          <table:table-cell table:formula="of:=DEC2HEX(HEX2DEC([.A16])+1)" office:value-type="string" office:string-value="E00F" calcext:value-type="string">
            <text:p>E00F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TripleYpsiliKentima</text:p>
          </table:table-cell>
          <table:table-cell/>
          <table:table-cell table:formula="of:=IF(AND([.D17]&lt;&gt;&quot;Reserved&quot;; [.D17] &lt;&gt; &quot;&quot;); &quot;0x&quot; &amp; [.A17] &amp; &quot; &quot; &amp;[.D17]; &quot;&quot;)" office:value-type="string" office:string-value="0xE00F oligonTripleYpsiliKentima" calcext:value-type="string">
            <text:p>0xE00F oligonTripleYpsiliKentima</text:p>
          </table:table-cell>
          <table:table-cell/>
        </table:table-row>
        <table:table-row table:style-name="ro1">
          <table:table-cell table:formula="of:=DEC2HEX(HEX2DEC([.A17])+1)" office:value-type="string" office:string-value="E010" calcext:value-type="string">
            <text:p>E01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Ison</text:p>
          </table:table-cell>
          <table:table-cell/>
          <table:table-cell table:formula="of:=IF(AND([.D18]&lt;&gt;&quot;Reserved&quot;; [.D18] &lt;&gt; &quot;&quot;); &quot;0x&quot; &amp; [.A18] &amp; &quot; &quot; &amp;[.D18]; &quot;&quot;)" office:value-type="string" office:string-value="0xE010 oligonIson" calcext:value-type="string">
            <text:p>0xE010 oligonIson</text:p>
          </table:table-cell>
          <table:table-cell/>
        </table:table-row>
        <table:table-row table:style-name="ro1">
          <table:table-cell table:formula="of:=DEC2HEX(HEX2DEC([.A18])+1)" office:value-type="string" office:string-value="E011" calcext:value-type="string">
            <text:p>E01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Apostrofos</text:p>
          </table:table-cell>
          <table:table-cell/>
          <table:table-cell table:formula="of:=IF(AND([.D19]&lt;&gt;&quot;Reserved&quot;; [.D19] &lt;&gt; &quot;&quot;); &quot;0x&quot; &amp; [.A19] &amp; &quot; &quot; &amp;[.D19]; &quot;&quot;)" office:value-type="string" office:string-value="0xE011 oligonApostrofos" calcext:value-type="string">
            <text:p>0xE011 oligonApostrofos</text:p>
          </table:table-cell>
          <table:table-cell/>
        </table:table-row>
        <table:table-row table:style-name="ro1">
          <table:table-cell table:formula="of:=DEC2HEX(HEX2DEC([.A19])+1)" office:value-type="string" office:string-value="E012" calcext:value-type="string">
            <text:p>E01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Yporroi</text:p>
          </table:table-cell>
          <table:table-cell/>
          <table:table-cell table:formula="of:=IF(AND([.D20]&lt;&gt;&quot;Reserved&quot;; [.D20] &lt;&gt; &quot;&quot;); &quot;0x&quot; &amp; [.A20] &amp; &quot; &quot; &amp;[.D20]; &quot;&quot;)" office:value-type="string" office:string-value="0xE012 oligonYporroi" calcext:value-type="string">
            <text:p>0xE012 oligonYporroi</text:p>
          </table:table-cell>
          <table:table-cell/>
        </table:table-row>
        <table:table-row table:style-name="ro1">
          <table:table-cell table:formula="of:=DEC2HEX(HEX2DEC([.A20])+1)" office:value-type="string" office:string-value="E013" calcext:value-type="string">
            <text:p>E01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</text:p>
          </table:table-cell>
          <table:table-cell/>
          <table:table-cell table:formula="of:=IF(AND([.D21]&lt;&gt;&quot;Reserved&quot;; [.D21] &lt;&gt; &quot;&quot;); &quot;0x&quot; &amp; [.A21] &amp; &quot; &quot; &amp;[.D21]; &quot;&quot;)" office:value-type="string" office:string-value="0xE013 oligonElafron" calcext:value-type="string">
            <text:p>0xE013 oligonElafron</text:p>
          </table:table-cell>
          <table:table-cell/>
        </table:table-row>
        <table:table-row table:style-name="ro1">
          <table:table-cell table:formula="of:=DEC2HEX(HEX2DEC([.A21])+1)" office:value-type="string" office:string-value="E014" calcext:value-type="string">
            <text:p>E01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Apostrofos</text:p>
          </table:table-cell>
          <table:table-cell/>
          <table:table-cell table:formula="of:=IF(AND([.D22]&lt;&gt;&quot;Reserved&quot;; [.D22] &lt;&gt; &quot;&quot;); &quot;0x&quot; &amp; [.A22] &amp; &quot; &quot; &amp;[.D22]; &quot;&quot;)" office:value-type="string" office:string-value="0xE014 oligonElafronApostrofos" calcext:value-type="string">
            <text:p>0xE014 oligonElafronApostrofos</text:p>
          </table:table-cell>
          <table:table-cell/>
        </table:table-row>
        <table:table-row table:style-name="ro1">
          <table:table-cell table:formula="of:=DEC2HEX(HEX2DEC([.A22])+1)" office:value-type="string" office:string-value="E015" calcext:value-type="string">
            <text:p>E01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oligonChamili</text:p>
          </table:table-cell>
          <table:table-cell/>
          <table:table-cell table:formula="of:=IF(AND([.D23]&lt;&gt;&quot;Reserved&quot;; [.D23] &lt;&gt; &quot;&quot;); &quot;0x&quot; &amp; [.A23] &amp; &quot; &quot; &amp;[.D23]; &quot;&quot;)" office:value-type="string" office:string-value="0xE015 oligonChamili" calcext:value-type="string">
            <text:p>0xE015 oligonChamili</text:p>
          </table:table-cell>
          <table:table-cell/>
        </table:table-row>
        <table:table-row table:style-name="ro1">
          <table:table-cell table:formula="of:=DEC2HEX(HEX2DEC([.A23])+1)" office:value-type="string" office:string-value="E016" calcext:value-type="string">
            <text:p>E01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]&lt;&gt;&quot;Reserved&quot;; [.D24] &lt;&gt; &quot;&quot;); &quot;0x&quot; &amp; [.A24] &amp; &quot; &quot; &amp;[.D24]; &quot;&quot;)">
            <text:p/>
          </table:table-cell>
          <table:table-cell/>
        </table:table-row>
        <table:table-row table:style-name="ro1">
          <table:table-cell table:formula="of:=DEC2HEX(HEX2DEC([.A24])+1)" office:value-type="string" office:string-value="E017" calcext:value-type="string">
            <text:p>E01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]&lt;&gt;&quot;Reserved&quot;; [.D25] &lt;&gt; &quot;&quot;); &quot;0x&quot; &amp; [.A25] &amp; &quot; &quot; &amp;[.D25]; &quot;&quot;)">
            <text:p/>
          </table:table-cell>
          <table:table-cell/>
        </table:table-row>
        <table:table-row table:style-name="ro1">
          <table:table-cell table:formula="of:=DEC2HEX(HEX2DEC([.A25])+1)" office:value-type="string" office:string-value="E018" calcext:value-type="string">
            <text:p>E01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]&lt;&gt;&quot;Reserved&quot;; [.D26] &lt;&gt; &quot;&quot;); &quot;0x&quot; &amp; [.A26] &amp; &quot; &quot; &amp;[.D26]; &quot;&quot;)">
            <text:p/>
          </table:table-cell>
          <table:table-cell/>
        </table:table-row>
        <table:table-row table:style-name="ro1">
          <table:table-cell table:formula="of:=DEC2HEX(HEX2DEC([.A26])+1)" office:value-type="string" office:string-value="E019" calcext:value-type="string">
            <text:p>E01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]&lt;&gt;&quot;Reserved&quot;; [.D27] &lt;&gt; &quot;&quot;); &quot;0x&quot; &amp; [.A27] &amp; &quot; &quot; &amp;[.D27]; &quot;&quot;)">
            <text:p/>
          </table:table-cell>
          <table:table-cell/>
        </table:table-row>
        <table:table-row table:style-name="ro1">
          <table:table-cell table:formula="of:=DEC2HEX(HEX2DEC([.A27])+1)" office:value-type="string" office:string-value="E01A" calcext:value-type="string">
            <text:p>E01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]&lt;&gt;&quot;Reserved&quot;; [.D28] &lt;&gt; &quot;&quot;); &quot;0x&quot; &amp; [.A28] &amp; &quot; &quot; &amp;[.D28]; &quot;&quot;)">
            <text:p/>
          </table:table-cell>
          <table:table-cell/>
        </table:table-row>
        <table:table-row table:style-name="ro1">
          <table:table-cell table:formula="of:=DEC2HEX(HEX2DEC([.A28])+1)" office:value-type="string" office:string-value="E01B" calcext:value-type="string">
            <text:p>E01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]&lt;&gt;&quot;Reserved&quot;; [.D29] &lt;&gt; &quot;&quot;); &quot;0x&quot; &amp; [.A29] &amp; &quot; &quot; &amp;[.D29]; &quot;&quot;)">
            <text:p/>
          </table:table-cell>
          <table:table-cell/>
        </table:table-row>
        <table:table-row table:style-name="ro1">
          <table:table-cell table:formula="of:=DEC2HEX(HEX2DEC([.A29])+1)" office:value-type="string" office:string-value="E01C" calcext:value-type="string">
            <text:p>E01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]&lt;&gt;&quot;Reserved&quot;; [.D30] &lt;&gt; &quot;&quot;); &quot;0x&quot; &amp; [.A30] &amp; &quot; &quot; &amp;[.D30]; &quot;&quot;)">
            <text:p/>
          </table:table-cell>
          <table:table-cell/>
        </table:table-row>
        <table:table-row table:style-name="ro1">
          <table:table-cell table:formula="of:=DEC2HEX(HEX2DEC([.A30])+1)" office:value-type="string" office:string-value="E01D" calcext:value-type="string">
            <text:p>E01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1]&lt;&gt;&quot;Reserved&quot;; [.D31] &lt;&gt; &quot;&quot;); &quot;0x&quot; &amp; [.A31] &amp; &quot; &quot; &amp;[.D31]; &quot;&quot;)">
            <text:p/>
          </table:table-cell>
          <table:table-cell/>
        </table:table-row>
        <table:table-row table:style-name="ro1">
          <table:table-cell table:formula="of:=DEC2HEX(HEX2DEC([.A31])+1)" office:value-type="string" office:string-value="E01E" calcext:value-type="string">
            <text:p>E01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2]&lt;&gt;&quot;Reserved&quot;; [.D32] &lt;&gt; &quot;&quot;); &quot;0x&quot; &amp; [.A32] &amp; &quot; &quot; &amp;[.D32]; &quot;&quot;)">
            <text:p/>
          </table:table-cell>
          <table:table-cell/>
        </table:table-row>
        <table:table-row table:style-name="ro1">
          <table:table-cell table:formula="of:=DEC2HEX(HEX2DEC([.A32])+1)" office:value-type="string" office:string-value="E01F" calcext:value-type="string">
            <text:p>E01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3]&lt;&gt;&quot;Reserved&quot;; [.D33] &lt;&gt; &quot;&quot;); &quot;0x&quot; &amp; [.A33] &amp; &quot; &quot; &amp;[.D33]; &quot;&quot;)">
            <text:p/>
          </table:table-cell>
          <table:table-cell/>
        </table:table-row>
        <table:table-row table:style-name="ro1">
          <table:table-cell table:formula="of:=DEC2HEX(HEX2DEC([.A33])+1)" office:value-type="string" office:string-value="E020" calcext:value-type="string">
            <text:p>E02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isonApostrofos</text:p>
          </table:table-cell>
          <table:table-cell/>
          <table:table-cell table:formula="of:=IF(AND([.D34]&lt;&gt;&quot;Reserved&quot;; [.D34] &lt;&gt; &quot;&quot;); &quot;0x&quot; &amp; [.A34] &amp; &quot; &quot; &amp;[.D34]; &quot;&quot;)" office:value-type="string" office:string-value="0xE020 isonApostrofos" calcext:value-type="string">
            <text:p>0xE020 isonApostrofos</text:p>
          </table:table-cell>
          <table:table-cell/>
        </table:table-row>
        <table:table-row table:style-name="ro1">
          <table:table-cell table:formula="of:=DEC2HEX(HEX2DEC([.A34])+1)" office:value-type="string" office:string-value="E021" calcext:value-type="string">
            <text:p>E02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/>
          <table:table-cell table:formula="of:=IF(AND([.D35]&lt;&gt;&quot;Reserved&quot;; [.D35] &lt;&gt; &quot;&quot;); &quot;0x&quot; &amp; [.A35] &amp; &quot; &quot; &amp;[.D35]; &quot;&quot;)" office:value-type="string" office:string-value="0xE021 apostrofos" calcext:value-type="string">
            <text:p>0xE021 apostrofos</text:p>
          </table:table-cell>
          <table:table-cell/>
        </table:table-row>
        <table:table-row table:style-name="ro1">
          <table:table-cell table:formula="of:=DEC2HEX(HEX2DEC([.A35])+1)" office:value-type="string" office:string-value="E022" calcext:value-type="string">
            <text:p>E02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Syndesmos</text:p>
          </table:table-cell>
          <table:table-cell/>
          <table:table-cell table:formula="of:=IF(AND([.D36]&lt;&gt;&quot;Reserved&quot;; [.D36] &lt;&gt; &quot;&quot;); &quot;0x&quot; &amp; [.A36] &amp; &quot; &quot; &amp;[.D36]; &quot;&quot;)" office:value-type="string" office:string-value="0xE022 apostrofosSyndesmos" calcext:value-type="string">
            <text:p>0xE022 apostrofosSyndesmos</text:p>
          </table:table-cell>
          <table:table-cell/>
        </table:table-row>
        <table:table-row table:style-name="ro1">
          <table:table-cell table:formula="of:=DEC2HEX(HEX2DEC([.A36])+1)" office:value-type="string" office:string-value="E023" calcext:value-type="string">
            <text:p>E02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yporroi</text:p>
          </table:table-cell>
          <table:table-cell/>
          <table:table-cell table:formula="of:=IF(AND([.D37]&lt;&gt;&quot;Reserved&quot;; [.D37] &lt;&gt; &quot;&quot;); &quot;0x&quot; &amp; [.A37] &amp; &quot; &quot; &amp;[.D37]; &quot;&quot;)" office:value-type="string" office:string-value="0xE023 yporroi" calcext:value-type="string">
            <text:p>0xE023 yporroi</text:p>
          </table:table-cell>
          <table:table-cell/>
        </table:table-row>
        <table:table-row table:style-name="ro1">
          <table:table-cell table:formula="of:=DEC2HEX(HEX2DEC([.A37])+1)" office:value-type="string" office:string-value="E024" calcext:value-type="string">
            <text:p>E02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/>
          <table:table-cell table:formula="of:=IF(AND([.D38]&lt;&gt;&quot;Reserved&quot;; [.D38] &lt;&gt; &quot;&quot;); &quot;0x&quot; &amp; [.A38] &amp; &quot; &quot; &amp;[.D38]; &quot;&quot;)" office:value-type="string" office:string-value="0xE024 elafron" calcext:value-type="string">
            <text:p>0xE024 elafron</text:p>
          </table:table-cell>
          <table:table-cell/>
        </table:table-row>
        <table:table-row table:style-name="ro1">
          <table:table-cell table:formula="of:=DEC2HEX(HEX2DEC([.A38])+1)" office:value-type="string" office:string-value="E025" calcext:value-type="string">
            <text:p>E02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runningElafron</text:p>
          </table:table-cell>
          <table:table-cell/>
          <table:table-cell table:formula="of:=IF(AND([.D39]&lt;&gt;&quot;Reserved&quot;; [.D39] &lt;&gt; &quot;&quot;); &quot;0x&quot; &amp; [.A39] &amp; &quot; &quot; &amp;[.D39]; &quot;&quot;)" office:value-type="string" office:string-value="0xE025 runningElafron" calcext:value-type="string">
            <text:p>0xE025 runningElafron</text:p>
          </table:table-cell>
          <table:table-cell/>
        </table:table-row>
        <table:table-row table:style-name="ro1">
          <table:table-cell table:formula="of:=DEC2HEX(HEX2DEC([.A39])+1)" office:value-type="string" office:string-value="E026" calcext:value-type="string">
            <text:p>E02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Apostrofos</text:p>
          </table:table-cell>
          <table:table-cell/>
          <table:table-cell table:formula="of:=IF(AND([.D40]&lt;&gt;&quot;Reserved&quot;; [.D40] &lt;&gt; &quot;&quot;); &quot;0x&quot; &amp; [.A40] &amp; &quot; &quot; &amp;[.D40]; &quot;&quot;)" office:value-type="string" office:string-value="0xE026 elafronApostrofos" calcext:value-type="string">
            <text:p>0xE026 elafronApostrofos</text:p>
          </table:table-cell>
          <table:table-cell/>
        </table:table-row>
        <table:table-row table:style-name="ro1">
          <table:table-cell table:formula="of:=DEC2HEX(HEX2DEC([.A40])+1)" office:value-type="string" office:string-value="E027" calcext:value-type="string">
            <text:p>E02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</text:p>
          </table:table-cell>
          <table:table-cell/>
          <table:table-cell table:formula="of:=IF(AND([.D41]&lt;&gt;&quot;Reserved&quot;; [.D41] &lt;&gt; &quot;&quot;); &quot;0x&quot; &amp; [.A41] &amp; &quot; &quot; &amp;[.D41]; &quot;&quot;)" office:value-type="string" office:string-value="0xE027 chamili" calcext:value-type="string">
            <text:p>0xE027 chamili</text:p>
          </table:table-cell>
          <table:table-cell/>
        </table:table-row>
        <table:table-row table:style-name="ro1">
          <table:table-cell table:formula="of:=DEC2HEX(HEX2DEC([.A41])+1)" office:value-type="string" office:string-value="E028" calcext:value-type="string">
            <text:p>E02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Apostrofos</text:p>
          </table:table-cell>
          <table:table-cell/>
          <table:table-cell table:formula="of:=IF(AND([.D42]&lt;&gt;&quot;Reserved&quot;; [.D42] &lt;&gt; &quot;&quot;); &quot;0x&quot; &amp; [.A42] &amp; &quot; &quot; &amp;[.D42]; &quot;&quot;)" office:value-type="string" office:string-value="0xE028 chamiliApostrofos" calcext:value-type="string">
            <text:p>0xE028 chamiliApostrofos</text:p>
          </table:table-cell>
          <table:table-cell/>
        </table:table-row>
        <table:table-row table:style-name="ro1">
          <table:table-cell table:formula="of:=DEC2HEX(HEX2DEC([.A42])+1)" office:value-type="string" office:string-value="E029" calcext:value-type="string">
            <text:p>E02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</text:p>
          </table:table-cell>
          <table:table-cell/>
          <table:table-cell table:formula="of:=IF(AND([.D43]&lt;&gt;&quot;Reserved&quot;; [.D43] &lt;&gt; &quot;&quot;); &quot;0x&quot; &amp; [.A43] &amp; &quot; &quot; &amp;[.D43]; &quot;&quot;)" office:value-type="string" office:string-value="0xE029 chamiliElafron" calcext:value-type="string">
            <text:p>0xE029 chamiliElafron</text:p>
          </table:table-cell>
          <table:table-cell/>
        </table:table-row>
        <table:table-row table:style-name="ro1">
          <table:table-cell table:formula="of:=DEC2HEX(HEX2DEC([.A43])+1)" office:value-type="string" office:string-value="E02A" calcext:value-type="string">
            <text:p>E02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Apostrofos</text:p>
          </table:table-cell>
          <table:table-cell/>
          <table:table-cell table:formula="of:=IF(AND([.D44]&lt;&gt;&quot;Reserved&quot;; [.D44] &lt;&gt; &quot;&quot;); &quot;0x&quot; &amp; [.A44] &amp; &quot; &quot; &amp;[.D44]; &quot;&quot;)" office:value-type="string" office:string-value="0xE02A chamiliElafronApostrofos" calcext:value-type="string">
            <text:p>0xE02A chamiliElafronApostrofos</text:p>
          </table:table-cell>
          <table:table-cell/>
        </table:table-row>
        <table:table-row table:style-name="ro1">
          <table:table-cell table:formula="of:=DEC2HEX(HEX2DEC([.A44])+1)" office:value-type="string" office:string-value="E02B" calcext:value-type="string">
            <text:p>E02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</text:p>
          </table:table-cell>
          <table:table-cell/>
          <table:table-cell table:formula="of:=IF(AND([.D45]&lt;&gt;&quot;Reserved&quot;; [.D45] &lt;&gt; &quot;&quot;); &quot;0x&quot; &amp; [.A45] &amp; &quot; &quot; &amp;[.D45]; &quot;&quot;)" office:value-type="string" office:string-value="0xE02B doubleChamili" calcext:value-type="string">
            <text:p>0xE02B doub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C" calcext:value-type="string">
            <text:p>E02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Apostrofos</text:p>
          </table:table-cell>
          <table:table-cell/>
          <table:table-cell table:formula="of:=IF(AND([.D46]&lt;&gt;&quot;Reserved&quot;; [.D46] &lt;&gt; &quot;&quot;); &quot;0x&quot; &amp; [.A46] &amp; &quot; &quot; &amp;[.D46]; &quot;&quot;)" office:value-type="string" office:string-value="0xE02C doubleChamiliApostrofos" calcext:value-type="string">
            <text:p>0xE02C doubleChamiliApostrofos</text:p>
          </table:table-cell>
          <table:table-cell/>
        </table:table-row>
        <table:table-row table:style-name="ro1">
          <table:table-cell table:formula="of:=DEC2HEX(HEX2DEC([.A46])+1)" office:value-type="string" office:string-value="E02D" calcext:value-type="string">
            <text:p>E02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doubleChamiliElafron</text:p>
          </table:table-cell>
          <table:table-cell/>
          <table:table-cell table:formula="of:=IF(AND([.D47]&lt;&gt;&quot;Reserved&quot;; [.D47] &lt;&gt; &quot;&quot;); &quot;0x&quot; &amp; [.A47] &amp; &quot; &quot; &amp;[.D47]; &quot;&quot;)" office:value-type="string" office:string-value="0xE02D doubleChamiliElafron" calcext:value-type="string">
            <text:p>0xE02D doubleChamiliElafron</text:p>
          </table:table-cell>
          <table:table-cell/>
        </table:table-row>
        <table:table-row table:style-name="ro2">
          <table:table-cell table:formula="of:=DEC2HEX(HEX2DEC([.A47])+1)" office:value-type="string" office:string-value="E02E" calcext:value-type="string">
            <text:p>E02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<text:span text:style-name="T1">doubleC</text:span>hamiliElafronApostrofos</text:p>
          </table:table-cell>
          <table:table-cell/>
          <table:table-cell table:formula="of:=IF(AND([.D48]&lt;&gt;&quot;Reserved&quot;; [.D48] &lt;&gt; &quot;&quot;); &quot;0x&quot; &amp; [.A48] &amp; &quot; &quot; &amp;[.D48]; &quot;&quot;)" office:value-type="string" office:string-value="0xE02E doubleChamiliElafronApostrofos" calcext:value-type="string">
            <text:p>0xE02E doubleChamiliElafronApostrofos</text:p>
          </table:table-cell>
          <table:table-cell/>
        </table:table-row>
        <table:table-row table:style-name="ro1">
          <table:table-cell table:formula="of:=DEC2HEX(HEX2DEC([.A48])+1)" office:value-type="string" office:string-value="E02F" calcext:value-type="string">
            <text:p>E02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tripleChamili</text:p>
          </table:table-cell>
          <table:table-cell/>
          <table:table-cell table:formula="of:=IF(AND([.D49]&lt;&gt;&quot;Reserved&quot;; [.D49] &lt;&gt; &quot;&quot;); &quot;0x&quot; &amp; [.A49] &amp; &quot; &quot; &amp;[.D49]; &quot;&quot;)" office:value-type="string" office:string-value="0xE02F tripleChamili" calcext:value-type="string">
            <text:p>0xE02F tripleChamili</text:p>
          </table:table-cell>
          <table:table-cell/>
        </table:table-row>
        <table:table-row table:style-name="ro1">
          <table:table-cell table:formula="of:=DEC2HEX(HEX2DEC([.A49])+1)" office:value-type="string" office:string-value="E030" calcext:value-type="string">
            <text:p>E03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0]&lt;&gt;&quot;Reserved&quot;; [.D50] &lt;&gt; &quot;&quot;); &quot;0x&quot; &amp; [.A50] &amp; &quot; &quot; &amp;[.D50]; &quot;&quot;)">
            <text:p/>
          </table:table-cell>
          <table:table-cell/>
        </table:table-row>
        <table:table-row table:style-name="ro1">
          <table:table-cell table:formula="of:=DEC2HEX(HEX2DEC([.A50])+1)" office:value-type="string" office:string-value="E031" calcext:value-type="string">
            <text:p>E03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1]&lt;&gt;&quot;Reserved&quot;; [.D51] &lt;&gt; &quot;&quot;); &quot;0x&quot; &amp; [.A51] &amp; &quot; &quot; &amp;[.D51]; &quot;&quot;)">
            <text:p/>
          </table:table-cell>
          <table:table-cell/>
        </table:table-row>
        <table:table-row table:style-name="ro1">
          <table:table-cell table:formula="of:=DEC2HEX(HEX2DEC([.A51])+1)" office:value-type="string" office:string-value="E032" calcext:value-type="string">
            <text:p>E03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2]&lt;&gt;&quot;Reserved&quot;; [.D52] &lt;&gt; &quot;&quot;); &quot;0x&quot; &amp; [.A52] &amp; &quot; &quot; &amp;[.D52]; &quot;&quot;)">
            <text:p/>
          </table:table-cell>
          <table:table-cell/>
        </table:table-row>
        <table:table-row table:style-name="ro1">
          <table:table-cell table:formula="of:=DEC2HEX(HEX2DEC([.A52])+1)" office:value-type="string" office:string-value="E033" calcext:value-type="string">
            <text:p>E03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3]&lt;&gt;&quot;Reserved&quot;; [.D53] &lt;&gt; &quot;&quot;); &quot;0x&quot; &amp; [.A53] &amp; &quot; &quot; &amp;[.D53]; &quot;&quot;)">
            <text:p/>
          </table:table-cell>
          <table:table-cell/>
        </table:table-row>
        <table:table-row table:style-name="ro1">
          <table:table-cell table:formula="of:=DEC2HEX(HEX2DEC([.A53])+1)" office:value-type="string" office:string-value="E034" calcext:value-type="string">
            <text:p>E03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4]&lt;&gt;&quot;Reserved&quot;; [.D54] &lt;&gt; &quot;&quot;); &quot;0x&quot; &amp; [.A54] &amp; &quot; &quot; &amp;[.D54]; &quot;&quot;)">
            <text:p/>
          </table:table-cell>
          <table:table-cell/>
        </table:table-row>
        <table:table-row table:style-name="ro1">
          <table:table-cell table:formula="of:=DEC2HEX(HEX2DEC([.A54])+1)" office:value-type="string" office:string-value="E035" calcext:value-type="string">
            <text:p>E03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5]&lt;&gt;&quot;Reserved&quot;; [.D55] &lt;&gt; &quot;&quot;); &quot;0x&quot; &amp; [.A55] &amp; &quot; &quot; &amp;[.D55]; &quot;&quot;)">
            <text:p/>
          </table:table-cell>
          <table:table-cell/>
        </table:table-row>
        <table:table-row table:style-name="ro1">
          <table:table-cell table:formula="of:=DEC2HEX(HEX2DEC([.A55])+1)" office:value-type="string" office:string-value="E036" calcext:value-type="string">
            <text:p>E03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6]&lt;&gt;&quot;Reserved&quot;; [.D56] &lt;&gt; &quot;&quot;); &quot;0x&quot; &amp; [.A56] &amp; &quot; &quot; &amp;[.D56]; &quot;&quot;)">
            <text:p/>
          </table:table-cell>
          <table:table-cell/>
        </table:table-row>
        <table:table-row table:style-name="ro1">
          <table:table-cell table:formula="of:=DEC2HEX(HEX2DEC([.A56])+1)" office:value-type="string" office:string-value="E037" calcext:value-type="string">
            <text:p>E03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7]&lt;&gt;&quot;Reserved&quot;; [.D57] &lt;&gt; &quot;&quot;); &quot;0x&quot; &amp; [.A57] &amp; &quot; &quot; &amp;[.D57]; &quot;&quot;)">
            <text:p/>
          </table:table-cell>
          <table:table-cell/>
        </table:table-row>
        <table:table-row table:style-name="ro1">
          <table:table-cell table:formula="of:=DEC2HEX(HEX2DEC([.A57])+1)" office:value-type="string" office:string-value="E038" calcext:value-type="string">
            <text:p>E03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8]&lt;&gt;&quot;Reserved&quot;; [.D58] &lt;&gt; &quot;&quot;); &quot;0x&quot; &amp; [.A58] &amp; &quot; &quot; &amp;[.D58]; &quot;&quot;)">
            <text:p/>
          </table:table-cell>
          <table:table-cell/>
        </table:table-row>
        <table:table-row table:style-name="ro1">
          <table:table-cell table:formula="of:=DEC2HEX(HEX2DEC([.A58])+1)" office:value-type="string" office:string-value="E039" calcext:value-type="string">
            <text:p>E03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9]&lt;&gt;&quot;Reserved&quot;; [.D59] &lt;&gt; &quot;&quot;); &quot;0x&quot; &amp; [.A59] &amp; &quot; &quot; &amp;[.D59]; &quot;&quot;)">
            <text:p/>
          </table:table-cell>
          <table:table-cell/>
        </table:table-row>
        <table:table-row table:style-name="ro1">
          <table:table-cell table:formula="of:=DEC2HEX(HEX2DEC([.A59])+1)" office:value-type="string" office:string-value="E03A" calcext:value-type="string">
            <text:p>E03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0]&lt;&gt;&quot;Reserved&quot;; [.D60] &lt;&gt; &quot;&quot;); &quot;0x&quot; &amp; [.A60] &amp; &quot; &quot; &amp;[.D60]; &quot;&quot;)">
            <text:p/>
          </table:table-cell>
          <table:table-cell/>
        </table:table-row>
        <table:table-row table:style-name="ro1">
          <table:table-cell table:formula="of:=DEC2HEX(HEX2DEC([.A60])+1)" office:value-type="string" office:string-value="E03B" calcext:value-type="string">
            <text:p>E03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1]&lt;&gt;&quot;Reserved&quot;; [.D61] &lt;&gt; &quot;&quot;); &quot;0x&quot; &amp; [.A61] &amp; &quot; &quot; &amp;[.D61]; &quot;&quot;)">
            <text:p/>
          </table:table-cell>
          <table:table-cell/>
        </table:table-row>
        <table:table-row table:style-name="ro1">
          <table:table-cell table:formula="of:=DEC2HEX(HEX2DEC([.A61])+1)" office:value-type="string" office:string-value="E03C" calcext:value-type="string">
            <text:p>E03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2]&lt;&gt;&quot;Reserved&quot;; [.D62] &lt;&gt; &quot;&quot;); &quot;0x&quot; &amp; [.A62] &amp; &quot; &quot; &amp;[.D62]; &quot;&quot;)">
            <text:p/>
          </table:table-cell>
          <table:table-cell/>
        </table:table-row>
        <table:table-row table:style-name="ro1">
          <table:table-cell table:formula="of:=DEC2HEX(HEX2DEC([.A62])+1)" office:value-type="string" office:string-value="E03D" calcext:value-type="string">
            <text:p>E03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3]&lt;&gt;&quot;Reserved&quot;; [.D63] &lt;&gt; &quot;&quot;); &quot;0x&quot; &amp; [.A63] &amp; &quot; &quot; &amp;[.D63]; &quot;&quot;)">
            <text:p/>
          </table:table-cell>
          <table:table-cell/>
        </table:table-row>
        <table:table-row table:style-name="ro1">
          <table:table-cell table:formula="of:=DEC2HEX(HEX2DEC([.A63])+1)" office:value-type="string" office:string-value="E03E" calcext:value-type="string">
            <text:p>E03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4]&lt;&gt;&quot;Reserved&quot;; [.D64] &lt;&gt; &quot;&quot;); &quot;0x&quot; &amp; [.A64] &amp; &quot; &quot; &amp;[.D64]; &quot;&quot;)">
            <text:p/>
          </table:table-cell>
          <table:table-cell/>
        </table:table-row>
        <table:table-row table:style-name="ro1">
          <table:table-cell table:formula="of:=DEC2HEX(HEX2DEC([.A64])+1)" office:value-type="string" office:string-value="E03F" calcext:value-type="string">
            <text:p>E03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5]&lt;&gt;&quot;Reserved&quot;; [.D65] &lt;&gt; &quot;&quot;); &quot;0x&quot; &amp; [.A65] &amp; &quot; &quot; &amp;[.D65]; &quot;&quot;)">
            <text:p/>
          </table:table-cell>
          <table:table-cell/>
        </table:table-row>
        <table:table-row table:style-name="ro1">
          <table:table-cell table:formula="of:=DEC2HEX(HEX2DEC([.A65])+1)" office:value-type="string" office:string-value="E040" calcext:value-type="string">
            <text:p>E04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Ison</text:p>
          </table:table-cell>
          <table:table-cell/>
          <table:table-cell table:formula="of:=IF(AND([.D66]&lt;&gt;&quot;Reserved&quot;; [.D66] &lt;&gt; &quot;&quot;); &quot;0x&quot; &amp; [.A66] &amp; &quot; &quot; &amp;[.D66]; &quot;&quot;)" office:value-type="string" office:string-value="0xE040 petastiIson" calcext:value-type="string">
            <text:p>0xE040 petastiIson</text:p>
          </table:table-cell>
          <table:table-cell/>
        </table:table-row>
        <table:table-row table:style-name="ro1">
          <table:table-cell table:formula="of:=DEC2HEX(HEX2DEC([.A66])+1)" office:value-type="string" office:string-value="E041" calcext:value-type="string">
            <text:p>E04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office:value-type="string" calcext:value-type="string">
            <text:p>1D049</text:p>
          </table:table-cell>
          <table:table-cell table:formula="of:=IF(AND([.D67]&lt;&gt;&quot;Reserved&quot;; [.D67] &lt;&gt; &quot;&quot;); &quot;0x&quot; &amp; [.A67] &amp; &quot; &quot; &amp;[.D67]; &quot;&quot;)" office:value-type="string" office:string-value="0xE041 petasti" calcext:value-type="string">
            <text:p>0xE041 petasti</text:p>
          </table:table-cell>
          <table:table-cell/>
        </table:table-row>
        <table:table-row table:style-name="ro1">
          <table:table-cell table:formula="of:=DEC2HEX(HEX2DEC([.A67])+1)" office:value-type="string" office:string-value="E042" calcext:value-type="string">
            <text:p>E04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Oligon</text:p>
          </table:table-cell>
          <table:table-cell/>
          <table:table-cell table:formula="of:=IF(AND([.D68]&lt;&gt;&quot;Reserved&quot;; [.D68] &lt;&gt; &quot;&quot;); &quot;0x&quot; &amp; [.A68] &amp; &quot; &quot; &amp;[.D68]; &quot;&quot;)" office:value-type="string" office:string-value="0xE042 petastiOligon" calcext:value-type="string">
            <text:p>0xE042 petastiOligon</text:p>
          </table:table-cell>
          <table:table-cell/>
        </table:table-row>
        <table:table-row table:style-name="ro1">
          <table:table-cell table:formula="of:=DEC2HEX(HEX2DEC([.A68])+1)" office:value-type="string" office:string-value="E043" calcext:value-type="string">
            <text:p>E04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Kentima</text:p>
          </table:table-cell>
          <table:table-cell/>
          <table:table-cell table:formula="of:=IF(AND([.D69]&lt;&gt;&quot;Reserved&quot;; [.D69] &lt;&gt; &quot;&quot;); &quot;0x&quot; &amp; [.A69] &amp; &quot; &quot; &amp;[.D69]; &quot;&quot;)" office:value-type="string" office:string-value="0xE043 petastiKentima" calcext:value-type="string">
            <text:p>0xE043 petastiKentima</text:p>
          </table:table-cell>
          <table:table-cell/>
        </table:table-row>
        <table:table-row table:style-name="ro1">
          <table:table-cell table:formula="of:=DEC2HEX(HEX2DEC([.A69])+1)" office:value-type="string" office:string-value="E044" calcext:value-type="string">
            <text:p>E04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Right</text:p>
          </table:table-cell>
          <table:table-cell/>
          <table:table-cell table:formula="of:=IF(AND([.D70]&lt;&gt;&quot;Reserved&quot;; [.D70] &lt;&gt; &quot;&quot;); &quot;0x&quot; &amp; [.A70] &amp; &quot; &quot; &amp;[.D70]; &quot;&quot;)" office:value-type="string" office:string-value="0xE044 petastiYpsiliRight" calcext:value-type="string">
            <text:p>0xE044 petastiYpsiliRight</text:p>
          </table:table-cell>
          <table:table-cell/>
        </table:table-row>
        <table:table-row table:style-name="ro1">
          <table:table-cell table:formula="of:=DEC2HEX(HEX2DEC([.A70])+1)" office:value-type="string" office:string-value="E045" calcext:value-type="string">
            <text:p>E04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Left</text:p>
          </table:table-cell>
          <table:table-cell/>
          <table:table-cell table:formula="of:=IF(AND([.D71]&lt;&gt;&quot;Reserved&quot;; [.D71] &lt;&gt; &quot;&quot;); &quot;0x&quot; &amp; [.A71] &amp; &quot; &quot; &amp;[.D71]; &quot;&quot;)" office:value-type="string" office:string-value="0xE045 petastiYpsiliLeft" calcext:value-type="string">
            <text:p>0xE045 petastiYpsiliLeft</text:p>
          </table:table-cell>
          <table:table-cell/>
        </table:table-row>
        <table:table-row table:style-name="ro1">
          <table:table-cell table:formula="of:=DEC2HEX(HEX2DEC([.A71])+1)" office:value-type="string" office:string-value="E046" calcext:value-type="string">
            <text:p>E04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Right</text:p>
          </table:table-cell>
          <table:table-cell/>
          <table:table-cell table:formula="of:=IF(AND([.D72]&lt;&gt;&quot;Reserved&quot;; [.D72] &lt;&gt; &quot;&quot;); &quot;0x&quot; &amp; [.A72] &amp; &quot; &quot; &amp;[.D72]; &quot;&quot;)" office:value-type="string" office:string-value="0xE046 petastiYpsiliKentimaRight" calcext:value-type="string">
            <text:p>0xE046 petastiYpsiliKentimaRight</text:p>
          </table:table-cell>
          <table:table-cell/>
        </table:table-row>
        <table:table-row table:style-name="ro1">
          <table:table-cell table:formula="of:=DEC2HEX(HEX2DEC([.A72])+1)" office:value-type="string" office:string-value="E047" calcext:value-type="string">
            <text:p>E04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Middle</text:p>
          </table:table-cell>
          <table:table-cell/>
          <table:table-cell table:formula="of:=IF(AND([.D73]&lt;&gt;&quot;Reserved&quot;; [.D73] &lt;&gt; &quot;&quot;); &quot;0x&quot; &amp; [.A73] &amp; &quot; &quot; &amp;[.D73]; &quot;&quot;)" office:value-type="string" office:string-value="0xE047 petastiYpsiliKentimaMiddle" calcext:value-type="string">
            <text:p>0xE047 petastiYpsiliKentimaMiddle</text:p>
          </table:table-cell>
          <table:table-cell/>
        </table:table-row>
        <table:table-row table:style-name="ro1">
          <table:table-cell table:formula="of:=DEC2HEX(HEX2DEC([.A73])+1)" office:value-type="string" office:string-value="E048" calcext:value-type="string">
            <text:p>E04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</text:p>
          </table:table-cell>
          <table:table-cell/>
          <table:table-cell table:formula="of:=IF(AND([.D74]&lt;&gt;&quot;Reserved&quot;; [.D74] &lt;&gt; &quot;&quot;); &quot;0x&quot; &amp; [.A74] &amp; &quot; &quot; &amp;[.D74]; &quot;&quot;)" office:value-type="string" office:string-value="0xE048 petastiDoubleYpsili" calcext:value-type="string">
            <text:p>0xE048 petastiDoubleYpsili</text:p>
          </table:table-cell>
          <table:table-cell/>
        </table:table-row>
        <table:table-row table:style-name="ro1">
          <table:table-cell table:formula="of:=DEC2HEX(HEX2DEC([.A74])+1)" office:value-type="string" office:string-value="E049" calcext:value-type="string">
            <text:p>E04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ta</text:p>
          </table:table-cell>
          <table:table-cell/>
          <table:table-cell table:formula="of:=IF(AND([.D75]&lt;&gt;&quot;Reserved&quot;; [.D75] &lt;&gt; &quot;&quot;); &quot;0x&quot; &amp; [.A75] &amp; &quot; &quot; &amp;[.D75]; &quot;&quot;)" office:value-type="string" office:string-value="0xE049 petastiDoubleYpsiliKentimata" calcext:value-type="string">
            <text:p>0xE049 petastiDoubleYpsiliKentimata</text:p>
          </table:table-cell>
          <table:table-cell/>
        </table:table-row>
        <table:table-row table:style-name="ro1">
          <table:table-cell table:formula="of:=DEC2HEX(HEX2DEC([.A75])+1)" office:value-type="string" office:string-value="E04A" calcext:value-type="string">
            <text:p>E04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Right</text:p>
          </table:table-cell>
          <table:table-cell/>
          <table:table-cell table:formula="of:=IF(AND([.D76]&lt;&gt;&quot;Reserved&quot;; [.D76] &lt;&gt; &quot;&quot;); &quot;0x&quot; &amp; [.A76] &amp; &quot; &quot; &amp;[.D76]; &quot;&quot;)" office:value-type="string" office:string-value="0xE04A petastiDoubleYpsiliKentimaRight" calcext:value-type="string">
            <text:p>0xE04A petastiDoubleYpsiliKentimaRight</text:p>
          </table:table-cell>
          <table:table-cell/>
        </table:table-row>
        <table:table-row table:style-name="ro1">
          <table:table-cell table:formula="of:=DEC2HEX(HEX2DEC([.A76])+1)" office:value-type="string" office:string-value="E04B" calcext:value-type="string">
            <text:p>E04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Left</text:p>
          </table:table-cell>
          <table:table-cell/>
          <table:table-cell table:formula="of:=IF(AND([.D77]&lt;&gt;&quot;Reserved&quot;; [.D77] &lt;&gt; &quot;&quot;); &quot;0x&quot; &amp; [.A77] &amp; &quot; &quot; &amp;[.D77]; &quot;&quot;)" office:value-type="string" office:string-value="0xE04B petastiDoubleYpsiliKentimaLeft" calcext:value-type="string">
            <text:p>0xE04B petastiDoubleYpsiliKentimaLeft</text:p>
          </table:table-cell>
          <table:table-cell/>
        </table:table-row>
        <table:table-row table:style-name="ro1">
          <table:table-cell table:formula="of:=DEC2HEX(HEX2DEC([.A77])+1)" office:value-type="string" office:string-value="E04C" calcext:value-type="string">
            <text:p>E04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</text:p>
          </table:table-cell>
          <table:table-cell/>
          <table:table-cell table:formula="of:=IF(AND([.D78]&lt;&gt;&quot;Reserved&quot;; [.D78] &lt;&gt; &quot;&quot;); &quot;0x&quot; &amp; [.A78] &amp; &quot; &quot; &amp;[.D78]; &quot;&quot;)" office:value-type="string" office:string-value="0xE04C petastiTripleYpsili" calcext:value-type="string">
            <text:p>0xE04C petastiTripleYpsili</text:p>
          </table:table-cell>
          <table:table-cell/>
        </table:table-row>
        <table:table-row table:style-name="ro1">
          <table:table-cell table:formula="of:=DEC2HEX(HEX2DEC([.A78])+1)" office:value-type="string" office:string-value="E04D" calcext:value-type="string">
            <text:p>E04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ta</text:p>
          </table:table-cell>
          <table:table-cell/>
          <table:table-cell table:formula="of:=IF(AND([.D79]&lt;&gt;&quot;Reserved&quot;; [.D79] &lt;&gt; &quot;&quot;); &quot;0x&quot; &amp; [.A79] &amp; &quot; &quot; &amp;[.D79]; &quot;&quot;)" office:value-type="string" office:string-value="0xE04D petastiTripleYpsiliKentimata" calcext:value-type="string">
            <text:p>0xE04D petastiTripleYpsiliKentimata</text:p>
          </table:table-cell>
          <table:table-cell/>
        </table:table-row>
        <table:table-row table:style-name="ro1">
          <table:table-cell table:formula="of:=DEC2HEX(HEX2DEC([.A79])+1)" office:value-type="string" office:string-value="E04E" calcext:value-type="string">
            <text:p>E04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</text:p>
          </table:table-cell>
          <table:table-cell/>
          <table:table-cell table:formula="of:=IF(AND([.D80]&lt;&gt;&quot;Reserved&quot;; [.D80] &lt;&gt; &quot;&quot;); &quot;0x&quot; &amp; [.A80] &amp; &quot; &quot; &amp;[.D80]; &quot;&quot;)" office:value-type="string" office:string-value="0xE04E petastiTripleYpsiliKentima" calcext:value-type="string">
            <text:p>0xE04E petastiTripleYpsiliKentima</text:p>
          </table:table-cell>
          <table:table-cell/>
        </table:table-row>
        <table:table-row table:style-name="ro1">
          <table:table-cell table:formula="of:=DEC2HEX(HEX2DEC([.A80])+1)" office:value-type="string" office:string-value="E04F" calcext:value-type="string">
            <text:p>E04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1]&lt;&gt;&quot;Reserved&quot;; [.D81] &lt;&gt; &quot;&quot;); &quot;0x&quot; &amp; [.A81] &amp; &quot; &quot; &amp;[.D81]; &quot;&quot;)">
            <text:p/>
          </table:table-cell>
          <table:table-cell/>
        </table:table-row>
        <table:table-row table:style-name="ro1">
          <table:table-cell table:formula="of:=DEC2HEX(HEX2DEC([.A81])+1)" office:value-type="string" office:string-value="E050" calcext:value-type="string">
            <text:p>E05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2]&lt;&gt;&quot;Reserved&quot;; [.D82] &lt;&gt; &quot;&quot;); &quot;0x&quot; &amp; [.A82] &amp; &quot; &quot; &amp;[.D82]; &quot;&quot;)">
            <text:p/>
          </table:table-cell>
          <table:table-cell/>
        </table:table-row>
        <table:table-row table:style-name="ro1">
          <table:table-cell table:formula="of:=DEC2HEX(HEX2DEC([.A82])+1)" office:value-type="string" office:string-value="E051" calcext:value-type="string">
            <text:p>E05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3]&lt;&gt;&quot;Reserved&quot;; [.D83] &lt;&gt; &quot;&quot;); &quot;0x&quot; &amp; [.A83] &amp; &quot; &quot; &amp;[.D83]; &quot;&quot;)">
            <text:p/>
          </table:table-cell>
          <table:table-cell/>
        </table:table-row>
        <table:table-row table:style-name="ro1">
          <table:table-cell table:formula="of:=DEC2HEX(HEX2DEC([.A83])+1)" office:value-type="string" office:string-value="E052" calcext:value-type="string">
            <text:p>E05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4]&lt;&gt;&quot;Reserved&quot;; [.D84] &lt;&gt; &quot;&quot;); &quot;0x&quot; &amp; [.A84] &amp; &quot; &quot; &amp;[.D84]; &quot;&quot;)">
            <text:p/>
          </table:table-cell>
          <table:table-cell/>
        </table:table-row>
        <table:table-row table:style-name="ro1">
          <table:table-cell table:formula="of:=DEC2HEX(HEX2DEC([.A84])+1)" office:value-type="string" office:string-value="E053" calcext:value-type="string">
            <text:p>E05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5]&lt;&gt;&quot;Reserved&quot;; [.D85] &lt;&gt; &quot;&quot;); &quot;0x&quot; &amp; [.A85] &amp; &quot; &quot; &amp;[.D85]; &quot;&quot;)">
            <text:p/>
          </table:table-cell>
          <table:table-cell/>
        </table:table-row>
        <table:table-row table:style-name="ro1">
          <table:table-cell table:formula="of:=DEC2HEX(HEX2DEC([.A85])+1)" office:value-type="string" office:string-value="E054" calcext:value-type="string">
            <text:p>E05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6]&lt;&gt;&quot;Reserved&quot;; [.D86] &lt;&gt; &quot;&quot;); &quot;0x&quot; &amp; [.A86] &amp; &quot; &quot; &amp;[.D86]; &quot;&quot;)">
            <text:p/>
          </table:table-cell>
          <table:table-cell/>
        </table:table-row>
        <table:table-row table:style-name="ro1">
          <table:table-cell table:formula="of:=DEC2HEX(HEX2DEC([.A86])+1)" office:value-type="string" office:string-value="E055" calcext:value-type="string">
            <text:p>E05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7]&lt;&gt;&quot;Reserved&quot;; [.D87] &lt;&gt; &quot;&quot;); &quot;0x&quot; &amp; [.A87] &amp; &quot; &quot; &amp;[.D87]; &quot;&quot;)">
            <text:p/>
          </table:table-cell>
          <table:table-cell/>
        </table:table-row>
        <table:table-row table:style-name="ro1">
          <table:table-cell table:formula="of:=DEC2HEX(HEX2DEC([.A87])+1)" office:value-type="string" office:string-value="E056" calcext:value-type="string">
            <text:p>E05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8]&lt;&gt;&quot;Reserved&quot;; [.D88] &lt;&gt; &quot;&quot;); &quot;0x&quot; &amp; [.A88] &amp; &quot; &quot; &amp;[.D88]; &quot;&quot;)">
            <text:p/>
          </table:table-cell>
          <table:table-cell/>
        </table:table-row>
        <table:table-row table:style-name="ro1">
          <table:table-cell table:formula="of:=DEC2HEX(HEX2DEC([.A88])+1)" office:value-type="string" office:string-value="E057" calcext:value-type="string">
            <text:p>E05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9]&lt;&gt;&quot;Reserved&quot;; [.D89] &lt;&gt; &quot;&quot;); &quot;0x&quot; &amp; [.A89] &amp; &quot; &quot; &amp;[.D89]; &quot;&quot;)">
            <text:p/>
          </table:table-cell>
          <table:table-cell/>
        </table:table-row>
        <table:table-row table:style-name="ro1">
          <table:table-cell table:formula="of:=DEC2HEX(HEX2DEC([.A89])+1)" office:value-type="string" office:string-value="E058" calcext:value-type="string">
            <text:p>E05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0]&lt;&gt;&quot;Reserved&quot;; [.D90] &lt;&gt; &quot;&quot;); &quot;0x&quot; &amp; [.A90] &amp; &quot; &quot; &amp;[.D90]; &quot;&quot;)">
            <text:p/>
          </table:table-cell>
          <table:table-cell/>
        </table:table-row>
        <table:table-row table:style-name="ro1">
          <table:table-cell table:formula="of:=DEC2HEX(HEX2DEC([.A90])+1)" office:value-type="string" office:string-value="E059" calcext:value-type="string">
            <text:p>E05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1]&lt;&gt;&quot;Reserved&quot;; [.D91] &lt;&gt; &quot;&quot;); &quot;0x&quot; &amp; [.A91] &amp; &quot; &quot; &amp;[.D91]; &quot;&quot;)">
            <text:p/>
          </table:table-cell>
          <table:table-cell/>
        </table:table-row>
        <table:table-row table:style-name="ro1">
          <table:table-cell table:formula="of:=DEC2HEX(HEX2DEC([.A91])+1)" office:value-type="string" office:string-value="E05A" calcext:value-type="string">
            <text:p>E05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2]&lt;&gt;&quot;Reserved&quot;; [.D92] &lt;&gt; &quot;&quot;); &quot;0x&quot; &amp; [.A92] &amp; &quot; &quot; &amp;[.D92]; &quot;&quot;)">
            <text:p/>
          </table:table-cell>
          <table:table-cell/>
        </table:table-row>
        <table:table-row table:style-name="ro1">
          <table:table-cell table:formula="of:=DEC2HEX(HEX2DEC([.A92])+1)" office:value-type="string" office:string-value="E05B" calcext:value-type="string">
            <text:p>E05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3]&lt;&gt;&quot;Reserved&quot;; [.D93] &lt;&gt; &quot;&quot;); &quot;0x&quot; &amp; [.A93] &amp; &quot; &quot; &amp;[.D93]; &quot;&quot;)">
            <text:p/>
          </table:table-cell>
          <table:table-cell/>
        </table:table-row>
        <table:table-row table:style-name="ro1">
          <table:table-cell table:formula="of:=DEC2HEX(HEX2DEC([.A93])+1)" office:value-type="string" office:string-value="E05C" calcext:value-type="string">
            <text:p>E05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4]&lt;&gt;&quot;Reserved&quot;; [.D94] &lt;&gt; &quot;&quot;); &quot;0x&quot; &amp; [.A94] &amp; &quot; &quot; &amp;[.D94]; &quot;&quot;)">
            <text:p/>
          </table:table-cell>
          <table:table-cell/>
        </table:table-row>
        <table:table-row table:style-name="ro1">
          <table:table-cell table:formula="of:=DEC2HEX(HEX2DEC([.A94])+1)" office:value-type="string" office:string-value="E05D" calcext:value-type="string">
            <text:p>E05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5]&lt;&gt;&quot;Reserved&quot;; [.D95] &lt;&gt; &quot;&quot;); &quot;0x&quot; &amp; [.A95] &amp; &quot; &quot; &amp;[.D95]; &quot;&quot;)">
            <text:p/>
          </table:table-cell>
          <table:table-cell/>
        </table:table-row>
        <table:table-row table:style-name="ro1">
          <table:table-cell table:formula="of:=DEC2HEX(HEX2DEC([.A95])+1)" office:value-type="string" office:string-value="E05E" calcext:value-type="string">
            <text:p>E05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6]&lt;&gt;&quot;Reserved&quot;; [.D96] &lt;&gt; &quot;&quot;); &quot;0x&quot; &amp; [.A96] &amp; &quot; &quot; &amp;[.D96]; &quot;&quot;)">
            <text:p/>
          </table:table-cell>
          <table:table-cell/>
        </table:table-row>
        <table:table-row table:style-name="ro1">
          <table:table-cell table:formula="of:=DEC2HEX(HEX2DEC([.A96])+1)" office:value-type="string" office:string-value="E05F" calcext:value-type="string">
            <text:p>E05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7]&lt;&gt;&quot;Reserved&quot;; [.D97] &lt;&gt; &quot;&quot;); &quot;0x&quot; &amp; [.A97] &amp; &quot; &quot; &amp;[.D97]; &quot;&quot;)">
            <text:p/>
          </table:table-cell>
          <table:table-cell/>
        </table:table-row>
        <table:table-row table:style-name="ro1">
          <table:table-cell table:formula="of:=DEC2HEX(HEX2DEC([.A97])+1)" office:value-type="string" office:string-value="E060" calcext:value-type="string">
            <text:p>E06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Apostrofos</text:p>
          </table:table-cell>
          <table:table-cell/>
          <table:table-cell table:formula="of:=IF(AND([.D98]&lt;&gt;&quot;Reserved&quot;; [.D98] &lt;&gt; &quot;&quot;); &quot;0x&quot; &amp; [.A98] &amp; &quot; &quot; &amp;[.D98]; &quot;&quot;)" office:value-type="string" office:string-value="0xE060 petastiApostrofos" calcext:value-type="string">
            <text:p>0xE060 petastiApostrofos</text:p>
          </table:table-cell>
          <table:table-cell/>
        </table:table-row>
        <table:table-row table:style-name="ro2">
          <table:table-cell table:formula="of:=DEC2HEX(HEX2DEC([.A98])+1)" office:value-type="string" office:string-value="E061" calcext:value-type="string">
            <text:p>E06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Y</text:span>porroi</text:p>
          </table:table-cell>
          <table:table-cell/>
          <table:table-cell table:formula="of:=IF(AND([.D99]&lt;&gt;&quot;Reserved&quot;; [.D99] &lt;&gt; &quot;&quot;); &quot;0x&quot; &amp; [.A99] &amp; &quot; &quot; &amp;[.D99]; &quot;&quot;)" office:value-type="string" office:string-value="0xE061 petastiYporroi" calcext:value-type="string">
            <text:p>0xE061 petastiYporroi</text:p>
          </table:table-cell>
          <table:table-cell/>
        </table:table-row>
        <table:table-row table:style-name="ro2">
          <table:table-cell table:formula="of:=DEC2HEX(HEX2DEC([.A99])+1)" office:value-type="string" office:string-value="E062" calcext:value-type="string">
            <text:p>E06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</text:p>
          </table:table-cell>
          <table:table-cell/>
          <table:table-cell table:formula="of:=IF(AND([.D100]&lt;&gt;&quot;Reserved&quot;; [.D100] &lt;&gt; &quot;&quot;); &quot;0x&quot; &amp; [.A100] &amp; &quot; &quot; &amp;[.D100]; &quot;&quot;)" office:value-type="string" office:string-value="0xE062 petastiElafron" calcext:value-type="string">
            <text:p>0xE062 petastiElafron</text:p>
          </table:table-cell>
          <table:table-cell/>
        </table:table-row>
        <table:table-row table:style-name="ro2">
          <table:table-cell table:formula="of:=DEC2HEX(HEX2DEC([.A100])+1)" office:value-type="string" office:string-value="E063" calcext:value-type="string">
            <text:p>E06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R</text:span>unningElafron</text:p>
          </table:table-cell>
          <table:table-cell/>
          <table:table-cell table:formula="of:=IF(AND([.D101]&lt;&gt;&quot;Reserved&quot;; [.D101] &lt;&gt; &quot;&quot;); &quot;0x&quot; &amp; [.A101] &amp; &quot; &quot; &amp;[.D101]; &quot;&quot;)" office:value-type="string" office:string-value="0xE063 petastiRunningElafron" calcext:value-type="string">
            <text:p>0xE063 petastiRunningElafron</text:p>
          </table:table-cell>
          <table:table-cell/>
        </table:table-row>
        <table:table-row table:style-name="ro2">
          <table:table-cell table:formula="of:=DEC2HEX(HEX2DEC([.A101])+1)" office:value-type="string" office:string-value="E064" calcext:value-type="string">
            <text:p>E06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Apostrofos</text:p>
          </table:table-cell>
          <table:table-cell/>
          <table:table-cell table:formula="of:=IF(AND([.D102]&lt;&gt;&quot;Reserved&quot;; [.D102] &lt;&gt; &quot;&quot;); &quot;0x&quot; &amp; [.A102] &amp; &quot; &quot; &amp;[.D102]; &quot;&quot;)" office:value-type="string" office:string-value="0xE064 petastiElafronApostrofos" calcext:value-type="string">
            <text:p>0xE064 petastiElafronApostrofos</text:p>
          </table:table-cell>
          <table:table-cell/>
        </table:table-row>
        <table:table-row table:style-name="ro2">
          <table:table-cell table:formula="of:=DEC2HEX(HEX2DEC([.A102])+1)" office:value-type="string" office:string-value="E065" calcext:value-type="string">
            <text:p>E06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</text:p>
          </table:table-cell>
          <table:table-cell/>
          <table:table-cell table:formula="of:=IF(AND([.D103]&lt;&gt;&quot;Reserved&quot;; [.D103] &lt;&gt; &quot;&quot;); &quot;0x&quot; &amp; [.A103] &amp; &quot; &quot; &amp;[.D103]; &quot;&quot;)" office:value-type="string" office:string-value="0xE065 petastiChamili" calcext:value-type="string">
            <text:p>0xE065 petastiChamili</text:p>
          </table:table-cell>
          <table:table-cell/>
        </table:table-row>
        <table:table-row table:style-name="ro2">
          <table:table-cell table:formula="of:=DEC2HEX(HEX2DEC([.A103])+1)" office:value-type="string" office:string-value="E066" calcext:value-type="string">
            <text:p>E06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Apostrofos</text:p>
          </table:table-cell>
          <table:table-cell/>
          <table:table-cell table:formula="of:=IF(AND([.D104]&lt;&gt;&quot;Reserved&quot;; [.D104] &lt;&gt; &quot;&quot;); &quot;0x&quot; &amp; [.A104] &amp; &quot; &quot; &amp;[.D104]; &quot;&quot;)" office:value-type="string" office:string-value="0xE066 petastiChamiliApostrofos" calcext:value-type="string">
            <text:p>0xE066 petastiChamiliApostrofos</text:p>
          </table:table-cell>
          <table:table-cell/>
        </table:table-row>
        <table:table-row table:style-name="ro2">
          <table:table-cell table:formula="of:=DEC2HEX(HEX2DEC([.A104])+1)" office:value-type="string" office:string-value="E067" calcext:value-type="string">
            <text:p>E06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</text:p>
          </table:table-cell>
          <table:table-cell/>
          <table:table-cell table:formula="of:=IF(AND([.D105]&lt;&gt;&quot;Reserved&quot;; [.D105] &lt;&gt; &quot;&quot;); &quot;0x&quot; &amp; [.A105] &amp; &quot; &quot; &amp;[.D105]; &quot;&quot;)" office:value-type="string" office:string-value="0xE067 petastiChamiliElafron" calcext:value-type="string">
            <text:p>0xE067 petastiChamiliElafron</text:p>
          </table:table-cell>
          <table:table-cell/>
        </table:table-row>
        <table:table-row table:style-name="ro2">
          <table:table-cell table:formula="of:=DEC2HEX(HEX2DEC([.A105])+1)" office:value-type="string" office:string-value="E068" calcext:value-type="string">
            <text:p>E06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Apostrofos</text:p>
          </table:table-cell>
          <table:table-cell/>
          <table:table-cell table:formula="of:=IF(AND([.D106]&lt;&gt;&quot;Reserved&quot;; [.D106] &lt;&gt; &quot;&quot;); &quot;0x&quot; &amp; [.A106] &amp; &quot; &quot; &amp;[.D106]; &quot;&quot;)" office:value-type="string" office:string-value="0xE068 petastiChamiliElafronApostrofos" calcext:value-type="string">
            <text:p>0xE068 petastiChamiliElafronApostrofos</text:p>
          </table:table-cell>
          <table:table-cell/>
        </table:table-row>
        <table:table-row table:style-name="ro2">
          <table:table-cell table:formula="of:=DEC2HEX(HEX2DEC([.A106])+1)" office:value-type="string" office:string-value="E069" calcext:value-type="string">
            <text:p>E06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</text:p>
          </table:table-cell>
          <table:table-cell/>
          <table:table-cell table:formula="of:=IF(AND([.D107]&lt;&gt;&quot;Reserved&quot;; [.D107] &lt;&gt; &quot;&quot;); &quot;0x&quot; &amp; [.A107] &amp; &quot; &quot; &amp;[.D107]; &quot;&quot;)" office:value-type="string" office:string-value="0xE069 petastiDoubleChamili" calcext:value-type="string">
            <text:p>0xE069 petastiDoubleChamili</text:p>
          </table:table-cell>
          <table:table-cell/>
        </table:table-row>
        <table:table-row table:style-name="ro2">
          <table:table-cell table:formula="of:=DEC2HEX(HEX2DEC([.A107])+1)" office:value-type="string" office:string-value="E06A" calcext:value-type="string">
            <text:p>E06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Apostrofos</text:p>
          </table:table-cell>
          <table:table-cell/>
          <table:table-cell table:formula="of:=IF(AND([.D108]&lt;&gt;&quot;Reserved&quot;; [.D108] &lt;&gt; &quot;&quot;); &quot;0x&quot; &amp; [.A108] &amp; &quot; &quot; &amp;[.D108]; &quot;&quot;)" office:value-type="string" office:string-value="0xE06A petastiDoubleChamiliApostrofos" calcext:value-type="string">
            <text:p>0xE06A petastiDoubleChamiliApostrofos</text:p>
          </table:table-cell>
          <table:table-cell/>
        </table:table-row>
        <table:table-row table:style-name="ro1">
          <table:table-cell table:formula="of:=DEC2HEX(HEX2DEC([.A108])+1)" office:value-type="string" office:string-value="E06B" calcext:value-type="string">
            <text:p>E06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09]&lt;&gt;&quot;Reserved&quot;; [.D109] &lt;&gt; &quot;&quot;); &quot;0x&quot; &amp; [.A109] &amp; &quot; &quot; &amp;[.D109]; &quot;&quot;)">
            <text:p/>
          </table:table-cell>
          <table:table-cell/>
        </table:table-row>
        <table:table-row table:style-name="ro1">
          <table:table-cell table:formula="of:=DEC2HEX(HEX2DEC([.A109])+1)" office:value-type="string" office:string-value="E06C" calcext:value-type="string">
            <text:p>E06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10]&lt;&gt;&quot;Reserved&quot;; [.D110] &lt;&gt; &quot;&quot;); &quot;0x&quot; &amp; [.A110] &amp; &quot; &quot; &amp;[.D110]; &quot;&quot;)">
            <text:p/>
          </table:table-cell>
          <table:table-cell/>
        </table:table-row>
        <table:table-row table:style-name="ro1">
          <table:table-cell table:formula="of:=DEC2HEX(HEX2DEC([.A110])+1)" office:value-type="string" office:string-value="E06D" calcext:value-type="string">
            <text:p>E06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1]&lt;&gt;&quot;Reserved&quot;; [.D111] &lt;&gt; &quot;&quot;); &quot;0x&quot; &amp; [.A111] &amp; &quot; &quot; &amp;[.D111]; &quot;&quot;)">
            <text:p/>
          </table:table-cell>
          <table:table-cell/>
        </table:table-row>
        <table:table-row table:style-name="ro1">
          <table:table-cell table:formula="of:=DEC2HEX(HEX2DEC([.A111])+1)" office:value-type="string" office:string-value="E06E" calcext:value-type="string">
            <text:p>E06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2]&lt;&gt;&quot;Reserved&quot;; [.D112] &lt;&gt; &quot;&quot;); &quot;0x&quot; &amp; [.A112] &amp; &quot; &quot; &amp;[.D112]; &quot;&quot;)">
            <text:p/>
          </table:table-cell>
          <table:table-cell/>
        </table:table-row>
        <table:table-row table:style-name="ro1">
          <table:table-cell table:formula="of:=DEC2HEX(HEX2DEC([.A112])+1)" office:value-type="string" office:string-value="E06F" calcext:value-type="string">
            <text:p>E06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3]&lt;&gt;&quot;Reserved&quot;; [.D113] &lt;&gt; &quot;&quot;); &quot;0x&quot; &amp; [.A113] &amp; &quot; &quot; &amp;[.D113]; &quot;&quot;)">
            <text:p/>
          </table:table-cell>
          <table:table-cell/>
        </table:table-row>
        <table:table-row table:style-name="ro1">
          <table:table-cell table:formula="of:=DEC2HEX(HEX2DEC([.A113])+1)" office:value-type="string" office:string-value="E070" calcext:value-type="string">
            <text:p>E07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4]&lt;&gt;&quot;Reserved&quot;; [.D114] &lt;&gt; &quot;&quot;); &quot;0x&quot; &amp; [.A114] &amp; &quot; &quot; &amp;[.D114]; &quot;&quot;)">
            <text:p/>
          </table:table-cell>
          <table:table-cell/>
        </table:table-row>
        <table:table-row table:style-name="ro1">
          <table:table-cell table:formula="of:=DEC2HEX(HEX2DEC([.A114])+1)" office:value-type="string" office:string-value="E071" calcext:value-type="string">
            <text:p>E07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5]&lt;&gt;&quot;Reserved&quot;; [.D115] &lt;&gt; &quot;&quot;); &quot;0x&quot; &amp; [.A115] &amp; &quot; &quot; &amp;[.D115]; &quot;&quot;)">
            <text:p/>
          </table:table-cell>
          <table:table-cell/>
        </table:table-row>
        <table:table-row table:style-name="ro1">
          <table:table-cell table:formula="of:=DEC2HEX(HEX2DEC([.A115])+1)" office:value-type="string" office:string-value="E072" calcext:value-type="string">
            <text:p>E07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6]&lt;&gt;&quot;Reserved&quot;; [.D116] &lt;&gt; &quot;&quot;); &quot;0x&quot; &amp; [.A116] &amp; &quot; &quot; &amp;[.D116]; &quot;&quot;)">
            <text:p/>
          </table:table-cell>
          <table:table-cell/>
        </table:table-row>
        <table:table-row table:style-name="ro1">
          <table:table-cell table:formula="of:=DEC2HEX(HEX2DEC([.A116])+1)" office:value-type="string" office:string-value="E073" calcext:value-type="string">
            <text:p>E07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7]&lt;&gt;&quot;Reserved&quot;; [.D117] &lt;&gt; &quot;&quot;); &quot;0x&quot; &amp; [.A117] &amp; &quot; &quot; &amp;[.D117]; &quot;&quot;)">
            <text:p/>
          </table:table-cell>
          <table:table-cell/>
        </table:table-row>
        <table:table-row table:style-name="ro1">
          <table:table-cell table:formula="of:=DEC2HEX(HEX2DEC([.A117])+1)" office:value-type="string" office:string-value="E074" calcext:value-type="string">
            <text:p>E07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8]&lt;&gt;&quot;Reserved&quot;; [.D118] &lt;&gt; &quot;&quot;); &quot;0x&quot; &amp; [.A118] &amp; &quot; &quot; &amp;[.D118]; &quot;&quot;)">
            <text:p/>
          </table:table-cell>
          <table:table-cell/>
        </table:table-row>
        <table:table-row table:style-name="ro1">
          <table:table-cell table:formula="of:=DEC2HEX(HEX2DEC([.A118])+1)" office:value-type="string" office:string-value="E075" calcext:value-type="string">
            <text:p>E07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9]&lt;&gt;&quot;Reserved&quot;; [.D119] &lt;&gt; &quot;&quot;); &quot;0x&quot; &amp; [.A119] &amp; &quot; &quot; &amp;[.D119]; &quot;&quot;)">
            <text:p/>
          </table:table-cell>
          <table:table-cell/>
        </table:table-row>
        <table:table-row table:style-name="ro1">
          <table:table-cell table:formula="of:=DEC2HEX(HEX2DEC([.A119])+1)" office:value-type="string" office:string-value="E076" calcext:value-type="string">
            <text:p>E07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0]&lt;&gt;&quot;Reserved&quot;; [.D120] &lt;&gt; &quot;&quot;); &quot;0x&quot; &amp; [.A120] &amp; &quot; &quot; &amp;[.D120]; &quot;&quot;)">
            <text:p/>
          </table:table-cell>
          <table:table-cell/>
        </table:table-row>
        <table:table-row table:style-name="ro1">
          <table:table-cell table:formula="of:=DEC2HEX(HEX2DEC([.A120])+1)" office:value-type="string" office:string-value="E077" calcext:value-type="string">
            <text:p>E07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1]&lt;&gt;&quot;Reserved&quot;; [.D121] &lt;&gt; &quot;&quot;); &quot;0x&quot; &amp; [.A121] &amp; &quot; &quot; &amp;[.D121]; &quot;&quot;)">
            <text:p/>
          </table:table-cell>
          <table:table-cell/>
        </table:table-row>
        <table:table-row table:style-name="ro1">
          <table:table-cell table:formula="of:=DEC2HEX(HEX2DEC([.A121])+1)" office:value-type="string" office:string-value="E078" calcext:value-type="string">
            <text:p>E07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2]&lt;&gt;&quot;Reserved&quot;; [.D122] &lt;&gt; &quot;&quot;); &quot;0x&quot; &amp; [.A122] &amp; &quot; &quot; &amp;[.D122]; &quot;&quot;)">
            <text:p/>
          </table:table-cell>
          <table:table-cell/>
        </table:table-row>
        <table:table-row table:style-name="ro1">
          <table:table-cell table:formula="of:=DEC2HEX(HEX2DEC([.A122])+1)" office:value-type="string" office:string-value="E079" calcext:value-type="string">
            <text:p>E07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3]&lt;&gt;&quot;Reserved&quot;; [.D123] &lt;&gt; &quot;&quot;); &quot;0x&quot; &amp; [.A123] &amp; &quot; &quot; &amp;[.D123]; &quot;&quot;)">
            <text:p/>
          </table:table-cell>
          <table:table-cell/>
        </table:table-row>
        <table:table-row table:style-name="ro1">
          <table:table-cell table:formula="of:=DEC2HEX(HEX2DEC([.A123])+1)" office:value-type="string" office:string-value="E07A" calcext:value-type="string">
            <text:p>E07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4]&lt;&gt;&quot;Reserved&quot;; [.D124] &lt;&gt; &quot;&quot;); &quot;0x&quot; &amp; [.A124] &amp; &quot; &quot; &amp;[.D124]; &quot;&quot;)">
            <text:p/>
          </table:table-cell>
          <table:table-cell/>
        </table:table-row>
        <table:table-row table:style-name="ro1">
          <table:table-cell table:formula="of:=DEC2HEX(HEX2DEC([.A124])+1)" office:value-type="string" office:string-value="E07B" calcext:value-type="string">
            <text:p>E07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5]&lt;&gt;&quot;Reserved&quot;; [.D125] &lt;&gt; &quot;&quot;); &quot;0x&quot; &amp; [.A125] &amp; &quot; &quot; &amp;[.D125]; &quot;&quot;)">
            <text:p/>
          </table:table-cell>
          <table:table-cell/>
        </table:table-row>
        <table:table-row table:style-name="ro1">
          <table:table-cell table:formula="of:=DEC2HEX(HEX2DEC([.A125])+1)" office:value-type="string" office:string-value="E07C" calcext:value-type="string">
            <text:p>E07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6]&lt;&gt;&quot;Reserved&quot;; [.D126] &lt;&gt; &quot;&quot;); &quot;0x&quot; &amp; [.A126] &amp; &quot; &quot; &amp;[.D126]; &quot;&quot;)">
            <text:p/>
          </table:table-cell>
          <table:table-cell/>
        </table:table-row>
        <table:table-row table:style-name="ro1">
          <table:table-cell table:formula="of:=DEC2HEX(HEX2DEC([.A126])+1)" office:value-type="string" office:string-value="E07D" calcext:value-type="string">
            <text:p>E07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7]&lt;&gt;&quot;Reserved&quot;; [.D127] &lt;&gt; &quot;&quot;); &quot;0x&quot; &amp; [.A127] &amp; &quot; &quot; &amp;[.D127]; &quot;&quot;)">
            <text:p/>
          </table:table-cell>
          <table:table-cell/>
        </table:table-row>
        <table:table-row table:style-name="ro1">
          <table:table-cell table:formula="of:=DEC2HEX(HEX2DEC([.A127])+1)" office:value-type="string" office:string-value="E07E" calcext:value-type="string">
            <text:p>E07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8]&lt;&gt;&quot;Reserved&quot;; [.D128] &lt;&gt; &quot;&quot;); &quot;0x&quot; &amp; [.A128] &amp; &quot; &quot; &amp;[.D128]; &quot;&quot;)">
            <text:p/>
          </table:table-cell>
          <table:table-cell/>
        </table:table-row>
        <table:table-row table:style-name="ro1">
          <table:table-cell table:formula="of:=DEC2HEX(HEX2DEC([.A128])+1)" office:value-type="string" office:string-value="E07F" calcext:value-type="string">
            <text:p>E07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9]&lt;&gt;&quot;Reserved&quot;; [.D129] &lt;&gt; &quot;&quot;); &quot;0x&quot; &amp; [.A129] &amp; &quot; &quot; &amp;[.D129]; &quot;&quot;)">
            <text:p/>
          </table:table-cell>
          <table:table-cell/>
        </table:table-row>
        <table:table-row table:style-name="ro1">
          <table:table-cell table:formula="of:=DEC2HEX(HEX2DEC([.A129])+1)" office:value-type="string" office:string-value="E080" calcext:value-type="string">
            <text:p>E08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/>
          <table:table-cell table:formula="of:=IF(AND([.D130]&lt;&gt;&quot;Reserved&quot;; [.D130] &lt;&gt; &quot;&quot;); &quot;0x&quot; &amp; [.A130] &amp; &quot; &quot; &amp;[.D130]; &quot;&quot;)" office:value-type="string" office:string-value="0xE080 kentima" calcext:value-type="string">
            <text:p>0xE080 kentima</text:p>
          </table:table-cell>
          <table:table-cell/>
        </table:table-row>
        <table:table-row table:style-name="ro1">
          <table:table-cell table:formula="of:=DEC2HEX(HEX2DEC([.A130])+1)" office:value-type="string" office:string-value="E081" calcext:value-type="string">
            <text:p>E081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kentimata</text:p>
          </table:table-cell>
          <table:table-cell/>
          <table:table-cell table:formula="of:=IF(AND([.D131]&lt;&gt;&quot;Reserved&quot;; [.D131] &lt;&gt; &quot;&quot;); &quot;0x&quot; &amp; [.A131] &amp; &quot; &quot; &amp;[.D131]; &quot;&quot;)" office:value-type="string" office:string-value="0xE081 kentimata" calcext:value-type="string">
            <text:p>0xE081 kentimata</text:p>
          </table:table-cell>
          <table:table-cell/>
        </table:table-row>
        <table:table-row table:style-name="ro1">
          <table:table-cell table:formula="of:=DEC2HEX(HEX2DEC([.A131])+1)" office:value-type="string" office:string-value="E082" calcext:value-type="string">
            <text:p>E08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Below</text:p>
          </table:table-cell>
          <table:table-cell/>
          <table:table-cell table:formula="of:=IF(AND([.D132]&lt;&gt;&quot;Reserved&quot;; [.D132] &lt;&gt; &quot;&quot;); &quot;0x&quot; &amp; [.A132] &amp; &quot; &quot; &amp;[.D132]; &quot;&quot;)" office:value-type="string" office:string-value="0xE082 oligonKentimataBelow" calcext:value-type="string">
            <text:p>0xE082 oligonKentimataBelow</text:p>
          </table:table-cell>
          <table:table-cell/>
        </table:table-row>
        <table:table-row table:style-name="ro1">
          <table:table-cell table:formula="of:=DEC2HEX(HEX2DEC([.A132])+1)" office:value-type="string" office:string-value="E083" calcext:value-type="string">
            <text:p>E08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Above</text:p>
          </table:table-cell>
          <table:table-cell/>
          <table:table-cell table:formula="of:=IF(AND([.D133]&lt;&gt;&quot;Reserved&quot;; [.D133] &lt;&gt; &quot;&quot;); &quot;0x&quot; &amp; [.A133] &amp; &quot; &quot; &amp;[.D133]; &quot;&quot;)" office:value-type="string" office:string-value="0xE083 oligonKentimataAbove" calcext:value-type="string">
            <text:p>0xE083 oligonKentimataAbove</text:p>
          </table:table-cell>
          <table:table-cell/>
        </table:table-row>
        <table:table-row table:style-name="ro1">
          <table:table-cell table:formula="of:=DEC2HEX(HEX2DEC([.A133])+1)" office:value-type="string" office:string-value="E084" calcext:value-type="string">
            <text:p>E08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IsonKentimata</text:p>
          </table:table-cell>
          <table:table-cell/>
          <table:table-cell table:formula="of:=IF(AND([.D134]&lt;&gt;&quot;Reserved&quot;; [.D134] &lt;&gt; &quot;&quot;); &quot;0x&quot; &amp; [.A134] &amp; &quot; &quot; &amp;[.D134]; &quot;&quot;)" office:value-type="string" office:string-value="0xE084 oligonIsonKentimata" calcext:value-type="string">
            <text:p>0xE084 oligonIsonKentimata</text:p>
          </table:table-cell>
          <table:table-cell/>
        </table:table-row>
        <table:table-row table:style-name="ro1">
          <table:table-cell table:formula="of:=DEC2HEX(HEX2DEC([.A134])+1)" office:value-type="string" office:string-value="E085" calcext:value-type="string">
            <text:p>E08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Left</text:p>
          </table:table-cell>
          <table:table-cell/>
          <table:table-cell table:formula="of:=IF(AND([.D135]&lt;&gt;&quot;Reserved&quot;; [.D135] &lt;&gt; &quot;&quot;); &quot;0x&quot; &amp; [.A135] &amp; &quot; &quot; &amp;[.D135]; &quot;&quot;)" office:value-type="string" office:string-value="0xE085 oligonKentimataYpsiliLeft" calcext:value-type="string">
            <text:p>0xE085 oligonKentimataYpsiliLeft</text:p>
          </table:table-cell>
          <table:table-cell/>
        </table:table-row>
        <table:table-row table:style-name="ro1">
          <table:table-cell table:formula="of:=DEC2HEX(HEX2DEC([.A135])+1)" office:value-type="string" office:string-value="E086" calcext:value-type="string">
            <text:p>E08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Right</text:p>
          </table:table-cell>
          <table:table-cell/>
          <table:table-cell table:formula="of:=IF(AND([.D136]&lt;&gt;&quot;Reserved&quot;; [.D136] &lt;&gt; &quot;&quot;); &quot;0x&quot; &amp; [.A136] &amp; &quot; &quot; &amp;[.D136]; &quot;&quot;)" office:value-type="string" office:string-value="0xE086 oligonKentimataYpsiliRight" calcext:value-type="string">
            <text:p>0xE086 oligonKentimataYpsiliRight</text:p>
          </table:table-cell>
          <table:table-cell/>
        </table:table-row>
        <table:table-row table:style-name="ro1">
          <table:table-cell table:formula="of:=DEC2HEX(HEX2DEC([.A136])+1)" office:value-type="string" office:string-value="E087" calcext:value-type="string">
            <text:p>E08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ApostrofosKentimata</text:p>
          </table:table-cell>
          <table:table-cell/>
          <table:table-cell table:formula="of:=IF(AND([.D137]&lt;&gt;&quot;Reserved&quot;; [.D137] &lt;&gt; &quot;&quot;); &quot;0x&quot; &amp; [.A137] &amp; &quot; &quot; &amp;[.D137]; &quot;&quot;)" office:value-type="string" office:string-value="0xE087 oligonApostrofosKentimata" calcext:value-type="string">
            <text:p>0xE087 oligonApostrofosKentimata</text:p>
          </table:table-cell>
          <table:table-cell/>
        </table:table-row>
        <table:table-row table:style-name="ro1">
          <table:table-cell table:formula="of:=DEC2HEX(HEX2DEC([.A137])+1)" office:value-type="string" office:string-value="E088" calcext:value-type="string">
            <text:p>E08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YporroiKentimata</text:p>
          </table:table-cell>
          <table:table-cell/>
          <table:table-cell table:formula="of:=IF(AND([.D138]&lt;&gt;&quot;Reserved&quot;; [.D138] &lt;&gt; &quot;&quot;); &quot;0x&quot; &amp; [.A138] &amp; &quot; &quot; &amp;[.D138]; &quot;&quot;)" office:value-type="string" office:string-value="0xE088 oligonYporroiKentimata" calcext:value-type="string">
            <text:p>0xE088 oligonYporroiKentimata</text:p>
          </table:table-cell>
          <table:table-cell/>
        </table:table-row>
        <table:table-row table:style-name="ro1">
          <table:table-cell table:formula="of:=DEC2HEX(HEX2DEC([.A138])+1)" office:value-type="string" office:string-value="E089" calcext:value-type="string">
            <text:p>E08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Kentimata</text:p>
          </table:table-cell>
          <table:table-cell/>
          <table:table-cell table:formula="of:=IF(AND([.D139]&lt;&gt;&quot;Reserved&quot;; [.D139] &lt;&gt; &quot;&quot;); &quot;0x&quot; &amp; [.A139] &amp; &quot; &quot; &amp;[.D139]; &quot;&quot;)" office:value-type="string" office:string-value="0xE089 oligonElafronKentimata" calcext:value-type="string">
            <text:p>0xE089 oligonElafronKentimata</text:p>
          </table:table-cell>
          <table:table-cell/>
        </table:table-row>
        <table:table-row table:style-name="ro1">
          <table:table-cell table:formula="of:=DEC2HEX(HEX2DEC([.A139])+1)" office:value-type="string" office:string-value="E08A" calcext:value-type="string">
            <text:p>E08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RunningElafronKentimata</text:p>
          </table:table-cell>
          <table:table-cell/>
          <table:table-cell table:formula="of:=IF(AND([.D140]&lt;&gt;&quot;Reserved&quot;; [.D140] &lt;&gt; &quot;&quot;); &quot;0x&quot; &amp; [.A140] &amp; &quot; &quot; &amp;[.D140]; &quot;&quot;)" office:value-type="string" office:string-value="0xE08A oligonRunningElafronKentimata" calcext:value-type="string">
            <text:p>0xE08A oligonRunningElafronKentimata</text:p>
          </table:table-cell>
          <table:table-cell/>
        </table:table-row>
        <table:table-row table:style-name="ro1">
          <table:table-cell table:formula="of:=DEC2HEX(HEX2DEC([.A140])+1)" office:value-type="string" office:string-value="E08B" calcext:value-type="string">
            <text:p>E08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ApostrofosKentimata</text:p>
          </table:table-cell>
          <table:table-cell/>
          <table:table-cell table:formula="of:=IF(AND([.D141]&lt;&gt;&quot;Reserved&quot;; [.D141] &lt;&gt; &quot;&quot;); &quot;0x&quot; &amp; [.A141] &amp; &quot; &quot; &amp;[.D141]; &quot;&quot;)" office:value-type="string" office:string-value="0xE08B oligonElafronApostrofosKentimata" calcext:value-type="string">
            <text:p>0xE08B oligonElafronApostrofosKentimata</text:p>
          </table:table-cell>
          <table:table-cell/>
        </table:table-row>
        <table:table-row table:style-name="ro1">
          <table:table-cell table:formula="of:=DEC2HEX(HEX2DEC([.A141])+1)" office:value-type="string" office:string-value="E08C" calcext:value-type="string">
            <text:p>E08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ChamiliKentimata</text:p>
          </table:table-cell>
          <table:table-cell/>
          <table:table-cell table:formula="of:=IF(AND([.D142]&lt;&gt;&quot;Reserved&quot;; [.D142] &lt;&gt; &quot;&quot;); &quot;0x&quot; &amp; [.A142] &amp; &quot; &quot; &amp;[.D142]; &quot;&quot;)" office:value-type="string" office:string-value="0xE08C oligonChamiliKentimata" calcext:value-type="string">
            <text:p>0xE08C oligonChamiliKentimata</text:p>
          </table:table-cell>
          <table:table-cell/>
        </table:table-row>
        <table:table-row table:style-name="ro1">
          <table:table-cell table:formula="of:=DEC2HEX(HEX2DEC([.A142])+1)" office:value-type="string" office:string-value="E08D" calcext:value-type="string">
            <text:p>E08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43]&lt;&gt;&quot;Reserved&quot;; [.D143] &lt;&gt; &quot;&quot;); &quot;0x&quot; &amp; [.A143] &amp; &quot; &quot; &amp;[.D143]; &quot;&quot;)">
            <text:p/>
          </table:table-cell>
          <table:table-cell/>
        </table:table-row>
        <table:table-row table:style-name="ro1">
          <table:table-cell table:formula="of:=DEC2HEX(HEX2DEC([.A143])+1)" office:value-type="string" office:string-value="E08E" calcext:value-type="string">
            <text:p>E08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4]&lt;&gt;&quot;Reserved&quot;; [.D144] &lt;&gt; &quot;&quot;); &quot;0x&quot; &amp; [.A144] &amp; &quot; &quot; &amp;[.D144]; &quot;&quot;)">
            <text:p/>
          </table:table-cell>
          <table:table-cell/>
        </table:table-row>
        <table:table-row table:style-name="ro1">
          <table:table-cell table:formula="of:=DEC2HEX(HEX2DEC([.A144])+1)" office:value-type="string" office:string-value="E08F" calcext:value-type="string">
            <text:p>E08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5]&lt;&gt;&quot;Reserved&quot;; [.D145] &lt;&gt; &quot;&quot;); &quot;0x&quot; &amp; [.A145] &amp; &quot; &quot; &amp;[.D145]; &quot;&quot;)">
            <text:p/>
          </table:table-cell>
          <table:table-cell/>
        </table:table-row>
        <table:table-row table:style-name="ro1">
          <table:table-cell table:formula="of:=DEC2HEX(HEX2DEC([.A145])+1)" office:value-type="string" office:string-value="E090" calcext:value-type="string">
            <text:p>E09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6]&lt;&gt;&quot;Reserved&quot;; [.D146] &lt;&gt; &quot;&quot;); &quot;0x&quot; &amp; [.A146] &amp; &quot; &quot; &amp;[.D146]; &quot;&quot;)">
            <text:p/>
          </table:table-cell>
          <table:table-cell/>
        </table:table-row>
        <table:table-row table:style-name="ro1">
          <table:table-cell table:formula="of:=DEC2HEX(HEX2DEC([.A146])+1)" office:value-type="string" office:string-value="E091" calcext:value-type="string">
            <text:p>E09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7]&lt;&gt;&quot;Reserved&quot;; [.D147] &lt;&gt; &quot;&quot;); &quot;0x&quot; &amp; [.A147] &amp; &quot; &quot; &amp;[.D147]; &quot;&quot;)">
            <text:p/>
          </table:table-cell>
          <table:table-cell/>
        </table:table-row>
        <table:table-row table:style-name="ro1">
          <table:table-cell table:formula="of:=DEC2HEX(HEX2DEC([.A147])+1)" office:value-type="string" office:string-value="E092" calcext:value-type="string">
            <text:p>E09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8]&lt;&gt;&quot;Reserved&quot;; [.D148] &lt;&gt; &quot;&quot;); &quot;0x&quot; &amp; [.A148] &amp; &quot; &quot; &amp;[.D148]; &quot;&quot;)">
            <text:p/>
          </table:table-cell>
          <table:table-cell/>
        </table:table-row>
        <table:table-row table:style-name="ro1">
          <table:table-cell table:formula="of:=DEC2HEX(HEX2DEC([.A148])+1)" office:value-type="string" office:string-value="E093" calcext:value-type="string">
            <text:p>E09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9]&lt;&gt;&quot;Reserved&quot;; [.D149] &lt;&gt; &quot;&quot;); &quot;0x&quot; &amp; [.A149] &amp; &quot; &quot; &amp;[.D149]; &quot;&quot;)">
            <text:p/>
          </table:table-cell>
          <table:table-cell/>
        </table:table-row>
        <table:table-row table:style-name="ro1">
          <table:table-cell table:formula="of:=DEC2HEX(HEX2DEC([.A149])+1)" office:value-type="string" office:string-value="E094" calcext:value-type="string">
            <text:p>E09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0]&lt;&gt;&quot;Reserved&quot;; [.D150] &lt;&gt; &quot;&quot;); &quot;0x&quot; &amp; [.A150] &amp; &quot; &quot; &amp;[.D150]; &quot;&quot;)">
            <text:p/>
          </table:table-cell>
          <table:table-cell/>
        </table:table-row>
        <table:table-row table:style-name="ro1">
          <table:table-cell table:formula="of:=DEC2HEX(HEX2DEC([.A150])+1)" office:value-type="string" office:string-value="E095" calcext:value-type="string">
            <text:p>E09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1]&lt;&gt;&quot;Reserved&quot;; [.D151] &lt;&gt; &quot;&quot;); &quot;0x&quot; &amp; [.A151] &amp; &quot; &quot; &amp;[.D151]; &quot;&quot;)">
            <text:p/>
          </table:table-cell>
          <table:table-cell/>
        </table:table-row>
        <table:table-row table:style-name="ro1">
          <table:table-cell table:formula="of:=DEC2HEX(HEX2DEC([.A151])+1)" office:value-type="string" office:string-value="E096" calcext:value-type="string">
            <text:p>E09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2]&lt;&gt;&quot;Reserved&quot;; [.D152] &lt;&gt; &quot;&quot;); &quot;0x&quot; &amp; [.A152] &amp; &quot; &quot; &amp;[.D152]; &quot;&quot;)">
            <text:p/>
          </table:table-cell>
          <table:table-cell/>
        </table:table-row>
        <table:table-row table:style-name="ro1">
          <table:table-cell table:formula="of:=DEC2HEX(HEX2DEC([.A152])+1)" office:value-type="string" office:string-value="E097" calcext:value-type="string">
            <text:p>E09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3]&lt;&gt;&quot;Reserved&quot;; [.D153] &lt;&gt; &quot;&quot;); &quot;0x&quot; &amp; [.A153] &amp; &quot; &quot; &amp;[.D153]; &quot;&quot;)">
            <text:p/>
          </table:table-cell>
          <table:table-cell/>
        </table:table-row>
        <table:table-row table:style-name="ro1">
          <table:table-cell table:formula="of:=DEC2HEX(HEX2DEC([.A153])+1)" office:value-type="string" office:string-value="E098" calcext:value-type="string">
            <text:p>E09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4]&lt;&gt;&quot;Reserved&quot;; [.D154] &lt;&gt; &quot;&quot;); &quot;0x&quot; &amp; [.A154] &amp; &quot; &quot; &amp;[.D154]; &quot;&quot;)">
            <text:p/>
          </table:table-cell>
          <table:table-cell/>
        </table:table-row>
        <table:table-row table:style-name="ro1">
          <table:table-cell table:formula="of:=DEC2HEX(HEX2DEC([.A154])+1)" office:value-type="string" office:string-value="E099" calcext:value-type="string">
            <text:p>E09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5]&lt;&gt;&quot;Reserved&quot;; [.D155] &lt;&gt; &quot;&quot;); &quot;0x&quot; &amp; [.A155] &amp; &quot; &quot; &amp;[.D155]; &quot;&quot;)">
            <text:p/>
          </table:table-cell>
          <table:table-cell/>
        </table:table-row>
        <table:table-row table:style-name="ro1">
          <table:table-cell table:formula="of:=DEC2HEX(HEX2DEC([.A155])+1)" office:value-type="string" office:string-value="E09A" calcext:value-type="string">
            <text:p>E09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6]&lt;&gt;&quot;Reserved&quot;; [.D156] &lt;&gt; &quot;&quot;); &quot;0x&quot; &amp; [.A156] &amp; &quot; &quot; &amp;[.D156]; &quot;&quot;)">
            <text:p/>
          </table:table-cell>
          <table:table-cell/>
        </table:table-row>
        <table:table-row table:style-name="ro1">
          <table:table-cell table:formula="of:=DEC2HEX(HEX2DEC([.A156])+1)" office:value-type="string" office:string-value="E09B" calcext:value-type="string">
            <text:p>E09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7]&lt;&gt;&quot;Reserved&quot;; [.D157] &lt;&gt; &quot;&quot;); &quot;0x&quot; &amp; [.A157] &amp; &quot; &quot; &amp;[.D157]; &quot;&quot;)">
            <text:p/>
          </table:table-cell>
          <table:table-cell/>
        </table:table-row>
        <table:table-row table:style-name="ro1">
          <table:table-cell table:formula="of:=DEC2HEX(HEX2DEC([.A157])+1)" office:value-type="string" office:string-value="E09C" calcext:value-type="string">
            <text:p>E09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8]&lt;&gt;&quot;Reserved&quot;; [.D158] &lt;&gt; &quot;&quot;); &quot;0x&quot; &amp; [.A158] &amp; &quot; &quot; &amp;[.D158]; &quot;&quot;)">
            <text:p/>
          </table:table-cell>
          <table:table-cell/>
        </table:table-row>
        <table:table-row table:style-name="ro1">
          <table:table-cell table:formula="of:=DEC2HEX(HEX2DEC([.A158])+1)" office:value-type="string" office:string-value="E09D" calcext:value-type="string">
            <text:p>E09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9]&lt;&gt;&quot;Reserved&quot;; [.D159] &lt;&gt; &quot;&quot;); &quot;0x&quot; &amp; [.A159] &amp; &quot; &quot; &amp;[.D159]; &quot;&quot;)">
            <text:p/>
          </table:table-cell>
          <table:table-cell/>
        </table:table-row>
        <table:table-row table:style-name="ro1">
          <table:table-cell table:formula="of:=DEC2HEX(HEX2DEC([.A159])+1)" office:value-type="string" office:string-value="E09E" calcext:value-type="string">
            <text:p>E09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0]&lt;&gt;&quot;Reserved&quot;; [.D160] &lt;&gt; &quot;&quot;); &quot;0x&quot; &amp; [.A160] &amp; &quot; &quot; &amp;[.D160]; &quot;&quot;)">
            <text:p/>
          </table:table-cell>
          <table:table-cell/>
        </table:table-row>
        <table:table-row table:style-name="ro1">
          <table:table-cell table:formula="of:=DEC2HEX(HEX2DEC([.A160])+1)" office:value-type="string" office:string-value="E09F" calcext:value-type="string">
            <text:p>E09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1]&lt;&gt;&quot;Reserved&quot;; [.D161] &lt;&gt; &quot;&quot;); &quot;0x&quot; &amp; [.A161] &amp; &quot; &quot; &amp;[.D161]; &quot;&quot;)">
            <text:p/>
          </table:table-cell>
          <table:table-cell/>
        </table:table-row>
        <table:table-row table:style-name="ro1">
          <table:table-cell table:formula="of:=DEC2HEX(HEX2DEC([.A161])+1)" office:value-type="string" office:string-value="E0A0" calcext:value-type="string">
            <text:p>E0A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vareia</text:p>
          </table:table-cell>
          <table:table-cell/>
          <table:table-cell table:formula="of:=IF(AND([.D162]&lt;&gt;&quot;Reserved&quot;; [.D162] &lt;&gt; &quot;&quot;); &quot;0x&quot; &amp; [.A162] &amp; &quot; &quot; &amp;[.D162]; &quot;&quot;)" office:value-type="string" office:string-value="0xE0A0 vareia" calcext:value-type="string">
            <text:p>0xE0A0 vareia</text:p>
          </table:table-cell>
          <table:table-cell/>
        </table:table-row>
        <table:table-row table:style-name="ro1">
          <table:table-cell table:formula="of:=DEC2HEX(HEX2DEC([.A162])+1)" office:value-type="string" office:string-value="E0A1" calcext:value-type="string">
            <text:p>E0A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psifiston</text:p>
          </table:table-cell>
          <table:table-cell/>
          <table:table-cell table:formula="of:=IF(AND([.D163]&lt;&gt;&quot;Reserved&quot;; [.D163] &lt;&gt; &quot;&quot;); &quot;0x&quot; &amp; [.A163] &amp; &quot; &quot; &amp;[.D163]; &quot;&quot;)" office:value-type="string" office:string-value="0xE0A1 psifiston" calcext:value-type="string">
            <text:p>0xE0A1 psifiston</text:p>
          </table:table-cell>
          <table:table-cell/>
        </table:table-row>
        <table:table-row table:style-name="ro1">
          <table:table-cell table:formula="of:=DEC2HEX(HEX2DEC([.A163])+1)" office:value-type="string" office:string-value="E0A2" calcext:value-type="string">
            <text:p>E0A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antikenoma</text:p>
          </table:table-cell>
          <table:table-cell/>
          <table:table-cell table:formula="of:=IF(AND([.D164]&lt;&gt;&quot;Reserved&quot;; [.D164] &lt;&gt; &quot;&quot;); &quot;0x&quot; &amp; [.A164] &amp; &quot; &quot; &amp;[.D164]; &quot;&quot;)" office:value-type="string" office:string-value="0xE0A2 antikenoma" calcext:value-type="string">
            <text:p>0xE0A2 antikenoma</text:p>
          </table:table-cell>
          <table:table-cell/>
        </table:table-row>
        <table:table-row table:style-name="ro1">
          <table:table-cell table:formula="of:=DEC2HEX(HEX2DEC([.A164])+1)" office:value-type="string" office:string-value="E0A3" calcext:value-type="string">
            <text:p>E0A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</text:p>
          </table:table-cell>
          <table:table-cell/>
          <table:table-cell table:formula="of:=IF(AND([.D165]&lt;&gt;&quot;Reserved&quot;; [.D165] &lt;&gt; &quot;&quot;); &quot;0x&quot; &amp; [.A165] &amp; &quot; &quot; &amp;[.D165]; &quot;&quot;)" office:value-type="string" office:string-value="0xE0A3 omalon" calcext:value-type="string">
            <text:p>0xE0A3 omalon</text:p>
          </table:table-cell>
          <table:table-cell/>
        </table:table-row>
        <table:table-row table:style-name="ro1">
          <table:table-cell table:formula="of:=DEC2HEX(HEX2DEC([.A165])+1)" office:value-type="string" office:string-value="E0A4" calcext:value-type="string">
            <text:p>E0A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Connecting</text:p>
          </table:table-cell>
          <table:table-cell/>
          <table:table-cell table:formula="of:=IF(AND([.D166]&lt;&gt;&quot;Reserved&quot;; [.D166] &lt;&gt; &quot;&quot;); &quot;0x&quot; &amp; [.A166] &amp; &quot; &quot; &amp;[.D166]; &quot;&quot;)" office:value-type="string" office:string-value="0xE0A4 omalonConnecting" calcext:value-type="string">
            <text:p>0xE0A4 omalonConnecting</text:p>
          </table:table-cell>
          <table:table-cell/>
        </table:table-row>
        <table:table-row table:style-name="ro1">
          <table:table-cell table:formula="of:=DEC2HEX(HEX2DEC([.A166])+1)" office:value-type="string" office:string-value="E0A5" calcext:value-type="string">
            <text:p>E0A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</text:p>
          </table:table-cell>
          <table:table-cell/>
          <table:table-cell table:formula="of:=IF(AND([.D167]&lt;&gt;&quot;Reserved&quot;; [.D167] &lt;&gt; &quot;&quot;); &quot;0x&quot; &amp; [.A167] &amp; &quot; &quot; &amp;[.D167]; &quot;&quot;)" office:value-type="string" office:string-value="0xE0A5 heteron" calcext:value-type="string">
            <text:p>0xE0A5 heteron</text:p>
          </table:table-cell>
          <table:table-cell/>
        </table:table-row>
        <table:table-row table:style-name="ro1">
          <table:table-cell table:formula="of:=DEC2HEX(HEX2DEC([.A167])+1)" office:value-type="string" office:string-value="E0A6" calcext:value-type="string">
            <text:p>E0A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Connecting</text:p>
          </table:table-cell>
          <table:table-cell/>
          <table:table-cell table:formula="of:=IF(AND([.D168]&lt;&gt;&quot;Reserved&quot;; [.D168] &lt;&gt; &quot;&quot;); &quot;0x&quot; &amp; [.A168] &amp; &quot; &quot; &amp;[.D168]; &quot;&quot;)" office:value-type="string" office:string-value="0xE0A6 heteronConnecting" calcext:value-type="string">
            <text:p>0xE0A6 heteronConnecting</text:p>
          </table:table-cell>
          <table:table-cell/>
        </table:table-row>
        <table:table-row table:style-name="ro1">
          <table:table-cell table:formula="of:=DEC2HEX(HEX2DEC([.A168])+1)" office:value-type="string" office:string-value="E0A7" calcext:value-type="string">
            <text:p>E0A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endofonon</text:p>
          </table:table-cell>
          <table:table-cell/>
          <table:table-cell table:formula="of:=IF(AND([.D169]&lt;&gt;&quot;Reserved&quot;; [.D169] &lt;&gt; &quot;&quot;); &quot;0x&quot; &amp; [.A169] &amp; &quot; &quot; &amp;[.D169]; &quot;&quot;)" office:value-type="string" office:string-value="0xE0A7 endofonon" calcext:value-type="string">
            <text:p>0xE0A7 endofonon</text:p>
          </table:table-cell>
          <table:table-cell/>
        </table:table-row>
        <table:table-row table:style-name="ro1">
          <table:table-cell table:formula="of:=DEC2HEX(HEX2DEC([.A169])+1)" office:value-type="string" office:string-value="E0A8" calcext:value-type="string">
            <text:p>E0A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0]&lt;&gt;&quot;Reserved&quot;; [.D170] &lt;&gt; &quot;&quot;); &quot;0x&quot; &amp; [.A170] &amp; &quot; &quot; &amp;[.D170]; &quot;&quot;)">
            <text:p/>
          </table:table-cell>
          <table:table-cell/>
        </table:table-row>
        <table:table-row table:style-name="ro1">
          <table:table-cell table:formula="of:=DEC2HEX(HEX2DEC([.A170])+1)" office:value-type="string" office:string-value="E0A9" calcext:value-type="string">
            <text:p>E0A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1]&lt;&gt;&quot;Reserved&quot;; [.D171] &lt;&gt; &quot;&quot;); &quot;0x&quot; &amp; [.A171] &amp; &quot; &quot; &amp;[.D171]; &quot;&quot;)">
            <text:p/>
          </table:table-cell>
          <table:table-cell/>
        </table:table-row>
        <table:table-row table:style-name="ro1">
          <table:table-cell table:formula="of:=DEC2HEX(HEX2DEC([.A171])+1)" office:value-type="string" office:string-value="E0AA" calcext:value-type="string">
            <text:p>E0A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2]&lt;&gt;&quot;Reserved&quot;; [.D172] &lt;&gt; &quot;&quot;); &quot;0x&quot; &amp; [.A172] &amp; &quot; &quot; &amp;[.D172]; &quot;&quot;)">
            <text:p/>
          </table:table-cell>
          <table:table-cell/>
        </table:table-row>
        <table:table-row table:style-name="ro1">
          <table:table-cell table:formula="of:=DEC2HEX(HEX2DEC([.A172])+1)" office:value-type="string" office:string-value="E0AB" calcext:value-type="string">
            <text:p>E0A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3]&lt;&gt;&quot;Reserved&quot;; [.D173] &lt;&gt; &quot;&quot;); &quot;0x&quot; &amp; [.A173] &amp; &quot; &quot; &amp;[.D173]; &quot;&quot;)">
            <text:p/>
          </table:table-cell>
          <table:table-cell/>
        </table:table-row>
        <table:table-row table:style-name="ro1">
          <table:table-cell table:formula="of:=DEC2HEX(HEX2DEC([.A173])+1)" office:value-type="string" office:string-value="E0AC" calcext:value-type="string">
            <text:p>E0A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4]&lt;&gt;&quot;Reserved&quot;; [.D174] &lt;&gt; &quot;&quot;); &quot;0x&quot; &amp; [.A174] &amp; &quot; &quot; &amp;[.D174]; &quot;&quot;)">
            <text:p/>
          </table:table-cell>
          <table:table-cell/>
        </table:table-row>
        <table:table-row table:style-name="ro1">
          <table:table-cell table:formula="of:=DEC2HEX(HEX2DEC([.A174])+1)" office:value-type="string" office:string-value="E0AD" calcext:value-type="string">
            <text:p>E0A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5]&lt;&gt;&quot;Reserved&quot;; [.D175] &lt;&gt; &quot;&quot;); &quot;0x&quot; &amp; [.A175] &amp; &quot; &quot; &amp;[.D175]; &quot;&quot;)">
            <text:p/>
          </table:table-cell>
          <table:table-cell/>
        </table:table-row>
        <table:table-row table:style-name="ro1">
          <table:table-cell table:formula="of:=DEC2HEX(HEX2DEC([.A175])+1)" office:value-type="string" office:string-value="E0AE" calcext:value-type="string">
            <text:p>E0A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6]&lt;&gt;&quot;Reserved&quot;; [.D176] &lt;&gt; &quot;&quot;); &quot;0x&quot; &amp; [.A176] &amp; &quot; &quot; &amp;[.D176]; &quot;&quot;)">
            <text:p/>
          </table:table-cell>
          <table:table-cell/>
        </table:table-row>
        <table:table-row table:style-name="ro1">
          <table:table-cell table:formula="of:=DEC2HEX(HEX2DEC([.A176])+1)" office:value-type="string" office:string-value="E0AF" calcext:value-type="string">
            <text:p>E0A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7]&lt;&gt;&quot;Reserved&quot;; [.D177] &lt;&gt; &quot;&quot;); &quot;0x&quot; &amp; [.A177] &amp; &quot; &quot; &amp;[.D177]; &quot;&quot;)">
            <text:p/>
          </table:table-cell>
          <table:table-cell/>
        </table:table-row>
        <table:table-row table:style-name="ro1">
          <table:table-cell table:formula="of:=DEC2HEX(HEX2DEC([.A177])+1)" office:value-type="string" office:string-value="E0B0" calcext:value-type="string">
            <text:p>E0B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Top</text:p>
          </table:table-cell>
          <table:table-cell/>
          <table:table-cell table:formula="of:=IF(AND([.D178]&lt;&gt;&quot;Reserved&quot;; [.D178] &lt;&gt; &quot;&quot;); &quot;0x&quot; &amp; [.A178] &amp; &quot; &quot; &amp;[.D178]; &quot;&quot;)" office:value-type="string" office:string-value="0xE0B0 yfenTop" calcext:value-type="string">
            <text:p>0xE0B0 yfenTop</text:p>
          </table:table-cell>
          <table:table-cell/>
        </table:table-row>
        <table:table-row table:style-name="ro1">
          <table:table-cell table:formula="of:=DEC2HEX(HEX2DEC([.A178])+1)" office:value-type="string" office:string-value="E0B1" calcext:value-type="string">
            <text:p>E0B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Bottom</text:p>
          </table:table-cell>
          <table:table-cell/>
          <table:table-cell table:formula="of:=IF(AND([.D179]&lt;&gt;&quot;Reserved&quot;; [.D179] &lt;&gt; &quot;&quot;); &quot;0x&quot; &amp; [.A179] &amp; &quot; &quot; &amp;[.D179]; &quot;&quot;)" office:value-type="string" office:string-value="0xE0B1 yfenBottom" calcext:value-type="string">
            <text:p>0xE0B1 yfenBottom</text:p>
          </table:table-cell>
          <table:table-cell/>
        </table:table-row>
        <table:table-row table:style-name="ro1">
          <table:table-cell table:formula="of:=DEC2HEX(HEX2DEC([.A179])+1)" office:value-type="string" office:string-value="E0B2" calcext:value-type="string">
            <text:p>E0B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0]&lt;&gt;&quot;Reserved&quot;; [.D180] &lt;&gt; &quot;&quot;); &quot;0x&quot; &amp; [.A180] &amp; &quot; &quot; &amp;[.D180]; &quot;&quot;)">
            <text:p/>
          </table:table-cell>
          <table:table-cell/>
        </table:table-row>
        <table:table-row table:style-name="ro1">
          <table:table-cell table:formula="of:=DEC2HEX(HEX2DEC([.A180])+1)" office:value-type="string" office:string-value="E0B3" calcext:value-type="string">
            <text:p>E0B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1]&lt;&gt;&quot;Reserved&quot;; [.D181] &lt;&gt; &quot;&quot;); &quot;0x&quot; &amp; [.A181] &amp; &quot; &quot; &amp;[.D181]; &quot;&quot;)">
            <text:p/>
          </table:table-cell>
          <table:table-cell/>
        </table:table-row>
        <table:table-row table:style-name="ro1">
          <table:table-cell table:formula="of:=DEC2HEX(HEX2DEC([.A181])+1)" office:value-type="string" office:string-value="E0B4" calcext:value-type="string">
            <text:p>E0B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2]&lt;&gt;&quot;Reserved&quot;; [.D182] &lt;&gt; &quot;&quot;); &quot;0x&quot; &amp; [.A182] &amp; &quot; &quot; &amp;[.D182]; &quot;&quot;)">
            <text:p/>
          </table:table-cell>
          <table:table-cell/>
        </table:table-row>
        <table:table-row table:style-name="ro1">
          <table:table-cell table:formula="of:=DEC2HEX(HEX2DEC([.A182])+1)" office:value-type="string" office:string-value="E0B5" calcext:value-type="string">
            <text:p>E0B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3]&lt;&gt;&quot;Reserved&quot;; [.D183] &lt;&gt; &quot;&quot;); &quot;0x&quot; &amp; [.A183] &amp; &quot; &quot; &amp;[.D183]; &quot;&quot;)">
            <text:p/>
          </table:table-cell>
          <table:table-cell/>
        </table:table-row>
        <table:table-row table:style-name="ro1">
          <table:table-cell table:formula="of:=DEC2HEX(HEX2DEC([.A183])+1)" office:value-type="string" office:string-value="E0B6" calcext:value-type="string">
            <text:p>E0B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4]&lt;&gt;&quot;Reserved&quot;; [.D184] &lt;&gt; &quot;&quot;); &quot;0x&quot; &amp; [.A184] &amp; &quot; &quot; &amp;[.D184]; &quot;&quot;)">
            <text:p/>
          </table:table-cell>
          <table:table-cell/>
        </table:table-row>
        <table:table-row table:style-name="ro1">
          <table:table-cell table:formula="of:=DEC2HEX(HEX2DEC([.A184])+1)" office:value-type="string" office:string-value="E0B7" calcext:value-type="string">
            <text:p>E0B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5]&lt;&gt;&quot;Reserved&quot;; [.D185] &lt;&gt; &quot;&quot;); &quot;0x&quot; &amp; [.A185] &amp; &quot; &quot; &amp;[.D185]; &quot;&quot;)">
            <text:p/>
          </table:table-cell>
          <table:table-cell/>
        </table:table-row>
        <table:table-row table:style-name="ro1">
          <table:table-cell table:formula="of:=DEC2HEX(HEX2DEC([.A185])+1)" office:value-type="string" office:string-value="E0B8" calcext:value-type="string">
            <text:p>E0B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6]&lt;&gt;&quot;Reserved&quot;; [.D186] &lt;&gt; &quot;&quot;); &quot;0x&quot; &amp; [.A186] &amp; &quot; &quot; &amp;[.D186]; &quot;&quot;)">
            <text:p/>
          </table:table-cell>
          <table:table-cell/>
        </table:table-row>
        <table:table-row table:style-name="ro1">
          <table:table-cell table:formula="of:=DEC2HEX(HEX2DEC([.A186])+1)" office:value-type="string" office:string-value="E0B9" calcext:value-type="string">
            <text:p>E0B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7]&lt;&gt;&quot;Reserved&quot;; [.D187] &lt;&gt; &quot;&quot;); &quot;0x&quot; &amp; [.A187] &amp; &quot; &quot; &amp;[.D187]; &quot;&quot;)">
            <text:p/>
          </table:table-cell>
          <table:table-cell/>
        </table:table-row>
        <table:table-row table:style-name="ro1">
          <table:table-cell table:formula="of:=DEC2HEX(HEX2DEC([.A187])+1)" office:value-type="string" office:string-value="E0BA" calcext:value-type="string">
            <text:p>E0B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8]&lt;&gt;&quot;Reserved&quot;; [.D188] &lt;&gt; &quot;&quot;); &quot;0x&quot; &amp; [.A188] &amp; &quot; &quot; &amp;[.D188]; &quot;&quot;)">
            <text:p/>
          </table:table-cell>
          <table:table-cell/>
        </table:table-row>
        <table:table-row table:style-name="ro1">
          <table:table-cell table:formula="of:=DEC2HEX(HEX2DEC([.A188])+1)" office:value-type="string" office:string-value="E0BB" calcext:value-type="string">
            <text:p>E0B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9]&lt;&gt;&quot;Reserved&quot;; [.D189] &lt;&gt; &quot;&quot;); &quot;0x&quot; &amp; [.A189] &amp; &quot; &quot; &amp;[.D189]; &quot;&quot;)">
            <text:p/>
          </table:table-cell>
          <table:table-cell/>
        </table:table-row>
        <table:table-row table:style-name="ro1">
          <table:table-cell table:formula="of:=DEC2HEX(HEX2DEC([.A189])+1)" office:value-type="string" office:string-value="E0BC" calcext:value-type="string">
            <text:p>E0B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0]&lt;&gt;&quot;Reserved&quot;; [.D190] &lt;&gt; &quot;&quot;); &quot;0x&quot; &amp; [.A190] &amp; &quot; &quot; &amp;[.D190]; &quot;&quot;)">
            <text:p/>
          </table:table-cell>
          <table:table-cell/>
        </table:table-row>
        <table:table-row table:style-name="ro1">
          <table:table-cell table:formula="of:=DEC2HEX(HEX2DEC([.A190])+1)" office:value-type="string" office:string-value="E0BD" calcext:value-type="string">
            <text:p>E0B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1]&lt;&gt;&quot;Reserved&quot;; [.D191] &lt;&gt; &quot;&quot;); &quot;0x&quot; &amp; [.A191] &amp; &quot; &quot; &amp;[.D191]; &quot;&quot;)">
            <text:p/>
          </table:table-cell>
          <table:table-cell/>
        </table:table-row>
        <table:table-row table:style-name="ro1">
          <table:table-cell table:formula="of:=DEC2HEX(HEX2DEC([.A191])+1)" office:value-type="string" office:string-value="E0BE" calcext:value-type="string">
            <text:p>E0B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2]&lt;&gt;&quot;Reserved&quot;; [.D192] &lt;&gt; &quot;&quot;); &quot;0x&quot; &amp; [.A192] &amp; &quot; &quot; &amp;[.D192]; &quot;&quot;)">
            <text:p/>
          </table:table-cell>
          <table:table-cell/>
        </table:table-row>
        <table:table-row table:style-name="ro1">
          <table:table-cell table:formula="of:=DEC2HEX(HEX2DEC([.A192])+1)" office:value-type="string" office:string-value="E0BF" calcext:value-type="string">
            <text:p>E0B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3]&lt;&gt;&quot;Reserved&quot;; [.D193] &lt;&gt; &quot;&quot;); &quot;0x&quot; &amp; [.A193] &amp; &quot; &quot; &amp;[.D193]; &quot;&quot;)">
            <text:p/>
          </table:table-cell>
          <table:table-cell/>
        </table:table-row>
        <table:table-row table:style-name="ro1">
          <table:table-cell table:formula="of:=DEC2HEX(HEX2DEC([.A193])+1)" office:value-type="string" office:string-value="E0C0" calcext:value-type="string">
            <text:p>E0C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stavros</text:p>
          </table:table-cell>
          <table:table-cell/>
          <table:table-cell table:formula="of:=IF(AND([.D194]&lt;&gt;&quot;Reserved&quot;; [.D194] &lt;&gt; &quot;&quot;); &quot;0x&quot; &amp; [.A194] &amp; &quot; &quot; &amp;[.D194]; &quot;&quot;)" office:value-type="string" office:string-value="0xE0C0 stavros" calcext:value-type="string">
            <text:p>0xE0C0 stavros</text:p>
          </table:table-cell>
          <table:table-cell/>
        </table:table-row>
        <table:table-row table:style-name="ro1">
          <table:table-cell table:formula="of:=DEC2HEX(HEX2DEC([.A194])+1)" office:value-type="string" office:string-value="E0C1" calcext:value-type="string">
            <text:p>E0C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breath</text:p>
          </table:table-cell>
          <table:table-cell/>
          <table:table-cell table:formula="of:=IF(AND([.D195]&lt;&gt;&quot;Reserved&quot;; [.D195] &lt;&gt; &quot;&quot;); &quot;0x&quot; &amp; [.A195] &amp; &quot; &quot; &amp;[.D195]; &quot;&quot;)" office:value-type="string" office:string-value="0xE0C1 breath" calcext:value-type="string">
            <text:p>0xE0C1 breath</text:p>
          </table:table-cell>
          <table:table-cell/>
        </table:table-row>
        <table:table-row table:style-name="ro1">
          <table:table-cell table:formula="of:=DEC2HEX(HEX2DEC([.A195])+1)" office:value-type="string" office:string-value="E0C2" calcext:value-type="string">
            <text:p>E0C2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6]&lt;&gt;&quot;Reserved&quot;; [.D196] &lt;&gt; &quot;&quot;); &quot;0x&quot; &amp; [.A196] &amp; &quot; &quot; &amp;[.D196]; &quot;&quot;)">
            <text:p/>
          </table:table-cell>
          <table:table-cell/>
        </table:table-row>
        <table:table-row table:style-name="ro1">
          <table:table-cell table:formula="of:=DEC2HEX(HEX2DEC([.A196])+1)" office:value-type="string" office:string-value="E0C3" calcext:value-type="string">
            <text:p>E0C3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7]&lt;&gt;&quot;Reserved&quot;; [.D197] &lt;&gt; &quot;&quot;); &quot;0x&quot; &amp; [.A197] &amp; &quot; &quot; &amp;[.D197]; &quot;&quot;)">
            <text:p/>
          </table:table-cell>
          <table:table-cell/>
        </table:table-row>
        <table:table-row table:style-name="ro1">
          <table:table-cell table:formula="of:=DEC2HEX(HEX2DEC([.A197])+1)" office:value-type="string" office:string-value="E0C4" calcext:value-type="string">
            <text:p>E0C4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8]&lt;&gt;&quot;Reserved&quot;; [.D198] &lt;&gt; &quot;&quot;); &quot;0x&quot; &amp; [.A198] &amp; &quot; &quot; &amp;[.D198]; &quot;&quot;)">
            <text:p/>
          </table:table-cell>
          <table:table-cell/>
        </table:table-row>
        <table:table-row table:style-name="ro1">
          <table:table-cell table:formula="of:=DEC2HEX(HEX2DEC([.A198])+1)" office:value-type="string" office:string-value="E0C5" calcext:value-type="string">
            <text:p>E0C5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9]&lt;&gt;&quot;Reserved&quot;; [.D199] &lt;&gt; &quot;&quot;); &quot;0x&quot; &amp; [.A199] &amp; &quot; &quot; &amp;[.D199]; &quot;&quot;)">
            <text:p/>
          </table:table-cell>
          <table:table-cell/>
        </table:table-row>
        <table:table-row table:style-name="ro1">
          <table:table-cell table:formula="of:=DEC2HEX(HEX2DEC([.A199])+1)" office:value-type="string" office:string-value="E0C6" calcext:value-type="string">
            <text:p>E0C6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0]&lt;&gt;&quot;Reserved&quot;; [.D200] &lt;&gt; &quot;&quot;); &quot;0x&quot; &amp; [.A200] &amp; &quot; &quot; &amp;[.D200]; &quot;&quot;)">
            <text:p/>
          </table:table-cell>
          <table:table-cell/>
        </table:table-row>
        <table:table-row table:style-name="ro1">
          <table:table-cell table:formula="of:=DEC2HEX(HEX2DEC([.A200])+1)" office:value-type="string" office:string-value="E0C7" calcext:value-type="string">
            <text:p>E0C7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1]&lt;&gt;&quot;Reserved&quot;; [.D201] &lt;&gt; &quot;&quot;); &quot;0x&quot; &amp; [.A201] &amp; &quot; &quot; &amp;[.D201]; &quot;&quot;)">
            <text:p/>
          </table:table-cell>
          <table:table-cell/>
        </table:table-row>
        <table:table-row table:style-name="ro1">
          <table:table-cell table:formula="of:=DEC2HEX(HEX2DEC([.A201])+1)" office:value-type="string" office:string-value="E0C8" calcext:value-type="string">
            <text:p>E0C8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2]&lt;&gt;&quot;Reserved&quot;; [.D202] &lt;&gt; &quot;&quot;); &quot;0x&quot; &amp; [.A202] &amp; &quot; &quot; &amp;[.D202]; &quot;&quot;)">
            <text:p/>
          </table:table-cell>
          <table:table-cell/>
        </table:table-row>
        <table:table-row table:style-name="ro1">
          <table:table-cell table:formula="of:=DEC2HEX(HEX2DEC([.A202])+1)" office:value-type="string" office:string-value="E0C9" calcext:value-type="string">
            <text:p>E0C9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3]&lt;&gt;&quot;Reserved&quot;; [.D203] &lt;&gt; &quot;&quot;); &quot;0x&quot; &amp; [.A203] &amp; &quot; &quot; &amp;[.D203]; &quot;&quot;)">
            <text:p/>
          </table:table-cell>
          <table:table-cell/>
        </table:table-row>
        <table:table-row table:style-name="ro1">
          <table:table-cell table:formula="of:=DEC2HEX(HEX2DEC([.A203])+1)" office:value-type="string" office:string-value="E0CA" calcext:value-type="string">
            <text:p>E0CA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4]&lt;&gt;&quot;Reserved&quot;; [.D204] &lt;&gt; &quot;&quot;); &quot;0x&quot; &amp; [.A204] &amp; &quot; &quot; &amp;[.D204]; &quot;&quot;)">
            <text:p/>
          </table:table-cell>
          <table:table-cell/>
        </table:table-row>
        <table:table-row table:style-name="ro1">
          <table:table-cell table:formula="of:=DEC2HEX(HEX2DEC([.A204])+1)" office:value-type="string" office:string-value="E0CB" calcext:value-type="string">
            <text:p>E0CB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5]&lt;&gt;&quot;Reserved&quot;; [.D205] &lt;&gt; &quot;&quot;); &quot;0x&quot; &amp; [.A205] &amp; &quot; &quot; &amp;[.D205]; &quot;&quot;)">
            <text:p/>
          </table:table-cell>
          <table:table-cell/>
        </table:table-row>
        <table:table-row table:style-name="ro1">
          <table:table-cell table:formula="of:=DEC2HEX(HEX2DEC([.A205])+1)" office:value-type="string" office:string-value="E0CC" calcext:value-type="string">
            <text:p>E0CC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6]&lt;&gt;&quot;Reserved&quot;; [.D206] &lt;&gt; &quot;&quot;); &quot;0x&quot; &amp; [.A206] &amp; &quot; &quot; &amp;[.D206]; &quot;&quot;)">
            <text:p/>
          </table:table-cell>
          <table:table-cell/>
        </table:table-row>
        <table:table-row table:style-name="ro1">
          <table:table-cell table:formula="of:=DEC2HEX(HEX2DEC([.A206])+1)" office:value-type="string" office:string-value="E0CD" calcext:value-type="string">
            <text:p>E0CD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7]&lt;&gt;&quot;Reserved&quot;; [.D207] &lt;&gt; &quot;&quot;); &quot;0x&quot; &amp; [.A207] &amp; &quot; &quot; &amp;[.D207]; &quot;&quot;)">
            <text:p/>
          </table:table-cell>
          <table:table-cell/>
        </table:table-row>
        <table:table-row table:style-name="ro1">
          <table:table-cell table:formula="of:=DEC2HEX(HEX2DEC([.A207])+1)" office:value-type="string" office:string-value="E0CE" calcext:value-type="string">
            <text:p>E0CE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8]&lt;&gt;&quot;Reserved&quot;; [.D208] &lt;&gt; &quot;&quot;); &quot;0x&quot; &amp; [.A208] &amp; &quot; &quot; &amp;[.D208]; &quot;&quot;)">
            <text:p/>
          </table:table-cell>
          <table:table-cell/>
        </table:table-row>
        <table:table-row table:style-name="ro1">
          <table:table-cell table:formula="of:=DEC2HEX(HEX2DEC([.A208])+1)" office:value-type="string" office:string-value="E0CF" calcext:value-type="string">
            <text:p>E0CF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9]&lt;&gt;&quot;Reserved&quot;; [.D209] &lt;&gt; &quot;&quot;); &quot;0x&quot; &amp; [.A209] &amp; &quot; &quot; &amp;[.D209]; &quot;&quot;)">
            <text:p/>
          </table:table-cell>
          <table:table-cell/>
        </table:table-row>
        <table:table-row table:style-name="ro1">
          <table:table-cell table:formula="of:=DEC2HEX(HEX2DEC([.A209])+1)" office:value-type="string" office:string-value="E0D0" calcext:value-type="string">
            <text:p>E0D0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Above</text:p>
          </table:table-cell>
          <table:table-cell/>
          <table:table-cell table:formula="of:=IF(AND([.D210]&lt;&gt;&quot;Reserved&quot;; [.D210] &lt;&gt; &quot;&quot;); &quot;0x&quot; &amp; [.A210] &amp; &quot; &quot; &amp;[.D210]; &quot;&quot;)" office:value-type="string" office:string-value="0xE0D0 klasmaAbove" calcext:value-type="string">
            <text:p>0xE0D0 klasmaAbove</text:p>
          </table:table-cell>
          <table:table-cell/>
        </table:table-row>
        <table:table-row table:style-name="ro1">
          <table:table-cell table:formula="of:=DEC2HEX(HEX2DEC([.A210])+1)" office:value-type="string" office:string-value="E0D1" calcext:value-type="string">
            <text:p>E0D1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Below</text:p>
          </table:table-cell>
          <table:table-cell/>
          <table:table-cell table:formula="of:=IF(AND([.D211]&lt;&gt;&quot;Reserved&quot;; [.D211] &lt;&gt; &quot;&quot;); &quot;0x&quot; &amp; [.A211] &amp; &quot; &quot; &amp;[.D211]; &quot;&quot;)" office:value-type="string" office:string-value="0xE0D1 klasmaBelow" calcext:value-type="string">
            <text:p>0xE0D1 klasmaBelow</text:p>
          </table:table-cell>
          <table:table-cell/>
        </table:table-row>
        <table:table-row table:style-name="ro1">
          <table:table-cell table:formula="of:=DEC2HEX(HEX2DEC([.A211])+1)" office:value-type="string" office:string-value="E0D2" calcext:value-type="string">
            <text:p>E0D2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hapli</text:p>
          </table:table-cell>
          <table:table-cell/>
          <table:table-cell table:formula="of:=IF(AND([.D212]&lt;&gt;&quot;Reserved&quot;; [.D212] &lt;&gt; &quot;&quot;); &quot;0x&quot; &amp; [.A212] &amp; &quot; &quot; &amp;[.D212]; &quot;&quot;)" office:value-type="string" office:string-value="0xE0D2 hapli" calcext:value-type="string">
            <text:p>0xE0D2 hapli</text:p>
          </table:table-cell>
          <table:table-cell/>
        </table:table-row>
        <table:table-row table:style-name="ro1">
          <table:table-cell table:formula="of:=DEC2HEX(HEX2DEC([.A212])+1)" office:value-type="string" office:string-value="E0D3" calcext:value-type="string">
            <text:p>E0D3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dipli</text:p>
          </table:table-cell>
          <table:table-cell/>
          <table:table-cell table:formula="of:=IF(AND([.D213]&lt;&gt;&quot;Reserved&quot;; [.D213] &lt;&gt; &quot;&quot;); &quot;0x&quot; &amp; [.A213] &amp; &quot; &quot; &amp;[.D213]; &quot;&quot;)" office:value-type="string" office:string-value="0xE0D3 dipli" calcext:value-type="string">
            <text:p>0xE0D3 dipli</text:p>
          </table:table-cell>
          <table:table-cell/>
        </table:table-row>
        <table:table-row table:style-name="ro1">
          <table:table-cell table:formula="of:=DEC2HEX(HEX2DEC([.A213])+1)" office:value-type="string" office:string-value="E0D4" calcext:value-type="string">
            <text:p>E0D4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ripli</text:p>
          </table:table-cell>
          <table:table-cell/>
          <table:table-cell table:formula="of:=IF(AND([.D214]&lt;&gt;&quot;Reserved&quot;; [.D214] &lt;&gt; &quot;&quot;); &quot;0x&quot; &amp; [.A214] &amp; &quot; &quot; &amp;[.D214]; &quot;&quot;)" office:value-type="string" office:string-value="0xE0D4 tripli" calcext:value-type="string">
            <text:p>0xE0D4 tripli</text:p>
          </table:table-cell>
          <table:table-cell/>
        </table:table-row>
        <table:table-row table:style-name="ro1">
          <table:table-cell table:formula="of:=DEC2HEX(HEX2DEC([.A214])+1)" office:value-type="string" office:string-value="E0D5" calcext:value-type="string">
            <text:p>E0D5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etrapli</text:p>
          </table:table-cell>
          <table:table-cell/>
          <table:table-cell table:formula="of:=IF(AND([.D215]&lt;&gt;&quot;Reserved&quot;; [.D215] &lt;&gt; &quot;&quot;); &quot;0x&quot; &amp; [.A215] &amp; &quot; &quot; &amp;[.D215]; &quot;&quot;)" office:value-type="string" office:string-value="0xE0D5 tetrapli" calcext:value-type="string">
            <text:p>0xE0D5 tetrapli</text:p>
          </table:table-cell>
          <table:table-cell/>
        </table:table-row>
        <table:table-row table:style-name="ro1">
          <table:table-cell table:formula="of:=DEC2HEX(HEX2DEC([.A215])+1)" office:value-type="string" office:string-value="E0D6" calcext:value-type="string">
            <text:p>E0D6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oronis</text:p>
          </table:table-cell>
          <table:table-cell/>
          <table:table-cell table:formula="of:=IF(AND([.D216]&lt;&gt;&quot;Reserved&quot;; [.D216] &lt;&gt; &quot;&quot;); &quot;0x&quot; &amp; [.A216] &amp; &quot; &quot; &amp;[.D216]; &quot;&quot;)" office:value-type="string" office:string-value="0xE0D6 koronis" calcext:value-type="string">
            <text:p>0xE0D6 koronis</text:p>
          </table:table-cell>
          <table:table-cell/>
        </table:table-row>
        <table:table-row table:style-name="ro1">
          <table:table-cell table:formula="of:=DEC2HEX(HEX2DEC([.A216])+1)" office:value-type="string" office:string-value="E0D7" calcext:value-type="string">
            <text:p>E0D7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7]&lt;&gt;&quot;Reserved&quot;; [.D217] &lt;&gt; &quot;&quot;); &quot;0x&quot; &amp; [.A217] &amp; &quot; &quot; &amp;[.D217]; &quot;&quot;)">
            <text:p/>
          </table:table-cell>
          <table:table-cell/>
        </table:table-row>
        <table:table-row table:style-name="ro1">
          <table:table-cell table:formula="of:=DEC2HEX(HEX2DEC([.A217])+1)" office:value-type="string" office:string-value="E0D8" calcext:value-type="string">
            <text:p>E0D8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8]&lt;&gt;&quot;Reserved&quot;; [.D218] &lt;&gt; &quot;&quot;); &quot;0x&quot; &amp; [.A218] &amp; &quot; &quot; &amp;[.D218]; &quot;&quot;)">
            <text:p/>
          </table:table-cell>
          <table:table-cell/>
        </table:table-row>
        <table:table-row table:style-name="ro1">
          <table:table-cell table:formula="of:=DEC2HEX(HEX2DEC([.A218])+1)" office:value-type="string" office:string-value="E0D9" calcext:value-type="string">
            <text:p>E0D9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9]&lt;&gt;&quot;Reserved&quot;; [.D219] &lt;&gt; &quot;&quot;); &quot;0x&quot; &amp; [.A219] &amp; &quot; &quot; &amp;[.D219]; &quot;&quot;)">
            <text:p/>
          </table:table-cell>
          <table:table-cell/>
        </table:table-row>
        <table:table-row table:style-name="ro1">
          <table:table-cell table:formula="of:=DEC2HEX(HEX2DEC([.A219])+1)" office:value-type="string" office:string-value="E0DA" calcext:value-type="string">
            <text:p>E0DA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0]&lt;&gt;&quot;Reserved&quot;; [.D220] &lt;&gt; &quot;&quot;); &quot;0x&quot; &amp; [.A220] &amp; &quot; &quot; &amp;[.D220]; &quot;&quot;)">
            <text:p/>
          </table:table-cell>
          <table:table-cell/>
        </table:table-row>
        <table:table-row table:style-name="ro1">
          <table:table-cell table:formula="of:=DEC2HEX(HEX2DEC([.A220])+1)" office:value-type="string" office:string-value="E0DB" calcext:value-type="string">
            <text:p>E0DB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1]&lt;&gt;&quot;Reserved&quot;; [.D221] &lt;&gt; &quot;&quot;); &quot;0x&quot; &amp; [.A221] &amp; &quot; &quot; &amp;[.D221]; &quot;&quot;)">
            <text:p/>
          </table:table-cell>
          <table:table-cell/>
        </table:table-row>
        <table:table-row table:style-name="ro1">
          <table:table-cell table:formula="of:=DEC2HEX(HEX2DEC([.A221])+1)" office:value-type="string" office:string-value="E0DC" calcext:value-type="string">
            <text:p>E0DC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2]&lt;&gt;&quot;Reserved&quot;; [.D222] &lt;&gt; &quot;&quot;); &quot;0x&quot; &amp; [.A222] &amp; &quot; &quot; &amp;[.D222]; &quot;&quot;)">
            <text:p/>
          </table:table-cell>
          <table:table-cell/>
        </table:table-row>
        <table:table-row table:style-name="ro1">
          <table:table-cell table:formula="of:=DEC2HEX(HEX2DEC([.A222])+1)" office:value-type="string" office:string-value="E0DD" calcext:value-type="string">
            <text:p>E0DD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3]&lt;&gt;&quot;Reserved&quot;; [.D223] &lt;&gt; &quot;&quot;); &quot;0x&quot; &amp; [.A223] &amp; &quot; &quot; &amp;[.D223]; &quot;&quot;)">
            <text:p/>
          </table:table-cell>
          <table:table-cell/>
        </table:table-row>
        <table:table-row table:style-name="ro1">
          <table:table-cell table:formula="of:=DEC2HEX(HEX2DEC([.A223])+1)" office:value-type="string" office:string-value="E0DE" calcext:value-type="string">
            <text:p>E0DE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4]&lt;&gt;&quot;Reserved&quot;; [.D224] &lt;&gt; &quot;&quot;); &quot;0x&quot; &amp; [.A224] &amp; &quot; &quot; &amp;[.D224]; &quot;&quot;)">
            <text:p/>
          </table:table-cell>
          <table:table-cell/>
        </table:table-row>
        <table:table-row table:style-name="ro1">
          <table:table-cell table:formula="of:=DEC2HEX(HEX2DEC([.A224])+1)" office:value-type="string" office:string-value="E0DF" calcext:value-type="string">
            <text:p>E0DF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5]&lt;&gt;&quot;Reserved&quot;; [.D225] &lt;&gt; &quot;&quot;); &quot;0x&quot; &amp; [.A225] &amp; &quot; &quot; &amp;[.D225]; &quot;&quot;)">
            <text:p/>
          </table:table-cell>
          <table:table-cell/>
        </table:table-row>
        <table:table-row table:style-name="ro1">
          <table:table-cell table:formula="of:=DEC2HEX(HEX2DEC([.A225])+1)" office:value-type="string" office:string-value="E0E0" calcext:value-type="string">
            <text:p>E0E0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1</text:p>
          </table:table-cell>
          <table:table-cell office:value-type="string" calcext:value-type="string">
            <text:p>1D08A</text:p>
          </table:table-cell>
          <table:table-cell table:formula="of:=IF(AND([.D226]&lt;&gt;&quot;Reserved&quot;; [.D226] &lt;&gt; &quot;&quot;); &quot;0x&quot; &amp; [.A226] &amp; &quot; &quot; &amp;[.D226]; &quot;&quot;)" office:value-type="string" office:string-value="0xE0E0 leimma1" calcext:value-type="string">
            <text:p>0xE0E0 leimma1</text:p>
          </table:table-cell>
          <table:table-cell/>
        </table:table-row>
        <table:table-row table:style-name="ro1">
          <table:table-cell table:formula="of:=DEC2HEX(HEX2DEC([.A226])+1)" office:value-type="string" office:string-value="E0E1" calcext:value-type="string">
            <text:p>E0E1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2</text:p>
          </table:table-cell>
          <table:table-cell office:value-type="string" calcext:value-type="string">
            <text:p>1D08B</text:p>
          </table:table-cell>
          <table:table-cell table:formula="of:=IF(AND([.D227]&lt;&gt;&quot;Reserved&quot;; [.D227] &lt;&gt; &quot;&quot;); &quot;0x&quot; &amp; [.A227] &amp; &quot; &quot; &amp;[.D227]; &quot;&quot;)" office:value-type="string" office:string-value="0xE0E1 leimma2" calcext:value-type="string">
            <text:p>0xE0E1 leimma2</text:p>
          </table:table-cell>
          <table:table-cell/>
        </table:table-row>
        <table:table-row table:style-name="ro1">
          <table:table-cell table:formula="of:=DEC2HEX(HEX2DEC([.A227])+1)" office:value-type="string" office:string-value="E0E2" calcext:value-type="string">
            <text:p>E0E2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3</text:p>
          </table:table-cell>
          <table:table-cell office:value-type="string" calcext:value-type="string">
            <text:p>1D08C</text:p>
          </table:table-cell>
          <table:table-cell table:formula="of:=IF(AND([.D228]&lt;&gt;&quot;Reserved&quot;; [.D228] &lt;&gt; &quot;&quot;); &quot;0x&quot; &amp; [.A228] &amp; &quot; &quot; &amp;[.D228]; &quot;&quot;)" office:value-type="string" office:string-value="0xE0E2 leimma3" calcext:value-type="string">
            <text:p>0xE0E2 leimma3</text:p>
          </table:table-cell>
          <table:table-cell/>
        </table:table-row>
        <table:table-row table:style-name="ro1">
          <table:table-cell table:formula="of:=DEC2HEX(HEX2DEC([.A228])+1)" office:value-type="string" office:string-value="E0E3" calcext:value-type="string">
            <text:p>E0E3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4</text:p>
          </table:table-cell>
          <table:table-cell office:value-type="string" calcext:value-type="string">
            <text:p>1D08D</text:p>
          </table:table-cell>
          <table:table-cell table:formula="of:=IF(AND([.D229]&lt;&gt;&quot;Reserved&quot;; [.D229] &lt;&gt; &quot;&quot;); &quot;0x&quot; &amp; [.A229] &amp; &quot; &quot; &amp;[.D229]; &quot;&quot;)" office:value-type="string" office:string-value="0xE0E3 leimma4" calcext:value-type="string">
            <text:p>0xE0E3 leimma4</text:p>
          </table:table-cell>
          <table:table-cell/>
        </table:table-row>
        <table:table-row table:style-name="ro1">
          <table:table-cell table:formula="of:=DEC2HEX(HEX2DEC([.A229])+1)" office:value-type="string" office:string-value="E0E4" calcext:value-type="string">
            <text:p>E0E4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Dot</text:p>
          </table:table-cell>
          <table:table-cell/>
          <table:table-cell table:formula="of:=IF(AND([.D230]&lt;&gt;&quot;Reserved&quot;; [.D230] &lt;&gt; &quot;&quot;); &quot;0x&quot; &amp; [.A230] &amp; &quot; &quot; &amp;[.D230]; &quot;&quot;)" office:value-type="string" office:string-value="0xE0E4 leimmaDot" calcext:value-type="string">
            <text:p>0xE0E4 leimmaDot</text:p>
          </table:table-cell>
          <table:table-cell/>
        </table:table-row>
        <table:table-row table:style-name="ro1">
          <table:table-cell table:formula="of:=DEC2HEX(HEX2DEC([.A230])+1)" office:value-type="string" office:string-value="E0E5" calcext:value-type="string">
            <text:p>E0E5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1]&lt;&gt;&quot;Reserved&quot;; [.D231] &lt;&gt; &quot;&quot;); &quot;0x&quot; &amp; [.A231] &amp; &quot; &quot; &amp;[.D231]; &quot;&quot;)">
            <text:p/>
          </table:table-cell>
          <table:table-cell/>
        </table:table-row>
        <table:table-row table:style-name="ro1">
          <table:table-cell table:formula="of:=DEC2HEX(HEX2DEC([.A231])+1)" office:value-type="string" office:string-value="E0E6" calcext:value-type="string">
            <text:p>E0E6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2]&lt;&gt;&quot;Reserved&quot;; [.D232] &lt;&gt; &quot;&quot;); &quot;0x&quot; &amp; [.A232] &amp; &quot; &quot; &amp;[.D232]; &quot;&quot;)">
            <text:p/>
          </table:table-cell>
          <table:table-cell/>
        </table:table-row>
        <table:table-row table:style-name="ro1">
          <table:table-cell table:formula="of:=DEC2HEX(HEX2DEC([.A232])+1)" office:value-type="string" office:string-value="E0E7" calcext:value-type="string">
            <text:p>E0E7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3]&lt;&gt;&quot;Reserved&quot;; [.D233] &lt;&gt; &quot;&quot;); &quot;0x&quot; &amp; [.A233] &amp; &quot; &quot; &amp;[.D233]; &quot;&quot;)">
            <text:p/>
          </table:table-cell>
          <table:table-cell/>
        </table:table-row>
        <table:table-row table:style-name="ro1">
          <table:table-cell table:formula="of:=DEC2HEX(HEX2DEC([.A233])+1)" office:value-type="string" office:string-value="E0E8" calcext:value-type="string">
            <text:p>E0E8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4]&lt;&gt;&quot;Reserved&quot;; [.D234] &lt;&gt; &quot;&quot;); &quot;0x&quot; &amp; [.A234] &amp; &quot; &quot; &amp;[.D234]; &quot;&quot;)">
            <text:p/>
          </table:table-cell>
          <table:table-cell/>
        </table:table-row>
        <table:table-row table:style-name="ro1">
          <table:table-cell table:formula="of:=DEC2HEX(HEX2DEC([.A234])+1)" office:value-type="string" office:string-value="E0E9" calcext:value-type="string">
            <text:p>E0E9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5]&lt;&gt;&quot;Reserved&quot;; [.D235] &lt;&gt; &quot;&quot;); &quot;0x&quot; &amp; [.A235] &amp; &quot; &quot; &amp;[.D235]; &quot;&quot;)">
            <text:p/>
          </table:table-cell>
          <table:table-cell/>
        </table:table-row>
        <table:table-row table:style-name="ro1">
          <table:table-cell table:formula="of:=DEC2HEX(HEX2DEC([.A235])+1)" office:value-type="string" office:string-value="E0EA" calcext:value-type="string">
            <text:p>E0EA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6]&lt;&gt;&quot;Reserved&quot;; [.D236] &lt;&gt; &quot;&quot;); &quot;0x&quot; &amp; [.A236] &amp; &quot; &quot; &amp;[.D236]; &quot;&quot;)">
            <text:p/>
          </table:table-cell>
          <table:table-cell/>
        </table:table-row>
        <table:table-row table:style-name="ro1">
          <table:table-cell table:formula="of:=DEC2HEX(HEX2DEC([.A236])+1)" office:value-type="string" office:string-value="E0EB" calcext:value-type="string">
            <text:p>E0EB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7]&lt;&gt;&quot;Reserved&quot;; [.D237] &lt;&gt; &quot;&quot;); &quot;0x&quot; &amp; [.A237] &amp; &quot; &quot; &amp;[.D237]; &quot;&quot;)">
            <text:p/>
          </table:table-cell>
          <table:table-cell/>
        </table:table-row>
        <table:table-row table:style-name="ro1">
          <table:table-cell table:formula="of:=DEC2HEX(HEX2DEC([.A237])+1)" office:value-type="string" office:string-value="E0EC" calcext:value-type="string">
            <text:p>E0EC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8]&lt;&gt;&quot;Reserved&quot;; [.D238] &lt;&gt; &quot;&quot;); &quot;0x&quot; &amp; [.A238] &amp; &quot; &quot; &amp;[.D238]; &quot;&quot;)">
            <text:p/>
          </table:table-cell>
          <table:table-cell/>
        </table:table-row>
        <table:table-row table:style-name="ro1">
          <table:table-cell table:formula="of:=DEC2HEX(HEX2DEC([.A238])+1)" office:value-type="string" office:string-value="E0ED" calcext:value-type="string">
            <text:p>E0ED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9]&lt;&gt;&quot;Reserved&quot;; [.D239] &lt;&gt; &quot;&quot;); &quot;0x&quot; &amp; [.A239] &amp; &quot; &quot; &amp;[.D239]; &quot;&quot;)">
            <text:p/>
          </table:table-cell>
          <table:table-cell/>
        </table:table-row>
        <table:table-row table:style-name="ro1">
          <table:table-cell table:formula="of:=DEC2HEX(HEX2DEC([.A239])+1)" office:value-type="string" office:string-value="E0EE" calcext:value-type="string">
            <text:p>E0EE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0]&lt;&gt;&quot;Reserved&quot;; [.D240] &lt;&gt; &quot;&quot;); &quot;0x&quot; &amp; [.A240] &amp; &quot; &quot; &amp;[.D240]; &quot;&quot;)">
            <text:p/>
          </table:table-cell>
          <table:table-cell/>
        </table:table-row>
        <table:table-row table:style-name="ro1">
          <table:table-cell table:formula="of:=DEC2HEX(HEX2DEC([.A240])+1)" office:value-type="string" office:string-value="E0EF" calcext:value-type="string">
            <text:p>E0EF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1]&lt;&gt;&quot;Reserved&quot;; [.D241] &lt;&gt; &quot;&quot;); &quot;0x&quot; &amp; [.A241] &amp; &quot; &quot; &amp;[.D241]; &quot;&quot;)">
            <text:p/>
          </table:table-cell>
          <table:table-cell/>
        </table:table-row>
        <table:table-row table:style-name="ro1">
          <table:table-cell table:formula="of:=DEC2HEX(HEX2DEC([.A241])+1)" office:value-type="string" office:string-value="E0F0" calcext:value-type="string">
            <text:p>E0F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Above</text:p>
          </table:table-cell>
          <table:table-cell/>
          <table:table-cell table:formula="of:=IF(AND([.D242]&lt;&gt;&quot;Reserved&quot;; [.D242] &lt;&gt; &quot;&quot;); &quot;0x&quot; &amp; [.A242] &amp; &quot; &quot; &amp;[.D242]; &quot;&quot;)" office:value-type="string" office:string-value="0xE0F0 gorgonAbove" calcext:value-type="string">
            <text:p>0xE0F0 gorgonAbove</text:p>
          </table:table-cell>
          <table:table-cell/>
        </table:table-row>
        <table:table-row table:style-name="ro1">
          <table:table-cell table:formula="of:=DEC2HEX(HEX2DEC([.A242])+1)" office:value-type="string" office:string-value="E0F1" calcext:value-type="string">
            <text:p>E0F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Below</text:p>
          </table:table-cell>
          <table:table-cell/>
          <table:table-cell table:formula="of:=IF(AND([.D243]&lt;&gt;&quot;Reserved&quot;; [.D243] &lt;&gt; &quot;&quot;); &quot;0x&quot; &amp; [.A243] &amp; &quot; &quot; &amp;[.D243]; &quot;&quot;)" office:value-type="string" office:string-value="0xE0F1 gorgonBelow" calcext:value-type="string">
            <text:p>0xE0F1 gorgonBelow</text:p>
          </table:table-cell>
          <table:table-cell/>
        </table:table-row>
        <table:table-row table:style-name="ro1">
          <table:table-cell table:formula="of:=DEC2HEX(HEX2DEC([.A243])+1)" office:value-type="string" office:string-value="E0F2" calcext:value-type="string">
            <text:p>E0F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Left</text:p>
          </table:table-cell>
          <table:table-cell/>
          <table:table-cell table:formula="of:=IF(AND([.D244]&lt;&gt;&quot;Reserved&quot;; [.D244] &lt;&gt; &quot;&quot;); &quot;0x&quot; &amp; [.A244] &amp; &quot; &quot; &amp;[.D244]; &quot;&quot;)" office:value-type="string" office:string-value="0xE0F2 gorgonDottedLeft" calcext:value-type="string">
            <text:p>0xE0F2 gorgonDottedLeft</text:p>
          </table:table-cell>
          <table:table-cell/>
        </table:table-row>
        <table:table-row table:style-name="ro1">
          <table:table-cell table:formula="of:=DEC2HEX(HEX2DEC([.A244])+1)" office:value-type="string" office:string-value="E0F3" calcext:value-type="string">
            <text:p>E0F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Right</text:p>
          </table:table-cell>
          <table:table-cell/>
          <table:table-cell table:formula="of:=IF(AND([.D245]&lt;&gt;&quot;Reserved&quot;; [.D245] &lt;&gt; &quot;&quot;); &quot;0x&quot; &amp; [.A245] &amp; &quot; &quot; &amp;[.D245]; &quot;&quot;)" office:value-type="string" office:string-value="0xE0F3 gorgonDottedRight" calcext:value-type="string">
            <text:p>0xE0F3 gorgonDottedRight</text:p>
          </table:table-cell>
          <table:table-cell/>
        </table:table-row>
        <table:table-row table:style-name="ro1">
          <table:table-cell table:formula="of:=DEC2HEX(HEX2DEC([.A245])+1)" office:value-type="string" office:string-value="E0F4" calcext:value-type="string">
            <text:p>E0F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</text:p>
          </table:table-cell>
          <table:table-cell/>
          <table:table-cell table:formula="of:=IF(AND([.D246]&lt;&gt;&quot;Reserved&quot;; [.D246] &lt;&gt; &quot;&quot;); &quot;0x&quot; &amp; [.A246] &amp; &quot; &quot; &amp;[.D246]; &quot;&quot;)" office:value-type="string" office:string-value="0xE0F4 digorgon" calcext:value-type="string">
            <text:p>0xE0F4 digorgon</text:p>
          </table:table-cell>
          <table:table-cell/>
        </table:table-row>
        <table:table-row table:style-name="ro1">
          <table:table-cell table:formula="of:=DEC2HEX(HEX2DEC([.A246])+1)" office:value-type="string" office:string-value="E0F5" calcext:value-type="string">
            <text:p>E0F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Below</text:p>
          </table:table-cell>
          <table:table-cell/>
          <table:table-cell table:formula="of:=IF(AND([.D247]&lt;&gt;&quot;Reserved&quot;; [.D247] &lt;&gt; &quot;&quot;); &quot;0x&quot; &amp; [.A247] &amp; &quot; &quot; &amp;[.D247]; &quot;&quot;)" office:value-type="string" office:string-value="0xE0F5 digorgonDottedLeftBelow" calcext:value-type="string">
            <text:p>0xE0F5 digorgonDottedLeftBelow</text:p>
          </table:table-cell>
          <table:table-cell/>
        </table:table-row>
        <table:table-row table:style-name="ro1">
          <table:table-cell table:formula="of:=DEC2HEX(HEX2DEC([.A247])+1)" office:value-type="string" office:string-value="E0F6" calcext:value-type="string">
            <text:p>E0F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Above</text:p>
          </table:table-cell>
          <table:table-cell/>
          <table:table-cell table:formula="of:=IF(AND([.D248]&lt;&gt;&quot;Reserved&quot;; [.D248] &lt;&gt; &quot;&quot;); &quot;0x&quot; &amp; [.A248] &amp; &quot; &quot; &amp;[.D248]; &quot;&quot;)" office:value-type="string" office:string-value="0xE0F6 digorgonDottedLeftAbove" calcext:value-type="string">
            <text:p>0xE0F6 digorgonDottedLeftAbove</text:p>
          </table:table-cell>
          <table:table-cell/>
        </table:table-row>
        <table:table-row table:style-name="ro1">
          <table:table-cell table:formula="of:=DEC2HEX(HEX2DEC([.A248])+1)" office:value-type="string" office:string-value="E0F7" calcext:value-type="string">
            <text:p>E0F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Right</text:p>
          </table:table-cell>
          <table:table-cell/>
          <table:table-cell table:formula="of:=IF(AND([.D249]&lt;&gt;&quot;Reserved&quot;; [.D249] &lt;&gt; &quot;&quot;); &quot;0x&quot; &amp; [.A249] &amp; &quot; &quot; &amp;[.D249]; &quot;&quot;)" office:value-type="string" office:string-value="0xE0F7 digorgonDottedRight" calcext:value-type="string">
            <text:p>0xE0F7 digorgonDottedRight</text:p>
          </table:table-cell>
          <table:table-cell/>
        </table:table-row>
        <table:table-row table:style-name="ro1">
          <table:table-cell table:formula="of:=DEC2HEX(HEX2DEC([.A249])+1)" office:value-type="string" office:string-value="E0F8" calcext:value-type="string">
            <text:p>E0F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</text:p>
          </table:table-cell>
          <table:table-cell/>
          <table:table-cell table:formula="of:=IF(AND([.D250]&lt;&gt;&quot;Reserved&quot;; [.D250] &lt;&gt; &quot;&quot;); &quot;0x&quot; &amp; [.A250] &amp; &quot; &quot; &amp;[.D250]; &quot;&quot;)" office:value-type="string" office:string-value="0xE0F8 trigorgon" calcext:value-type="string">
            <text:p>0xE0F8 trigorgon</text:p>
          </table:table-cell>
          <table:table-cell/>
        </table:table-row>
        <table:table-row table:style-name="ro1">
          <table:table-cell table:formula="of:=DEC2HEX(HEX2DEC([.A250])+1)" office:value-type="string" office:string-value="E0F9" calcext:value-type="string">
            <text:p>E0F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Below</text:p>
          </table:table-cell>
          <table:table-cell/>
          <table:table-cell table:formula="of:=IF(AND([.D251]&lt;&gt;&quot;Reserved&quot;; [.D251] &lt;&gt; &quot;&quot;); &quot;0x&quot; &amp; [.A251] &amp; &quot; &quot; &amp;[.D251]; &quot;&quot;)" office:value-type="string" office:string-value="0xE0F9 trigorgonDottedLeftBelow" calcext:value-type="string">
            <text:p>0xE0F9 trigorgonDottedLeftBelow</text:p>
          </table:table-cell>
          <table:table-cell/>
        </table:table-row>
        <table:table-row table:style-name="ro1">
          <table:table-cell table:formula="of:=DEC2HEX(HEX2DEC([.A251])+1)" office:value-type="string" office:string-value="E0FA" calcext:value-type="string">
            <text:p>E0F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Above</text:p>
          </table:table-cell>
          <table:table-cell/>
          <table:table-cell table:formula="of:=IF(AND([.D252]&lt;&gt;&quot;Reserved&quot;; [.D252] &lt;&gt; &quot;&quot;); &quot;0x&quot; &amp; [.A252] &amp; &quot; &quot; &amp;[.D252]; &quot;&quot;)" office:value-type="string" office:string-value="0xE0FA trigorgonDottedLeftAbove" calcext:value-type="string">
            <text:p>0xE0FA trigorgonDottedLeftAbove</text:p>
          </table:table-cell>
          <table:table-cell/>
        </table:table-row>
        <table:table-row table:style-name="ro1">
          <table:table-cell table:formula="of:=DEC2HEX(HEX2DEC([.A252])+1)" office:value-type="string" office:string-value="E0FB" calcext:value-type="string">
            <text:p>E0F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Right</text:p>
          </table:table-cell>
          <table:table-cell/>
          <table:table-cell table:formula="of:=IF(AND([.D253]&lt;&gt;&quot;Reserved&quot;; [.D253] &lt;&gt; &quot;&quot;); &quot;0x&quot; &amp; [.A253] &amp; &quot; &quot; &amp;[.D253]; &quot;&quot;)" office:value-type="string" office:string-value="0xE0FB trigorgonDottedRight" calcext:value-type="string">
            <text:p>0xE0FB trigorgonDottedRight</text:p>
          </table:table-cell>
          <table:table-cell/>
        </table:table-row>
        <table:table-row table:style-name="ro1">
          <table:table-cell table:formula="of:=DEC2HEX(HEX2DEC([.A253])+1)" office:value-type="string" office:string-value="E0FC" calcext:value-type="string">
            <text:p>E0F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argon</text:p>
          </table:table-cell>
          <table:table-cell/>
          <table:table-cell table:formula="of:=IF(AND([.D254]&lt;&gt;&quot;Reserved&quot;; [.D254] &lt;&gt; &quot;&quot;); &quot;0x&quot; &amp; [.A254] &amp; &quot; &quot; &amp;[.D254]; &quot;&quot;)" office:value-type="string" office:string-value="0xE0FC argon" calcext:value-type="string">
            <text:p>0xE0FC argon</text:p>
          </table:table-cell>
          <table:table-cell/>
        </table:table-row>
        <table:table-row table:style-name="ro1">
          <table:table-cell table:formula="of:=DEC2HEX(HEX2DEC([.A254])+1)" office:value-type="string" office:string-value="E0FD" calcext:value-type="string">
            <text:p>E0F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argon</text:p>
          </table:table-cell>
          <table:table-cell/>
          <table:table-cell table:formula="of:=IF(AND([.D255]&lt;&gt;&quot;Reserved&quot;; [.D255] &lt;&gt; &quot;&quot;); &quot;0x&quot; &amp; [.A255] &amp; &quot; &quot; &amp;[.D255]; &quot;&quot;)" office:value-type="string" office:string-value="0xE0FD diargon" calcext:value-type="string">
            <text:p>0xE0FD diargon</text:p>
          </table:table-cell>
          <table:table-cell/>
        </table:table-row>
        <table:table-row table:style-name="ro1">
          <table:table-cell table:formula="of:=DEC2HEX(HEX2DEC([.A255])+1)" office:value-type="string" office:string-value="E0FE" calcext:value-type="string">
            <text:p>E0F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argon</text:p>
          </table:table-cell>
          <table:table-cell/>
          <table:table-cell table:formula="of:=IF(AND([.D256]&lt;&gt;&quot;Reserved&quot;; [.D256] &lt;&gt; &quot;&quot;); &quot;0x&quot; &amp; [.A256] &amp; &quot; &quot; &amp;[.D256]; &quot;&quot;)" office:value-type="string" office:string-value="0xE0FE triargon" calcext:value-type="string">
            <text:p>0xE0FE triargon</text:p>
          </table:table-cell>
          <table:table-cell/>
        </table:table-row>
        <table:table-row table:style-name="ro1">
          <table:table-cell table:formula="of:=DEC2HEX(HEX2DEC([.A256])+1)" office:value-type="string" office:string-value="E0FF" calcext:value-type="string">
            <text:p>E0F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7]&lt;&gt;&quot;Reserved&quot;; [.D257] &lt;&gt; &quot;&quot;); &quot;0x&quot; &amp; [.A257] &amp; &quot; &quot; &amp;[.D257]; &quot;&quot;)">
            <text:p/>
          </table:table-cell>
          <table:table-cell/>
        </table:table-row>
        <table:table-row table:style-name="ro1">
          <table:table-cell table:formula="of:=DEC2HEX(HEX2DEC([.A257])+1)" office:value-type="string" office:string-value="E100" calcext:value-type="string">
            <text:p>E10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8]&lt;&gt;&quot;Reserved&quot;; [.D258] &lt;&gt; &quot;&quot;); &quot;0x&quot; &amp; [.A258] &amp; &quot; &quot; &amp;[.D258]; &quot;&quot;)">
            <text:p/>
          </table:table-cell>
          <table:table-cell/>
        </table:table-row>
        <table:table-row table:style-name="ro1">
          <table:table-cell table:formula="of:=DEC2HEX(HEX2DEC([.A258])+1)" office:value-type="string" office:string-value="E101" calcext:value-type="string">
            <text:p>E10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9]&lt;&gt;&quot;Reserved&quot;; [.D259] &lt;&gt; &quot;&quot;); &quot;0x&quot; &amp; [.A259] &amp; &quot; &quot; &amp;[.D259]; &quot;&quot;)">
            <text:p/>
          </table:table-cell>
          <table:table-cell/>
        </table:table-row>
        <table:table-row table:style-name="ro1">
          <table:table-cell table:formula="of:=DEC2HEX(HEX2DEC([.A259])+1)" office:value-type="string" office:string-value="E102" calcext:value-type="string">
            <text:p>E10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0]&lt;&gt;&quot;Reserved&quot;; [.D260] &lt;&gt; &quot;&quot;); &quot;0x&quot; &amp; [.A260] &amp; &quot; &quot; &amp;[.D260]; &quot;&quot;)">
            <text:p/>
          </table:table-cell>
          <table:table-cell/>
        </table:table-row>
        <table:table-row table:style-name="ro1">
          <table:table-cell table:formula="of:=DEC2HEX(HEX2DEC([.A260])+1)" office:value-type="string" office:string-value="E103" calcext:value-type="string">
            <text:p>E10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1]&lt;&gt;&quot;Reserved&quot;; [.D261] &lt;&gt; &quot;&quot;); &quot;0x&quot; &amp; [.A261] &amp; &quot; &quot; &amp;[.D261]; &quot;&quot;)">
            <text:p/>
          </table:table-cell>
          <table:table-cell/>
        </table:table-row>
        <table:table-row table:style-name="ro1">
          <table:table-cell table:formula="of:=DEC2HEX(HEX2DEC([.A261])+1)" office:value-type="string" office:string-value="E104" calcext:value-type="string">
            <text:p>E10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2]&lt;&gt;&quot;Reserved&quot;; [.D262] &lt;&gt; &quot;&quot;); &quot;0x&quot; &amp; [.A262] &amp; &quot; &quot; &amp;[.D262]; &quot;&quot;)">
            <text:p/>
          </table:table-cell>
          <table:table-cell/>
        </table:table-row>
        <table:table-row table:style-name="ro1">
          <table:table-cell table:formula="of:=DEC2HEX(HEX2DEC([.A262])+1)" office:value-type="string" office:string-value="E105" calcext:value-type="string">
            <text:p>E10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3]&lt;&gt;&quot;Reserved&quot;; [.D263] &lt;&gt; &quot;&quot;); &quot;0x&quot; &amp; [.A263] &amp; &quot; &quot; &amp;[.D263]; &quot;&quot;)">
            <text:p/>
          </table:table-cell>
          <table:table-cell/>
        </table:table-row>
        <table:table-row table:style-name="ro1">
          <table:table-cell table:formula="of:=DEC2HEX(HEX2DEC([.A263])+1)" office:value-type="string" office:string-value="E106" calcext:value-type="string">
            <text:p>E10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4]&lt;&gt;&quot;Reserved&quot;; [.D264] &lt;&gt; &quot;&quot;); &quot;0x&quot; &amp; [.A264] &amp; &quot; &quot; &amp;[.D264]; &quot;&quot;)">
            <text:p/>
          </table:table-cell>
          <table:table-cell/>
        </table:table-row>
        <table:table-row table:style-name="ro1">
          <table:table-cell table:formula="of:=DEC2HEX(HEX2DEC([.A264])+1)" office:value-type="string" office:string-value="E107" calcext:value-type="string">
            <text:p>E10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5]&lt;&gt;&quot;Reserved&quot;; [.D265] &lt;&gt; &quot;&quot;); &quot;0x&quot; &amp; [.A265] &amp; &quot; &quot; &amp;[.D265]; &quot;&quot;)">
            <text:p/>
          </table:table-cell>
          <table:table-cell/>
        </table:table-row>
        <table:table-row table:style-name="ro1">
          <table:table-cell table:formula="of:=DEC2HEX(HEX2DEC([.A265])+1)" office:value-type="string" office:string-value="E108" calcext:value-type="string">
            <text:p>E10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6]&lt;&gt;&quot;Reserved&quot;; [.D266] &lt;&gt; &quot;&quot;); &quot;0x&quot; &amp; [.A266] &amp; &quot; &quot; &amp;[.D266]; &quot;&quot;)">
            <text:p/>
          </table:table-cell>
          <table:table-cell/>
        </table:table-row>
        <table:table-row table:style-name="ro1">
          <table:table-cell table:formula="of:=DEC2HEX(HEX2DEC([.A266])+1)" office:value-type="string" office:string-value="E109" calcext:value-type="string">
            <text:p>E10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7]&lt;&gt;&quot;Reserved&quot;; [.D267] &lt;&gt; &quot;&quot;); &quot;0x&quot; &amp; [.A267] &amp; &quot; &quot; &amp;[.D267]; &quot;&quot;)">
            <text:p/>
          </table:table-cell>
          <table:table-cell/>
        </table:table-row>
        <table:table-row table:style-name="ro1">
          <table:table-cell table:formula="of:=DEC2HEX(HEX2DEC([.A267])+1)" office:value-type="string" office:string-value="E10A" calcext:value-type="string">
            <text:p>E10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8]&lt;&gt;&quot;Reserved&quot;; [.D268] &lt;&gt; &quot;&quot;); &quot;0x&quot; &amp; [.A268] &amp; &quot; &quot; &amp;[.D268]; &quot;&quot;)">
            <text:p/>
          </table:table-cell>
          <table:table-cell/>
        </table:table-row>
        <table:table-row table:style-name="ro1">
          <table:table-cell table:formula="of:=DEC2HEX(HEX2DEC([.A268])+1)" office:value-type="string" office:string-value="E10B" calcext:value-type="string">
            <text:p>E10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9]&lt;&gt;&quot;Reserved&quot;; [.D269] &lt;&gt; &quot;&quot;); &quot;0x&quot; &amp; [.A269] &amp; &quot; &quot; &amp;[.D269]; &quot;&quot;)">
            <text:p/>
          </table:table-cell>
          <table:table-cell/>
        </table:table-row>
        <table:table-row table:style-name="ro1">
          <table:table-cell table:formula="of:=DEC2HEX(HEX2DEC([.A269])+1)" office:value-type="string" office:string-value="E10C" calcext:value-type="string">
            <text:p>E10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0]&lt;&gt;&quot;Reserved&quot;; [.D270] &lt;&gt; &quot;&quot;); &quot;0x&quot; &amp; [.A270] &amp; &quot; &quot; &amp;[.D270]; &quot;&quot;)">
            <text:p/>
          </table:table-cell>
          <table:table-cell/>
        </table:table-row>
        <table:table-row table:style-name="ro1">
          <table:table-cell table:formula="of:=DEC2HEX(HEX2DEC([.A270])+1)" office:value-type="string" office:string-value="E10D" calcext:value-type="string">
            <text:p>E10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1]&lt;&gt;&quot;Reserved&quot;; [.D271] &lt;&gt; &quot;&quot;); &quot;0x&quot; &amp; [.A271] &amp; &quot; &quot; &amp;[.D271]; &quot;&quot;)">
            <text:p/>
          </table:table-cell>
          <table:table-cell/>
        </table:table-row>
        <table:table-row table:style-name="ro1">
          <table:table-cell table:formula="of:=DEC2HEX(HEX2DEC([.A271])+1)" office:value-type="string" office:string-value="E10E" calcext:value-type="string">
            <text:p>E10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2]&lt;&gt;&quot;Reserved&quot;; [.D272] &lt;&gt; &quot;&quot;); &quot;0x&quot; &amp; [.A272] &amp; &quot; &quot; &amp;[.D272]; &quot;&quot;)">
            <text:p/>
          </table:table-cell>
          <table:table-cell/>
        </table:table-row>
        <table:table-row table:style-name="ro1">
          <table:table-cell table:formula="of:=DEC2HEX(HEX2DEC([.A272])+1)" office:value-type="string" office:string-value="E10F" calcext:value-type="string">
            <text:p>E10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3]&lt;&gt;&quot;Reserved&quot;; [.D273] &lt;&gt; &quot;&quot;); &quot;0x&quot; &amp; [.A273] &amp; &quot; &quot; &amp;[.D273]; &quot;&quot;)">
            <text:p/>
          </table:table-cell>
          <table:table-cell/>
        </table:table-row>
        <table:table-row table:style-name="ro1">
          <table:table-cell table:formula="of:=DEC2HEX(HEX2DEC([.A273])+1)" office:value-type="string" office:string-value="E110" calcext:value-type="string">
            <text:p>E11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4]&lt;&gt;&quot;Reserved&quot;; [.D274] &lt;&gt; &quot;&quot;); &quot;0x&quot; &amp; [.A274] &amp; &quot; &quot; &amp;[.D274]; &quot;&quot;)">
            <text:p/>
          </table:table-cell>
          <table:table-cell/>
        </table:table-row>
        <table:table-row table:style-name="ro1">
          <table:table-cell table:formula="of:=DEC2HEX(HEX2DEC([.A274])+1)" office:value-type="string" office:string-value="E111" calcext:value-type="string">
            <text:p>E11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5]&lt;&gt;&quot;Reserved&quot;; [.D275] &lt;&gt; &quot;&quot;); &quot;0x&quot; &amp; [.A275] &amp; &quot; &quot; &amp;[.D275]; &quot;&quot;)">
            <text:p/>
          </table:table-cell>
          <table:table-cell/>
        </table:table-row>
        <table:table-row table:style-name="ro1">
          <table:table-cell table:formula="of:=DEC2HEX(HEX2DEC([.A275])+1)" office:value-type="string" office:string-value="E112" calcext:value-type="string">
            <text:p>E11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6]&lt;&gt;&quot;Reserved&quot;; [.D276] &lt;&gt; &quot;&quot;); &quot;0x&quot; &amp; [.A276] &amp; &quot; &quot; &amp;[.D276]; &quot;&quot;)">
            <text:p/>
          </table:table-cell>
          <table:table-cell/>
        </table:table-row>
        <table:table-row table:style-name="ro1">
          <table:table-cell table:formula="of:=DEC2HEX(HEX2DEC([.A276])+1)" office:value-type="string" office:string-value="E113" calcext:value-type="string">
            <text:p>E11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7]&lt;&gt;&quot;Reserved&quot;; [.D277] &lt;&gt; &quot;&quot;); &quot;0x&quot; &amp; [.A277] &amp; &quot; &quot; &amp;[.D277]; &quot;&quot;)">
            <text:p/>
          </table:table-cell>
          <table:table-cell/>
        </table:table-row>
        <table:table-row table:style-name="ro1">
          <table:table-cell table:formula="of:=DEC2HEX(HEX2DEC([.A277])+1)" office:value-type="string" office:string-value="E114" calcext:value-type="string">
            <text:p>E11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8]&lt;&gt;&quot;Reserved&quot;; [.D278] &lt;&gt; &quot;&quot;); &quot;0x&quot; &amp; [.A278] &amp; &quot; &quot; &amp;[.D278]; &quot;&quot;)">
            <text:p/>
          </table:table-cell>
          <table:table-cell/>
        </table:table-row>
        <table:table-row table:style-name="ro1">
          <table:table-cell table:formula="of:=DEC2HEX(HEX2DEC([.A278])+1)" office:value-type="string" office:string-value="E115" calcext:value-type="string">
            <text:p>E11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9]&lt;&gt;&quot;Reserved&quot;; [.D279] &lt;&gt; &quot;&quot;); &quot;0x&quot; &amp; [.A279] &amp; &quot; &quot; &amp;[.D279]; &quot;&quot;)">
            <text:p/>
          </table:table-cell>
          <table:table-cell/>
        </table:table-row>
        <table:table-row table:style-name="ro1">
          <table:table-cell table:formula="of:=DEC2HEX(HEX2DEC([.A279])+1)" office:value-type="string" office:string-value="E116" calcext:value-type="string">
            <text:p>E11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0]&lt;&gt;&quot;Reserved&quot;; [.D280] &lt;&gt; &quot;&quot;); &quot;0x&quot; &amp; [.A280] &amp; &quot; &quot; &amp;[.D280]; &quot;&quot;)">
            <text:p/>
          </table:table-cell>
          <table:table-cell/>
        </table:table-row>
        <table:table-row table:style-name="ro1">
          <table:table-cell table:formula="of:=DEC2HEX(HEX2DEC([.A280])+1)" office:value-type="string" office:string-value="E117" calcext:value-type="string">
            <text:p>E11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1]&lt;&gt;&quot;Reserved&quot;; [.D281] &lt;&gt; &quot;&quot;); &quot;0x&quot; &amp; [.A281] &amp; &quot; &quot; &amp;[.D281]; &quot;&quot;)">
            <text:p/>
          </table:table-cell>
          <table:table-cell/>
        </table:table-row>
        <table:table-row table:style-name="ro1">
          <table:table-cell table:formula="of:=DEC2HEX(HEX2DEC([.A281])+1)" office:value-type="string" office:string-value="E118" calcext:value-type="string">
            <text:p>E11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2]&lt;&gt;&quot;Reserved&quot;; [.D282] &lt;&gt; &quot;&quot;); &quot;0x&quot; &amp; [.A282] &amp; &quot; &quot; &amp;[.D282]; &quot;&quot;)">
            <text:p/>
          </table:table-cell>
          <table:table-cell/>
        </table:table-row>
        <table:table-row table:style-name="ro1">
          <table:table-cell table:formula="of:=DEC2HEX(HEX2DEC([.A282])+1)" office:value-type="string" office:string-value="E119" calcext:value-type="string">
            <text:p>E11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3]&lt;&gt;&quot;Reserved&quot;; [.D283] &lt;&gt; &quot;&quot;); &quot;0x&quot; &amp; [.A283] &amp; &quot; &quot; &amp;[.D283]; &quot;&quot;)">
            <text:p/>
          </table:table-cell>
          <table:table-cell/>
        </table:table-row>
        <table:table-row table:style-name="ro1">
          <table:table-cell table:formula="of:=DEC2HEX(HEX2DEC([.A283])+1)" office:value-type="string" office:string-value="E11A" calcext:value-type="string">
            <text:p>E11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4]&lt;&gt;&quot;Reserved&quot;; [.D284] &lt;&gt; &quot;&quot;); &quot;0x&quot; &amp; [.A284] &amp; &quot; &quot; &amp;[.D284]; &quot;&quot;)">
            <text:p/>
          </table:table-cell>
          <table:table-cell/>
        </table:table-row>
        <table:table-row table:style-name="ro1">
          <table:table-cell table:formula="of:=DEC2HEX(HEX2DEC([.A284])+1)" office:value-type="string" office:string-value="E11B" calcext:value-type="string">
            <text:p>E11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5]&lt;&gt;&quot;Reserved&quot;; [.D285] &lt;&gt; &quot;&quot;); &quot;0x&quot; &amp; [.A285] &amp; &quot; &quot; &amp;[.D285]; &quot;&quot;)">
            <text:p/>
          </table:table-cell>
          <table:table-cell/>
        </table:table-row>
        <table:table-row table:style-name="ro1">
          <table:table-cell table:formula="of:=DEC2HEX(HEX2DEC([.A285])+1)" office:value-type="string" office:string-value="E11C" calcext:value-type="string">
            <text:p>E11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6]&lt;&gt;&quot;Reserved&quot;; [.D286] &lt;&gt; &quot;&quot;); &quot;0x&quot; &amp; [.A286] &amp; &quot; &quot; &amp;[.D286]; &quot;&quot;)">
            <text:p/>
          </table:table-cell>
          <table:table-cell/>
        </table:table-row>
        <table:table-row table:style-name="ro1">
          <table:table-cell table:formula="of:=DEC2HEX(HEX2DEC([.A286])+1)" office:value-type="string" office:string-value="E11D" calcext:value-type="string">
            <text:p>E11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7]&lt;&gt;&quot;Reserved&quot;; [.D287] &lt;&gt; &quot;&quot;); &quot;0x&quot; &amp; [.A287] &amp; &quot; &quot; &amp;[.D287]; &quot;&quot;)">
            <text:p/>
          </table:table-cell>
          <table:table-cell/>
        </table:table-row>
        <table:table-row table:style-name="ro1">
          <table:table-cell table:formula="of:=DEC2HEX(HEX2DEC([.A287])+1)" office:value-type="string" office:string-value="E11E" calcext:value-type="string">
            <text:p>E11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8]&lt;&gt;&quot;Reserved&quot;; [.D288] &lt;&gt; &quot;&quot;); &quot;0x&quot; &amp; [.A288] &amp; &quot; &quot; &amp;[.D288]; &quot;&quot;)">
            <text:p/>
          </table:table-cell>
          <table:table-cell/>
        </table:table-row>
        <table:table-row table:style-name="ro1">
          <table:table-cell table:formula="of:=DEC2HEX(HEX2DEC([.A288])+1)" office:value-type="string" office:string-value="E11F" calcext:value-type="string">
            <text:p>E11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9]&lt;&gt;&quot;Reserved&quot;; [.D289] &lt;&gt; &quot;&quot;); &quot;0x&quot; &amp; [.A289] &amp; &quot; &quot; &amp;[.D289]; &quot;&quot;)">
            <text:p/>
          </table:table-cell>
          <table:table-cell/>
        </table:table-row>
        <table:table-row table:style-name="ro1">
          <table:table-cell table:formula="of:=DEC2HEX(HEX2DEC([.A289])+1)" office:value-type="string" office:string-value="E120" calcext:value-type="string">
            <text:p>E120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Argi</text:p>
          </table:table-cell>
          <table:table-cell/>
          <table:table-cell table:formula="of:=IF(AND([.D290]&lt;&gt;&quot;Reserved&quot;; [.D290] &lt;&gt; &quot;&quot;); &quot;0x&quot; &amp; [.A290] &amp; &quot; &quot; &amp;[.D290]; &quot;&quot;)" office:value-type="string" office:string-value="0xE120 agogiPoliArgi" calcext:value-type="string">
            <text:p>0xE120 agogiPoliArgi</text:p>
          </table:table-cell>
          <table:table-cell/>
        </table:table-row>
        <table:table-row table:style-name="ro1">
          <table:table-cell table:formula="of:=DEC2HEX(HEX2DEC([.A290])+1)" office:value-type="string" office:string-value="E121" calcext:value-type="string">
            <text:p>E121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oteri</text:p>
          </table:table-cell>
          <table:table-cell/>
          <table:table-cell table:formula="of:=IF(AND([.D291]&lt;&gt;&quot;Reserved&quot;; [.D291] &lt;&gt; &quot;&quot;); &quot;0x&quot; &amp; [.A291] &amp; &quot; &quot; &amp;[.D291]; &quot;&quot;)" office:value-type="string" office:string-value="0xE121 agogiArgoteri" calcext:value-type="string">
            <text:p>0xE121 agogiArgoteri</text:p>
          </table:table-cell>
          <table:table-cell/>
        </table:table-row>
        <table:table-row table:style-name="ro1">
          <table:table-cell table:formula="of:=DEC2HEX(HEX2DEC([.A291])+1)" office:value-type="string" office:string-value="E122" calcext:value-type="string">
            <text:p>E122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i</text:p>
          </table:table-cell>
          <table:table-cell/>
          <table:table-cell table:formula="of:=IF(AND([.D292]&lt;&gt;&quot;Reserved&quot;; [.D292] &lt;&gt; &quot;&quot;); &quot;0x&quot; &amp; [.A292] &amp; &quot; &quot; &amp;[.D292]; &quot;&quot;)" office:value-type="string" office:string-value="0xE122 agogiArgi" calcext:value-type="string">
            <text:p>0xE122 agogiArgi</text:p>
          </table:table-cell>
          <table:table-cell/>
        </table:table-row>
        <table:table-row table:style-name="ro1">
          <table:table-cell table:formula="of:=DEC2HEX(HEX2DEC([.A292])+1)" office:value-type="string" office:string-value="E123" calcext:value-type="string">
            <text:p>E123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tri</text:p>
          </table:table-cell>
          <table:table-cell/>
          <table:table-cell table:formula="of:=IF(AND([.D293]&lt;&gt;&quot;Reserved&quot;; [.D293] &lt;&gt; &quot;&quot;); &quot;0x&quot; &amp; [.A293] &amp; &quot; &quot; &amp;[.D293]; &quot;&quot;)" office:value-type="string" office:string-value="0xE123 agogiMetri" calcext:value-type="string">
            <text:p>0xE123 agogiMetri</text:p>
          </table:table-cell>
          <table:table-cell/>
        </table:table-row>
        <table:table-row table:style-name="ro1">
          <table:table-cell table:formula="of:=DEC2HEX(HEX2DEC([.A293])+1)" office:value-type="string" office:string-value="E124" calcext:value-type="string">
            <text:p>E124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si</text:p>
          </table:table-cell>
          <table:table-cell/>
          <table:table-cell table:formula="of:=IF(AND([.D294]&lt;&gt;&quot;Reserved&quot;; [.D294] &lt;&gt; &quot;&quot;); &quot;0x&quot; &amp; [.A294] &amp; &quot; &quot; &amp;[.D294]; &quot;&quot;)" office:value-type="string" office:string-value="0xE124 agogiMesi" calcext:value-type="string">
            <text:p>0xE124 agogiMesi</text:p>
          </table:table-cell>
          <table:table-cell/>
        </table:table-row>
        <table:table-row table:style-name="ro1">
          <table:table-cell table:formula="of:=DEC2HEX(HEX2DEC([.A294])+1)" office:value-type="string" office:string-value="E125" calcext:value-type="string">
            <text:p>E125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i</text:p>
          </table:table-cell>
          <table:table-cell/>
          <table:table-cell table:formula="of:=IF(AND([.D295]&lt;&gt;&quot;Reserved&quot;; [.D295] &lt;&gt; &quot;&quot;); &quot;0x&quot; &amp; [.A295] &amp; &quot; &quot; &amp;[.D295]; &quot;&quot;)" office:value-type="string" office:string-value="0xE125 agogiGorgi" calcext:value-type="string">
            <text:p>0xE125 agogiGorgi</text:p>
          </table:table-cell>
          <table:table-cell/>
        </table:table-row>
        <table:table-row table:style-name="ro1">
          <table:table-cell table:formula="of:=DEC2HEX(HEX2DEC([.A295])+1)" office:value-type="string" office:string-value="E126" calcext:value-type="string">
            <text:p>E126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oteri</text:p>
          </table:table-cell>
          <table:table-cell/>
          <table:table-cell table:formula="of:=IF(AND([.D296]&lt;&gt;&quot;Reserved&quot;; [.D296] &lt;&gt; &quot;&quot;); &quot;0x&quot; &amp; [.A296] &amp; &quot; &quot; &amp;[.D296]; &quot;&quot;)" office:value-type="string" office:string-value="0xE126 agogiGorgoteri" calcext:value-type="string">
            <text:p>0xE126 agogiGorgoteri</text:p>
          </table:table-cell>
          <table:table-cell/>
        </table:table-row>
        <table:table-row table:style-name="ro1">
          <table:table-cell table:formula="of:=DEC2HEX(HEX2DEC([.A296])+1)" office:value-type="string" office:string-value="E127" calcext:value-type="string">
            <text:p>E127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Gorgi</text:p>
          </table:table-cell>
          <table:table-cell/>
          <table:table-cell table:formula="of:=IF(AND([.D297]&lt;&gt;&quot;Reserved&quot;; [.D297] &lt;&gt; &quot;&quot;); &quot;0x&quot; &amp; [.A297] &amp; &quot; &quot; &amp;[.D297]; &quot;&quot;)" office:value-type="string" office:string-value="0xE127 agogiPoliGorgi" calcext:value-type="string">
            <text:p>0xE127 agogiPoliGorgi</text:p>
          </table:table-cell>
          <table:table-cell/>
        </table:table-row>
        <table:table-row table:style-name="ro1">
          <table:table-cell table:formula="of:=DEC2HEX(HEX2DEC([.A297])+1)" office:value-type="string" office:string-value="E128" calcext:value-type="string">
            <text:p>E128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8]&lt;&gt;&quot;Reserved&quot;; [.D298] &lt;&gt; &quot;&quot;); &quot;0x&quot; &amp; [.A298] &amp; &quot; &quot; &amp;[.D298]; &quot;&quot;)">
            <text:p/>
          </table:table-cell>
          <table:table-cell/>
        </table:table-row>
        <table:table-row table:style-name="ro1">
          <table:table-cell table:formula="of:=DEC2HEX(HEX2DEC([.A298])+1)" office:value-type="string" office:string-value="E129" calcext:value-type="string">
            <text:p>E129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9]&lt;&gt;&quot;Reserved&quot;; [.D299] &lt;&gt; &quot;&quot;); &quot;0x&quot; &amp; [.A299] &amp; &quot; &quot; &amp;[.D299]; &quot;&quot;)">
            <text:p/>
          </table:table-cell>
          <table:table-cell/>
        </table:table-row>
        <table:table-row table:style-name="ro1">
          <table:table-cell table:formula="of:=DEC2HEX(HEX2DEC([.A299])+1)" office:value-type="string" office:string-value="E12A" calcext:value-type="string">
            <text:p>E12A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0]&lt;&gt;&quot;Reserved&quot;; [.D300] &lt;&gt; &quot;&quot;); &quot;0x&quot; &amp; [.A300] &amp; &quot; &quot; &amp;[.D300]; &quot;&quot;)">
            <text:p/>
          </table:table-cell>
          <table:table-cell/>
        </table:table-row>
        <table:table-row table:style-name="ro1">
          <table:table-cell table:formula="of:=DEC2HEX(HEX2DEC([.A300])+1)" office:value-type="string" office:string-value="E12B" calcext:value-type="string">
            <text:p>E12B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1]&lt;&gt;&quot;Reserved&quot;; [.D301] &lt;&gt; &quot;&quot;); &quot;0x&quot; &amp; [.A301] &amp; &quot; &quot; &amp;[.D301]; &quot;&quot;)">
            <text:p/>
          </table:table-cell>
          <table:table-cell/>
        </table:table-row>
        <table:table-row table:style-name="ro1">
          <table:table-cell table:formula="of:=DEC2HEX(HEX2DEC([.A301])+1)" office:value-type="string" office:string-value="E12C" calcext:value-type="string">
            <text:p>E12C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2]&lt;&gt;&quot;Reserved&quot;; [.D302] &lt;&gt; &quot;&quot;); &quot;0x&quot; &amp; [.A302] &amp; &quot; &quot; &amp;[.D302]; &quot;&quot;)">
            <text:p/>
          </table:table-cell>
          <table:table-cell/>
        </table:table-row>
        <table:table-row table:style-name="ro1">
          <table:table-cell table:formula="of:=DEC2HEX(HEX2DEC([.A302])+1)" office:value-type="string" office:string-value="E12D" calcext:value-type="string">
            <text:p>E12D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3]&lt;&gt;&quot;Reserved&quot;; [.D303] &lt;&gt; &quot;&quot;); &quot;0x&quot; &amp; [.A303] &amp; &quot; &quot; &amp;[.D303]; &quot;&quot;)">
            <text:p/>
          </table:table-cell>
          <table:table-cell/>
        </table:table-row>
        <table:table-row table:style-name="ro1">
          <table:table-cell table:formula="of:=DEC2HEX(HEX2DEC([.A303])+1)" office:value-type="string" office:string-value="E12E" calcext:value-type="string">
            <text:p>E12E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4]&lt;&gt;&quot;Reserved&quot;; [.D304] &lt;&gt; &quot;&quot;); &quot;0x&quot; &amp; [.A304] &amp; &quot; &quot; &amp;[.D304]; &quot;&quot;)">
            <text:p/>
          </table:table-cell>
          <table:table-cell/>
        </table:table-row>
        <table:table-row table:style-name="ro1">
          <table:table-cell table:formula="of:=DEC2HEX(HEX2DEC([.A304])+1)" office:value-type="string" office:string-value="E12F" calcext:value-type="string">
            <text:p>E12F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5]&lt;&gt;&quot;Reserved&quot;; [.D305] &lt;&gt; &quot;&quot;); &quot;0x&quot; &amp; [.A305] &amp; &quot; &quot; &amp;[.D305]; &quot;&quot;)">
            <text:p/>
          </table:table-cell>
          <table:table-cell/>
        </table:table-row>
        <table:table-row table:style-name="ro1">
          <table:table-cell table:formula="of:=DEC2HEX(HEX2DEC([.A305])+1)" office:value-type="string" office:string-value="E130" calcext:value-type="string">
            <text:p>E13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Low</text:p>
          </table:table-cell>
          <table:table-cell/>
          <table:table-cell table:formula="of:=IF(AND([.D306]&lt;&gt;&quot;Reserved&quot;; [.D306] &lt;&gt; &quot;&quot;); &quot;0x&quot; &amp; [.A306] &amp; &quot; &quot; &amp;[.D306]; &quot;&quot;)" office:value-type="string" office:string-value="0xE130 martyriaNoteZoLow" calcext:value-type="string">
            <text:p>0xE130 martyriaNoteZoLow</text:p>
          </table:table-cell>
          <table:table-cell/>
        </table:table-row>
        <table:table-row table:style-name="ro1">
          <table:table-cell table:formula="of:=DEC2HEX(HEX2DEC([.A306])+1)" office:value-type="string" office:string-value="E131" calcext:value-type="string">
            <text:p>E13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Low</text:p>
          </table:table-cell>
          <table:table-cell/>
          <table:table-cell table:formula="of:=IF(AND([.D307]&lt;&gt;&quot;Reserved&quot;; [.D307] &lt;&gt; &quot;&quot;); &quot;0x&quot; &amp; [.A307] &amp; &quot; &quot; &amp;[.D307]; &quot;&quot;)" office:value-type="string" office:string-value="0xE131 martyriaNoteNiLow" calcext:value-type="string">
            <text:p>0xE131 martyriaNoteNiLow</text:p>
          </table:table-cell>
          <table:table-cell/>
        </table:table-row>
        <table:table-row table:style-name="ro1">
          <table:table-cell table:formula="of:=DEC2HEX(HEX2DEC([.A307])+1)" office:value-type="string" office:string-value="E132" calcext:value-type="string">
            <text:p>E13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Low</text:p>
          </table:table-cell>
          <table:table-cell/>
          <table:table-cell table:formula="of:=IF(AND([.D308]&lt;&gt;&quot;Reserved&quot;; [.D308] &lt;&gt; &quot;&quot;); &quot;0x&quot; &amp; [.A308] &amp; &quot; &quot; &amp;[.D308]; &quot;&quot;)" office:value-type="string" office:string-value="0xE132 martyriaNotePaLow" calcext:value-type="string">
            <text:p>0xE132 martyriaNotePaLow</text:p>
          </table:table-cell>
          <table:table-cell/>
        </table:table-row>
        <table:table-row table:style-name="ro1">
          <table:table-cell table:formula="of:=DEC2HEX(HEX2DEC([.A308])+1)" office:value-type="string" office:string-value="E133" calcext:value-type="string">
            <text:p>E13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Low</text:p>
          </table:table-cell>
          <table:table-cell/>
          <table:table-cell table:formula="of:=IF(AND([.D309]&lt;&gt;&quot;Reserved&quot;; [.D309] &lt;&gt; &quot;&quot;); &quot;0x&quot; &amp; [.A309] &amp; &quot; &quot; &amp;[.D309]; &quot;&quot;)" office:value-type="string" office:string-value="0xE133 martyriaNoteVouLow" calcext:value-type="string">
            <text:p>0xE133 martyriaNoteVouLow</text:p>
          </table:table-cell>
          <table:table-cell/>
        </table:table-row>
        <table:table-row table:style-name="ro1">
          <table:table-cell table:formula="of:=DEC2HEX(HEX2DEC([.A309])+1)" office:value-type="string" office:string-value="E134" calcext:value-type="string">
            <text:p>E13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Low</text:p>
          </table:table-cell>
          <table:table-cell/>
          <table:table-cell table:formula="of:=IF(AND([.D310]&lt;&gt;&quot;Reserved&quot;; [.D310] &lt;&gt; &quot;&quot;); &quot;0x&quot; &amp; [.A310] &amp; &quot; &quot; &amp;[.D310]; &quot;&quot;)" office:value-type="string" office:string-value="0xE134 martyriaNoteGaLow" calcext:value-type="string">
            <text:p>0xE134 martyriaNoteGaLow</text:p>
          </table:table-cell>
          <table:table-cell/>
        </table:table-row>
        <table:table-row table:style-name="ro1">
          <table:table-cell table:formula="of:=DEC2HEX(HEX2DEC([.A310])+1)" office:value-type="string" office:string-value="E135" calcext:value-type="string">
            <text:p>E13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Low</text:p>
          </table:table-cell>
          <table:table-cell/>
          <table:table-cell table:formula="of:=IF(AND([.D311]&lt;&gt;&quot;Reserved&quot;; [.D311] &lt;&gt; &quot;&quot;); &quot;0x&quot; &amp; [.A311] &amp; &quot; &quot; &amp;[.D311]; &quot;&quot;)" office:value-type="string" office:string-value="0xE135 martyriaNoteDiLow" calcext:value-type="string">
            <text:p>0xE135 martyriaNoteDiLow</text:p>
          </table:table-cell>
          <table:table-cell/>
        </table:table-row>
        <table:table-row table:style-name="ro1">
          <table:table-cell table:formula="of:=DEC2HEX(HEX2DEC([.A311])+1)" office:value-type="string" office:string-value="E136" calcext:value-type="string">
            <text:p>E13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Low</text:p>
          </table:table-cell>
          <table:table-cell/>
          <table:table-cell table:formula="of:=IF(AND([.D312]&lt;&gt;&quot;Reserved&quot;; [.D312] &lt;&gt; &quot;&quot;); &quot;0x&quot; &amp; [.A312] &amp; &quot; &quot; &amp;[.D312]; &quot;&quot;)" office:value-type="string" office:string-value="0xE136 martyriaNoteKeLow" calcext:value-type="string">
            <text:p>0xE136 martyriaNoteKeLow</text:p>
          </table:table-cell>
          <table:table-cell/>
        </table:table-row>
        <table:table-row table:style-name="ro1">
          <table:table-cell table:formula="of:=DEC2HEX(HEX2DEC([.A312])+1)" office:value-type="string" office:string-value="E137" calcext:value-type="string">
            <text:p>E13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</text:p>
          </table:table-cell>
          <table:table-cell/>
          <table:table-cell table:formula="of:=IF(AND([.D313]&lt;&gt;&quot;Reserved&quot;; [.D313] &lt;&gt; &quot;&quot;); &quot;0x&quot; &amp; [.A313] &amp; &quot; &quot; &amp;[.D313]; &quot;&quot;)" office:value-type="string" office:string-value="0xE137 martyriaNoteZo" calcext:value-type="string">
            <text:p>0xE137 martyriaNoteZo</text:p>
          </table:table-cell>
          <table:table-cell/>
        </table:table-row>
        <table:table-row table:style-name="ro1">
          <table:table-cell table:formula="of:=DEC2HEX(HEX2DEC([.A313])+1)" office:value-type="string" office:string-value="E138" calcext:value-type="string">
            <text:p>E13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</text:p>
          </table:table-cell>
          <table:table-cell/>
          <table:table-cell table:formula="of:=IF(AND([.D314]&lt;&gt;&quot;Reserved&quot;; [.D314] &lt;&gt; &quot;&quot;); &quot;0x&quot; &amp; [.A314] &amp; &quot; &quot; &amp;[.D314]; &quot;&quot;)" office:value-type="string" office:string-value="0xE138 martyriaNoteNi" calcext:value-type="string">
            <text:p>0xE138 martyriaNoteNi</text:p>
          </table:table-cell>
          <table:table-cell/>
        </table:table-row>
        <table:table-row table:style-name="ro1">
          <table:table-cell table:formula="of:=DEC2HEX(HEX2DEC([.A314])+1)" office:value-type="string" office:string-value="E139" calcext:value-type="string">
            <text:p>E13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</text:p>
          </table:table-cell>
          <table:table-cell/>
          <table:table-cell table:formula="of:=IF(AND([.D315]&lt;&gt;&quot;Reserved&quot;; [.D315] &lt;&gt; &quot;&quot;); &quot;0x&quot; &amp; [.A315] &amp; &quot; &quot; &amp;[.D315]; &quot;&quot;)" office:value-type="string" office:string-value="0xE139 martyriaNotePa" calcext:value-type="string">
            <text:p>0xE139 martyriaNotePa</text:p>
          </table:table-cell>
          <table:table-cell/>
        </table:table-row>
        <table:table-row table:style-name="ro1">
          <table:table-cell table:formula="of:=DEC2HEX(HEX2DEC([.A315])+1)" office:value-type="string" office:string-value="E13A" calcext:value-type="string">
            <text:p>E13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</text:p>
          </table:table-cell>
          <table:table-cell/>
          <table:table-cell table:formula="of:=IF(AND([.D316]&lt;&gt;&quot;Reserved&quot;; [.D316] &lt;&gt; &quot;&quot;); &quot;0x&quot; &amp; [.A316] &amp; &quot; &quot; &amp;[.D316]; &quot;&quot;)" office:value-type="string" office:string-value="0xE13A martyriaNoteVou" calcext:value-type="string">
            <text:p>0xE13A martyriaNoteVou</text:p>
          </table:table-cell>
          <table:table-cell/>
        </table:table-row>
        <table:table-row table:style-name="ro1">
          <table:table-cell table:formula="of:=DEC2HEX(HEX2DEC([.A316])+1)" office:value-type="string" office:string-value="E13B" calcext:value-type="string">
            <text:p>E13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</text:p>
          </table:table-cell>
          <table:table-cell/>
          <table:table-cell table:formula="of:=IF(AND([.D317]&lt;&gt;&quot;Reserved&quot;; [.D317] &lt;&gt; &quot;&quot;); &quot;0x&quot; &amp; [.A317] &amp; &quot; &quot; &amp;[.D317]; &quot;&quot;)" office:value-type="string" office:string-value="0xE13B martyriaNoteGa" calcext:value-type="string">
            <text:p>0xE13B martyriaNoteGa</text:p>
          </table:table-cell>
          <table:table-cell/>
        </table:table-row>
        <table:table-row table:style-name="ro1">
          <table:table-cell table:formula="of:=DEC2HEX(HEX2DEC([.A317])+1)" office:value-type="string" office:string-value="E13C" calcext:value-type="string">
            <text:p>E13C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</text:p>
          </table:table-cell>
          <table:table-cell/>
          <table:table-cell table:formula="of:=IF(AND([.D318]&lt;&gt;&quot;Reserved&quot;; [.D318] &lt;&gt; &quot;&quot;); &quot;0x&quot; &amp; [.A318] &amp; &quot; &quot; &amp;[.D318]; &quot;&quot;)" office:value-type="string" office:string-value="0xE13C martyriaNoteDi" calcext:value-type="string">
            <text:p>0xE13C martyriaNoteDi</text:p>
          </table:table-cell>
          <table:table-cell/>
        </table:table-row>
        <table:table-row table:style-name="ro1">
          <table:table-cell table:formula="of:=DEC2HEX(HEX2DEC([.A318])+1)" office:value-type="string" office:string-value="E13D" calcext:value-type="string">
            <text:p>E13D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</text:p>
          </table:table-cell>
          <table:table-cell/>
          <table:table-cell table:formula="of:=IF(AND([.D319]&lt;&gt;&quot;Reserved&quot;; [.D319] &lt;&gt; &quot;&quot;); &quot;0x&quot; &amp; [.A319] &amp; &quot; &quot; &amp;[.D319]; &quot;&quot;)" office:value-type="string" office:string-value="0xE13D martyriaNoteKe" calcext:value-type="string">
            <text:p>0xE13D martyriaNoteKe</text:p>
          </table:table-cell>
          <table:table-cell/>
        </table:table-row>
        <table:table-row table:style-name="ro1">
          <table:table-cell table:formula="of:=DEC2HEX(HEX2DEC([.A319])+1)" office:value-type="string" office:string-value="E13E" calcext:value-type="string">
            <text:p>E13E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High</text:p>
          </table:table-cell>
          <table:table-cell/>
          <table:table-cell table:formula="of:=IF(AND([.D320]&lt;&gt;&quot;Reserved&quot;; [.D320] &lt;&gt; &quot;&quot;); &quot;0x&quot; &amp; [.A320] &amp; &quot; &quot; &amp;[.D320]; &quot;&quot;)" office:value-type="string" office:string-value="0xE13E martyriaNoteZoHigh" calcext:value-type="string">
            <text:p>0xE13E martyriaNoteZoHigh</text:p>
          </table:table-cell>
          <table:table-cell/>
        </table:table-row>
        <table:table-row table:style-name="ro1">
          <table:table-cell table:formula="of:=DEC2HEX(HEX2DEC([.A320])+1)" office:value-type="string" office:string-value="E13F" calcext:value-type="string">
            <text:p>E13F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High</text:p>
          </table:table-cell>
          <table:table-cell/>
          <table:table-cell table:formula="of:=IF(AND([.D321]&lt;&gt;&quot;Reserved&quot;; [.D321] &lt;&gt; &quot;&quot;); &quot;0x&quot; &amp; [.A321] &amp; &quot; &quot; &amp;[.D321]; &quot;&quot;)" office:value-type="string" office:string-value="0xE13F martyriaNoteNiHigh" calcext:value-type="string">
            <text:p>0xE13F martyriaNoteNiHigh</text:p>
          </table:table-cell>
          <table:table-cell/>
        </table:table-row>
        <table:table-row table:style-name="ro1">
          <table:table-cell table:formula="of:=DEC2HEX(HEX2DEC([.A321])+1)" office:value-type="string" office:string-value="E140" calcext:value-type="string">
            <text:p>E14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High</text:p>
          </table:table-cell>
          <table:table-cell/>
          <table:table-cell table:formula="of:=IF(AND([.D322]&lt;&gt;&quot;Reserved&quot;; [.D322] &lt;&gt; &quot;&quot;); &quot;0x&quot; &amp; [.A322] &amp; &quot; &quot; &amp;[.D322]; &quot;&quot;)" office:value-type="string" office:string-value="0xE140 martyriaNotePaHigh" calcext:value-type="string">
            <text:p>0xE140 martyriaNotePaHigh</text:p>
          </table:table-cell>
          <table:table-cell/>
        </table:table-row>
        <table:table-row table:style-name="ro1">
          <table:table-cell table:formula="of:=DEC2HEX(HEX2DEC([.A322])+1)" office:value-type="string" office:string-value="E141" calcext:value-type="string">
            <text:p>E14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High</text:p>
          </table:table-cell>
          <table:table-cell/>
          <table:table-cell table:formula="of:=IF(AND([.D323]&lt;&gt;&quot;Reserved&quot;; [.D323] &lt;&gt; &quot;&quot;); &quot;0x&quot; &amp; [.A323] &amp; &quot; &quot; &amp;[.D323]; &quot;&quot;)" office:value-type="string" office:string-value="0xE141 martyriaNoteVouHigh" calcext:value-type="string">
            <text:p>0xE141 martyriaNoteVouHigh</text:p>
          </table:table-cell>
          <table:table-cell/>
        </table:table-row>
        <table:table-row table:style-name="ro1">
          <table:table-cell table:formula="of:=DEC2HEX(HEX2DEC([.A323])+1)" office:value-type="string" office:string-value="E142" calcext:value-type="string">
            <text:p>E14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High</text:p>
          </table:table-cell>
          <table:table-cell/>
          <table:table-cell table:formula="of:=IF(AND([.D324]&lt;&gt;&quot;Reserved&quot;; [.D324] &lt;&gt; &quot;&quot;); &quot;0x&quot; &amp; [.A324] &amp; &quot; &quot; &amp;[.D324]; &quot;&quot;)" office:value-type="string" office:string-value="0xE142 martyriaNoteGaHigh" calcext:value-type="string">
            <text:p>0xE142 martyriaNoteGaHigh</text:p>
          </table:table-cell>
          <table:table-cell/>
        </table:table-row>
        <table:table-row table:style-name="ro1">
          <table:table-cell table:formula="of:=DEC2HEX(HEX2DEC([.A324])+1)" office:value-type="string" office:string-value="E143" calcext:value-type="string">
            <text:p>E14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High</text:p>
          </table:table-cell>
          <table:table-cell/>
          <table:table-cell table:formula="of:=IF(AND([.D325]&lt;&gt;&quot;Reserved&quot;; [.D325] &lt;&gt; &quot;&quot;); &quot;0x&quot; &amp; [.A325] &amp; &quot; &quot; &amp;[.D325]; &quot;&quot;)" office:value-type="string" office:string-value="0xE143 martyriaNoteDiHigh" calcext:value-type="string">
            <text:p>0xE143 martyriaNoteDiHigh</text:p>
          </table:table-cell>
          <table:table-cell/>
        </table:table-row>
        <table:table-row table:style-name="ro1">
          <table:table-cell table:formula="of:=DEC2HEX(HEX2DEC([.A325])+1)" office:value-type="string" office:string-value="E144" calcext:value-type="string">
            <text:p>E14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High</text:p>
          </table:table-cell>
          <table:table-cell/>
          <table:table-cell table:formula="of:=IF(AND([.D326]&lt;&gt;&quot;Reserved&quot;; [.D326] &lt;&gt; &quot;&quot;); &quot;0x&quot; &amp; [.A326] &amp; &quot; &quot; &amp;[.D326]; &quot;&quot;)" office:value-type="string" office:string-value="0xE144 martyriaNoteKeHigh" calcext:value-type="string">
            <text:p>0xE144 martyriaNoteKeHigh</text:p>
          </table:table-cell>
          <table:table-cell/>
        </table:table-row>
        <table:table-row table:style-name="ro1">
          <table:table-cell table:formula="of:=DEC2HEX(HEX2DEC([.A326])+1)" office:value-type="string" office:string-value="E145" calcext:value-type="string">
            <text:p>E14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Tick</text:p>
          </table:table-cell>
          <table:table-cell/>
          <table:table-cell table:formula="of:=IF(AND([.D327]&lt;&gt;&quot;Reserved&quot;; [.D327] &lt;&gt; &quot;&quot;); &quot;0x&quot; &amp; [.A327] &amp; &quot; &quot; &amp;[.D327]; &quot;&quot;)" office:value-type="string" office:string-value="0xE145 martyriaTick" calcext:value-type="string">
            <text:p>0xE145 martyriaTick</text:p>
          </table:table-cell>
          <table:table-cell/>
        </table:table-row>
        <table:table-row table:style-name="ro1">
          <table:table-cell table:formula="of:=DEC2HEX(HEX2DEC([.A327])+1)" office:value-type="string" office:string-value="E146" calcext:value-type="string">
            <text:p>E14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8]&lt;&gt;&quot;Reserved&quot;; [.D328] &lt;&gt; &quot;&quot;); &quot;0x&quot; &amp; [.A328] &amp; &quot; &quot; &amp;[.D328]; &quot;&quot;)">
            <text:p/>
          </table:table-cell>
          <table:table-cell/>
        </table:table-row>
        <table:table-row table:style-name="ro1">
          <table:table-cell table:formula="of:=DEC2HEX(HEX2DEC([.A328])+1)" office:value-type="string" office:string-value="E147" calcext:value-type="string">
            <text:p>E14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9]&lt;&gt;&quot;Reserved&quot;; [.D329] &lt;&gt; &quot;&quot;); &quot;0x&quot; &amp; [.A329] &amp; &quot; &quot; &amp;[.D329]; &quot;&quot;)">
            <text:p/>
          </table:table-cell>
          <table:table-cell/>
        </table:table-row>
        <table:table-row table:style-name="ro1">
          <table:table-cell table:formula="of:=DEC2HEX(HEX2DEC([.A329])+1)" office:value-type="string" office:string-value="E148" calcext:value-type="string">
            <text:p>E14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0]&lt;&gt;&quot;Reserved&quot;; [.D330] &lt;&gt; &quot;&quot;); &quot;0x&quot; &amp; [.A330] &amp; &quot; &quot; &amp;[.D330]; &quot;&quot;)">
            <text:p/>
          </table:table-cell>
          <table:table-cell/>
        </table:table-row>
        <table:table-row table:style-name="ro1">
          <table:table-cell table:formula="of:=DEC2HEX(HEX2DEC([.A330])+1)" office:value-type="string" office:string-value="E149" calcext:value-type="string">
            <text:p>E14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1]&lt;&gt;&quot;Reserved&quot;; [.D331] &lt;&gt; &quot;&quot;); &quot;0x&quot; &amp; [.A331] &amp; &quot; &quot; &amp;[.D331]; &quot;&quot;)">
            <text:p/>
          </table:table-cell>
          <table:table-cell/>
        </table:table-row>
        <table:table-row table:style-name="ro1">
          <table:table-cell table:formula="of:=DEC2HEX(HEX2DEC([.A331])+1)" office:value-type="string" office:string-value="E14A" calcext:value-type="string">
            <text:p>E14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2]&lt;&gt;&quot;Reserved&quot;; [.D332] &lt;&gt; &quot;&quot;); &quot;0x&quot; &amp; [.A332] &amp; &quot; &quot; &amp;[.D332]; &quot;&quot;)">
            <text:p/>
          </table:table-cell>
          <table:table-cell/>
        </table:table-row>
        <table:table-row table:style-name="ro1">
          <table:table-cell table:formula="of:=DEC2HEX(HEX2DEC([.A332])+1)" office:value-type="string" office:string-value="E14B" calcext:value-type="string">
            <text:p>E14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3]&lt;&gt;&quot;Reserved&quot;; [.D333] &lt;&gt; &quot;&quot;); &quot;0x&quot; &amp; [.A333] &amp; &quot; &quot; &amp;[.D333]; &quot;&quot;)">
            <text:p/>
          </table:table-cell>
          <table:table-cell/>
        </table:table-row>
        <table:table-row table:style-name="ro1">
          <table:table-cell table:formula="of:=DEC2HEX(HEX2DEC([.A333])+1)" office:value-type="string" office:string-value="E14C" calcext:value-type="string">
            <text:p>E14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4]&lt;&gt;&quot;Reserved&quot;; [.D334] &lt;&gt; &quot;&quot;); &quot;0x&quot; &amp; [.A334] &amp; &quot; &quot; &amp;[.D334]; &quot;&quot;)">
            <text:p/>
          </table:table-cell>
          <table:table-cell/>
        </table:table-row>
        <table:table-row table:style-name="ro1">
          <table:table-cell table:formula="of:=DEC2HEX(HEX2DEC([.A334])+1)" office:value-type="string" office:string-value="E14D" calcext:value-type="string">
            <text:p>E14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5]&lt;&gt;&quot;Reserved&quot;; [.D335] &lt;&gt; &quot;&quot;); &quot;0x&quot; &amp; [.A335] &amp; &quot; &quot; &amp;[.D335]; &quot;&quot;)">
            <text:p/>
          </table:table-cell>
          <table:table-cell/>
        </table:table-row>
        <table:table-row table:style-name="ro1">
          <table:table-cell table:formula="of:=DEC2HEX(HEX2DEC([.A335])+1)" office:value-type="string" office:string-value="E14E" calcext:value-type="string">
            <text:p>E14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6]&lt;&gt;&quot;Reserved&quot;; [.D336] &lt;&gt; &quot;&quot;); &quot;0x&quot; &amp; [.A336] &amp; &quot; &quot; &amp;[.D336]; &quot;&quot;)">
            <text:p/>
          </table:table-cell>
          <table:table-cell/>
        </table:table-row>
        <table:table-row table:style-name="ro1">
          <table:table-cell table:formula="of:=DEC2HEX(HEX2DEC([.A336])+1)" office:value-type="string" office:string-value="E14F" calcext:value-type="string">
            <text:p>E14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7]&lt;&gt;&quot;Reserved&quot;; [.D337] &lt;&gt; &quot;&quot;); &quot;0x&quot; &amp; [.A337] &amp; &quot; &quot; &amp;[.D337]; &quot;&quot;)">
            <text:p/>
          </table:table-cell>
          <table:table-cell/>
        </table:table-row>
        <table:table-row table:style-name="ro1">
          <table:table-cell table:formula="of:=DEC2HEX(HEX2DEC([.A337])+1)" office:value-type="string" office:string-value="E150" calcext:value-type="string">
            <text:p>E15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Below</text:p>
          </table:table-cell>
          <table:table-cell/>
          <table:table-cell table:formula="of:=IF(AND([.D338]&lt;&gt;&quot;Reserved&quot;; [.D338] &lt;&gt; &quot;&quot;); &quot;0x&quot; &amp; [.A338] &amp; &quot; &quot; &amp;[.D338]; &quot;&quot;)" office:value-type="string" office:string-value="0xE150 martyriaZoBelow" calcext:value-type="string">
            <text:p>0xE150 martyriaZoBelow</text:p>
          </table:table-cell>
          <table:table-cell/>
        </table:table-row>
        <table:table-row table:style-name="ro1">
          <table:table-cell table:formula="of:=DEC2HEX(HEX2DEC([.A338])+1)" office:value-type="string" office:string-value="E151" calcext:value-type="string">
            <text:p>E15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Below</text:p>
          </table:table-cell>
          <table:table-cell/>
          <table:table-cell table:formula="of:=IF(AND([.D339]&lt;&gt;&quot;Reserved&quot;; [.D339] &lt;&gt; &quot;&quot;); &quot;0x&quot; &amp; [.A339] &amp; &quot; &quot; &amp;[.D339]; &quot;&quot;)" office:value-type="string" office:string-value="0xE151 martyriaDeltaBelow" calcext:value-type="string">
            <text:p>0xE151 martyriaDeltaBelow</text:p>
          </table:table-cell>
          <table:table-cell/>
        </table:table-row>
        <table:table-row table:style-name="ro1">
          <table:table-cell table:formula="of:=DEC2HEX(HEX2DEC([.A339])+1)" office:value-type="string" office:string-value="E152" calcext:value-type="string">
            <text:p>E15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Below</text:p>
          </table:table-cell>
          <table:table-cell/>
          <table:table-cell table:formula="of:=IF(AND([.D340]&lt;&gt;&quot;Reserved&quot;; [.D340] &lt;&gt; &quot;&quot;); &quot;0x&quot; &amp; [.A340] &amp; &quot; &quot; &amp;[.D340]; &quot;&quot;)" office:value-type="string" office:string-value="0xE152 martyriaAlphaBelow" calcext:value-type="string">
            <text:p>0xE152 martyriaAlphaBelow</text:p>
          </table:table-cell>
          <table:table-cell/>
        </table:table-row>
        <table:table-row table:style-name="ro1">
          <table:table-cell table:formula="of:=DEC2HEX(HEX2DEC([.A340])+1)" office:value-type="string" office:string-value="E153" calcext:value-type="string">
            <text:p>E15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Below</text:p>
          </table:table-cell>
          <table:table-cell/>
          <table:table-cell table:formula="of:=IF(AND([.D341]&lt;&gt;&quot;Reserved&quot;; [.D341] &lt;&gt; &quot;&quot;); &quot;0x&quot; &amp; [.A341] &amp; &quot; &quot; &amp;[.D341]; &quot;&quot;)" office:value-type="string" office:string-value="0xE153 martyriaLegetosBelow" calcext:value-type="string">
            <text:p>0xE153 martyriaLegetosBelow</text:p>
          </table:table-cell>
          <table:table-cell/>
        </table:table-row>
        <table:table-row table:style-name="ro1">
          <table:table-cell table:formula="of:=DEC2HEX(HEX2DEC([.A341])+1)" office:value-type="string" office:string-value="E154" calcext:value-type="string">
            <text:p>E15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Below</text:p>
          </table:table-cell>
          <table:table-cell/>
          <table:table-cell table:formula="of:=IF(AND([.D342]&lt;&gt;&quot;Reserved&quot;; [.D342] &lt;&gt; &quot;&quot;); &quot;0x&quot; &amp; [.A342] &amp; &quot; &quot; &amp;[.D342]; &quot;&quot;)" office:value-type="string" office:string-value="0xE154 martyriaNanaBelow" calcext:value-type="string">
            <text:p>0xE154 martyriaNanaBelow</text:p>
          </table:table-cell>
          <table:table-cell/>
        </table:table-row>
        <table:table-row table:style-name="ro1">
          <table:table-cell table:formula="of:=DEC2HEX(HEX2DEC([.A342])+1)" office:value-type="string" office:string-value="E155" calcext:value-type="string">
            <text:p>E15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Below</text:p>
          </table:table-cell>
          <table:table-cell/>
          <table:table-cell table:formula="of:=IF(AND([.D343]&lt;&gt;&quot;Reserved&quot;; [.D343] &lt;&gt; &quot;&quot;); &quot;0x&quot; &amp; [.A343] &amp; &quot; &quot; &amp;[.D343]; &quot;&quot;)" office:value-type="string" office:string-value="0xE155 martyriaDeltaDottedBelow" calcext:value-type="string">
            <text:p>0xE155 martyriaDeltaDottedBelow</text:p>
          </table:table-cell>
          <table:table-cell/>
        </table:table-row>
        <table:table-row table:style-name="ro1">
          <table:table-cell table:formula="of:=DEC2HEX(HEX2DEC([.A343])+1)" office:value-type="string" office:string-value="E156" calcext:value-type="string">
            <text:p>E15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Below</text:p>
          </table:table-cell>
          <table:table-cell/>
          <table:table-cell table:formula="of:=IF(AND([.D344]&lt;&gt;&quot;Reserved&quot;; [.D344] &lt;&gt; &quot;&quot;); &quot;0x&quot; &amp; [.A344] &amp; &quot; &quot; &amp;[.D344]; &quot;&quot;)" office:value-type="string" office:string-value="0xE156 martyriaAlphaDottedBelow" calcext:value-type="string">
            <text:p>0xE156 martyriaAlphaDottedBelow</text:p>
          </table:table-cell>
          <table:table-cell/>
        </table:table-row>
        <table:table-row table:style-name="ro1">
          <table:table-cell table:formula="of:=DEC2HEX(HEX2DEC([.A344])+1)" office:value-type="string" office:string-value="E157" calcext:value-type="string">
            <text:p>E15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Below</text:p>
          </table:table-cell>
          <table:table-cell/>
          <table:table-cell table:formula="of:=IF(AND([.D345]&lt;&gt;&quot;Reserved&quot;; [.D345] &lt;&gt; &quot;&quot;); &quot;0x&quot; &amp; [.A345] &amp; &quot; &quot; &amp;[.D345]; &quot;&quot;)" office:value-type="string" office:string-value="0xE157 martyriaHardChromaticPaBelow" calcext:value-type="string">
            <text:p>0xE157 martyriaHardChromaticPaBelow</text:p>
          </table:table-cell>
          <table:table-cell/>
        </table:table-row>
        <table:table-row table:style-name="ro1">
          <table:table-cell table:formula="of:=DEC2HEX(HEX2DEC([.A345])+1)" office:value-type="string" office:string-value="E158" calcext:value-type="string">
            <text:p>E15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Below</text:p>
          </table:table-cell>
          <table:table-cell/>
          <table:table-cell table:formula="of:=IF(AND([.D346]&lt;&gt;&quot;Reserved&quot;; [.D346] &lt;&gt; &quot;&quot;); &quot;0x&quot; &amp; [.A346] &amp; &quot; &quot; &amp;[.D346]; &quot;&quot;)" office:value-type="string" office:string-value="0xE158 martyriaHardChromaticDiBelow" calcext:value-type="string">
            <text:p>0xE158 martyriaHardChromaticDiBelow</text:p>
          </table:table-cell>
          <table:table-cell/>
        </table:table-row>
        <table:table-row table:style-name="ro1">
          <table:table-cell table:formula="of:=DEC2HEX(HEX2DEC([.A346])+1)" office:value-type="string" office:string-value="E159" calcext:value-type="string">
            <text:p>E15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Below</text:p>
          </table:table-cell>
          <table:table-cell/>
          <table:table-cell table:formula="of:=IF(AND([.D347]&lt;&gt;&quot;Reserved&quot;; [.D347] &lt;&gt; &quot;&quot;); &quot;0x&quot; &amp; [.A347] &amp; &quot; &quot; &amp;[.D347]; &quot;&quot;)" office:value-type="string" office:string-value="0xE159 martyriaSoftChromaticDiBelow" calcext:value-type="string">
            <text:p>0xE159 martyriaSoftChromaticDiBelow</text:p>
          </table:table-cell>
          <table:table-cell/>
        </table:table-row>
        <table:table-row table:style-name="ro1">
          <table:table-cell table:formula="of:=DEC2HEX(HEX2DEC([.A347])+1)" office:value-type="string" office:string-value="E15A" calcext:value-type="string">
            <text:p>E15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Below</text:p>
          </table:table-cell>
          <table:table-cell/>
          <table:table-cell table:formula="of:=IF(AND([.D348]&lt;&gt;&quot;Reserved&quot;; [.D348] &lt;&gt; &quot;&quot;); &quot;0x&quot; &amp; [.A348] &amp; &quot; &quot; &amp;[.D348]; &quot;&quot;)" office:value-type="string" office:string-value="0xE15A martyriaHardChromaticKeBelow" calcext:value-type="string">
            <text:p>0xE15A martyriaHardChromaticKeBelow</text:p>
          </table:table-cell>
          <table:table-cell/>
        </table:table-row>
        <table:table-row table:style-name="ro1">
          <table:table-cell table:formula="of:=DEC2HEX(HEX2DEC([.A348])+1)" office:value-type="string" office:string-value="E15B" calcext:value-type="string">
            <text:p>E15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Below</text:p>
          </table:table-cell>
          <table:table-cell/>
          <table:table-cell table:formula="of:=IF(AND([.D349]&lt;&gt;&quot;Reserved&quot;; [.D349] &lt;&gt; &quot;&quot;); &quot;0x&quot; &amp; [.A349] &amp; &quot; &quot; &amp;[.D349]; &quot;&quot;)" office:value-type="string" office:string-value="0xE15B martyriaZygosBelow" calcext:value-type="string">
            <text:p>0xE15B martyriaZygosBelow</text:p>
          </table:table-cell>
          <table:table-cell/>
        </table:table-row>
        <table:table-row table:style-name="ro1">
          <table:table-cell table:formula="of:=DEC2HEX(HEX2DEC([.A349])+1)" office:value-type="string" office:string-value="E15C" calcext:value-type="string">
            <text:p>E15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0]&lt;&gt;&quot;Reserved&quot;; [.D350] &lt;&gt; &quot;&quot;); &quot;0x&quot; &amp; [.A350] &amp; &quot; &quot; &amp;[.D350]; &quot;&quot;)">
            <text:p/>
          </table:table-cell>
          <table:table-cell/>
        </table:table-row>
        <table:table-row table:style-name="ro1">
          <table:table-cell table:formula="of:=DEC2HEX(HEX2DEC([.A350])+1)" office:value-type="string" office:string-value="E15D" calcext:value-type="string">
            <text:p>E15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1]&lt;&gt;&quot;Reserved&quot;; [.D351] &lt;&gt; &quot;&quot;); &quot;0x&quot; &amp; [.A351] &amp; &quot; &quot; &amp;[.D351]; &quot;&quot;)">
            <text:p/>
          </table:table-cell>
          <table:table-cell/>
        </table:table-row>
        <table:table-row table:style-name="ro1">
          <table:table-cell table:formula="of:=DEC2HEX(HEX2DEC([.A351])+1)" office:value-type="string" office:string-value="E15E" calcext:value-type="string">
            <text:p>E15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2]&lt;&gt;&quot;Reserved&quot;; [.D352] &lt;&gt; &quot;&quot;); &quot;0x&quot; &amp; [.A352] &amp; &quot; &quot; &amp;[.D352]; &quot;&quot;)">
            <text:p/>
          </table:table-cell>
          <table:table-cell/>
        </table:table-row>
        <table:table-row table:style-name="ro1">
          <table:table-cell table:formula="of:=DEC2HEX(HEX2DEC([.A352])+1)" office:value-type="string" office:string-value="E15F" calcext:value-type="string">
            <text:p>E15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3]&lt;&gt;&quot;Reserved&quot;; [.D353] &lt;&gt; &quot;&quot;); &quot;0x&quot; &amp; [.A353] &amp; &quot; &quot; &amp;[.D353]; &quot;&quot;)">
            <text:p/>
          </table:table-cell>
          <table:table-cell/>
        </table:table-row>
        <table:table-row table:style-name="ro1">
          <table:table-cell table:formula="of:=DEC2HEX(HEX2DEC([.A353])+1)" office:value-type="string" office:string-value="E160" calcext:value-type="string">
            <text:p>E16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4]&lt;&gt;&quot;Reserved&quot;; [.D354] &lt;&gt; &quot;&quot;); &quot;0x&quot; &amp; [.A354] &amp; &quot; &quot; &amp;[.D354]; &quot;&quot;)">
            <text:p/>
          </table:table-cell>
          <table:table-cell/>
        </table:table-row>
        <table:table-row table:style-name="ro1">
          <table:table-cell table:formula="of:=DEC2HEX(HEX2DEC([.A354])+1)" office:value-type="string" office:string-value="E161" calcext:value-type="string">
            <text:p>E16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5]&lt;&gt;&quot;Reserved&quot;; [.D355] &lt;&gt; &quot;&quot;); &quot;0x&quot; &amp; [.A355] &amp; &quot; &quot; &amp;[.D355]; &quot;&quot;)">
            <text:p/>
          </table:table-cell>
          <table:table-cell/>
        </table:table-row>
        <table:table-row table:style-name="ro1">
          <table:table-cell table:formula="of:=DEC2HEX(HEX2DEC([.A355])+1)" office:value-type="string" office:string-value="E162" calcext:value-type="string">
            <text:p>E16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6]&lt;&gt;&quot;Reserved&quot;; [.D356] &lt;&gt; &quot;&quot;); &quot;0x&quot; &amp; [.A356] &amp; &quot; &quot; &amp;[.D356]; &quot;&quot;)">
            <text:p/>
          </table:table-cell>
          <table:table-cell/>
        </table:table-row>
        <table:table-row table:style-name="ro1">
          <table:table-cell table:formula="of:=DEC2HEX(HEX2DEC([.A356])+1)" office:value-type="string" office:string-value="E163" calcext:value-type="string">
            <text:p>E16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7]&lt;&gt;&quot;Reserved&quot;; [.D357] &lt;&gt; &quot;&quot;); &quot;0x&quot; &amp; [.A357] &amp; &quot; &quot; &amp;[.D357]; &quot;&quot;)">
            <text:p/>
          </table:table-cell>
          <table:table-cell/>
        </table:table-row>
        <table:table-row table:style-name="ro1">
          <table:table-cell table:formula="of:=DEC2HEX(HEX2DEC([.A357])+1)" office:value-type="string" office:string-value="E164" calcext:value-type="string">
            <text:p>E16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8]&lt;&gt;&quot;Reserved&quot;; [.D358] &lt;&gt; &quot;&quot;); &quot;0x&quot; &amp; [.A358] &amp; &quot; &quot; &amp;[.D358]; &quot;&quot;)">
            <text:p/>
          </table:table-cell>
          <table:table-cell/>
        </table:table-row>
        <table:table-row table:style-name="ro1">
          <table:table-cell table:formula="of:=DEC2HEX(HEX2DEC([.A358])+1)" office:value-type="string" office:string-value="E165" calcext:value-type="string">
            <text:p>E16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9]&lt;&gt;&quot;Reserved&quot;; [.D359] &lt;&gt; &quot;&quot;); &quot;0x&quot; &amp; [.A359] &amp; &quot; &quot; &amp;[.D359]; &quot;&quot;)">
            <text:p/>
          </table:table-cell>
          <table:table-cell/>
        </table:table-row>
        <table:table-row table:style-name="ro1">
          <table:table-cell table:formula="of:=DEC2HEX(HEX2DEC([.A359])+1)" office:value-type="string" office:string-value="E166" calcext:value-type="string">
            <text:p>E16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0]&lt;&gt;&quot;Reserved&quot;; [.D360] &lt;&gt; &quot;&quot;); &quot;0x&quot; &amp; [.A360] &amp; &quot; &quot; &amp;[.D360]; &quot;&quot;)">
            <text:p/>
          </table:table-cell>
          <table:table-cell/>
        </table:table-row>
        <table:table-row table:style-name="ro1">
          <table:table-cell table:formula="of:=DEC2HEX(HEX2DEC([.A360])+1)" office:value-type="string" office:string-value="E167" calcext:value-type="string">
            <text:p>E16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1]&lt;&gt;&quot;Reserved&quot;; [.D361] &lt;&gt; &quot;&quot;); &quot;0x&quot; &amp; [.A361] &amp; &quot; &quot; &amp;[.D361]; &quot;&quot;)">
            <text:p/>
          </table:table-cell>
          <table:table-cell/>
        </table:table-row>
        <table:table-row table:style-name="ro1">
          <table:table-cell table:formula="of:=DEC2HEX(HEX2DEC([.A361])+1)" office:value-type="string" office:string-value="E168" calcext:value-type="string">
            <text:p>E16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2]&lt;&gt;&quot;Reserved&quot;; [.D362] &lt;&gt; &quot;&quot;); &quot;0x&quot; &amp; [.A362] &amp; &quot; &quot; &amp;[.D362]; &quot;&quot;)">
            <text:p/>
          </table:table-cell>
          <table:table-cell/>
        </table:table-row>
        <table:table-row table:style-name="ro1">
          <table:table-cell table:formula="of:=DEC2HEX(HEX2DEC([.A362])+1)" office:value-type="string" office:string-value="E169" calcext:value-type="string">
            <text:p>E16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3]&lt;&gt;&quot;Reserved&quot;; [.D363] &lt;&gt; &quot;&quot;); &quot;0x&quot; &amp; [.A363] &amp; &quot; &quot; &amp;[.D363]; &quot;&quot;)">
            <text:p/>
          </table:table-cell>
          <table:table-cell/>
        </table:table-row>
        <table:table-row table:style-name="ro1">
          <table:table-cell table:formula="of:=DEC2HEX(HEX2DEC([.A363])+1)" office:value-type="string" office:string-value="E16A" calcext:value-type="string">
            <text:p>E16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4]&lt;&gt;&quot;Reserved&quot;; [.D364] &lt;&gt; &quot;&quot;); &quot;0x&quot; &amp; [.A364] &amp; &quot; &quot; &amp;[.D364]; &quot;&quot;)">
            <text:p/>
          </table:table-cell>
          <table:table-cell/>
        </table:table-row>
        <table:table-row table:style-name="ro1">
          <table:table-cell table:formula="of:=DEC2HEX(HEX2DEC([.A364])+1)" office:value-type="string" office:string-value="E16B" calcext:value-type="string">
            <text:p>E16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5]&lt;&gt;&quot;Reserved&quot;; [.D365] &lt;&gt; &quot;&quot;); &quot;0x&quot; &amp; [.A365] &amp; &quot; &quot; &amp;[.D365]; &quot;&quot;)">
            <text:p/>
          </table:table-cell>
          <table:table-cell/>
        </table:table-row>
        <table:table-row table:style-name="ro1">
          <table:table-cell table:formula="of:=DEC2HEX(HEX2DEC([.A365])+1)" office:value-type="string" office:string-value="E16C" calcext:value-type="string">
            <text:p>E16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6]&lt;&gt;&quot;Reserved&quot;; [.D366] &lt;&gt; &quot;&quot;); &quot;0x&quot; &amp; [.A366] &amp; &quot; &quot; &amp;[.D366]; &quot;&quot;)">
            <text:p/>
          </table:table-cell>
          <table:table-cell/>
        </table:table-row>
        <table:table-row table:style-name="ro1">
          <table:table-cell table:formula="of:=DEC2HEX(HEX2DEC([.A366])+1)" office:value-type="string" office:string-value="E16D" calcext:value-type="string">
            <text:p>E16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7]&lt;&gt;&quot;Reserved&quot;; [.D367] &lt;&gt; &quot;&quot;); &quot;0x&quot; &amp; [.A367] &amp; &quot; &quot; &amp;[.D367]; &quot;&quot;)">
            <text:p/>
          </table:table-cell>
          <table:table-cell/>
        </table:table-row>
        <table:table-row table:style-name="ro1">
          <table:table-cell table:formula="of:=DEC2HEX(HEX2DEC([.A367])+1)" office:value-type="string" office:string-value="E16E" calcext:value-type="string">
            <text:p>E16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8]&lt;&gt;&quot;Reserved&quot;; [.D368] &lt;&gt; &quot;&quot;); &quot;0x&quot; &amp; [.A368] &amp; &quot; &quot; &amp;[.D368]; &quot;&quot;)">
            <text:p/>
          </table:table-cell>
          <table:table-cell/>
        </table:table-row>
        <table:table-row table:style-name="ro1">
          <table:table-cell table:formula="of:=DEC2HEX(HEX2DEC([.A368])+1)" office:value-type="string" office:string-value="E16F" calcext:value-type="string">
            <text:p>E16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9]&lt;&gt;&quot;Reserved&quot;; [.D369] &lt;&gt; &quot;&quot;); &quot;0x&quot; &amp; [.A369] &amp; &quot; &quot; &amp;[.D369]; &quot;&quot;)">
            <text:p/>
          </table:table-cell>
          <table:table-cell/>
        </table:table-row>
        <table:table-row table:style-name="ro1">
          <table:table-cell table:formula="of:=DEC2HEX(HEX2DEC([.A369])+1)" office:value-type="string" office:string-value="E170" calcext:value-type="string">
            <text:p>E17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Above</text:p>
          </table:table-cell>
          <table:table-cell/>
          <table:table-cell table:formula="of:=IF(AND([.D370]&lt;&gt;&quot;Reserved&quot;; [.D370] &lt;&gt; &quot;&quot;); &quot;0x&quot; &amp; [.A370] &amp; &quot; &quot; &amp;[.D370]; &quot;&quot;)" office:value-type="string" office:string-value="0xE170 martyriaZoAbove" calcext:value-type="string">
            <text:p>0xE170 martyriaZoAbove</text:p>
          </table:table-cell>
          <table:table-cell/>
        </table:table-row>
        <table:table-row table:style-name="ro1">
          <table:table-cell table:formula="of:=DEC2HEX(HEX2DEC([.A370])+1)" office:value-type="string" office:string-value="E171" calcext:value-type="string">
            <text:p>E17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Above</text:p>
          </table:table-cell>
          <table:table-cell/>
          <table:table-cell table:formula="of:=IF(AND([.D371]&lt;&gt;&quot;Reserved&quot;; [.D371] &lt;&gt; &quot;&quot;); &quot;0x&quot; &amp; [.A371] &amp; &quot; &quot; &amp;[.D371]; &quot;&quot;)" office:value-type="string" office:string-value="0xE171 martyriaDeltaAbove" calcext:value-type="string">
            <text:p>0xE171 martyriaDeltaAbove</text:p>
          </table:table-cell>
          <table:table-cell/>
        </table:table-row>
        <table:table-row table:style-name="ro1">
          <table:table-cell table:formula="of:=DEC2HEX(HEX2DEC([.A371])+1)" office:value-type="string" office:string-value="E172" calcext:value-type="string">
            <text:p>E17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Above</text:p>
          </table:table-cell>
          <table:table-cell/>
          <table:table-cell table:formula="of:=IF(AND([.D372]&lt;&gt;&quot;Reserved&quot;; [.D372] &lt;&gt; &quot;&quot;); &quot;0x&quot; &amp; [.A372] &amp; &quot; &quot; &amp;[.D372]; &quot;&quot;)" office:value-type="string" office:string-value="0xE172 martyriaAlphaAbove" calcext:value-type="string">
            <text:p>0xE172 martyriaAlphaAbove</text:p>
          </table:table-cell>
          <table:table-cell/>
        </table:table-row>
        <table:table-row table:style-name="ro1">
          <table:table-cell table:formula="of:=DEC2HEX(HEX2DEC([.A372])+1)" office:value-type="string" office:string-value="E173" calcext:value-type="string">
            <text:p>E17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Above</text:p>
          </table:table-cell>
          <table:table-cell/>
          <table:table-cell table:formula="of:=IF(AND([.D373]&lt;&gt;&quot;Reserved&quot;; [.D373] &lt;&gt; &quot;&quot;); &quot;0x&quot; &amp; [.A373] &amp; &quot; &quot; &amp;[.D373]; &quot;&quot;)" office:value-type="string" office:string-value="0xE173 martyriaLegetosAbove" calcext:value-type="string">
            <text:p>0xE173 martyriaLegetosAbove</text:p>
          </table:table-cell>
          <table:table-cell/>
        </table:table-row>
        <table:table-row table:style-name="ro1">
          <table:table-cell table:formula="of:=DEC2HEX(HEX2DEC([.A373])+1)" office:value-type="string" office:string-value="E174" calcext:value-type="string">
            <text:p>E17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Above</text:p>
          </table:table-cell>
          <table:table-cell/>
          <table:table-cell table:formula="of:=IF(AND([.D374]&lt;&gt;&quot;Reserved&quot;; [.D374] &lt;&gt; &quot;&quot;); &quot;0x&quot; &amp; [.A374] &amp; &quot; &quot; &amp;[.D374]; &quot;&quot;)" office:value-type="string" office:string-value="0xE174 martyriaNanaAbove" calcext:value-type="string">
            <text:p>0xE174 martyriaNanaAbove</text:p>
          </table:table-cell>
          <table:table-cell/>
        </table:table-row>
        <table:table-row table:style-name="ro1">
          <table:table-cell table:formula="of:=DEC2HEX(HEX2DEC([.A374])+1)" office:value-type="string" office:string-value="E175" calcext:value-type="string">
            <text:p>E17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Above</text:p>
          </table:table-cell>
          <table:table-cell/>
          <table:table-cell table:formula="of:=IF(AND([.D375]&lt;&gt;&quot;Reserved&quot;; [.D375] &lt;&gt; &quot;&quot;); &quot;0x&quot; &amp; [.A375] &amp; &quot; &quot; &amp;[.D375]; &quot;&quot;)" office:value-type="string" office:string-value="0xE175 martyriaDeltaDottedAbove" calcext:value-type="string">
            <text:p>0xE175 martyriaDeltaDottedAbove</text:p>
          </table:table-cell>
          <table:table-cell/>
        </table:table-row>
        <table:table-row table:style-name="ro1">
          <table:table-cell table:formula="of:=DEC2HEX(HEX2DEC([.A375])+1)" office:value-type="string" office:string-value="E176" calcext:value-type="string">
            <text:p>E17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Above</text:p>
          </table:table-cell>
          <table:table-cell/>
          <table:table-cell table:formula="of:=IF(AND([.D376]&lt;&gt;&quot;Reserved&quot;; [.D376] &lt;&gt; &quot;&quot;); &quot;0x&quot; &amp; [.A376] &amp; &quot; &quot; &amp;[.D376]; &quot;&quot;)" office:value-type="string" office:string-value="0xE176 martyriaAlphaDottedAbove" calcext:value-type="string">
            <text:p>0xE176 martyriaAlphaDottedAbove</text:p>
          </table:table-cell>
          <table:table-cell/>
        </table:table-row>
        <table:table-row table:style-name="ro1">
          <table:table-cell table:formula="of:=DEC2HEX(HEX2DEC([.A376])+1)" office:value-type="string" office:string-value="E177" calcext:value-type="string">
            <text:p>E17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Above</text:p>
          </table:table-cell>
          <table:table-cell/>
          <table:table-cell table:formula="of:=IF(AND([.D377]&lt;&gt;&quot;Reserved&quot;; [.D377] &lt;&gt; &quot;&quot;); &quot;0x&quot; &amp; [.A377] &amp; &quot; &quot; &amp;[.D377]; &quot;&quot;)" office:value-type="string" office:string-value="0xE177 martyriaHardChromaticPaAbove" calcext:value-type="string">
            <text:p>0xE177 martyriaHardChromaticPaAbove</text:p>
          </table:table-cell>
          <table:table-cell/>
        </table:table-row>
        <table:table-row table:style-name="ro1">
          <table:table-cell table:formula="of:=DEC2HEX(HEX2DEC([.A377])+1)" office:value-type="string" office:string-value="E178" calcext:value-type="string">
            <text:p>E17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Above</text:p>
          </table:table-cell>
          <table:table-cell/>
          <table:table-cell table:formula="of:=IF(AND([.D378]&lt;&gt;&quot;Reserved&quot;; [.D378] &lt;&gt; &quot;&quot;); &quot;0x&quot; &amp; [.A378] &amp; &quot; &quot; &amp;[.D378]; &quot;&quot;)" office:value-type="string" office:string-value="0xE178 martyriaHardChromaticDiAbove" calcext:value-type="string">
            <text:p>0xE178 martyriaHardChromaticDiAbove</text:p>
          </table:table-cell>
          <table:table-cell/>
        </table:table-row>
        <table:table-row table:style-name="ro1">
          <table:table-cell table:formula="of:=DEC2HEX(HEX2DEC([.A378])+1)" office:value-type="string" office:string-value="E179" calcext:value-type="string">
            <text:p>E17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Above</text:p>
          </table:table-cell>
          <table:table-cell/>
          <table:table-cell table:formula="of:=IF(AND([.D379]&lt;&gt;&quot;Reserved&quot;; [.D379] &lt;&gt; &quot;&quot;); &quot;0x&quot; &amp; [.A379] &amp; &quot; &quot; &amp;[.D379]; &quot;&quot;)" office:value-type="string" office:string-value="0xE179 martyriaSoftChromaticDiAbove" calcext:value-type="string">
            <text:p>0xE179 martyriaSoftChromaticDiAbove</text:p>
          </table:table-cell>
          <table:table-cell/>
        </table:table-row>
        <table:table-row table:style-name="ro1">
          <table:table-cell table:formula="of:=DEC2HEX(HEX2DEC([.A379])+1)" office:value-type="string" office:string-value="E17A" calcext:value-type="string">
            <text:p>E17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Above</text:p>
          </table:table-cell>
          <table:table-cell/>
          <table:table-cell table:formula="of:=IF(AND([.D380]&lt;&gt;&quot;Reserved&quot;; [.D380] &lt;&gt; &quot;&quot;); &quot;0x&quot; &amp; [.A380] &amp; &quot; &quot; &amp;[.D380]; &quot;&quot;)" office:value-type="string" office:string-value="0xE17A martyriaHardChromaticKeAbove" calcext:value-type="string">
            <text:p>0xE17A martyriaHardChromaticKeAbove</text:p>
          </table:table-cell>
          <table:table-cell/>
        </table:table-row>
        <table:table-row table:style-name="ro1">
          <table:table-cell table:formula="of:=DEC2HEX(HEX2DEC([.A380])+1)" office:value-type="string" office:string-value="E17B" calcext:value-type="string">
            <text:p>E17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Above</text:p>
          </table:table-cell>
          <table:table-cell/>
          <table:table-cell table:formula="of:=IF(AND([.D381]&lt;&gt;&quot;Reserved&quot;; [.D381] &lt;&gt; &quot;&quot;); &quot;0x&quot; &amp; [.A381] &amp; &quot; &quot; &amp;[.D381]; &quot;&quot;)" office:value-type="string" office:string-value="0xE17B martyriaZygosAbove" calcext:value-type="string">
            <text:p>0xE17B martyriaZygosAbove</text:p>
          </table:table-cell>
          <table:table-cell/>
        </table:table-row>
        <table:table-row table:style-name="ro1">
          <table:table-cell table:formula="of:=DEC2HEX(HEX2DEC([.A381])+1)" office:value-type="string" office:string-value="E17C" calcext:value-type="string">
            <text:p>E17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2]&lt;&gt;&quot;Reserved&quot;; [.D382] &lt;&gt; &quot;&quot;); &quot;0x&quot; &amp; [.A382] &amp; &quot; &quot; &amp;[.D382]; &quot;&quot;)">
            <text:p/>
          </table:table-cell>
          <table:table-cell/>
        </table:table-row>
        <table:table-row table:style-name="ro1">
          <table:table-cell table:formula="of:=DEC2HEX(HEX2DEC([.A382])+1)" office:value-type="string" office:string-value="E17D" calcext:value-type="string">
            <text:p>E17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3]&lt;&gt;&quot;Reserved&quot;; [.D383] &lt;&gt; &quot;&quot;); &quot;0x&quot; &amp; [.A383] &amp; &quot; &quot; &amp;[.D383]; &quot;&quot;)">
            <text:p/>
          </table:table-cell>
          <table:table-cell/>
        </table:table-row>
        <table:table-row table:style-name="ro1">
          <table:table-cell table:formula="of:=DEC2HEX(HEX2DEC([.A383])+1)" office:value-type="string" office:string-value="E17E" calcext:value-type="string">
            <text:p>E17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4]&lt;&gt;&quot;Reserved&quot;; [.D384] &lt;&gt; &quot;&quot;); &quot;0x&quot; &amp; [.A384] &amp; &quot; &quot; &amp;[.D384]; &quot;&quot;)">
            <text:p/>
          </table:table-cell>
          <table:table-cell/>
        </table:table-row>
        <table:table-row table:style-name="ro1">
          <table:table-cell table:formula="of:=DEC2HEX(HEX2DEC([.A384])+1)" office:value-type="string" office:string-value="E17F" calcext:value-type="string">
            <text:p>E17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5]&lt;&gt;&quot;Reserved&quot;; [.D385] &lt;&gt; &quot;&quot;); &quot;0x&quot; &amp; [.A385] &amp; &quot; &quot; &amp;[.D385]; &quot;&quot;)">
            <text:p/>
          </table:table-cell>
          <table:table-cell/>
        </table:table-row>
        <table:table-row table:style-name="ro1">
          <table:table-cell table:formula="of:=DEC2HEX(HEX2DEC([.A385])+1)" office:value-type="string" office:string-value="E180" calcext:value-type="string">
            <text:p>E18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6]&lt;&gt;&quot;Reserved&quot;; [.D386] &lt;&gt; &quot;&quot;); &quot;0x&quot; &amp; [.A386] &amp; &quot; &quot; &amp;[.D386]; &quot;&quot;)">
            <text:p/>
          </table:table-cell>
          <table:table-cell/>
        </table:table-row>
        <table:table-row table:style-name="ro1">
          <table:table-cell table:formula="of:=DEC2HEX(HEX2DEC([.A386])+1)" office:value-type="string" office:string-value="E181" calcext:value-type="string">
            <text:p>E18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7]&lt;&gt;&quot;Reserved&quot;; [.D387] &lt;&gt; &quot;&quot;); &quot;0x&quot; &amp; [.A387] &amp; &quot; &quot; &amp;[.D387]; &quot;&quot;)">
            <text:p/>
          </table:table-cell>
          <table:table-cell/>
        </table:table-row>
        <table:table-row table:style-name="ro1">
          <table:table-cell table:formula="of:=DEC2HEX(HEX2DEC([.A387])+1)" office:value-type="string" office:string-value="E182" calcext:value-type="string">
            <text:p>E18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8]&lt;&gt;&quot;Reserved&quot;; [.D388] &lt;&gt; &quot;&quot;); &quot;0x&quot; &amp; [.A388] &amp; &quot; &quot; &amp;[.D388]; &quot;&quot;)">
            <text:p/>
          </table:table-cell>
          <table:table-cell/>
        </table:table-row>
        <table:table-row table:style-name="ro1">
          <table:table-cell table:formula="of:=DEC2HEX(HEX2DEC([.A388])+1)" office:value-type="string" office:string-value="E183" calcext:value-type="string">
            <text:p>E18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9]&lt;&gt;&quot;Reserved&quot;; [.D389] &lt;&gt; &quot;&quot;); &quot;0x&quot; &amp; [.A389] &amp; &quot; &quot; &amp;[.D389]; &quot;&quot;)">
            <text:p/>
          </table:table-cell>
          <table:table-cell/>
        </table:table-row>
        <table:table-row table:style-name="ro1">
          <table:table-cell table:formula="of:=DEC2HEX(HEX2DEC([.A389])+1)" office:value-type="string" office:string-value="E184" calcext:value-type="string">
            <text:p>E18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0]&lt;&gt;&quot;Reserved&quot;; [.D390] &lt;&gt; &quot;&quot;); &quot;0x&quot; &amp; [.A390] &amp; &quot; &quot; &amp;[.D390]; &quot;&quot;)">
            <text:p/>
          </table:table-cell>
          <table:table-cell/>
        </table:table-row>
        <table:table-row table:style-name="ro1">
          <table:table-cell table:formula="of:=DEC2HEX(HEX2DEC([.A390])+1)" office:value-type="string" office:string-value="E185" calcext:value-type="string">
            <text:p>E18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1]&lt;&gt;&quot;Reserved&quot;; [.D391] &lt;&gt; &quot;&quot;); &quot;0x&quot; &amp; [.A391] &amp; &quot; &quot; &amp;[.D391]; &quot;&quot;)">
            <text:p/>
          </table:table-cell>
          <table:table-cell/>
        </table:table-row>
        <table:table-row table:style-name="ro1">
          <table:table-cell table:formula="of:=DEC2HEX(HEX2DEC([.A391])+1)" office:value-type="string" office:string-value="E186" calcext:value-type="string">
            <text:p>E18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2]&lt;&gt;&quot;Reserved&quot;; [.D392] &lt;&gt; &quot;&quot;); &quot;0x&quot; &amp; [.A392] &amp; &quot; &quot; &amp;[.D392]; &quot;&quot;)">
            <text:p/>
          </table:table-cell>
          <table:table-cell/>
        </table:table-row>
        <table:table-row table:style-name="ro1">
          <table:table-cell table:formula="of:=DEC2HEX(HEX2DEC([.A392])+1)" office:value-type="string" office:string-value="E187" calcext:value-type="string">
            <text:p>E18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3]&lt;&gt;&quot;Reserved&quot;; [.D393] &lt;&gt; &quot;&quot;); &quot;0x&quot; &amp; [.A393] &amp; &quot; &quot; &amp;[.D393]; &quot;&quot;)">
            <text:p/>
          </table:table-cell>
          <table:table-cell/>
        </table:table-row>
        <table:table-row table:style-name="ro1">
          <table:table-cell table:formula="of:=DEC2HEX(HEX2DEC([.A393])+1)" office:value-type="string" office:string-value="E188" calcext:value-type="string">
            <text:p>E18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4]&lt;&gt;&quot;Reserved&quot;; [.D394] &lt;&gt; &quot;&quot;); &quot;0x&quot; &amp; [.A394] &amp; &quot; &quot; &amp;[.D394]; &quot;&quot;)">
            <text:p/>
          </table:table-cell>
          <table:table-cell/>
        </table:table-row>
        <table:table-row table:style-name="ro1">
          <table:table-cell table:formula="of:=DEC2HEX(HEX2DEC([.A394])+1)" office:value-type="string" office:string-value="E189" calcext:value-type="string">
            <text:p>E18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5]&lt;&gt;&quot;Reserved&quot;; [.D395] &lt;&gt; &quot;&quot;); &quot;0x&quot; &amp; [.A395] &amp; &quot; &quot; &amp;[.D395]; &quot;&quot;)">
            <text:p/>
          </table:table-cell>
          <table:table-cell/>
        </table:table-row>
        <table:table-row table:style-name="ro1">
          <table:table-cell table:formula="of:=DEC2HEX(HEX2DEC([.A395])+1)" office:value-type="string" office:string-value="E18A" calcext:value-type="string">
            <text:p>E18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6]&lt;&gt;&quot;Reserved&quot;; [.D396] &lt;&gt; &quot;&quot;); &quot;0x&quot; &amp; [.A396] &amp; &quot; &quot; &amp;[.D396]; &quot;&quot;)">
            <text:p/>
          </table:table-cell>
          <table:table-cell/>
        </table:table-row>
        <table:table-row table:style-name="ro1">
          <table:table-cell table:formula="of:=DEC2HEX(HEX2DEC([.A396])+1)" office:value-type="string" office:string-value="E18B" calcext:value-type="string">
            <text:p>E18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7]&lt;&gt;&quot;Reserved&quot;; [.D397] &lt;&gt; &quot;&quot;); &quot;0x&quot; &amp; [.A397] &amp; &quot; &quot; &amp;[.D397]; &quot;&quot;)">
            <text:p/>
          </table:table-cell>
          <table:table-cell/>
        </table:table-row>
        <table:table-row table:style-name="ro1">
          <table:table-cell table:formula="of:=DEC2HEX(HEX2DEC([.A397])+1)" office:value-type="string" office:string-value="E18C" calcext:value-type="string">
            <text:p>E18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8]&lt;&gt;&quot;Reserved&quot;; [.D398] &lt;&gt; &quot;&quot;); &quot;0x&quot; &amp; [.A398] &amp; &quot; &quot; &amp;[.D398]; &quot;&quot;)">
            <text:p/>
          </table:table-cell>
          <table:table-cell/>
        </table:table-row>
        <table:table-row table:style-name="ro1">
          <table:table-cell table:formula="of:=DEC2HEX(HEX2DEC([.A398])+1)" office:value-type="string" office:string-value="E18D" calcext:value-type="string">
            <text:p>E18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9]&lt;&gt;&quot;Reserved&quot;; [.D399] &lt;&gt; &quot;&quot;); &quot;0x&quot; &amp; [.A399] &amp; &quot; &quot; &amp;[.D399]; &quot;&quot;)">
            <text:p/>
          </table:table-cell>
          <table:table-cell/>
        </table:table-row>
        <table:table-row table:style-name="ro1">
          <table:table-cell table:formula="of:=DEC2HEX(HEX2DEC([.A399])+1)" office:value-type="string" office:string-value="E18E" calcext:value-type="string">
            <text:p>E18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0]&lt;&gt;&quot;Reserved&quot;; [.D400] &lt;&gt; &quot;&quot;); &quot;0x&quot; &amp; [.A400] &amp; &quot; &quot; &amp;[.D400]; &quot;&quot;)">
            <text:p/>
          </table:table-cell>
          <table:table-cell/>
        </table:table-row>
        <table:table-row table:style-name="ro1">
          <table:table-cell table:formula="of:=DEC2HEX(HEX2DEC([.A400])+1)" office:value-type="string" office:string-value="E18F" calcext:value-type="string">
            <text:p>E18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1]&lt;&gt;&quot;Reserved&quot;; [.D401] &lt;&gt; &quot;&quot;); &quot;0x&quot; &amp; [.A401] &amp; &quot; &quot; &amp;[.D401]; &quot;&quot;)">
            <text:p/>
          </table:table-cell>
          <table:table-cell/>
        </table:table-row>
        <table:table-row table:style-name="ro1">
          <table:table-cell table:formula="of:=DEC2HEX(HEX2DEC([.A401])+1)" office:value-type="string" office:string-value="E190" calcext:value-type="string">
            <text:p>E19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Above</text:p>
          </table:table-cell>
          <table:table-cell/>
          <table:table-cell table:formula="of:=IF(AND([.D402]&lt;&gt;&quot;Reserved&quot;; [.D402] &lt;&gt; &quot;&quot;); &quot;0x&quot; &amp; [.A402] &amp; &quot; &quot; &amp;[.D402]; &quot;&quot;)" office:value-type="string" office:string-value="0xE190 fthoraDiatonicNiLowAbove" calcext:value-type="string">
            <text:p>0xE190 fthoraDiatonicNiLowAbove</text:p>
          </table:table-cell>
          <table:table-cell/>
        </table:table-row>
        <table:table-row table:style-name="ro2">
          <table:table-cell table:formula="of:=DEC2HEX(HEX2DEC([.A402])+1)" office:value-type="string" office:string-value="E191" calcext:value-type="string">
            <text:p>E19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iatonic</text:span>PaAbove</text:p>
          </table:table-cell>
          <table:table-cell/>
          <table:table-cell table:formula="of:=IF(AND([.D403]&lt;&gt;&quot;Reserved&quot;; [.D403] &lt;&gt; &quot;&quot;); &quot;0x&quot; &amp; [.A403] &amp; &quot; &quot; &amp;[.D403]; &quot;&quot;)" office:value-type="string" office:string-value="0xE191 fthoraDiatonicPaAbove" calcext:value-type="string">
            <text:p>0xE191 fthoraDiatonicPaAbove</text:p>
          </table:table-cell>
          <table:table-cell/>
        </table:table-row>
        <table:table-row table:style-name="ro2">
          <table:table-cell table:formula="of:=DEC2HEX(HEX2DEC([.A403])+1)" office:value-type="string" office:string-value="E192" calcext:value-type="string">
            <text:p>E19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VouAbove</text:p>
          </table:table-cell>
          <table:table-cell/>
          <table:table-cell table:formula="of:=IF(AND([.D404]&lt;&gt;&quot;Reserved&quot;; [.D404] &lt;&gt; &quot;&quot;); &quot;0x&quot; &amp; [.A404] &amp; &quot; &quot; &amp;[.D404]; &quot;&quot;)" office:value-type="string" office:string-value="0xE192 fthoraDiatonicVouAbove" calcext:value-type="string">
            <text:p>0xE192 fthoraDiatonicVouAbove</text:p>
          </table:table-cell>
          <table:table-cell/>
        </table:table-row>
        <table:table-row table:style-name="ro2">
          <table:table-cell table:formula="of:=DEC2HEX(HEX2DEC([.A404])+1)" office:value-type="string" office:string-value="E193" calcext:value-type="string">
            <text:p>E19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GaAbove</text:p>
          </table:table-cell>
          <table:table-cell/>
          <table:table-cell table:formula="of:=IF(AND([.D405]&lt;&gt;&quot;Reserved&quot;; [.D405] &lt;&gt; &quot;&quot;); &quot;0x&quot; &amp; [.A405] &amp; &quot; &quot; &amp;[.D405]; &quot;&quot;)" office:value-type="string" office:string-value="0xE193 fthoraDiatonicGaAbove" calcext:value-type="string">
            <text:p>0xE193 fthoraDiatonicGaAbove</text:p>
          </table:table-cell>
          <table:table-cell/>
        </table:table-row>
        <table:table-row table:style-name="ro2">
          <table:table-cell table:formula="of:=DEC2HEX(HEX2DEC([.A405])+1)" office:value-type="string" office:string-value="E194" calcext:value-type="string">
            <text:p>E19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DiAbove</text:p>
          </table:table-cell>
          <table:table-cell/>
          <table:table-cell table:formula="of:=IF(AND([.D406]&lt;&gt;&quot;Reserved&quot;; [.D406] &lt;&gt; &quot;&quot;); &quot;0x&quot; &amp; [.A406] &amp; &quot; &quot; &amp;[.D406]; &quot;&quot;)" office:value-type="string" office:string-value="0xE194 fthoraDiatonicDiAbove" calcext:value-type="string">
            <text:p>0xE194 fthoraDiatonicDiAbove</text:p>
          </table:table-cell>
          <table:table-cell/>
        </table:table-row>
        <table:table-row table:style-name="ro2">
          <table:table-cell table:formula="of:=DEC2HEX(HEX2DEC([.A406])+1)" office:value-type="string" office:string-value="E195" calcext:value-type="string">
            <text:p>E19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KeAbove</text:p>
          </table:table-cell>
          <table:table-cell/>
          <table:table-cell table:formula="of:=IF(AND([.D407]&lt;&gt;&quot;Reserved&quot;; [.D407] &lt;&gt; &quot;&quot;); &quot;0x&quot; &amp; [.A407] &amp; &quot; &quot; &amp;[.D407]; &quot;&quot;)" office:value-type="string" office:string-value="0xE195 fthoraDiatonicKeAbove" calcext:value-type="string">
            <text:p>0xE195 fthoraDiatonicKeAbove</text:p>
          </table:table-cell>
          <table:table-cell/>
        </table:table-row>
        <table:table-row table:style-name="ro2">
          <table:table-cell table:formula="of:=DEC2HEX(HEX2DEC([.A407])+1)" office:value-type="string" office:string-value="E196" calcext:value-type="string">
            <text:p>E19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ZoAbove</text:p>
          </table:table-cell>
          <table:table-cell/>
          <table:table-cell table:formula="of:=IF(AND([.D408]&lt;&gt;&quot;Reserved&quot;; [.D408] &lt;&gt; &quot;&quot;); &quot;0x&quot; &amp; [.A408] &amp; &quot; &quot; &amp;[.D408]; &quot;&quot;)" office:value-type="string" office:string-value="0xE196 fthoraDiatonicZoAbove" calcext:value-type="string">
            <text:p>0xE196 fthoraDiatonicZoAbove</text:p>
          </table:table-cell>
          <table:table-cell/>
        </table:table-row>
        <table:table-row table:style-name="ro2">
          <table:table-cell table:formula="of:=DEC2HEX(HEX2DEC([.A408])+1)" office:value-type="string" office:string-value="E197" calcext:value-type="string">
            <text:p>E19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NiHighAbove</text:p>
          </table:table-cell>
          <table:table-cell/>
          <table:table-cell table:formula="of:=IF(AND([.D409]&lt;&gt;&quot;Reserved&quot;; [.D409] &lt;&gt; &quot;&quot;); &quot;0x&quot; &amp; [.A409] &amp; &quot; &quot; &amp;[.D409]; &quot;&quot;)" office:value-type="string" office:string-value="0xE197 fthoraDiatonicNiHighAbove" calcext:value-type="string">
            <text:p>0xE197 fthoraDiatonicNiHighAbove</text:p>
          </table:table-cell>
          <table:table-cell/>
        </table:table-row>
        <table:table-row table:style-name="ro1">
          <table:table-cell table:formula="of:=DEC2HEX(HEX2DEC([.A409])+1)" office:value-type="string" office:string-value="E198" calcext:value-type="string">
            <text:p>E19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Above</text:p>
          </table:table-cell>
          <table:table-cell/>
          <table:table-cell table:formula="of:=IF(AND([.D410]&lt;&gt;&quot;Reserved&quot;; [.D410] &lt;&gt; &quot;&quot;); &quot;0x&quot; &amp; [.A410] &amp; &quot; &quot; &amp;[.D410]; &quot;&quot;)" office:value-type="string" office:string-value="0xE198 fthoraHardChromaticPaAbove" calcext:value-type="string">
            <text:p>0xE198 fthoraHardChromaticPaAbove</text:p>
          </table:table-cell>
          <table:table-cell/>
        </table:table-row>
        <table:table-row table:style-name="ro2">
          <table:table-cell table:formula="of:=DEC2HEX(HEX2DEC([.A410])+1)" office:value-type="string" office:string-value="E199" calcext:value-type="string">
            <text:p>E19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HardCh</text:span>romaticDiAbove</text:p>
          </table:table-cell>
          <table:table-cell/>
          <table:table-cell table:formula="of:=IF(AND([.D411]&lt;&gt;&quot;Reserved&quot;; [.D411] &lt;&gt; &quot;&quot;); &quot;0x&quot; &amp; [.A411] &amp; &quot; &quot; &amp;[.D411]; &quot;&quot;)" office:value-type="string" office:string-value="0xE199 fthoraHardChromaticDiAbove" calcext:value-type="string">
            <text:p>0xE199 fthoraHardChromaticDiAbove</text:p>
          </table:table-cell>
          <table:table-cell/>
        </table:table-row>
        <table:table-row table:style-name="ro1">
          <table:table-cell table:formula="of:=DEC2HEX(HEX2DEC([.A411])+1)" office:value-type="string" office:string-value="E19A" calcext:value-type="string">
            <text:p>E19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Above</text:p>
          </table:table-cell>
          <table:table-cell/>
          <table:table-cell table:formula="of:=IF(AND([.D412]&lt;&gt;&quot;Reserved&quot;; [.D412] &lt;&gt; &quot;&quot;); &quot;0x&quot; &amp; [.A412] &amp; &quot; &quot; &amp;[.D412]; &quot;&quot;)" office:value-type="string" office:string-value="0xE19A fthoraSoftChromaticDiAbove" calcext:value-type="string">
            <text:p>0xE19A fthoraSoftChromaticDiAbove</text:p>
          </table:table-cell>
          <table:table-cell/>
        </table:table-row>
        <table:table-row table:style-name="ro1">
          <table:table-cell table:formula="of:=DEC2HEX(HEX2DEC([.A412])+1)" office:value-type="string" office:string-value="E19B" calcext:value-type="string">
            <text:p>E19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Above</text:p>
          </table:table-cell>
          <table:table-cell/>
          <table:table-cell table:formula="of:=IF(AND([.D413]&lt;&gt;&quot;Reserved&quot;; [.D413] &lt;&gt; &quot;&quot;); &quot;0x&quot; &amp; [.A413] &amp; &quot; &quot; &amp;[.D413]; &quot;&quot;)" office:value-type="string" office:string-value="0xE19B fthoraSoftChromaticKeAbove" calcext:value-type="string">
            <text:p>0xE19B fthoraSoftChromaticKeAbove</text:p>
          </table:table-cell>
          <table:table-cell/>
        </table:table-row>
        <table:table-row table:style-name="ro1">
          <table:table-cell table:formula="of:=DEC2HEX(HEX2DEC([.A413])+1)" office:value-type="string" office:string-value="E19C" calcext:value-type="string">
            <text:p>E19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Above</text:p>
          </table:table-cell>
          <table:table-cell/>
          <table:table-cell table:formula="of:=IF(AND([.D414]&lt;&gt;&quot;Reserved&quot;; [.D414] &lt;&gt; &quot;&quot;); &quot;0x&quot; &amp; [.A414] &amp; &quot; &quot; &amp;[.D414]; &quot;&quot;)" office:value-type="string" office:string-value="0xE19C fthoraEnharmonicAbove" calcext:value-type="string">
            <text:p>0xE19C fthoraEnharmonicAbove</text:p>
          </table:table-cell>
          <table:table-cell/>
        </table:table-row>
        <table:table-row table:style-name="ro1">
          <table:table-cell table:formula="of:=DEC2HEX(HEX2DEC([.A414])+1)" office:value-type="string" office:string-value="E19D" calcext:value-type="string">
            <text:p>E19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Above</text:p>
          </table:table-cell>
          <table:table-cell/>
          <table:table-cell table:formula="of:=IF(AND([.D415]&lt;&gt;&quot;Reserved&quot;; [.D415] &lt;&gt; &quot;&quot;); &quot;0x&quot; &amp; [.A415] &amp; &quot; &quot; &amp;[.D415]; &quot;&quot;)" office:value-type="string" office:string-value="0xE19D chroaZygosAbove" calcext:value-type="string">
            <text:p>0xE19D chroaZygosAbove</text:p>
          </table:table-cell>
          <table:table-cell/>
        </table:table-row>
        <table:table-row table:style-name="ro1">
          <table:table-cell table:formula="of:=DEC2HEX(HEX2DEC([.A415])+1)" office:value-type="string" office:string-value="E19E" calcext:value-type="string">
            <text:p>E19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Above</text:p>
          </table:table-cell>
          <table:table-cell/>
          <table:table-cell table:formula="of:=IF(AND([.D416]&lt;&gt;&quot;Reserved&quot;; [.D416] &lt;&gt; &quot;&quot;); &quot;0x&quot; &amp; [.A416] &amp; &quot; &quot; &amp;[.D416]; &quot;&quot;)" office:value-type="string" office:string-value="0xE19E chroaKlitonAbove" calcext:value-type="string">
            <text:p>0xE19E chroaKlitonAbove</text:p>
          </table:table-cell>
          <table:table-cell/>
        </table:table-row>
        <table:table-row table:style-name="ro1">
          <table:table-cell table:formula="of:=DEC2HEX(HEX2DEC([.A416])+1)" office:value-type="string" office:string-value="E19F" calcext:value-type="string">
            <text:p>E19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Above</text:p>
          </table:table-cell>
          <table:table-cell/>
          <table:table-cell table:formula="of:=IF(AND([.D417]&lt;&gt;&quot;Reserved&quot;; [.D417] &lt;&gt; &quot;&quot;); &quot;0x&quot; &amp; [.A417] &amp; &quot; &quot; &amp;[.D417]; &quot;&quot;)" office:value-type="string" office:string-value="0xE19F chroaSpathiAbove" calcext:value-type="string">
            <text:p>0xE19F chroaSpathiAbove</text:p>
          </table:table-cell>
          <table:table-cell/>
        </table:table-row>
        <table:table-row table:style-name="ro1">
          <table:table-cell table:formula="of:=DEC2HEX(HEX2DEC([.A417])+1)" office:value-type="string" office:string-value="E1A0" calcext:value-type="string">
            <text:p>E1A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8]&lt;&gt;&quot;Reserved&quot;; [.D418] &lt;&gt; &quot;&quot;); &quot;0x&quot; &amp; [.A418] &amp; &quot; &quot; &amp;[.D418]; &quot;&quot;)">
            <text:p/>
          </table:table-cell>
          <table:table-cell/>
        </table:table-row>
        <table:table-row table:style-name="ro1">
          <table:table-cell table:formula="of:=DEC2HEX(HEX2DEC([.A418])+1)" office:value-type="string" office:string-value="E1A1" calcext:value-type="string">
            <text:p>E1A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9]&lt;&gt;&quot;Reserved&quot;; [.D419] &lt;&gt; &quot;&quot;); &quot;0x&quot; &amp; [.A419] &amp; &quot; &quot; &amp;[.D419]; &quot;&quot;)">
            <text:p/>
          </table:table-cell>
          <table:table-cell/>
        </table:table-row>
        <table:table-row table:style-name="ro1">
          <table:table-cell table:formula="of:=DEC2HEX(HEX2DEC([.A419])+1)" office:value-type="string" office:string-value="E1A2" calcext:value-type="string">
            <text:p>E1A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0]&lt;&gt;&quot;Reserved&quot;; [.D420] &lt;&gt; &quot;&quot;); &quot;0x&quot; &amp; [.A420] &amp; &quot; &quot; &amp;[.D420]; &quot;&quot;)">
            <text:p/>
          </table:table-cell>
          <table:table-cell/>
        </table:table-row>
        <table:table-row table:style-name="ro1">
          <table:table-cell table:formula="of:=DEC2HEX(HEX2DEC([.A420])+1)" office:value-type="string" office:string-value="E1A3" calcext:value-type="string">
            <text:p>E1A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1]&lt;&gt;&quot;Reserved&quot;; [.D421] &lt;&gt; &quot;&quot;); &quot;0x&quot; &amp; [.A421] &amp; &quot; &quot; &amp;[.D421]; &quot;&quot;)">
            <text:p/>
          </table:table-cell>
          <table:table-cell/>
        </table:table-row>
        <table:table-row table:style-name="ro1">
          <table:table-cell table:formula="of:=DEC2HEX(HEX2DEC([.A421])+1)" office:value-type="string" office:string-value="E1A4" calcext:value-type="string">
            <text:p>E1A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2]&lt;&gt;&quot;Reserved&quot;; [.D422] &lt;&gt; &quot;&quot;); &quot;0x&quot; &amp; [.A422] &amp; &quot; &quot; &amp;[.D422]; &quot;&quot;)">
            <text:p/>
          </table:table-cell>
          <table:table-cell/>
        </table:table-row>
        <table:table-row table:style-name="ro1">
          <table:table-cell table:formula="of:=DEC2HEX(HEX2DEC([.A422])+1)" office:value-type="string" office:string-value="E1A5" calcext:value-type="string">
            <text:p>E1A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3]&lt;&gt;&quot;Reserved&quot;; [.D423] &lt;&gt; &quot;&quot;); &quot;0x&quot; &amp; [.A423] &amp; &quot; &quot; &amp;[.D423]; &quot;&quot;)">
            <text:p/>
          </table:table-cell>
          <table:table-cell/>
        </table:table-row>
        <table:table-row table:style-name="ro1">
          <table:table-cell table:formula="of:=DEC2HEX(HEX2DEC([.A423])+1)" office:value-type="string" office:string-value="E1A6" calcext:value-type="string">
            <text:p>E1A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4]&lt;&gt;&quot;Reserved&quot;; [.D424] &lt;&gt; &quot;&quot;); &quot;0x&quot; &amp; [.A424] &amp; &quot; &quot; &amp;[.D424]; &quot;&quot;)">
            <text:p/>
          </table:table-cell>
          <table:table-cell/>
        </table:table-row>
        <table:table-row table:style-name="ro1">
          <table:table-cell table:formula="of:=DEC2HEX(HEX2DEC([.A424])+1)" office:value-type="string" office:string-value="E1A7" calcext:value-type="string">
            <text:p>E1A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5]&lt;&gt;&quot;Reserved&quot;; [.D425] &lt;&gt; &quot;&quot;); &quot;0x&quot; &amp; [.A425] &amp; &quot; &quot; &amp;[.D425]; &quot;&quot;)">
            <text:p/>
          </table:table-cell>
          <table:table-cell/>
        </table:table-row>
        <table:table-row table:style-name="ro1">
          <table:table-cell table:formula="of:=DEC2HEX(HEX2DEC([.A425])+1)" office:value-type="string" office:string-value="E1A8" calcext:value-type="string">
            <text:p>E1A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6]&lt;&gt;&quot;Reserved&quot;; [.D426] &lt;&gt; &quot;&quot;); &quot;0x&quot; &amp; [.A426] &amp; &quot; &quot; &amp;[.D426]; &quot;&quot;)">
            <text:p/>
          </table:table-cell>
          <table:table-cell/>
        </table:table-row>
        <table:table-row table:style-name="ro1">
          <table:table-cell table:formula="of:=DEC2HEX(HEX2DEC([.A426])+1)" office:value-type="string" office:string-value="E1A9" calcext:value-type="string">
            <text:p>E1A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7]&lt;&gt;&quot;Reserved&quot;; [.D427] &lt;&gt; &quot;&quot;); &quot;0x&quot; &amp; [.A427] &amp; &quot; &quot; &amp;[.D427]; &quot;&quot;)">
            <text:p/>
          </table:table-cell>
          <table:table-cell/>
        </table:table-row>
        <table:table-row table:style-name="ro1">
          <table:table-cell table:formula="of:=DEC2HEX(HEX2DEC([.A427])+1)" office:value-type="string" office:string-value="E1AA" calcext:value-type="string">
            <text:p>E1A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8]&lt;&gt;&quot;Reserved&quot;; [.D428] &lt;&gt; &quot;&quot;); &quot;0x&quot; &amp; [.A428] &amp; &quot; &quot; &amp;[.D428]; &quot;&quot;)">
            <text:p/>
          </table:table-cell>
          <table:table-cell/>
        </table:table-row>
        <table:table-row table:style-name="ro1">
          <table:table-cell table:formula="of:=DEC2HEX(HEX2DEC([.A428])+1)" office:value-type="string" office:string-value="E1AB" calcext:value-type="string">
            <text:p>E1A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9]&lt;&gt;&quot;Reserved&quot;; [.D429] &lt;&gt; &quot;&quot;); &quot;0x&quot; &amp; [.A429] &amp; &quot; &quot; &amp;[.D429]; &quot;&quot;)">
            <text:p/>
          </table:table-cell>
          <table:table-cell/>
        </table:table-row>
        <table:table-row table:style-name="ro1">
          <table:table-cell table:formula="of:=DEC2HEX(HEX2DEC([.A429])+1)" office:value-type="string" office:string-value="E1AC" calcext:value-type="string">
            <text:p>E1A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0]&lt;&gt;&quot;Reserved&quot;; [.D430] &lt;&gt; &quot;&quot;); &quot;0x&quot; &amp; [.A430] &amp; &quot; &quot; &amp;[.D430]; &quot;&quot;)">
            <text:p/>
          </table:table-cell>
          <table:table-cell/>
        </table:table-row>
        <table:table-row table:style-name="ro1">
          <table:table-cell table:formula="of:=DEC2HEX(HEX2DEC([.A430])+1)" office:value-type="string" office:string-value="E1AD" calcext:value-type="string">
            <text:p>E1A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1]&lt;&gt;&quot;Reserved&quot;; [.D431] &lt;&gt; &quot;&quot;); &quot;0x&quot; &amp; [.A431] &amp; &quot; &quot; &amp;[.D431]; &quot;&quot;)">
            <text:p/>
          </table:table-cell>
          <table:table-cell/>
        </table:table-row>
        <table:table-row table:style-name="ro1">
          <table:table-cell table:formula="of:=DEC2HEX(HEX2DEC([.A431])+1)" office:value-type="string" office:string-value="E1AE" calcext:value-type="string">
            <text:p>E1A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2]&lt;&gt;&quot;Reserved&quot;; [.D432] &lt;&gt; &quot;&quot;); &quot;0x&quot; &amp; [.A432] &amp; &quot; &quot; &amp;[.D432]; &quot;&quot;)">
            <text:p/>
          </table:table-cell>
          <table:table-cell/>
        </table:table-row>
        <table:table-row table:style-name="ro1">
          <table:table-cell table:formula="of:=DEC2HEX(HEX2DEC([.A432])+1)" office:value-type="string" office:string-value="E1AF" calcext:value-type="string">
            <text:p>E1A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3]&lt;&gt;&quot;Reserved&quot;; [.D433] &lt;&gt; &quot;&quot;); &quot;0x&quot; &amp; [.A433] &amp; &quot; &quot; &amp;[.D433]; &quot;&quot;)">
            <text:p/>
          </table:table-cell>
          <table:table-cell/>
        </table:table-row>
        <table:table-row table:style-name="ro1">
          <table:table-cell table:formula="of:=DEC2HEX(HEX2DEC([.A433])+1)" office:value-type="string" office:string-value="E1B0" calcext:value-type="string">
            <text:p>E1B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4]&lt;&gt;&quot;Reserved&quot;; [.D434] &lt;&gt; &quot;&quot;); &quot;0x&quot; &amp; [.A434] &amp; &quot; &quot; &amp;[.D434]; &quot;&quot;)">
            <text:p/>
          </table:table-cell>
          <table:table-cell/>
        </table:table-row>
        <table:table-row table:style-name="ro1">
          <table:table-cell table:formula="of:=DEC2HEX(HEX2DEC([.A434])+1)" office:value-type="string" office:string-value="E1B1" calcext:value-type="string">
            <text:p>E1B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5]&lt;&gt;&quot;Reserved&quot;; [.D435] &lt;&gt; &quot;&quot;); &quot;0x&quot; &amp; [.A435] &amp; &quot; &quot; &amp;[.D435]; &quot;&quot;)">
            <text:p/>
          </table:table-cell>
          <table:table-cell/>
        </table:table-row>
        <table:table-row table:style-name="ro1">
          <table:table-cell table:formula="of:=DEC2HEX(HEX2DEC([.A435])+1)" office:value-type="string" office:string-value="E1B2" calcext:value-type="string">
            <text:p>E1B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6]&lt;&gt;&quot;Reserved&quot;; [.D436] &lt;&gt; &quot;&quot;); &quot;0x&quot; &amp; [.A436] &amp; &quot; &quot; &amp;[.D436]; &quot;&quot;)">
            <text:p/>
          </table:table-cell>
          <table:table-cell/>
        </table:table-row>
        <table:table-row table:style-name="ro1">
          <table:table-cell table:formula="of:=DEC2HEX(HEX2DEC([.A436])+1)" office:value-type="string" office:string-value="E1B3" calcext:value-type="string">
            <text:p>E1B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7]&lt;&gt;&quot;Reserved&quot;; [.D437] &lt;&gt; &quot;&quot;); &quot;0x&quot; &amp; [.A437] &amp; &quot; &quot; &amp;[.D437]; &quot;&quot;)">
            <text:p/>
          </table:table-cell>
          <table:table-cell/>
        </table:table-row>
        <table:table-row table:style-name="ro1">
          <table:table-cell table:formula="of:=DEC2HEX(HEX2DEC([.A437])+1)" office:value-type="string" office:string-value="E1B4" calcext:value-type="string">
            <text:p>E1B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8]&lt;&gt;&quot;Reserved&quot;; [.D438] &lt;&gt; &quot;&quot;); &quot;0x&quot; &amp; [.A438] &amp; &quot; &quot; &amp;[.D438]; &quot;&quot;)">
            <text:p/>
          </table:table-cell>
          <table:table-cell/>
        </table:table-row>
        <table:table-row table:style-name="ro1">
          <table:table-cell table:formula="of:=DEC2HEX(HEX2DEC([.A438])+1)" office:value-type="string" office:string-value="E1B5" calcext:value-type="string">
            <text:p>E1B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9]&lt;&gt;&quot;Reserved&quot;; [.D439] &lt;&gt; &quot;&quot;); &quot;0x&quot; &amp; [.A439] &amp; &quot; &quot; &amp;[.D439]; &quot;&quot;)">
            <text:p/>
          </table:table-cell>
          <table:table-cell/>
        </table:table-row>
        <table:table-row table:style-name="ro1">
          <table:table-cell table:formula="of:=DEC2HEX(HEX2DEC([.A439])+1)" office:value-type="string" office:string-value="E1B6" calcext:value-type="string">
            <text:p>E1B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0]&lt;&gt;&quot;Reserved&quot;; [.D440] &lt;&gt; &quot;&quot;); &quot;0x&quot; &amp; [.A440] &amp; &quot; &quot; &amp;[.D440]; &quot;&quot;)">
            <text:p/>
          </table:table-cell>
          <table:table-cell/>
        </table:table-row>
        <table:table-row table:style-name="ro1">
          <table:table-cell table:formula="of:=DEC2HEX(HEX2DEC([.A440])+1)" office:value-type="string" office:string-value="E1B7" calcext:value-type="string">
            <text:p>E1B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1]&lt;&gt;&quot;Reserved&quot;; [.D441] &lt;&gt; &quot;&quot;); &quot;0x&quot; &amp; [.A441] &amp; &quot; &quot; &amp;[.D441]; &quot;&quot;)">
            <text:p/>
          </table:table-cell>
          <table:table-cell/>
        </table:table-row>
        <table:table-row table:style-name="ro1">
          <table:table-cell table:formula="of:=DEC2HEX(HEX2DEC([.A441])+1)" office:value-type="string" office:string-value="E1B8" calcext:value-type="string">
            <text:p>E1B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2]&lt;&gt;&quot;Reserved&quot;; [.D442] &lt;&gt; &quot;&quot;); &quot;0x&quot; &amp; [.A442] &amp; &quot; &quot; &amp;[.D442]; &quot;&quot;)">
            <text:p/>
          </table:table-cell>
          <table:table-cell/>
        </table:table-row>
        <table:table-row table:style-name="ro1">
          <table:table-cell table:formula="of:=DEC2HEX(HEX2DEC([.A442])+1)" office:value-type="string" office:string-value="E1B9" calcext:value-type="string">
            <text:p>E1B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3]&lt;&gt;&quot;Reserved&quot;; [.D443] &lt;&gt; &quot;&quot;); &quot;0x&quot; &amp; [.A443] &amp; &quot; &quot; &amp;[.D443]; &quot;&quot;)">
            <text:p/>
          </table:table-cell>
          <table:table-cell/>
        </table:table-row>
        <table:table-row table:style-name="ro1">
          <table:table-cell table:formula="of:=DEC2HEX(HEX2DEC([.A443])+1)" office:value-type="string" office:string-value="E1BA" calcext:value-type="string">
            <text:p>E1B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4]&lt;&gt;&quot;Reserved&quot;; [.D444] &lt;&gt; &quot;&quot;); &quot;0x&quot; &amp; [.A444] &amp; &quot; &quot; &amp;[.D444]; &quot;&quot;)">
            <text:p/>
          </table:table-cell>
          <table:table-cell/>
        </table:table-row>
        <table:table-row table:style-name="ro1">
          <table:table-cell table:formula="of:=DEC2HEX(HEX2DEC([.A444])+1)" office:value-type="string" office:string-value="E1BB" calcext:value-type="string">
            <text:p>E1B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5]&lt;&gt;&quot;Reserved&quot;; [.D445] &lt;&gt; &quot;&quot;); &quot;0x&quot; &amp; [.A445] &amp; &quot; &quot; &amp;[.D445]; &quot;&quot;)">
            <text:p/>
          </table:table-cell>
          <table:table-cell/>
        </table:table-row>
        <table:table-row table:style-name="ro1">
          <table:table-cell table:formula="of:=DEC2HEX(HEX2DEC([.A445])+1)" office:value-type="string" office:string-value="E1BC" calcext:value-type="string">
            <text:p>E1B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6]&lt;&gt;&quot;Reserved&quot;; [.D446] &lt;&gt; &quot;&quot;); &quot;0x&quot; &amp; [.A446] &amp; &quot; &quot; &amp;[.D446]; &quot;&quot;)">
            <text:p/>
          </table:table-cell>
          <table:table-cell/>
        </table:table-row>
        <table:table-row table:style-name="ro1">
          <table:table-cell table:formula="of:=DEC2HEX(HEX2DEC([.A446])+1)" office:value-type="string" office:string-value="E1BD" calcext:value-type="string">
            <text:p>E1B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7]&lt;&gt;&quot;Reserved&quot;; [.D447] &lt;&gt; &quot;&quot;); &quot;0x&quot; &amp; [.A447] &amp; &quot; &quot; &amp;[.D447]; &quot;&quot;)">
            <text:p/>
          </table:table-cell>
          <table:table-cell/>
        </table:table-row>
        <table:table-row table:style-name="ro1">
          <table:table-cell table:formula="of:=DEC2HEX(HEX2DEC([.A447])+1)" office:value-type="string" office:string-value="E1BE" calcext:value-type="string">
            <text:p>E1B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8]&lt;&gt;&quot;Reserved&quot;; [.D448] &lt;&gt; &quot;&quot;); &quot;0x&quot; &amp; [.A448] &amp; &quot; &quot; &amp;[.D448]; &quot;&quot;)">
            <text:p/>
          </table:table-cell>
          <table:table-cell/>
        </table:table-row>
        <table:table-row table:style-name="ro1">
          <table:table-cell table:formula="of:=DEC2HEX(HEX2DEC([.A448])+1)" office:value-type="string" office:string-value="E1BF" calcext:value-type="string">
            <text:p>E1B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9]&lt;&gt;&quot;Reserved&quot;; [.D449] &lt;&gt; &quot;&quot;); &quot;0x&quot; &amp; [.A449] &amp; &quot; &quot; &amp;[.D449]; &quot;&quot;)">
            <text:p/>
          </table:table-cell>
          <table:table-cell/>
        </table:table-row>
        <table:table-row table:style-name="ro1">
          <table:table-cell table:formula="of:=DEC2HEX(HEX2DEC([.A449])+1)" office:value-type="string" office:string-value="E1C0" calcext:value-type="string">
            <text:p>E1C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Below</text:p>
          </table:table-cell>
          <table:table-cell/>
          <table:table-cell table:formula="of:=IF(AND([.D450]&lt;&gt;&quot;Reserved&quot;; [.D450] &lt;&gt; &quot;&quot;); &quot;0x&quot; &amp; [.A450] &amp; &quot; &quot; &amp;[.D450]; &quot;&quot;)" office:value-type="string" office:string-value="0xE1C0 fthoraDiatonicNiLowBelow" calcext:value-type="string">
            <text:p>0xE1C0 fthoraDiatonicNiLowBelow</text:p>
          </table:table-cell>
          <table:table-cell/>
        </table:table-row>
        <table:table-row table:style-name="ro1">
          <table:table-cell table:formula="of:=DEC2HEX(HEX2DEC([.A450])+1)" office:value-type="string" office:string-value="E1C1" calcext:value-type="string">
            <text:p>E1C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PaBelow</text:p>
          </table:table-cell>
          <table:table-cell/>
          <table:table-cell table:formula="of:=IF(AND([.D451]&lt;&gt;&quot;Reserved&quot;; [.D451] &lt;&gt; &quot;&quot;); &quot;0x&quot; &amp; [.A451] &amp; &quot; &quot; &amp;[.D451]; &quot;&quot;)" office:value-type="string" office:string-value="0xE1C1 fthoraDiatonicPaBelow" calcext:value-type="string">
            <text:p>0xE1C1 fthoraDiatonicPaBelow</text:p>
          </table:table-cell>
          <table:table-cell/>
        </table:table-row>
        <table:table-row table:style-name="ro1">
          <table:table-cell table:formula="of:=DEC2HEX(HEX2DEC([.A451])+1)" office:value-type="string" office:string-value="E1C2" calcext:value-type="string">
            <text:p>E1C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VouBelow</text:p>
          </table:table-cell>
          <table:table-cell/>
          <table:table-cell table:formula="of:=IF(AND([.D452]&lt;&gt;&quot;Reserved&quot;; [.D452] &lt;&gt; &quot;&quot;); &quot;0x&quot; &amp; [.A452] &amp; &quot; &quot; &amp;[.D452]; &quot;&quot;)" office:value-type="string" office:string-value="0xE1C2 fthoraDiatonicVouBelow" calcext:value-type="string">
            <text:p>0xE1C2 fthoraDiatonicVouBelow</text:p>
          </table:table-cell>
          <table:table-cell/>
        </table:table-row>
        <table:table-row table:style-name="ro1">
          <table:table-cell table:formula="of:=DEC2HEX(HEX2DEC([.A452])+1)" office:value-type="string" office:string-value="E1C3" calcext:value-type="string">
            <text:p>E1C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GaBelow</text:p>
          </table:table-cell>
          <table:table-cell/>
          <table:table-cell table:formula="of:=IF(AND([.D453]&lt;&gt;&quot;Reserved&quot;; [.D453] &lt;&gt; &quot;&quot;); &quot;0x&quot; &amp; [.A453] &amp; &quot; &quot; &amp;[.D453]; &quot;&quot;)" office:value-type="string" office:string-value="0xE1C3 fthoraDiatonicGaBelow" calcext:value-type="string">
            <text:p>0xE1C3 fthoraDiatonicGaBelow</text:p>
          </table:table-cell>
          <table:table-cell/>
        </table:table-row>
        <table:table-row table:style-name="ro1">
          <table:table-cell table:formula="of:=DEC2HEX(HEX2DEC([.A453])+1)" office:value-type="string" office:string-value="E1C4" calcext:value-type="string">
            <text:p>E1C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DiBelow</text:p>
          </table:table-cell>
          <table:table-cell/>
          <table:table-cell table:formula="of:=IF(AND([.D454]&lt;&gt;&quot;Reserved&quot;; [.D454] &lt;&gt; &quot;&quot;); &quot;0x&quot; &amp; [.A454] &amp; &quot; &quot; &amp;[.D454]; &quot;&quot;)" office:value-type="string" office:string-value="0xE1C4 fthoraDiatonicDiBelow" calcext:value-type="string">
            <text:p>0xE1C4 fthoraDiatonicDiBelow</text:p>
          </table:table-cell>
          <table:table-cell/>
        </table:table-row>
        <table:table-row table:style-name="ro1">
          <table:table-cell table:formula="of:=DEC2HEX(HEX2DEC([.A454])+1)" office:value-type="string" office:string-value="E1C5" calcext:value-type="string">
            <text:p>E1C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KeBelow</text:p>
          </table:table-cell>
          <table:table-cell/>
          <table:table-cell table:formula="of:=IF(AND([.D455]&lt;&gt;&quot;Reserved&quot;; [.D455] &lt;&gt; &quot;&quot;); &quot;0x&quot; &amp; [.A455] &amp; &quot; &quot; &amp;[.D455]; &quot;&quot;)" office:value-type="string" office:string-value="0xE1C5 fthoraDiatonicKeBelow" calcext:value-type="string">
            <text:p>0xE1C5 fthoraDiatonicKeBelow</text:p>
          </table:table-cell>
          <table:table-cell/>
        </table:table-row>
        <table:table-row table:style-name="ro1">
          <table:table-cell table:formula="of:=DEC2HEX(HEX2DEC([.A455])+1)" office:value-type="string" office:string-value="E1C6" calcext:value-type="string">
            <text:p>E1C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ZoBelow</text:p>
          </table:table-cell>
          <table:table-cell/>
          <table:table-cell table:formula="of:=IF(AND([.D456]&lt;&gt;&quot;Reserved&quot;; [.D456] &lt;&gt; &quot;&quot;); &quot;0x&quot; &amp; [.A456] &amp; &quot; &quot; &amp;[.D456]; &quot;&quot;)" office:value-type="string" office:string-value="0xE1C6 fthoraDiatonicZoBelow" calcext:value-type="string">
            <text:p>0xE1C6 fthoraDiatonicZoBelow</text:p>
          </table:table-cell>
          <table:table-cell/>
        </table:table-row>
        <table:table-row table:style-name="ro1">
          <table:table-cell table:formula="of:=DEC2HEX(HEX2DEC([.A456])+1)" office:value-type="string" office:string-value="E1C7" calcext:value-type="string">
            <text:p>E1C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HighBelow</text:p>
          </table:table-cell>
          <table:table-cell/>
          <table:table-cell table:formula="of:=IF(AND([.D457]&lt;&gt;&quot;Reserved&quot;; [.D457] &lt;&gt; &quot;&quot;); &quot;0x&quot; &amp; [.A457] &amp; &quot; &quot; &amp;[.D457]; &quot;&quot;)" office:value-type="string" office:string-value="0xE1C7 fthoraDiatonicNiHighBelow" calcext:value-type="string">
            <text:p>0xE1C7 fthoraDiatonicNiHighBelow</text:p>
          </table:table-cell>
          <table:table-cell/>
        </table:table-row>
        <table:table-row table:style-name="ro1">
          <table:table-cell table:formula="of:=DEC2HEX(HEX2DEC([.A457])+1)" office:value-type="string" office:string-value="E1C8" calcext:value-type="string">
            <text:p>E1C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Below</text:p>
          </table:table-cell>
          <table:table-cell/>
          <table:table-cell table:formula="of:=IF(AND([.D458]&lt;&gt;&quot;Reserved&quot;; [.D458] &lt;&gt; &quot;&quot;); &quot;0x&quot; &amp; [.A458] &amp; &quot; &quot; &amp;[.D458]; &quot;&quot;)" office:value-type="string" office:string-value="0xE1C8 fthoraHardChromaticPaBelow" calcext:value-type="string">
            <text:p>0xE1C8 fthoraHardChromaticPaBelow</text:p>
          </table:table-cell>
          <table:table-cell/>
        </table:table-row>
        <table:table-row table:style-name="ro1">
          <table:table-cell table:formula="of:=DEC2HEX(HEX2DEC([.A458])+1)" office:value-type="string" office:string-value="E1C9" calcext:value-type="string">
            <text:p>E1C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DiBelow</text:p>
          </table:table-cell>
          <table:table-cell/>
          <table:table-cell table:formula="of:=IF(AND([.D459]&lt;&gt;&quot;Reserved&quot;; [.D459] &lt;&gt; &quot;&quot;); &quot;0x&quot; &amp; [.A459] &amp; &quot; &quot; &amp;[.D459]; &quot;&quot;)" office:value-type="string" office:string-value="0xE1C9 fthoraHardChromaticDiBelow" calcext:value-type="string">
            <text:p>0xE1C9 fthoraHardChromaticDiBelow</text:p>
          </table:table-cell>
          <table:table-cell/>
        </table:table-row>
        <table:table-row table:style-name="ro1">
          <table:table-cell table:formula="of:=DEC2HEX(HEX2DEC([.A459])+1)" office:value-type="string" office:string-value="E1CA" calcext:value-type="string">
            <text:p>E1C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Below</text:p>
          </table:table-cell>
          <table:table-cell/>
          <table:table-cell table:formula="of:=IF(AND([.D460]&lt;&gt;&quot;Reserved&quot;; [.D460] &lt;&gt; &quot;&quot;); &quot;0x&quot; &amp; [.A460] &amp; &quot; &quot; &amp;[.D460]; &quot;&quot;)" office:value-type="string" office:string-value="0xE1CA fthoraSoftChromaticDiBelow" calcext:value-type="string">
            <text:p>0xE1CA fthoraSoftChromaticDiBelow</text:p>
          </table:table-cell>
          <table:table-cell/>
        </table:table-row>
        <table:table-row table:style-name="ro1">
          <table:table-cell table:formula="of:=DEC2HEX(HEX2DEC([.A460])+1)" office:value-type="string" office:string-value="E1CB" calcext:value-type="string">
            <text:p>E1C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Below</text:p>
          </table:table-cell>
          <table:table-cell/>
          <table:table-cell table:formula="of:=IF(AND([.D461]&lt;&gt;&quot;Reserved&quot;; [.D461] &lt;&gt; &quot;&quot;); &quot;0x&quot; &amp; [.A461] &amp; &quot; &quot; &amp;[.D461]; &quot;&quot;)" office:value-type="string" office:string-value="0xE1CB fthoraSoftChromaticKeBelow" calcext:value-type="string">
            <text:p>0xE1CB fthoraSoftChromaticKeBelow</text:p>
          </table:table-cell>
          <table:table-cell/>
        </table:table-row>
        <table:table-row table:style-name="ro1">
          <table:table-cell table:formula="of:=DEC2HEX(HEX2DEC([.A461])+1)" office:value-type="string" office:string-value="E1CC" calcext:value-type="string">
            <text:p>E1C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Below</text:p>
          </table:table-cell>
          <table:table-cell/>
          <table:table-cell table:formula="of:=IF(AND([.D462]&lt;&gt;&quot;Reserved&quot;; [.D462] &lt;&gt; &quot;&quot;); &quot;0x&quot; &amp; [.A462] &amp; &quot; &quot; &amp;[.D462]; &quot;&quot;)" office:value-type="string" office:string-value="0xE1CC fthoraEnharmonicBelow" calcext:value-type="string">
            <text:p>0xE1CC fthoraEnharmonicBelow</text:p>
          </table:table-cell>
          <table:table-cell/>
        </table:table-row>
        <table:table-row table:style-name="ro1">
          <table:table-cell table:formula="of:=DEC2HEX(HEX2DEC([.A462])+1)" office:value-type="string" office:string-value="E1CD" calcext:value-type="string">
            <text:p>E1C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Below</text:p>
          </table:table-cell>
          <table:table-cell/>
          <table:table-cell table:formula="of:=IF(AND([.D463]&lt;&gt;&quot;Reserved&quot;; [.D463] &lt;&gt; &quot;&quot;); &quot;0x&quot; &amp; [.A463] &amp; &quot; &quot; &amp;[.D463]; &quot;&quot;)" office:value-type="string" office:string-value="0xE1CD chroaZygosBelow" calcext:value-type="string">
            <text:p>0xE1CD chroaZygosBelow</text:p>
          </table:table-cell>
          <table:table-cell/>
        </table:table-row>
        <table:table-row table:style-name="ro1">
          <table:table-cell table:formula="of:=DEC2HEX(HEX2DEC([.A463])+1)" office:value-type="string" office:string-value="E1CE" calcext:value-type="string">
            <text:p>E1C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Below</text:p>
          </table:table-cell>
          <table:table-cell/>
          <table:table-cell table:formula="of:=IF(AND([.D464]&lt;&gt;&quot;Reserved&quot;; [.D464] &lt;&gt; &quot;&quot;); &quot;0x&quot; &amp; [.A464] &amp; &quot; &quot; &amp;[.D464]; &quot;&quot;)" office:value-type="string" office:string-value="0xE1CE chroaKlitonBelow" calcext:value-type="string">
            <text:p>0xE1CE chroaKlitonBelow</text:p>
          </table:table-cell>
          <table:table-cell/>
        </table:table-row>
        <table:table-row table:style-name="ro1">
          <table:table-cell table:formula="of:=DEC2HEX(HEX2DEC([.A464])+1)" office:value-type="string" office:string-value="E1CF" calcext:value-type="string">
            <text:p>E1C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Below</text:p>
          </table:table-cell>
          <table:table-cell/>
          <table:table-cell table:formula="of:=IF(AND([.D465]&lt;&gt;&quot;Reserved&quot;; [.D465] &lt;&gt; &quot;&quot;); &quot;0x&quot; &amp; [.A465] &amp; &quot; &quot; &amp;[.D465]; &quot;&quot;)" office:value-type="string" office:string-value="0xE1CF chroaSpathiBelow" calcext:value-type="string">
            <text:p>0xE1CF chroaSpathiBelow</text:p>
          </table:table-cell>
          <table:table-cell/>
        </table:table-row>
        <table:table-row table:style-name="ro1">
          <table:table-cell table:formula="of:=DEC2HEX(HEX2DEC([.A465])+1)" office:value-type="string" office:string-value="E1D0" calcext:value-type="string">
            <text:p>E1D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6]&lt;&gt;&quot;Reserved&quot;; [.D466] &lt;&gt; &quot;&quot;); &quot;0x&quot; &amp; [.A466] &amp; &quot; &quot; &amp;[.D466]; &quot;&quot;)">
            <text:p/>
          </table:table-cell>
          <table:table-cell/>
        </table:table-row>
        <table:table-row table:style-name="ro1">
          <table:table-cell table:formula="of:=DEC2HEX(HEX2DEC([.A466])+1)" office:value-type="string" office:string-value="E1D1" calcext:value-type="string">
            <text:p>E1D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7]&lt;&gt;&quot;Reserved&quot;; [.D467] &lt;&gt; &quot;&quot;); &quot;0x&quot; &amp; [.A467] &amp; &quot; &quot; &amp;[.D467]; &quot;&quot;)">
            <text:p/>
          </table:table-cell>
          <table:table-cell/>
        </table:table-row>
        <table:table-row table:style-name="ro1">
          <table:table-cell table:formula="of:=DEC2HEX(HEX2DEC([.A467])+1)" office:value-type="string" office:string-value="E1D2" calcext:value-type="string">
            <text:p>E1D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8]&lt;&gt;&quot;Reserved&quot;; [.D468] &lt;&gt; &quot;&quot;); &quot;0x&quot; &amp; [.A468] &amp; &quot; &quot; &amp;[.D468]; &quot;&quot;)">
            <text:p/>
          </table:table-cell>
          <table:table-cell/>
        </table:table-row>
        <table:table-row table:style-name="ro1">
          <table:table-cell table:formula="of:=DEC2HEX(HEX2DEC([.A468])+1)" office:value-type="string" office:string-value="E1D3" calcext:value-type="string">
            <text:p>E1D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9]&lt;&gt;&quot;Reserved&quot;; [.D469] &lt;&gt; &quot;&quot;); &quot;0x&quot; &amp; [.A469] &amp; &quot; &quot; &amp;[.D469]; &quot;&quot;)">
            <text:p/>
          </table:table-cell>
          <table:table-cell/>
        </table:table-row>
        <table:table-row table:style-name="ro1">
          <table:table-cell table:formula="of:=DEC2HEX(HEX2DEC([.A469])+1)" office:value-type="string" office:string-value="E1D4" calcext:value-type="string">
            <text:p>E1D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0]&lt;&gt;&quot;Reserved&quot;; [.D470] &lt;&gt; &quot;&quot;); &quot;0x&quot; &amp; [.A470] &amp; &quot; &quot; &amp;[.D470]; &quot;&quot;)">
            <text:p/>
          </table:table-cell>
          <table:table-cell/>
        </table:table-row>
        <table:table-row table:style-name="ro1">
          <table:table-cell table:formula="of:=DEC2HEX(HEX2DEC([.A470])+1)" office:value-type="string" office:string-value="E1D5" calcext:value-type="string">
            <text:p>E1D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1]&lt;&gt;&quot;Reserved&quot;; [.D471] &lt;&gt; &quot;&quot;); &quot;0x&quot; &amp; [.A471] &amp; &quot; &quot; &amp;[.D471]; &quot;&quot;)">
            <text:p/>
          </table:table-cell>
          <table:table-cell/>
        </table:table-row>
        <table:table-row table:style-name="ro1">
          <table:table-cell table:formula="of:=DEC2HEX(HEX2DEC([.A471])+1)" office:value-type="string" office:string-value="E1D6" calcext:value-type="string">
            <text:p>E1D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2]&lt;&gt;&quot;Reserved&quot;; [.D472] &lt;&gt; &quot;&quot;); &quot;0x&quot; &amp; [.A472] &amp; &quot; &quot; &amp;[.D472]; &quot;&quot;)">
            <text:p/>
          </table:table-cell>
          <table:table-cell/>
        </table:table-row>
        <table:table-row table:style-name="ro1">
          <table:table-cell table:formula="of:=DEC2HEX(HEX2DEC([.A472])+1)" office:value-type="string" office:string-value="E1D7" calcext:value-type="string">
            <text:p>E1D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3]&lt;&gt;&quot;Reserved&quot;; [.D473] &lt;&gt; &quot;&quot;); &quot;0x&quot; &amp; [.A473] &amp; &quot; &quot; &amp;[.D473]; &quot;&quot;)">
            <text:p/>
          </table:table-cell>
          <table:table-cell/>
        </table:table-row>
        <table:table-row table:style-name="ro1">
          <table:table-cell table:formula="of:=DEC2HEX(HEX2DEC([.A473])+1)" office:value-type="string" office:string-value="E1D8" calcext:value-type="string">
            <text:p>E1D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4]&lt;&gt;&quot;Reserved&quot;; [.D474] &lt;&gt; &quot;&quot;); &quot;0x&quot; &amp; [.A474] &amp; &quot; &quot; &amp;[.D474]; &quot;&quot;)">
            <text:p/>
          </table:table-cell>
          <table:table-cell/>
        </table:table-row>
        <table:table-row table:style-name="ro1">
          <table:table-cell table:formula="of:=DEC2HEX(HEX2DEC([.A474])+1)" office:value-type="string" office:string-value="E1D9" calcext:value-type="string">
            <text:p>E1D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5]&lt;&gt;&quot;Reserved&quot;; [.D475] &lt;&gt; &quot;&quot;); &quot;0x&quot; &amp; [.A475] &amp; &quot; &quot; &amp;[.D475]; &quot;&quot;)">
            <text:p/>
          </table:table-cell>
          <table:table-cell/>
        </table:table-row>
        <table:table-row table:style-name="ro1">
          <table:table-cell table:formula="of:=DEC2HEX(HEX2DEC([.A475])+1)" office:value-type="string" office:string-value="E1DA" calcext:value-type="string">
            <text:p>E1D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6]&lt;&gt;&quot;Reserved&quot;; [.D476] &lt;&gt; &quot;&quot;); &quot;0x&quot; &amp; [.A476] &amp; &quot; &quot; &amp;[.D476]; &quot;&quot;)">
            <text:p/>
          </table:table-cell>
          <table:table-cell/>
        </table:table-row>
        <table:table-row table:style-name="ro1">
          <table:table-cell table:formula="of:=DEC2HEX(HEX2DEC([.A476])+1)" office:value-type="string" office:string-value="E1DB" calcext:value-type="string">
            <text:p>E1D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7]&lt;&gt;&quot;Reserved&quot;; [.D477] &lt;&gt; &quot;&quot;); &quot;0x&quot; &amp; [.A477] &amp; &quot; &quot; &amp;[.D477]; &quot;&quot;)">
            <text:p/>
          </table:table-cell>
          <table:table-cell/>
        </table:table-row>
        <table:table-row table:style-name="ro1">
          <table:table-cell table:formula="of:=DEC2HEX(HEX2DEC([.A477])+1)" office:value-type="string" office:string-value="E1DC" calcext:value-type="string">
            <text:p>E1D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8]&lt;&gt;&quot;Reserved&quot;; [.D478] &lt;&gt; &quot;&quot;); &quot;0x&quot; &amp; [.A478] &amp; &quot; &quot; &amp;[.D478]; &quot;&quot;)">
            <text:p/>
          </table:table-cell>
          <table:table-cell/>
        </table:table-row>
        <table:table-row table:style-name="ro1">
          <table:table-cell table:formula="of:=DEC2HEX(HEX2DEC([.A478])+1)" office:value-type="string" office:string-value="E1DD" calcext:value-type="string">
            <text:p>E1D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9]&lt;&gt;&quot;Reserved&quot;; [.D479] &lt;&gt; &quot;&quot;); &quot;0x&quot; &amp; [.A479] &amp; &quot; &quot; &amp;[.D479]; &quot;&quot;)">
            <text:p/>
          </table:table-cell>
          <table:table-cell/>
        </table:table-row>
        <table:table-row table:style-name="ro1">
          <table:table-cell table:formula="of:=DEC2HEX(HEX2DEC([.A479])+1)" office:value-type="string" office:string-value="E1DE" calcext:value-type="string">
            <text:p>E1D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0]&lt;&gt;&quot;Reserved&quot;; [.D480] &lt;&gt; &quot;&quot;); &quot;0x&quot; &amp; [.A480] &amp; &quot; &quot; &amp;[.D480]; &quot;&quot;)">
            <text:p/>
          </table:table-cell>
          <table:table-cell/>
        </table:table-row>
        <table:table-row table:style-name="ro1">
          <table:table-cell table:formula="of:=DEC2HEX(HEX2DEC([.A480])+1)" office:value-type="string" office:string-value="E1DF" calcext:value-type="string">
            <text:p>E1D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1]&lt;&gt;&quot;Reserved&quot;; [.D481] &lt;&gt; &quot;&quot;); &quot;0x&quot; &amp; [.A481] &amp; &quot; &quot; &amp;[.D481]; &quot;&quot;)">
            <text:p/>
          </table:table-cell>
          <table:table-cell/>
        </table:table-row>
        <table:table-row table:style-name="ro1">
          <table:table-cell table:formula="of:=DEC2HEX(HEX2DEC([.A481])+1)" office:value-type="string" office:string-value="E1E0" calcext:value-type="string">
            <text:p>E1E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2]&lt;&gt;&quot;Reserved&quot;; [.D482] &lt;&gt; &quot;&quot;); &quot;0x&quot; &amp; [.A482] &amp; &quot; &quot; &amp;[.D482]; &quot;&quot;)">
            <text:p/>
          </table:table-cell>
          <table:table-cell/>
        </table:table-row>
        <table:table-row table:style-name="ro1">
          <table:table-cell table:formula="of:=DEC2HEX(HEX2DEC([.A482])+1)" office:value-type="string" office:string-value="E1E1" calcext:value-type="string">
            <text:p>E1E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3]&lt;&gt;&quot;Reserved&quot;; [.D483] &lt;&gt; &quot;&quot;); &quot;0x&quot; &amp; [.A483] &amp; &quot; &quot; &amp;[.D483]; &quot;&quot;)">
            <text:p/>
          </table:table-cell>
          <table:table-cell/>
        </table:table-row>
        <table:table-row table:style-name="ro1">
          <table:table-cell table:formula="of:=DEC2HEX(HEX2DEC([.A483])+1)" office:value-type="string" office:string-value="E1E2" calcext:value-type="string">
            <text:p>E1E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4]&lt;&gt;&quot;Reserved&quot;; [.D484] &lt;&gt; &quot;&quot;); &quot;0x&quot; &amp; [.A484] &amp; &quot; &quot; &amp;[.D484]; &quot;&quot;)">
            <text:p/>
          </table:table-cell>
          <table:table-cell/>
        </table:table-row>
        <table:table-row table:style-name="ro1">
          <table:table-cell table:formula="of:=DEC2HEX(HEX2DEC([.A484])+1)" office:value-type="string" office:string-value="E1E3" calcext:value-type="string">
            <text:p>E1E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5]&lt;&gt;&quot;Reserved&quot;; [.D485] &lt;&gt; &quot;&quot;); &quot;0x&quot; &amp; [.A485] &amp; &quot; &quot; &amp;[.D485]; &quot;&quot;)">
            <text:p/>
          </table:table-cell>
          <table:table-cell/>
        </table:table-row>
        <table:table-row table:style-name="ro1">
          <table:table-cell table:formula="of:=DEC2HEX(HEX2DEC([.A485])+1)" office:value-type="string" office:string-value="E1E4" calcext:value-type="string">
            <text:p>E1E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6]&lt;&gt;&quot;Reserved&quot;; [.D486] &lt;&gt; &quot;&quot;); &quot;0x&quot; &amp; [.A486] &amp; &quot; &quot; &amp;[.D486]; &quot;&quot;)">
            <text:p/>
          </table:table-cell>
          <table:table-cell/>
        </table:table-row>
        <table:table-row table:style-name="ro1">
          <table:table-cell table:formula="of:=DEC2HEX(HEX2DEC([.A486])+1)" office:value-type="string" office:string-value="E1E5" calcext:value-type="string">
            <text:p>E1E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7]&lt;&gt;&quot;Reserved&quot;; [.D487] &lt;&gt; &quot;&quot;); &quot;0x&quot; &amp; [.A487] &amp; &quot; &quot; &amp;[.D487]; &quot;&quot;)">
            <text:p/>
          </table:table-cell>
          <table:table-cell/>
        </table:table-row>
        <table:table-row table:style-name="ro1">
          <table:table-cell table:formula="of:=DEC2HEX(HEX2DEC([.A487])+1)" office:value-type="string" office:string-value="E1E6" calcext:value-type="string">
            <text:p>E1E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8]&lt;&gt;&quot;Reserved&quot;; [.D488] &lt;&gt; &quot;&quot;); &quot;0x&quot; &amp; [.A488] &amp; &quot; &quot; &amp;[.D488]; &quot;&quot;)">
            <text:p/>
          </table:table-cell>
          <table:table-cell/>
        </table:table-row>
        <table:table-row table:style-name="ro1">
          <table:table-cell table:formula="of:=DEC2HEX(HEX2DEC([.A488])+1)" office:value-type="string" office:string-value="E1E7" calcext:value-type="string">
            <text:p>E1E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9]&lt;&gt;&quot;Reserved&quot;; [.D489] &lt;&gt; &quot;&quot;); &quot;0x&quot; &amp; [.A489] &amp; &quot; &quot; &amp;[.D489]; &quot;&quot;)">
            <text:p/>
          </table:table-cell>
          <table:table-cell/>
        </table:table-row>
        <table:table-row table:style-name="ro1">
          <table:table-cell table:formula="of:=DEC2HEX(HEX2DEC([.A489])+1)" office:value-type="string" office:string-value="E1E8" calcext:value-type="string">
            <text:p>E1E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0]&lt;&gt;&quot;Reserved&quot;; [.D490] &lt;&gt; &quot;&quot;); &quot;0x&quot; &amp; [.A490] &amp; &quot; &quot; &amp;[.D490]; &quot;&quot;)">
            <text:p/>
          </table:table-cell>
          <table:table-cell/>
        </table:table-row>
        <table:table-row table:style-name="ro1">
          <table:table-cell table:formula="of:=DEC2HEX(HEX2DEC([.A490])+1)" office:value-type="string" office:string-value="E1E9" calcext:value-type="string">
            <text:p>E1E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1]&lt;&gt;&quot;Reserved&quot;; [.D491] &lt;&gt; &quot;&quot;); &quot;0x&quot; &amp; [.A491] &amp; &quot; &quot; &amp;[.D491]; &quot;&quot;)">
            <text:p/>
          </table:table-cell>
          <table:table-cell/>
        </table:table-row>
        <table:table-row table:style-name="ro1">
          <table:table-cell table:formula="of:=DEC2HEX(HEX2DEC([.A491])+1)" office:value-type="string" office:string-value="E1EA" calcext:value-type="string">
            <text:p>E1E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2]&lt;&gt;&quot;Reserved&quot;; [.D492] &lt;&gt; &quot;&quot;); &quot;0x&quot; &amp; [.A492] &amp; &quot; &quot; &amp;[.D492]; &quot;&quot;)">
            <text:p/>
          </table:table-cell>
          <table:table-cell/>
        </table:table-row>
        <table:table-row table:style-name="ro1">
          <table:table-cell table:formula="of:=DEC2HEX(HEX2DEC([.A492])+1)" office:value-type="string" office:string-value="E1EB" calcext:value-type="string">
            <text:p>E1E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3]&lt;&gt;&quot;Reserved&quot;; [.D493] &lt;&gt; &quot;&quot;); &quot;0x&quot; &amp; [.A493] &amp; &quot; &quot; &amp;[.D493]; &quot;&quot;)">
            <text:p/>
          </table:table-cell>
          <table:table-cell/>
        </table:table-row>
        <table:table-row table:style-name="ro1">
          <table:table-cell table:formula="of:=DEC2HEX(HEX2DEC([.A493])+1)" office:value-type="string" office:string-value="E1EC" calcext:value-type="string">
            <text:p>E1E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4]&lt;&gt;&quot;Reserved&quot;; [.D494] &lt;&gt; &quot;&quot;); &quot;0x&quot; &amp; [.A494] &amp; &quot; &quot; &amp;[.D494]; &quot;&quot;)">
            <text:p/>
          </table:table-cell>
          <table:table-cell/>
        </table:table-row>
        <table:table-row table:style-name="ro1">
          <table:table-cell table:formula="of:=DEC2HEX(HEX2DEC([.A494])+1)" office:value-type="string" office:string-value="E1ED" calcext:value-type="string">
            <text:p>E1E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5]&lt;&gt;&quot;Reserved&quot;; [.D495] &lt;&gt; &quot;&quot;); &quot;0x&quot; &amp; [.A495] &amp; &quot; &quot; &amp;[.D495]; &quot;&quot;)">
            <text:p/>
          </table:table-cell>
          <table:table-cell/>
        </table:table-row>
        <table:table-row table:style-name="ro1">
          <table:table-cell table:formula="of:=DEC2HEX(HEX2DEC([.A495])+1)" office:value-type="string" office:string-value="E1EE" calcext:value-type="string">
            <text:p>E1E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6]&lt;&gt;&quot;Reserved&quot;; [.D496] &lt;&gt; &quot;&quot;); &quot;0x&quot; &amp; [.A496] &amp; &quot; &quot; &amp;[.D496]; &quot;&quot;)">
            <text:p/>
          </table:table-cell>
          <table:table-cell/>
        </table:table-row>
        <table:table-row table:style-name="ro1">
          <table:table-cell table:formula="of:=DEC2HEX(HEX2DEC([.A496])+1)" office:value-type="string" office:string-value="E1EF" calcext:value-type="string">
            <text:p>E1E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7]&lt;&gt;&quot;Reserved&quot;; [.D497] &lt;&gt; &quot;&quot;); &quot;0x&quot; &amp; [.A497] &amp; &quot; &quot; &amp;[.D497]; &quot;&quot;)">
            <text:p/>
          </table:table-cell>
          <table:table-cell/>
        </table:table-row>
        <table:table-row table:style-name="ro1">
          <table:table-cell table:formula="of:=DEC2HEX(HEX2DEC([.A497])+1)" office:value-type="string" office:string-value="E1F0" calcext:value-type="string">
            <text:p>E1F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2</text:p>
          </table:table-cell>
          <table:table-cell/>
          <table:table-cell table:formula="of:=IF(AND([.D498]&lt;&gt;&quot;Reserved&quot;; [.D498] &lt;&gt; &quot;&quot;); &quot;0x&quot; &amp; [.A498] &amp; &quot; &quot; &amp;[.D498]; &quot;&quot;)" office:value-type="string" office:string-value="0xE1F0 diesis2" calcext:value-type="string">
            <text:p>0xE1F0 diesis2</text:p>
          </table:table-cell>
          <table:table-cell/>
        </table:table-row>
        <table:table-row table:style-name="ro1">
          <table:table-cell table:formula="of:=DEC2HEX(HEX2DEC([.A498])+1)" office:value-type="string" office:string-value="E1F1" calcext:value-type="string">
            <text:p>E1F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4</text:p>
          </table:table-cell>
          <table:table-cell/>
          <table:table-cell table:formula="of:=IF(AND([.D499]&lt;&gt;&quot;Reserved&quot;; [.D499] &lt;&gt; &quot;&quot;); &quot;0x&quot; &amp; [.A499] &amp; &quot; &quot; &amp;[.D499]; &quot;&quot;)" office:value-type="string" office:string-value="0xE1F1 diesis4" calcext:value-type="string">
            <text:p>0xE1F1 diesis4</text:p>
          </table:table-cell>
          <table:table-cell/>
        </table:table-row>
        <table:table-row table:style-name="ro1">
          <table:table-cell table:formula="of:=DEC2HEX(HEX2DEC([.A499])+1)" office:value-type="string" office:string-value="E1F2" calcext:value-type="string">
            <text:p>E1F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6</text:p>
          </table:table-cell>
          <table:table-cell/>
          <table:table-cell table:formula="of:=IF(AND([.D500]&lt;&gt;&quot;Reserved&quot;; [.D500] &lt;&gt; &quot;&quot;); &quot;0x&quot; &amp; [.A500] &amp; &quot; &quot; &amp;[.D500]; &quot;&quot;)" office:value-type="string" office:string-value="0xE1F2 diesis6" calcext:value-type="string">
            <text:p>0xE1F2 diesis6</text:p>
          </table:table-cell>
          <table:table-cell/>
        </table:table-row>
        <table:table-row table:style-name="ro1">
          <table:table-cell table:formula="of:=DEC2HEX(HEX2DEC([.A500])+1)" office:value-type="string" office:string-value="E1F3" calcext:value-type="string">
            <text:p>E1F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8</text:p>
          </table:table-cell>
          <table:table-cell/>
          <table:table-cell table:formula="of:=IF(AND([.D501]&lt;&gt;&quot;Reserved&quot;; [.D501] &lt;&gt; &quot;&quot;); &quot;0x&quot; &amp; [.A501] &amp; &quot; &quot; &amp;[.D501]; &quot;&quot;)" office:value-type="string" office:string-value="0xE1F3 diesis8" calcext:value-type="string">
            <text:p>0xE1F3 diesis8</text:p>
          </table:table-cell>
          <table:table-cell/>
        </table:table-row>
        <table:table-row table:style-name="ro1">
          <table:table-cell table:formula="of:=DEC2HEX(HEX2DEC([.A501])+1)" office:value-type="string" office:string-value="E1F4" calcext:value-type="string">
            <text:p>E1F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Above</text:p>
          </table:table-cell>
          <table:table-cell/>
          <table:table-cell table:formula="of:=IF(AND([.D502]&lt;&gt;&quot;Reserved&quot;; [.D502] &lt;&gt; &quot;&quot;); &quot;0x&quot; &amp; [.A502] &amp; &quot; &quot; &amp;[.D502]; &quot;&quot;)" office:value-type="string" office:string-value="0xE1F4 diesisGenikiAbove" calcext:value-type="string">
            <text:p>0xE1F4 diesisGenikiAbove</text:p>
          </table:table-cell>
          <table:table-cell/>
        </table:table-row>
        <table:table-row table:style-name="ro1">
          <table:table-cell table:formula="of:=DEC2HEX(HEX2DEC([.A502])+1)" office:value-type="string" office:string-value="E1F5" calcext:value-type="string">
            <text:p>E1F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Below</text:p>
          </table:table-cell>
          <table:table-cell/>
          <table:table-cell table:formula="of:=IF(AND([.D503]&lt;&gt;&quot;Reserved&quot;; [.D503] &lt;&gt; &quot;&quot;); &quot;0x&quot; &amp; [.A503] &amp; &quot; &quot; &amp;[.D503]; &quot;&quot;)" office:value-type="string" office:string-value="0xE1F5 diesisGenikiBelow" calcext:value-type="string">
            <text:p>0xE1F5 diesisGenikiBelow</text:p>
          </table:table-cell>
          <table:table-cell/>
        </table:table-row>
        <table:table-row table:style-name="ro1">
          <table:table-cell table:formula="of:=DEC2HEX(HEX2DEC([.A503])+1)" office:value-type="string" office:string-value="E1F6" calcext:value-type="string">
            <text:p>E1F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4]&lt;&gt;&quot;Reserved&quot;; [.D504] &lt;&gt; &quot;&quot;); &quot;0x&quot; &amp; [.A504] &amp; &quot; &quot; &amp;[.D504]; &quot;&quot;)">
            <text:p/>
          </table:table-cell>
          <table:table-cell/>
        </table:table-row>
        <table:table-row table:style-name="ro1">
          <table:table-cell table:formula="of:=DEC2HEX(HEX2DEC([.A504])+1)" office:value-type="string" office:string-value="E1F7" calcext:value-type="string">
            <text:p>E1F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5]&lt;&gt;&quot;Reserved&quot;; [.D505] &lt;&gt; &quot;&quot;); &quot;0x&quot; &amp; [.A505] &amp; &quot; &quot; &amp;[.D505]; &quot;&quot;)">
            <text:p/>
          </table:table-cell>
          <table:table-cell/>
        </table:table-row>
        <table:table-row table:style-name="ro1">
          <table:table-cell table:formula="of:=DEC2HEX(HEX2DEC([.A505])+1)" office:value-type="string" office:string-value="E1F8" calcext:value-type="string">
            <text:p>E1F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6]&lt;&gt;&quot;Reserved&quot;; [.D506] &lt;&gt; &quot;&quot;); &quot;0x&quot; &amp; [.A506] &amp; &quot; &quot; &amp;[.D506]; &quot;&quot;)">
            <text:p/>
          </table:table-cell>
          <table:table-cell/>
        </table:table-row>
        <table:table-row table:style-name="ro1">
          <table:table-cell table:formula="of:=DEC2HEX(HEX2DEC([.A506])+1)" office:value-type="string" office:string-value="E1F9" calcext:value-type="string">
            <text:p>E1F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7]&lt;&gt;&quot;Reserved&quot;; [.D507] &lt;&gt; &quot;&quot;); &quot;0x&quot; &amp; [.A507] &amp; &quot; &quot; &amp;[.D507]; &quot;&quot;)">
            <text:p/>
          </table:table-cell>
          <table:table-cell/>
        </table:table-row>
        <table:table-row table:style-name="ro1">
          <table:table-cell table:formula="of:=DEC2HEX(HEX2DEC([.A507])+1)" office:value-type="string" office:string-value="E1FA" calcext:value-type="string">
            <text:p>E1F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8]&lt;&gt;&quot;Reserved&quot;; [.D508] &lt;&gt; &quot;&quot;); &quot;0x&quot; &amp; [.A508] &amp; &quot; &quot; &amp;[.D508]; &quot;&quot;)">
            <text:p/>
          </table:table-cell>
          <table:table-cell/>
        </table:table-row>
        <table:table-row table:style-name="ro1">
          <table:table-cell table:formula="of:=DEC2HEX(HEX2DEC([.A508])+1)" office:value-type="string" office:string-value="E1FB" calcext:value-type="string">
            <text:p>E1F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9]&lt;&gt;&quot;Reserved&quot;; [.D509] &lt;&gt; &quot;&quot;); &quot;0x&quot; &amp; [.A509] &amp; &quot; &quot; &amp;[.D509]; &quot;&quot;)">
            <text:p/>
          </table:table-cell>
          <table:table-cell/>
        </table:table-row>
        <table:table-row table:style-name="ro1">
          <table:table-cell table:formula="of:=DEC2HEX(HEX2DEC([.A509])+1)" office:value-type="string" office:string-value="E1FC" calcext:value-type="string">
            <text:p>E1F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0]&lt;&gt;&quot;Reserved&quot;; [.D510] &lt;&gt; &quot;&quot;); &quot;0x&quot; &amp; [.A510] &amp; &quot; &quot; &amp;[.D510]; &quot;&quot;)">
            <text:p/>
          </table:table-cell>
          <table:table-cell/>
        </table:table-row>
        <table:table-row table:style-name="ro1">
          <table:table-cell table:formula="of:=DEC2HEX(HEX2DEC([.A510])+1)" office:value-type="string" office:string-value="E1FD" calcext:value-type="string">
            <text:p>E1F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1]&lt;&gt;&quot;Reserved&quot;; [.D511] &lt;&gt; &quot;&quot;); &quot;0x&quot; &amp; [.A511] &amp; &quot; &quot; &amp;[.D511]; &quot;&quot;)">
            <text:p/>
          </table:table-cell>
          <table:table-cell/>
        </table:table-row>
        <table:table-row table:style-name="ro1">
          <table:table-cell table:formula="of:=DEC2HEX(HEX2DEC([.A511])+1)" office:value-type="string" office:string-value="E1FE" calcext:value-type="string">
            <text:p>E1F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2]&lt;&gt;&quot;Reserved&quot;; [.D512] &lt;&gt; &quot;&quot;); &quot;0x&quot; &amp; [.A512] &amp; &quot; &quot; &amp;[.D512]; &quot;&quot;)">
            <text:p/>
          </table:table-cell>
          <table:table-cell/>
        </table:table-row>
        <table:table-row table:style-name="ro1">
          <table:table-cell table:formula="of:=DEC2HEX(HEX2DEC([.A512])+1)" office:value-type="string" office:string-value="E1FF" calcext:value-type="string">
            <text:p>E1F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3]&lt;&gt;&quot;Reserved&quot;; [.D513] &lt;&gt; &quot;&quot;); &quot;0x&quot; &amp; [.A513] &amp; &quot; &quot; &amp;[.D513]; &quot;&quot;)">
            <text:p/>
          </table:table-cell>
          <table:table-cell/>
        </table:table-row>
        <table:table-row table:style-name="ro1">
          <table:table-cell table:formula="of:=DEC2HEX(HEX2DEC([.A513])+1)" office:value-type="string" office:string-value="E200" calcext:value-type="string">
            <text:p>E20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2</text:p>
          </table:table-cell>
          <table:table-cell/>
          <table:table-cell table:formula="of:=IF(AND([.D514]&lt;&gt;&quot;Reserved&quot;; [.D514] &lt;&gt; &quot;&quot;); &quot;0x&quot; &amp; [.A514] &amp; &quot; &quot; &amp;[.D514]; &quot;&quot;)" office:value-type="string" office:string-value="0xE200 yfesis2" calcext:value-type="string">
            <text:p>0xE200 yfesis2</text:p>
          </table:table-cell>
          <table:table-cell/>
        </table:table-row>
        <table:table-row table:style-name="ro1">
          <table:table-cell table:formula="of:=DEC2HEX(HEX2DEC([.A514])+1)" office:value-type="string" office:string-value="E201" calcext:value-type="string">
            <text:p>E20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4</text:p>
          </table:table-cell>
          <table:table-cell/>
          <table:table-cell table:formula="of:=IF(AND([.D515]&lt;&gt;&quot;Reserved&quot;; [.D515] &lt;&gt; &quot;&quot;); &quot;0x&quot; &amp; [.A515] &amp; &quot; &quot; &amp;[.D515]; &quot;&quot;)" office:value-type="string" office:string-value="0xE201 yfesis4" calcext:value-type="string">
            <text:p>0xE201 yfesis4</text:p>
          </table:table-cell>
          <table:table-cell/>
        </table:table-row>
        <table:table-row table:style-name="ro1">
          <table:table-cell table:formula="of:=DEC2HEX(HEX2DEC([.A515])+1)" office:value-type="string" office:string-value="E202" calcext:value-type="string">
            <text:p>E20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6</text:p>
          </table:table-cell>
          <table:table-cell/>
          <table:table-cell table:formula="of:=IF(AND([.D516]&lt;&gt;&quot;Reserved&quot;; [.D516] &lt;&gt; &quot;&quot;); &quot;0x&quot; &amp; [.A516] &amp; &quot; &quot; &amp;[.D516]; &quot;&quot;)" office:value-type="string" office:string-value="0xE202 yfesis6" calcext:value-type="string">
            <text:p>0xE202 yfesis6</text:p>
          </table:table-cell>
          <table:table-cell/>
        </table:table-row>
        <table:table-row table:style-name="ro1">
          <table:table-cell table:formula="of:=DEC2HEX(HEX2DEC([.A516])+1)" office:value-type="string" office:string-value="E203" calcext:value-type="string">
            <text:p>E20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8</text:p>
          </table:table-cell>
          <table:table-cell/>
          <table:table-cell table:formula="of:=IF(AND([.D517]&lt;&gt;&quot;Reserved&quot;; [.D517] &lt;&gt; &quot;&quot;); &quot;0x&quot; &amp; [.A517] &amp; &quot; &quot; &amp;[.D517]; &quot;&quot;)" office:value-type="string" office:string-value="0xE203 yfesis8" calcext:value-type="string">
            <text:p>0xE203 yfesis8</text:p>
          </table:table-cell>
          <table:table-cell/>
        </table:table-row>
        <table:table-row table:style-name="ro1">
          <table:table-cell table:formula="of:=DEC2HEX(HEX2DEC([.A517])+1)" office:value-type="string" office:string-value="E204" calcext:value-type="string">
            <text:p>E20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Above</text:p>
          </table:table-cell>
          <table:table-cell/>
          <table:table-cell table:formula="of:=IF(AND([.D518]&lt;&gt;&quot;Reserved&quot;; [.D518] &lt;&gt; &quot;&quot;); &quot;0x&quot; &amp; [.A518] &amp; &quot; &quot; &amp;[.D518]; &quot;&quot;)" office:value-type="string" office:string-value="0xE204 yfesisGenikiAbove" calcext:value-type="string">
            <text:p>0xE204 yfesisGenikiAbove</text:p>
          </table:table-cell>
          <table:table-cell/>
        </table:table-row>
        <table:table-row table:style-name="ro1">
          <table:table-cell table:formula="of:=DEC2HEX(HEX2DEC([.A518])+1)" office:value-type="string" office:string-value="E205" calcext:value-type="string">
            <text:p>E20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Below</text:p>
          </table:table-cell>
          <table:table-cell/>
          <table:table-cell table:formula="of:=IF(AND([.D519]&lt;&gt;&quot;Reserved&quot;; [.D519] &lt;&gt; &quot;&quot;); &quot;0x&quot; &amp; [.A519] &amp; &quot; &quot; &amp;[.D519]; &quot;&quot;)" office:value-type="string" office:string-value="0xE205 yfesisGenikiBelow" calcext:value-type="string">
            <text:p>0xE205 yfesisGenikiBelow</text:p>
          </table:table-cell>
          <table:table-cell/>
        </table:table-row>
        <table:table-row table:style-name="ro1">
          <table:table-cell table:formula="of:=DEC2HEX(HEX2DEC([.A519])+1)" office:value-type="string" office:string-value="E206" calcext:value-type="string">
            <text:p>E20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0]&lt;&gt;&quot;Reserved&quot;; [.D520] &lt;&gt; &quot;&quot;); &quot;0x&quot; &amp; [.A520] &amp; &quot; &quot; &amp;[.D520]; &quot;&quot;)">
            <text:p/>
          </table:table-cell>
          <table:table-cell/>
        </table:table-row>
        <table:table-row table:style-name="ro1">
          <table:table-cell table:formula="of:=DEC2HEX(HEX2DEC([.A520])+1)" office:value-type="string" office:string-value="E207" calcext:value-type="string">
            <text:p>E20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1]&lt;&gt;&quot;Reserved&quot;; [.D521] &lt;&gt; &quot;&quot;); &quot;0x&quot; &amp; [.A521] &amp; &quot; &quot; &amp;[.D521]; &quot;&quot;)">
            <text:p/>
          </table:table-cell>
          <table:table-cell/>
        </table:table-row>
        <table:table-row table:style-name="ro1">
          <table:table-cell table:formula="of:=DEC2HEX(HEX2DEC([.A521])+1)" office:value-type="string" office:string-value="E208" calcext:value-type="string">
            <text:p>E20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2]&lt;&gt;&quot;Reserved&quot;; [.D522] &lt;&gt; &quot;&quot;); &quot;0x&quot; &amp; [.A522] &amp; &quot; &quot; &amp;[.D522]; &quot;&quot;)">
            <text:p/>
          </table:table-cell>
          <table:table-cell/>
        </table:table-row>
        <table:table-row table:style-name="ro1">
          <table:table-cell table:formula="of:=DEC2HEX(HEX2DEC([.A522])+1)" office:value-type="string" office:string-value="E209" calcext:value-type="string">
            <text:p>E20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3]&lt;&gt;&quot;Reserved&quot;; [.D523] &lt;&gt; &quot;&quot;); &quot;0x&quot; &amp; [.A523] &amp; &quot; &quot; &amp;[.D523]; &quot;&quot;)">
            <text:p/>
          </table:table-cell>
          <table:table-cell/>
        </table:table-row>
        <table:table-row table:style-name="ro1">
          <table:table-cell table:formula="of:=DEC2HEX(HEX2DEC([.A523])+1)" office:value-type="string" office:string-value="E20A" calcext:value-type="string">
            <text:p>E20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4]&lt;&gt;&quot;Reserved&quot;; [.D524] &lt;&gt; &quot;&quot;); &quot;0x&quot; &amp; [.A524] &amp; &quot; &quot; &amp;[.D524]; &quot;&quot;)">
            <text:p/>
          </table:table-cell>
          <table:table-cell/>
        </table:table-row>
        <table:table-row table:style-name="ro1">
          <table:table-cell table:formula="of:=DEC2HEX(HEX2DEC([.A524])+1)" office:value-type="string" office:string-value="E20B" calcext:value-type="string">
            <text:p>E20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5]&lt;&gt;&quot;Reserved&quot;; [.D525] &lt;&gt; &quot;&quot;); &quot;0x&quot; &amp; [.A525] &amp; &quot; &quot; &amp;[.D525]; &quot;&quot;)">
            <text:p/>
          </table:table-cell>
          <table:table-cell/>
        </table:table-row>
        <table:table-row table:style-name="ro1">
          <table:table-cell table:formula="of:=DEC2HEX(HEX2DEC([.A525])+1)" office:value-type="string" office:string-value="E20C" calcext:value-type="string">
            <text:p>E20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6]&lt;&gt;&quot;Reserved&quot;; [.D526] &lt;&gt; &quot;&quot;); &quot;0x&quot; &amp; [.A526] &amp; &quot; &quot; &amp;[.D526]; &quot;&quot;)">
            <text:p/>
          </table:table-cell>
          <table:table-cell/>
        </table:table-row>
        <table:table-row table:style-name="ro1">
          <table:table-cell table:formula="of:=DEC2HEX(HEX2DEC([.A526])+1)" office:value-type="string" office:string-value="E20D" calcext:value-type="string">
            <text:p>E20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7]&lt;&gt;&quot;Reserved&quot;; [.D527] &lt;&gt; &quot;&quot;); &quot;0x&quot; &amp; [.A527] &amp; &quot; &quot; &amp;[.D527]; &quot;&quot;)">
            <text:p/>
          </table:table-cell>
          <table:table-cell/>
        </table:table-row>
        <table:table-row table:style-name="ro1">
          <table:table-cell table:formula="of:=DEC2HEX(HEX2DEC([.A527])+1)" office:value-type="string" office:string-value="E20E" calcext:value-type="string">
            <text:p>E20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8]&lt;&gt;&quot;Reserved&quot;; [.D528] &lt;&gt; &quot;&quot;); &quot;0x&quot; &amp; [.A528] &amp; &quot; &quot; &amp;[.D528]; &quot;&quot;)">
            <text:p/>
          </table:table-cell>
          <table:table-cell/>
        </table:table-row>
        <table:table-row table:style-name="ro1">
          <table:table-cell table:formula="of:=DEC2HEX(HEX2DEC([.A528])+1)" office:value-type="string" office:string-value="E20F" calcext:value-type="string">
            <text:p>E20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9]&lt;&gt;&quot;Reserved&quot;; [.D529] &lt;&gt; &quot;&quot;); &quot;0x&quot; &amp; [.A529] &amp; &quot; &quot; &amp;[.D529]; &quot;&quot;)">
            <text:p/>
          </table:table-cell>
          <table:table-cell/>
        </table:table-row>
        <table:table-row table:style-name="ro1">
          <table:table-cell table:formula="of:=DEC2HEX(HEX2DEC([.A529])+1)" office:value-type="string" office:string-value="E210" calcext:value-type="string">
            <text:p>E21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Barlines</text:p>
          </table:table-cell>
          <table:table-cell office:value-type="string" calcext:value-type="string">
            <text:p>barlineSingle</text:p>
          </table:table-cell>
          <table:table-cell/>
          <table:table-cell table:formula="of:=IF(AND([.D530]&lt;&gt;&quot;Reserved&quot;; [.D530] &lt;&gt; &quot;&quot;); &quot;0x&quot; &amp; [.A530] &amp; &quot; &quot; &amp;[.D530]; &quot;&quot;)" office:value-type="string" office:string-value="0xE210 barlineSingle" calcext:value-type="string">
            <text:p>0xE210 barlineSingle</text:p>
          </table:table-cell>
          <table:table-cell/>
        </table:table-row>
        <table:table-row table:style-name="ro1">
          <table:table-cell table:formula="of:=DEC2HEX(HEX2DEC([.A530])+1)" office:value-type="string" office:string-value="E211" calcext:value-type="string">
            <text:p>E21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Double</text:p>
          </table:table-cell>
          <table:table-cell/>
          <table:table-cell table:formula="of:=IF(AND([.D530]&lt;&gt;&quot;Reserved&quot;; [.D530] &lt;&gt; &quot;&quot;); &quot;0x&quot; &amp; [.A531] &amp; &quot; &quot; &amp;[.D530]; &quot;&quot;)" office:value-type="string" office:string-value="0xE211 barlineSingle" calcext:value-type="string">
            <text:p>0xE211 barlineSingle</text:p>
          </table:table-cell>
          <table:table-cell/>
        </table:table-row>
        <table:table-row table:style-name="ro1">
          <table:table-cell table:formula="of:=DEC2HEX(HEX2DEC([.A531])+1)" office:value-type="string" office:string-value="E212" calcext:value-type="string">
            <text:p>E21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Theseos</text:p>
          </table:table-cell>
          <table:table-cell/>
          <table:table-cell table:formula="of:=IF(AND([.D531]&lt;&gt;&quot;Reserved&quot;; [.D531] &lt;&gt; &quot;&quot;); &quot;0x&quot; &amp; [.A532] &amp; &quot; &quot; &amp;[.D531]; &quot;&quot;)" office:value-type="string" office:string-value="0xE212 barlineDouble" calcext:value-type="string">
            <text:p>0xE212 barlineDouble</text:p>
          </table:table-cell>
          <table:table-cell/>
        </table:table-row>
        <table:table-row table:style-name="ro1">
          <table:table-cell table:formula="of:=DEC2HEX(HEX2DEC([.A532])+1)" office:value-type="string" office:string-value="E213" calcext:value-type="string">
            <text:p>E21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Single</text:p>
          </table:table-cell>
          <table:table-cell/>
          <table:table-cell table:formula="of:=IF(AND([.D533]&lt;&gt;&quot;Reserved&quot;; [.D533] &lt;&gt; &quot;&quot;); &quot;0x&quot; &amp; [.A533] &amp; &quot; &quot; &amp;[.D533]; &quot;&quot;)" office:value-type="string" office:string-value="0xE213 barlineShortSingle" calcext:value-type="string">
            <text:p>0xE213 barlineShortSingle</text:p>
          </table:table-cell>
          <table:table-cell/>
        </table:table-row>
        <table:table-row table:style-name="ro1">
          <table:table-cell table:formula="of:=DEC2HEX(HEX2DEC([.A533])+1)" office:value-type="string" office:string-value="E214" calcext:value-type="string">
            <text:p>E21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Double</text:p>
          </table:table-cell>
          <table:table-cell/>
          <table:table-cell table:formula="of:=IF(AND([.D534]&lt;&gt;&quot;Reserved&quot;; [.D534] &lt;&gt; &quot;&quot;); &quot;0x&quot; &amp; [.A534] &amp; &quot; &quot; &amp;[.D534]; &quot;&quot;)" office:value-type="string" office:string-value="0xE214 barlineShortDouble" calcext:value-type="string">
            <text:p>0xE214 barlineShortDouble</text:p>
          </table:table-cell>
          <table:table-cell/>
        </table:table-row>
        <table:table-row table:style-name="ro1">
          <table:table-cell table:formula="of:=DEC2HEX(HEX2DEC([.A534])+1)" office:value-type="string" office:string-value="E215" calcext:value-type="string">
            <text:p>E21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Theseos</text:p>
          </table:table-cell>
          <table:table-cell/>
          <table:table-cell table:formula="of:=IF(AND([.D535]&lt;&gt;&quot;Reserved&quot;; [.D535] &lt;&gt; &quot;&quot;); &quot;0x&quot; &amp; [.A535] &amp; &quot; &quot; &amp;[.D535]; &quot;&quot;)" office:value-type="string" office:string-value="0xE215 barlineShortTheseos" calcext:value-type="string">
            <text:p>0xE215 barlineShortTheseos</text:p>
          </table:table-cell>
          <table:table-cell/>
        </table:table-row>
        <table:table-row table:style-name="ro1">
          <table:table-cell table:formula="of:=DEC2HEX(HEX2DEC([.A535])+1)" office:value-type="string" office:string-value="E216" calcext:value-type="string">
            <text:p>E21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6]&lt;&gt;&quot;Reserved&quot;; [.D536] &lt;&gt; &quot;&quot;); &quot;0x&quot; &amp; [.A536] &amp; &quot; &quot; &amp;[.D536]; &quot;&quot;)">
            <text:p/>
          </table:table-cell>
          <table:table-cell/>
        </table:table-row>
        <table:table-row table:style-name="ro1">
          <table:table-cell table:formula="of:=DEC2HEX(HEX2DEC([.A536])+1)" office:value-type="string" office:string-value="E217" calcext:value-type="string">
            <text:p>E21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7]&lt;&gt;&quot;Reserved&quot;; [.D537] &lt;&gt; &quot;&quot;); &quot;0x&quot; &amp; [.A537] &amp; &quot; &quot; &amp;[.D537]; &quot;&quot;)">
            <text:p/>
          </table:table-cell>
          <table:table-cell/>
        </table:table-row>
        <table:table-row table:style-name="ro1">
          <table:table-cell table:formula="of:=DEC2HEX(HEX2DEC([.A537])+1)" office:value-type="string" office:string-value="E218" calcext:value-type="string">
            <text:p>E21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8]&lt;&gt;&quot;Reserved&quot;; [.D538] &lt;&gt; &quot;&quot;); &quot;0x&quot; &amp; [.A538] &amp; &quot; &quot; &amp;[.D538]; &quot;&quot;)">
            <text:p/>
          </table:table-cell>
          <table:table-cell/>
        </table:table-row>
        <table:table-row table:style-name="ro1">
          <table:table-cell table:formula="of:=DEC2HEX(HEX2DEC([.A538])+1)" office:value-type="string" office:string-value="E219" calcext:value-type="string">
            <text:p>E21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9]&lt;&gt;&quot;Reserved&quot;; [.D539] &lt;&gt; &quot;&quot;); &quot;0x&quot; &amp; [.A539] &amp; &quot; &quot; &amp;[.D539]; &quot;&quot;)">
            <text:p/>
          </table:table-cell>
          <table:table-cell/>
        </table:table-row>
        <table:table-row table:style-name="ro1">
          <table:table-cell table:formula="of:=DEC2HEX(HEX2DEC([.A539])+1)" office:value-type="string" office:string-value="E21A" calcext:value-type="string">
            <text:p>E21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0]&lt;&gt;&quot;Reserved&quot;; [.D540] &lt;&gt; &quot;&quot;); &quot;0x&quot; &amp; [.A540] &amp; &quot; &quot; &amp;[.D540]; &quot;&quot;)">
            <text:p/>
          </table:table-cell>
          <table:table-cell/>
        </table:table-row>
        <table:table-row table:style-name="ro1">
          <table:table-cell table:formula="of:=DEC2HEX(HEX2DEC([.A540])+1)" office:value-type="string" office:string-value="E21B" calcext:value-type="string">
            <text:p>E21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1]&lt;&gt;&quot;Reserved&quot;; [.D541] &lt;&gt; &quot;&quot;); &quot;0x&quot; &amp; [.A541] &amp; &quot; &quot; &amp;[.D541]; &quot;&quot;)">
            <text:p/>
          </table:table-cell>
          <table:table-cell/>
        </table:table-row>
        <table:table-row table:style-name="ro1">
          <table:table-cell table:formula="of:=DEC2HEX(HEX2DEC([.A541])+1)" office:value-type="string" office:string-value="E21C" calcext:value-type="string">
            <text:p>E21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2]&lt;&gt;&quot;Reserved&quot;; [.D542] &lt;&gt; &quot;&quot;); &quot;0x&quot; &amp; [.A542] &amp; &quot; &quot; &amp;[.D542]; &quot;&quot;)">
            <text:p/>
          </table:table-cell>
          <table:table-cell/>
        </table:table-row>
        <table:table-row table:style-name="ro1">
          <table:table-cell table:formula="of:=DEC2HEX(HEX2DEC([.A542])+1)" office:value-type="string" office:string-value="E21D" calcext:value-type="string">
            <text:p>E21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3]&lt;&gt;&quot;Reserved&quot;; [.D543] &lt;&gt; &quot;&quot;); &quot;0x&quot; &amp; [.A543] &amp; &quot; &quot; &amp;[.D543]; &quot;&quot;)">
            <text:p/>
          </table:table-cell>
          <table:table-cell/>
        </table:table-row>
        <table:table-row table:style-name="ro1">
          <table:table-cell table:formula="of:=DEC2HEX(HEX2DEC([.A543])+1)" office:value-type="string" office:string-value="E21E" calcext:value-type="string">
            <text:p>E21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4]&lt;&gt;&quot;Reserved&quot;; [.D544] &lt;&gt; &quot;&quot;); &quot;0x&quot; &amp; [.A544] &amp; &quot; &quot; &amp;[.D544]; &quot;&quot;)">
            <text:p/>
          </table:table-cell>
          <table:table-cell/>
        </table:table-row>
        <table:table-row table:style-name="ro1">
          <table:table-cell table:formula="of:=DEC2HEX(HEX2DEC([.A544])+1)" office:value-type="string" office:string-value="E21F" calcext:value-type="string">
            <text:p>E21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5]&lt;&gt;&quot;Reserved&quot;; [.D545] &lt;&gt; &quot;&quot;); &quot;0x&quot; &amp; [.A545] &amp; &quot; &quot; &amp;[.D545]; &quot;&quot;)">
            <text:p/>
          </table:table-cell>
          <table:table-cell/>
        </table:table-row>
        <table:table-row table:style-name="ro1">
          <table:table-cell table:formula="of:=DEC2HEX(HEX2DEC([.A545])+1)" office:value-type="string" office:string-value="E220" calcext:value-type="string">
            <text:p>E22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Measure Numbers</text:p>
          </table:table-cell>
          <table:table-cell office:value-type="string" calcext:value-type="string">
            <text:p>measureNumber2</text:p>
          </table:table-cell>
          <table:table-cell/>
          <table:table-cell table:formula="of:=IF(AND([.D546]&lt;&gt;&quot;Reserved&quot;; [.D546] &lt;&gt; &quot;&quot;); &quot;0x&quot; &amp; [.A546] &amp; &quot; &quot; &amp;[.D546]; &quot;&quot;)" office:value-type="string" office:string-value="0xE220 measureNumber2" calcext:value-type="string">
            <text:p>0xE220 measureNumber2</text:p>
          </table:table-cell>
          <table:table-cell/>
        </table:table-row>
        <table:table-row table:style-name="ro1">
          <table:table-cell table:formula="of:=DEC2HEX(HEX2DEC([.A546])+1)" office:value-type="string" office:string-value="E221" calcext:value-type="string">
            <text:p>E22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3</text:p>
          </table:table-cell>
          <table:table-cell/>
          <table:table-cell table:formula="of:=IF(AND([.D547]&lt;&gt;&quot;Reserved&quot;; [.D547] &lt;&gt; &quot;&quot;); &quot;0x&quot; &amp; [.A547] &amp; &quot; &quot; &amp;[.D547]; &quot;&quot;)" office:value-type="string" office:string-value="0xE221 measureNumber3" calcext:value-type="string">
            <text:p>0xE221 measureNumber3</text:p>
          </table:table-cell>
          <table:table-cell/>
        </table:table-row>
        <table:table-row table:style-name="ro1">
          <table:table-cell table:formula="of:=DEC2HEX(HEX2DEC([.A547])+1)" office:value-type="string" office:string-value="E222" calcext:value-type="string">
            <text:p>E22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4</text:p>
          </table:table-cell>
          <table:table-cell/>
          <table:table-cell table:formula="of:=IF(AND([.D548]&lt;&gt;&quot;Reserved&quot;; [.D548] &lt;&gt; &quot;&quot;); &quot;0x&quot; &amp; [.A548] &amp; &quot; &quot; &amp;[.D548]; &quot;&quot;)" office:value-type="string" office:string-value="0xE222 measureNumber4" calcext:value-type="string">
            <text:p>0xE222 measureNumber4</text:p>
          </table:table-cell>
          <table:table-cell/>
        </table:table-row>
        <table:table-row table:style-name="ro1">
          <table:table-cell table:formula="of:=DEC2HEX(HEX2DEC([.A548])+1)" office:value-type="string" office:string-value="E223" calcext:value-type="string">
            <text:p>E22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5</text:p>
          </table:table-cell>
          <table:table-cell/>
          <table:table-cell table:formula="of:=IF(AND([.D549]&lt;&gt;&quot;Reserved&quot;; [.D549] &lt;&gt; &quot;&quot;); &quot;0x&quot; &amp; [.A549] &amp; &quot; &quot; &amp;[.D549]; &quot;&quot;)" office:value-type="string" office:string-value="0xE223 measureNumber5" calcext:value-type="string">
            <text:p>0xE223 measureNumber5</text:p>
          </table:table-cell>
          <table:table-cell/>
        </table:table-row>
        <table:table-row table:style-name="ro1">
          <table:table-cell table:formula="of:=DEC2HEX(HEX2DEC([.A549])+1)" office:value-type="string" office:string-value="E224" calcext:value-type="string">
            <text:p>E22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6</text:p>
          </table:table-cell>
          <table:table-cell/>
          <table:table-cell table:formula="of:=IF(AND([.D550]&lt;&gt;&quot;Reserved&quot;; [.D550] &lt;&gt; &quot;&quot;); &quot;0x&quot; &amp; [.A550] &amp; &quot; &quot; &amp;[.D550]; &quot;&quot;)" office:value-type="string" office:string-value="0xE224 measureNumber6" calcext:value-type="string">
            <text:p>0xE224 measureNumber6</text:p>
          </table:table-cell>
          <table:table-cell/>
        </table:table-row>
        <table:table-row table:style-name="ro1">
          <table:table-cell table:formula="of:=DEC2HEX(HEX2DEC([.A550])+1)" office:value-type="string" office:string-value="E225" calcext:value-type="string">
            <text:p>E22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7</text:p>
          </table:table-cell>
          <table:table-cell/>
          <table:table-cell table:formula="of:=IF(AND([.D551]&lt;&gt;&quot;Reserved&quot;; [.D551] &lt;&gt; &quot;&quot;); &quot;0x&quot; &amp; [.A551] &amp; &quot; &quot; &amp;[.D551]; &quot;&quot;)" office:value-type="string" office:string-value="0xE225 measureNumber7" calcext:value-type="string">
            <text:p>0xE225 measureNumber7</text:p>
          </table:table-cell>
          <table:table-cell/>
        </table:table-row>
        <table:table-row table:style-name="ro1">
          <table:table-cell table:formula="of:=DEC2HEX(HEX2DEC([.A551])+1)" office:value-type="string" office:string-value="E226" calcext:value-type="string">
            <text:p>E226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8</text:p>
          </table:table-cell>
          <table:table-cell/>
          <table:table-cell table:formula="of:=IF(AND([.D552]&lt;&gt;&quot;Reserved&quot;; [.D552] &lt;&gt; &quot;&quot;); &quot;0x&quot; &amp; [.A552] &amp; &quot; &quot; &amp;[.D552]; &quot;&quot;)" office:value-type="string" office:string-value="0xE226 measureNumber8" calcext:value-type="string">
            <text:p>0xE226 measureNumber8</text:p>
          </table:table-cell>
          <table:table-cell/>
        </table:table-row>
        <table:table-row table:style-name="ro1">
          <table:table-cell table:formula="of:=DEC2HEX(HEX2DEC([.A552])+1)" office:value-type="string" office:string-value="E227" calcext:value-type="string">
            <text:p>E22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3]&lt;&gt;&quot;Reserved&quot;; [.D553] &lt;&gt; &quot;&quot;); &quot;0x&quot; &amp; [.A553] &amp; &quot; &quot; &amp;[.D553]; &quot;&quot;)">
            <text:p/>
          </table:table-cell>
          <table:table-cell/>
        </table:table-row>
        <table:table-row table:style-name="ro1">
          <table:table-cell table:formula="of:=DEC2HEX(HEX2DEC([.A553])+1)" office:value-type="string" office:string-value="E228" calcext:value-type="string">
            <text:p>E22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4]&lt;&gt;&quot;Reserved&quot;; [.D554] &lt;&gt; &quot;&quot;); &quot;0x&quot; &amp; [.A554] &amp; &quot; &quot; &amp;[.D554]; &quot;&quot;)">
            <text:p/>
          </table:table-cell>
          <table:table-cell/>
        </table:table-row>
        <table:table-row table:style-name="ro1">
          <table:table-cell table:formula="of:=DEC2HEX(HEX2DEC([.A554])+1)" office:value-type="string" office:string-value="E229" calcext:value-type="string">
            <text:p>E22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5]&lt;&gt;&quot;Reserved&quot;; [.D555] &lt;&gt; &quot;&quot;); &quot;0x&quot; &amp; [.A555] &amp; &quot; &quot; &amp;[.D555]; &quot;&quot;)">
            <text:p/>
          </table:table-cell>
          <table:table-cell/>
        </table:table-row>
        <table:table-row table:style-name="ro1">
          <table:table-cell table:formula="of:=DEC2HEX(HEX2DEC([.A555])+1)" office:value-type="string" office:string-value="E22A" calcext:value-type="string">
            <text:p>E22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6]&lt;&gt;&quot;Reserved&quot;; [.D556] &lt;&gt; &quot;&quot;); &quot;0x&quot; &amp; [.A556] &amp; &quot; &quot; &amp;[.D556]; &quot;&quot;)">
            <text:p/>
          </table:table-cell>
          <table:table-cell/>
        </table:table-row>
        <table:table-row table:style-name="ro1">
          <table:table-cell table:formula="of:=DEC2HEX(HEX2DEC([.A556])+1)" office:value-type="string" office:string-value="E22B" calcext:value-type="string">
            <text:p>E22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7]&lt;&gt;&quot;Reserved&quot;; [.D557] &lt;&gt; &quot;&quot;); &quot;0x&quot; &amp; [.A557] &amp; &quot; &quot; &amp;[.D557]; &quot;&quot;)">
            <text:p/>
          </table:table-cell>
          <table:table-cell/>
        </table:table-row>
        <table:table-row table:style-name="ro1">
          <table:table-cell table:formula="of:=DEC2HEX(HEX2DEC([.A557])+1)" office:value-type="string" office:string-value="E22C" calcext:value-type="string">
            <text:p>E22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8]&lt;&gt;&quot;Reserved&quot;; [.D558] &lt;&gt; &quot;&quot;); &quot;0x&quot; &amp; [.A558] &amp; &quot; &quot; &amp;[.D558]; &quot;&quot;)">
            <text:p/>
          </table:table-cell>
          <table:table-cell/>
        </table:table-row>
        <table:table-row table:style-name="ro1">
          <table:table-cell table:formula="of:=DEC2HEX(HEX2DEC([.A558])+1)" office:value-type="string" office:string-value="E22D" calcext:value-type="string">
            <text:p>E22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9]&lt;&gt;&quot;Reserved&quot;; [.D559] &lt;&gt; &quot;&quot;); &quot;0x&quot; &amp; [.A559] &amp; &quot; &quot; &amp;[.D559]; &quot;&quot;)">
            <text:p/>
          </table:table-cell>
          <table:table-cell/>
        </table:table-row>
        <table:table-row table:style-name="ro1">
          <table:table-cell table:formula="of:=DEC2HEX(HEX2DEC([.A559])+1)" office:value-type="string" office:string-value="E22E" calcext:value-type="string">
            <text:p>E22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0]&lt;&gt;&quot;Reserved&quot;; [.D560] &lt;&gt; &quot;&quot;); &quot;0x&quot; &amp; [.A560] &amp; &quot; &quot; &amp;[.D560]; &quot;&quot;)">
            <text:p/>
          </table:table-cell>
          <table:table-cell/>
        </table:table-row>
        <table:table-row table:style-name="ro1">
          <table:table-cell table:formula="of:=DEC2HEX(HEX2DEC([.A560])+1)" office:value-type="string" office:string-value="E22F" calcext:value-type="string">
            <text:p>E22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1]&lt;&gt;&quot;Reserved&quot;; [.D561] &lt;&gt; &quot;&quot;); &quot;0x&quot; &amp; [.A561] &amp; &quot; &quot; &amp;[.D561]; &quot;&quot;)">
            <text:p/>
          </table:table-cell>
          <table:table-cell/>
        </table:table-row>
        <table:table-row table:style-name="ro1">
          <table:table-cell table:formula="of:=DEC2HEX(HEX2DEC([.A561])+1)" office:value-type="string" office:string-value="E230" calcext:value-type="string">
            <text:p>E23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2]&lt;&gt;&quot;Reserved&quot;; [.D562] &lt;&gt; &quot;&quot;); &quot;0x&quot; &amp; [.A562] &amp; &quot; &quot; &amp;[.D562]; &quot;&quot;)">
            <text:p/>
          </table:table-cell>
          <table:table-cell/>
        </table:table-row>
        <table:table-row table:style-name="ro1">
          <table:table-cell table:formula="of:=DEC2HEX(HEX2DEC([.A562])+1)" office:value-type="string" office:string-value="E231" calcext:value-type="string">
            <text:p>E23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3]&lt;&gt;&quot;Reserved&quot;; [.D563] &lt;&gt; &quot;&quot;); &quot;0x&quot; &amp; [.A563] &amp; &quot; &quot; &amp;[.D563]; &quot;&quot;)">
            <text:p/>
          </table:table-cell>
          <table:table-cell/>
        </table:table-row>
        <table:table-row table:style-name="ro1">
          <table:table-cell table:formula="of:=DEC2HEX(HEX2DEC([.A563])+1)" office:value-type="string" office:string-value="E232" calcext:value-type="string">
            <text:p>E23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4]&lt;&gt;&quot;Reserved&quot;; [.D564] &lt;&gt; &quot;&quot;); &quot;0x&quot; &amp; [.A564] &amp; &quot; &quot; &amp;[.D564]; &quot;&quot;)">
            <text:p/>
          </table:table-cell>
          <table:table-cell/>
        </table:table-row>
        <table:table-row table:style-name="ro1">
          <table:table-cell table:formula="of:=DEC2HEX(HEX2DEC([.A564])+1)" office:value-type="string" office:string-value="E233" calcext:value-type="string">
            <text:p>E23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5]&lt;&gt;&quot;Reserved&quot;; [.D565] &lt;&gt; &quot;&quot;); &quot;0x&quot; &amp; [.A565] &amp; &quot; &quot; &amp;[.D565]; &quot;&quot;)">
            <text:p/>
          </table:table-cell>
          <table:table-cell/>
        </table:table-row>
        <table:table-row table:style-name="ro1">
          <table:table-cell table:formula="of:=DEC2HEX(HEX2DEC([.A565])+1)" office:value-type="string" office:string-value="E234" calcext:value-type="string">
            <text:p>E23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6]&lt;&gt;&quot;Reserved&quot;; [.D566] &lt;&gt; &quot;&quot;); &quot;0x&quot; &amp; [.A566] &amp; &quot; &quot; &amp;[.D566]; &quot;&quot;)">
            <text:p/>
          </table:table-cell>
          <table:table-cell/>
        </table:table-row>
        <table:table-row table:style-name="ro1">
          <table:table-cell table:formula="of:=DEC2HEX(HEX2DEC([.A566])+1)" office:value-type="string" office:string-value="E235" calcext:value-type="string">
            <text:p>E23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7]&lt;&gt;&quot;Reserved&quot;; [.D567] &lt;&gt; &quot;&quot;); &quot;0x&quot; &amp; [.A567] &amp; &quot; &quot; &amp;[.D567]; &quot;&quot;)">
            <text:p/>
          </table:table-cell>
          <table:table-cell/>
        </table:table-row>
        <table:table-row table:style-name="ro1">
          <table:table-cell table:formula="of:=DEC2HEX(HEX2DEC([.A567])+1)" office:value-type="string" office:string-value="E236" calcext:value-type="string">
            <text:p>E23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8]&lt;&gt;&quot;Reserved&quot;; [.D568] &lt;&gt; &quot;&quot;); &quot;0x&quot; &amp; [.A568] &amp; &quot; &quot; &amp;[.D568]; &quot;&quot;)">
            <text:p/>
          </table:table-cell>
          <table:table-cell/>
        </table:table-row>
        <table:table-row table:style-name="ro1">
          <table:table-cell table:formula="of:=DEC2HEX(HEX2DEC([.A568])+1)" office:value-type="string" office:string-value="E237" calcext:value-type="string">
            <text:p>E23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9]&lt;&gt;&quot;Reserved&quot;; [.D569] &lt;&gt; &quot;&quot;); &quot;0x&quot; &amp; [.A569] &amp; &quot; &quot; &amp;[.D569]; &quot;&quot;)">
            <text:p/>
          </table:table-cell>
          <table:table-cell/>
        </table:table-row>
        <table:table-row table:style-name="ro1">
          <table:table-cell table:formula="of:=DEC2HEX(HEX2DEC([.A569])+1)" office:value-type="string" office:string-value="E238" calcext:value-type="string">
            <text:p>E23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0]&lt;&gt;&quot;Reserved&quot;; [.D570] &lt;&gt; &quot;&quot;); &quot;0x&quot; &amp; [.A570] &amp; &quot; &quot; &amp;[.D570]; &quot;&quot;)">
            <text:p/>
          </table:table-cell>
          <table:table-cell/>
        </table:table-row>
        <table:table-row table:style-name="ro1">
          <table:table-cell table:formula="of:=DEC2HEX(HEX2DEC([.A570])+1)" office:value-type="string" office:string-value="E239" calcext:value-type="string">
            <text:p>E23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1]&lt;&gt;&quot;Reserved&quot;; [.D571] &lt;&gt; &quot;&quot;); &quot;0x&quot; &amp; [.A571] &amp; &quot; &quot; &amp;[.D571]; &quot;&quot;)">
            <text:p/>
          </table:table-cell>
          <table:table-cell/>
        </table:table-row>
        <table:table-row table:style-name="ro1">
          <table:table-cell table:formula="of:=DEC2HEX(HEX2DEC([.A571])+1)" office:value-type="string" office:string-value="E23A" calcext:value-type="string">
            <text:p>E23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2]&lt;&gt;&quot;Reserved&quot;; [.D572] &lt;&gt; &quot;&quot;); &quot;0x&quot; &amp; [.A572] &amp; &quot; &quot; &amp;[.D572]; &quot;&quot;)">
            <text:p/>
          </table:table-cell>
          <table:table-cell/>
        </table:table-row>
        <table:table-row table:style-name="ro1">
          <table:table-cell table:formula="of:=DEC2HEX(HEX2DEC([.A572])+1)" office:value-type="string" office:string-value="E23B" calcext:value-type="string">
            <text:p>E23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3]&lt;&gt;&quot;Reserved&quot;; [.D573] &lt;&gt; &quot;&quot;); &quot;0x&quot; &amp; [.A573] &amp; &quot; &quot; &amp;[.D573]; &quot;&quot;)">
            <text:p/>
          </table:table-cell>
          <table:table-cell/>
        </table:table-row>
        <table:table-row table:style-name="ro1">
          <table:table-cell table:formula="of:=DEC2HEX(HEX2DEC([.A573])+1)" office:value-type="string" office:string-value="E23C" calcext:value-type="string">
            <text:p>E23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4]&lt;&gt;&quot;Reserved&quot;; [.D574] &lt;&gt; &quot;&quot;); &quot;0x&quot; &amp; [.A574] &amp; &quot; &quot; &amp;[.D574]; &quot;&quot;)">
            <text:p/>
          </table:table-cell>
          <table:table-cell/>
        </table:table-row>
        <table:table-row table:style-name="ro1">
          <table:table-cell table:formula="of:=DEC2HEX(HEX2DEC([.A574])+1)" office:value-type="string" office:string-value="E23D" calcext:value-type="string">
            <text:p>E23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5]&lt;&gt;&quot;Reserved&quot;; [.D575] &lt;&gt; &quot;&quot;); &quot;0x&quot; &amp; [.A575] &amp; &quot; &quot; &amp;[.D575]; &quot;&quot;)">
            <text:p/>
          </table:table-cell>
          <table:table-cell/>
        </table:table-row>
        <table:table-row table:style-name="ro1">
          <table:table-cell table:formula="of:=DEC2HEX(HEX2DEC([.A575])+1)" office:value-type="string" office:string-value="E23E" calcext:value-type="string">
            <text:p>E23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6]&lt;&gt;&quot;Reserved&quot;; [.D576] &lt;&gt; &quot;&quot;); &quot;0x&quot; &amp; [.A576] &amp; &quot; &quot; &amp;[.D576]; &quot;&quot;)">
            <text:p/>
          </table:table-cell>
          <table:table-cell/>
        </table:table-row>
        <table:table-row table:style-name="ro1">
          <table:table-cell table:formula="of:=DEC2HEX(HEX2DEC([.A576])+1)" office:value-type="string" office:string-value="E23F" calcext:value-type="string">
            <text:p>E23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7]&lt;&gt;&quot;Reserved&quot;; [.D577] &lt;&gt; &quot;&quot;); &quot;0x&quot; &amp; [.A577] &amp; &quot; &quot; &amp;[.D577]; &quot;&quot;)">
            <text:p/>
          </table:table-cell>
          <table:table-cell/>
        </table:table-row>
        <table:table-row table:style-name="ro1">
          <table:table-cell table:formula="of:=DEC2HEX(HEX2DEC([.A577])+1)" office:value-type="string" office:string-value="E240" calcext:value-type="string">
            <text:p>E24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8]&lt;&gt;&quot;Reserved&quot;; [.D578] &lt;&gt; &quot;&quot;); &quot;0x&quot; &amp; [.A578] &amp; &quot; &quot; &amp;[.D578]; &quot;&quot;)">
            <text:p/>
          </table:table-cell>
          <table:table-cell/>
        </table:table-row>
        <table:table-row table:style-name="ro1">
          <table:table-cell table:formula="of:=DEC2HEX(HEX2DEC([.A578])+1)" office:value-type="string" office:string-value="E241" calcext:value-type="string">
            <text:p>E24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9]&lt;&gt;&quot;Reserved&quot;; [.D579] &lt;&gt; &quot;&quot;); &quot;0x&quot; &amp; [.A579] &amp; &quot; &quot; &amp;[.D579]; &quot;&quot;)">
            <text:p/>
          </table:table-cell>
          <table:table-cell/>
        </table:table-row>
        <table:table-row table:style-name="ro1">
          <table:table-cell table:formula="of:=DEC2HEX(HEX2DEC([.A579])+1)" office:value-type="string" office:string-value="E242" calcext:value-type="string">
            <text:p>E24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0]&lt;&gt;&quot;Reserved&quot;; [.D580] &lt;&gt; &quot;&quot;); &quot;0x&quot; &amp; [.A580] &amp; &quot; &quot; &amp;[.D580]; &quot;&quot;)">
            <text:p/>
          </table:table-cell>
          <table:table-cell/>
        </table:table-row>
        <table:table-row table:style-name="ro1">
          <table:table-cell table:formula="of:=DEC2HEX(HEX2DEC([.A580])+1)" office:value-type="string" office:string-value="E243" calcext:value-type="string">
            <text:p>E24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1]&lt;&gt;&quot;Reserved&quot;; [.D581] &lt;&gt; &quot;&quot;); &quot;0x&quot; &amp; [.A581] &amp; &quot; &quot; &amp;[.D581]; &quot;&quot;)">
            <text:p/>
          </table:table-cell>
          <table:table-cell/>
        </table:table-row>
        <table:table-row table:style-name="ro1">
          <table:table-cell table:formula="of:=DEC2HEX(HEX2DEC([.A581])+1)" office:value-type="string" office:string-value="E244" calcext:value-type="string">
            <text:p>E24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2]&lt;&gt;&quot;Reserved&quot;; [.D582] &lt;&gt; &quot;&quot;); &quot;0x&quot; &amp; [.A582] &amp; &quot; &quot; &amp;[.D582]; &quot;&quot;)">
            <text:p/>
          </table:table-cell>
          <table:table-cell/>
        </table:table-row>
        <table:table-row table:style-name="ro1">
          <table:table-cell table:formula="of:=DEC2HEX(HEX2DEC([.A582])+1)" office:value-type="string" office:string-value="E245" calcext:value-type="string">
            <text:p>E24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3]&lt;&gt;&quot;Reserved&quot;; [.D583] &lt;&gt; &quot;&quot;); &quot;0x&quot; &amp; [.A583] &amp; &quot; &quot; &amp;[.D583]; &quot;&quot;)">
            <text:p/>
          </table:table-cell>
          <table:table-cell/>
        </table:table-row>
        <table:table-row table:style-name="ro1">
          <table:table-cell table:formula="of:=DEC2HEX(HEX2DEC([.A583])+1)" office:value-type="string" office:string-value="E246" calcext:value-type="string">
            <text:p>E24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4]&lt;&gt;&quot;Reserved&quot;; [.D584] &lt;&gt; &quot;&quot;); &quot;0x&quot; &amp; [.A584] &amp; &quot; &quot; &amp;[.D584]; &quot;&quot;)">
            <text:p/>
          </table:table-cell>
          <table:table-cell/>
        </table:table-row>
        <table:table-row table:style-name="ro1">
          <table:table-cell table:formula="of:=DEC2HEX(HEX2DEC([.A584])+1)" office:value-type="string" office:string-value="E247" calcext:value-type="string">
            <text:p>E24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5]&lt;&gt;&quot;Reserved&quot;; [.D585] &lt;&gt; &quot;&quot;); &quot;0x&quot; &amp; [.A585] &amp; &quot; &quot; &amp;[.D585]; &quot;&quot;)">
            <text:p/>
          </table:table-cell>
          <table:table-cell/>
        </table:table-row>
        <table:table-row table:style-name="ro1">
          <table:table-cell table:formula="of:=DEC2HEX(HEX2DEC([.A585])+1)" office:value-type="string" office:string-value="E248" calcext:value-type="string">
            <text:p>E24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6]&lt;&gt;&quot;Reserved&quot;; [.D586] &lt;&gt; &quot;&quot;); &quot;0x&quot; &amp; [.A586] &amp; &quot; &quot; &amp;[.D586]; &quot;&quot;)">
            <text:p/>
          </table:table-cell>
          <table:table-cell/>
        </table:table-row>
        <table:table-row table:style-name="ro1">
          <table:table-cell table:formula="of:=DEC2HEX(HEX2DEC([.A586])+1)" office:value-type="string" office:string-value="E249" calcext:value-type="string">
            <text:p>E24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7]&lt;&gt;&quot;Reserved&quot;; [.D587] &lt;&gt; &quot;&quot;); &quot;0x&quot; &amp; [.A587] &amp; &quot; &quot; &amp;[.D587]; &quot;&quot;)">
            <text:p/>
          </table:table-cell>
          <table:table-cell/>
        </table:table-row>
        <table:table-row table:style-name="ro1">
          <table:table-cell table:formula="of:=DEC2HEX(HEX2DEC([.A587])+1)" office:value-type="string" office:string-value="E24A" calcext:value-type="string">
            <text:p>E24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8]&lt;&gt;&quot;Reserved&quot;; [.D588] &lt;&gt; &quot;&quot;); &quot;0x&quot; &amp; [.A588] &amp; &quot; &quot; &amp;[.D588]; &quot;&quot;)">
            <text:p/>
          </table:table-cell>
          <table:table-cell/>
        </table:table-row>
        <table:table-row table:style-name="ro1">
          <table:table-cell table:formula="of:=DEC2HEX(HEX2DEC([.A588])+1)" office:value-type="string" office:string-value="E24B" calcext:value-type="string">
            <text:p>E24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9]&lt;&gt;&quot;Reserved&quot;; [.D589] &lt;&gt; &quot;&quot;); &quot;0x&quot; &amp; [.A589] &amp; &quot; &quot; &amp;[.D589]; &quot;&quot;)">
            <text:p/>
          </table:table-cell>
          <table:table-cell/>
        </table:table-row>
        <table:table-row table:style-name="ro1">
          <table:table-cell table:formula="of:=DEC2HEX(HEX2DEC([.A589])+1)" office:value-type="string" office:string-value="E24C" calcext:value-type="string">
            <text:p>E24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0]&lt;&gt;&quot;Reserved&quot;; [.D590] &lt;&gt; &quot;&quot;); &quot;0x&quot; &amp; [.A590] &amp; &quot; &quot; &amp;[.D590]; &quot;&quot;)">
            <text:p/>
          </table:table-cell>
          <table:table-cell/>
        </table:table-row>
        <table:table-row table:style-name="ro1">
          <table:table-cell table:formula="of:=DEC2HEX(HEX2DEC([.A590])+1)" office:value-type="string" office:string-value="E24D" calcext:value-type="string">
            <text:p>E24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1]&lt;&gt;&quot;Reserved&quot;; [.D591] &lt;&gt; &quot;&quot;); &quot;0x&quot; &amp; [.A591] &amp; &quot; &quot; &amp;[.D591]; &quot;&quot;)">
            <text:p/>
          </table:table-cell>
          <table:table-cell/>
        </table:table-row>
        <table:table-row table:style-name="ro1">
          <table:table-cell table:formula="of:=DEC2HEX(HEX2DEC([.A591])+1)" office:value-type="string" office:string-value="E24E" calcext:value-type="string">
            <text:p>E24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2]&lt;&gt;&quot;Reserved&quot;; [.D592] &lt;&gt; &quot;&quot;); &quot;0x&quot; &amp; [.A592] &amp; &quot; &quot; &amp;[.D592]; &quot;&quot;)">
            <text:p/>
          </table:table-cell>
          <table:table-cell/>
        </table:table-row>
        <table:table-row table:style-name="ro1">
          <table:table-cell table:formula="of:=DEC2HEX(HEX2DEC([.A592])+1)" office:value-type="string" office:string-value="E24F" calcext:value-type="string">
            <text:p>E24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3]&lt;&gt;&quot;Reserved&quot;; [.D593] &lt;&gt; &quot;&quot;); &quot;0x&quot; &amp; [.A593] &amp; &quot; &quot; &amp;[.D593]; &quot;&quot;)">
            <text:p/>
          </table:table-cell>
          <table:table-cell/>
        </table:table-row>
        <table:table-row table:style-name="ro1">
          <table:table-cell table:formula="of:=DEC2HEX(HEX2DEC([.A593])+1)" office:value-type="string" office:string-value="E250" calcext:value-type="string">
            <text:p>E250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Ni</text:p>
          </table:table-cell>
          <table:table-cell/>
          <table:table-cell table:formula="of:=IF(AND([.D594]&lt;&gt;&quot;Reserved&quot;; [.D594] &lt;&gt; &quot;&quot;); &quot;0x&quot; &amp; [.A594] &amp; &quot; &quot; &amp;[.D594]; &quot;&quot;)" office:value-type="string" office:string-value="0xE250 noteIndicatorNi" calcext:value-type="string">
            <text:p>0xE250 noteIndicatorNi</text:p>
          </table:table-cell>
          <table:table-cell/>
        </table:table-row>
        <table:table-row table:style-name="ro1">
          <table:table-cell table:formula="of:=DEC2HEX(HEX2DEC([.A594])+1)" office:value-type="string" office:string-value="E251" calcext:value-type="string">
            <text:p>E251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Pa</text:p>
          </table:table-cell>
          <table:table-cell/>
          <table:table-cell table:formula="of:=IF(AND([.D595]&lt;&gt;&quot;Reserved&quot;; [.D595] &lt;&gt; &quot;&quot;); &quot;0x&quot; &amp; [.A595] &amp; &quot; &quot; &amp;[.D595]; &quot;&quot;)" office:value-type="string" office:string-value="0xE251 noteIndicatorPa" calcext:value-type="string">
            <text:p>0xE251 noteIndicatorPa</text:p>
          </table:table-cell>
          <table:table-cell/>
        </table:table-row>
        <table:table-row table:style-name="ro1">
          <table:table-cell table:formula="of:=DEC2HEX(HEX2DEC([.A595])+1)" office:value-type="string" office:string-value="E252" calcext:value-type="string">
            <text:p>E252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Vou</text:p>
          </table:table-cell>
          <table:table-cell/>
          <table:table-cell table:formula="of:=IF(AND([.D596]&lt;&gt;&quot;Reserved&quot;; [.D596] &lt;&gt; &quot;&quot;); &quot;0x&quot; &amp; [.A596] &amp; &quot; &quot; &amp;[.D596]; &quot;&quot;)" office:value-type="string" office:string-value="0xE252 noteIndicatorVou" calcext:value-type="string">
            <text:p>0xE252 noteIndicatorVou</text:p>
          </table:table-cell>
          <table:table-cell/>
        </table:table-row>
        <table:table-row table:style-name="ro1">
          <table:table-cell table:formula="of:=DEC2HEX(HEX2DEC([.A596])+1)" office:value-type="string" office:string-value="E253" calcext:value-type="string">
            <text:p>E253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Ga</text:p>
          </table:table-cell>
          <table:table-cell/>
          <table:table-cell table:formula="of:=IF(AND([.D597]&lt;&gt;&quot;Reserved&quot;; [.D597] &lt;&gt; &quot;&quot;); &quot;0x&quot; &amp; [.A597] &amp; &quot; &quot; &amp;[.D597]; &quot;&quot;)" office:value-type="string" office:string-value="0xE253 noteIndicatorGa" calcext:value-type="string">
            <text:p>0xE253 noteIndicatorGa</text:p>
          </table:table-cell>
          <table:table-cell/>
        </table:table-row>
        <table:table-row table:style-name="ro1">
          <table:table-cell table:formula="of:=DEC2HEX(HEX2DEC([.A597])+1)" office:value-type="string" office:string-value="E254" calcext:value-type="string">
            <text:p>E254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Di</text:p>
          </table:table-cell>
          <table:table-cell/>
          <table:table-cell table:formula="of:=IF(AND([.D598]&lt;&gt;&quot;Reserved&quot;; [.D598] &lt;&gt; &quot;&quot;); &quot;0x&quot; &amp; [.A598] &amp; &quot; &quot; &amp;[.D598]; &quot;&quot;)" office:value-type="string" office:string-value="0xE254 noteIndicatorDi" calcext:value-type="string">
            <text:p>0xE254 noteIndicatorDi</text:p>
          </table:table-cell>
          <table:table-cell/>
        </table:table-row>
        <table:table-row table:style-name="ro1">
          <table:table-cell table:formula="of:=DEC2HEX(HEX2DEC([.A598])+1)" office:value-type="string" office:string-value="E255" calcext:value-type="string">
            <text:p>E255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Ke</text:p>
          </table:table-cell>
          <table:table-cell/>
          <table:table-cell table:formula="of:=IF(AND([.D599]&lt;&gt;&quot;Reserved&quot;; [.D599] &lt;&gt; &quot;&quot;); &quot;0x&quot; &amp; [.A599] &amp; &quot; &quot; &amp;[.D599]; &quot;&quot;)" office:value-type="string" office:string-value="0xE255 noteIndicatorKe" calcext:value-type="string">
            <text:p>0xE255 noteIndicatorKe</text:p>
          </table:table-cell>
          <table:table-cell/>
        </table:table-row>
        <table:table-row table:style-name="ro1">
          <table:table-cell table:formula="of:=DEC2HEX(HEX2DEC([.A599])+1)" office:value-type="string" office:string-value="E256" calcext:value-type="string">
            <text:p>E256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Zo</text:p>
          </table:table-cell>
          <table:table-cell/>
          <table:table-cell table:formula="of:=IF(AND([.D600]&lt;&gt;&quot;Reserved&quot;; [.D600] &lt;&gt; &quot;&quot;); &quot;0x&quot; &amp; [.A600] &amp; &quot; &quot; &amp;[.D600]; &quot;&quot;)" office:value-type="string" office:string-value="0xE256 noteIndicatorZo" calcext:value-type="string">
            <text:p>0xE256 noteIndicatorZo</text:p>
          </table:table-cell>
          <table:table-cell/>
        </table:table-row>
        <table:table-row table:style-name="ro1">
          <table:table-cell table:formula="of:=DEC2HEX(HEX2DEC([.A600])+1)" office:value-type="string" office:string-value="E257" calcext:value-type="string">
            <text:p>E257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1]&lt;&gt;&quot;Reserved&quot;; [.D601] &lt;&gt; &quot;&quot;); &quot;0x&quot; &amp; [.A601] &amp; &quot; &quot; &amp;[.D601]; &quot;&quot;)">
            <text:p/>
          </table:table-cell>
          <table:table-cell/>
        </table:table-row>
        <table:table-row table:style-name="ro1">
          <table:table-cell table:formula="of:=DEC2HEX(HEX2DEC([.A601])+1)" office:value-type="string" office:string-value="E258" calcext:value-type="string">
            <text:p>E258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2]&lt;&gt;&quot;Reserved&quot;; [.D602] &lt;&gt; &quot;&quot;); &quot;0x&quot; &amp; [.A602] &amp; &quot; &quot; &amp;[.D602]; &quot;&quot;)">
            <text:p/>
          </table:table-cell>
          <table:table-cell/>
        </table:table-row>
        <table:table-row table:style-name="ro1">
          <table:table-cell table:formula="of:=DEC2HEX(HEX2DEC([.A602])+1)" office:value-type="string" office:string-value="E259" calcext:value-type="string">
            <text:p>E259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3]&lt;&gt;&quot;Reserved&quot;; [.D603] &lt;&gt; &quot;&quot;); &quot;0x&quot; &amp; [.A603] &amp; &quot; &quot; &amp;[.D603]; &quot;&quot;)">
            <text:p/>
          </table:table-cell>
          <table:table-cell/>
        </table:table-row>
        <table:table-row table:style-name="ro1">
          <table:table-cell table:formula="of:=DEC2HEX(HEX2DEC([.A603])+1)" office:value-type="string" office:string-value="E25A" calcext:value-type="string">
            <text:p>E25A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4]&lt;&gt;&quot;Reserved&quot;; [.D604] &lt;&gt; &quot;&quot;); &quot;0x&quot; &amp; [.A604] &amp; &quot; &quot; &amp;[.D604]; &quot;&quot;)">
            <text:p/>
          </table:table-cell>
          <table:table-cell/>
        </table:table-row>
        <table:table-row table:style-name="ro1">
          <table:table-cell table:formula="of:=DEC2HEX(HEX2DEC([.A604])+1)" office:value-type="string" office:string-value="E25B" calcext:value-type="string">
            <text:p>E25B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5]&lt;&gt;&quot;Reserved&quot;; [.D605] &lt;&gt; &quot;&quot;); &quot;0x&quot; &amp; [.A605] &amp; &quot; &quot; &amp;[.D605]; &quot;&quot;)">
            <text:p/>
          </table:table-cell>
          <table:table-cell/>
        </table:table-row>
        <table:table-row table:style-name="ro1">
          <table:table-cell table:formula="of:=DEC2HEX(HEX2DEC([.A605])+1)" office:value-type="string" office:string-value="E25C" calcext:value-type="string">
            <text:p>E25C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6]&lt;&gt;&quot;Reserved&quot;; [.D606] &lt;&gt; &quot;&quot;); &quot;0x&quot; &amp; [.A606] &amp; &quot; &quot; &amp;[.D606]; &quot;&quot;)">
            <text:p/>
          </table:table-cell>
          <table:table-cell/>
        </table:table-row>
        <table:table-row table:style-name="ro1">
          <table:table-cell table:formula="of:=DEC2HEX(HEX2DEC([.A606])+1)" office:value-type="string" office:string-value="E25D" calcext:value-type="string">
            <text:p>E25D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7]&lt;&gt;&quot;Reserved&quot;; [.D607] &lt;&gt; &quot;&quot;); &quot;0x&quot; &amp; [.A607] &amp; &quot; &quot; &amp;[.D607]; &quot;&quot;)">
            <text:p/>
          </table:table-cell>
          <table:table-cell/>
        </table:table-row>
        <table:table-row table:style-name="ro1">
          <table:table-cell table:formula="of:=DEC2HEX(HEX2DEC([.A607])+1)" office:value-type="string" office:string-value="E25E" calcext:value-type="string">
            <text:p>E25E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8]&lt;&gt;&quot;Reserved&quot;; [.D608] &lt;&gt; &quot;&quot;); &quot;0x&quot; &amp; [.A608] &amp; &quot; &quot; &amp;[.D608]; &quot;&quot;)">
            <text:p/>
          </table:table-cell>
          <table:table-cell/>
        </table:table-row>
        <table:table-row table:style-name="ro1">
          <table:table-cell table:formula="of:=DEC2HEX(HEX2DEC([.A608])+1)" office:value-type="string" office:string-value="E25F" calcext:value-type="string">
            <text:p>E25F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9]&lt;&gt;&quot;Reserved&quot;; [.D609] &lt;&gt; &quot;&quot;); &quot;0x&quot; &amp; [.A609] &amp; &quot; &quot; &amp;[.D609]; &quot;&quot;)">
            <text:p/>
          </table:table-cell>
          <table:table-cell/>
        </table:table-row>
        <table:table-row table:style-name="ro1">
          <table:table-cell table:formula="of:=DEC2HEX(HEX2DEC([.A609])+1)" office:value-type="string" office:string-value="E260" calcext:value-type="string">
            <text:p>E260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Unison</text:p>
          </table:table-cell>
          <table:table-cell/>
          <table:table-cell table:formula="of:=IF(AND([.D610]&lt;&gt;&quot;Reserved&quot;; [.D610] &lt;&gt; &quot;&quot;); &quot;0x&quot; &amp; [.A610] &amp; &quot; &quot; &amp;[.D610]; &quot;&quot;)" office:value-type="string" office:string-value="0xE260 isonIndicatorUnison" calcext:value-type="string">
            <text:p>0xE260 isonIndicatorUnison</text:p>
          </table:table-cell>
          <table:table-cell/>
        </table:table-row>
        <table:table-row table:style-name="ro1">
          <table:table-cell table:formula="of:=DEC2HEX(HEX2DEC([.A610])+1)" office:value-type="string" office:string-value="E261" calcext:value-type="string">
            <text:p>E261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Low</text:p>
          </table:table-cell>
          <table:table-cell/>
          <table:table-cell table:formula="of:=IF(AND([.D611]&lt;&gt;&quot;Reserved&quot;; [.D611] &lt;&gt; &quot;&quot;); &quot;0x&quot; &amp; [.A611] &amp; &quot; &quot; &amp;[.D611]; &quot;&quot;)" office:value-type="string" office:string-value="0xE261 isonIndicatorDiLow" calcext:value-type="string">
            <text:p>0xE261 isonIndicatorDiLow</text:p>
          </table:table-cell>
          <table:table-cell/>
        </table:table-row>
        <table:table-row table:style-name="ro1">
          <table:table-cell table:formula="of:=DEC2HEX(HEX2DEC([.A611])+1)" office:value-type="string" office:string-value="E262" calcext:value-type="string">
            <text:p>E262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Low</text:p>
          </table:table-cell>
          <table:table-cell/>
          <table:table-cell table:formula="of:=IF(AND([.D612]&lt;&gt;&quot;Reserved&quot;; [.D612] &lt;&gt; &quot;&quot;); &quot;0x&quot; &amp; [.A612] &amp; &quot; &quot; &amp;[.D612]; &quot;&quot;)" office:value-type="string" office:string-value="0xE262 isonIndicatorKeLow" calcext:value-type="string">
            <text:p>0xE262 isonIndicatorKeLow</text:p>
          </table:table-cell>
          <table:table-cell/>
        </table:table-row>
        <table:table-row table:style-name="ro1">
          <table:table-cell table:formula="of:=DEC2HEX(HEX2DEC([.A612])+1)" office:value-type="string" office:string-value="E263" calcext:value-type="string">
            <text:p>E263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</text:p>
          </table:table-cell>
          <table:table-cell/>
          <table:table-cell table:formula="of:=IF(AND([.D613]&lt;&gt;&quot;Reserved&quot;; [.D613] &lt;&gt; &quot;&quot;); &quot;0x&quot; &amp; [.A613] &amp; &quot; &quot; &amp;[.D613]; &quot;&quot;)" office:value-type="string" office:string-value="0xE263 isonIndicatorZo" calcext:value-type="string">
            <text:p>0xE263 isonIndicatorZo</text:p>
          </table:table-cell>
          <table:table-cell/>
        </table:table-row>
        <table:table-row table:style-name="ro1">
          <table:table-cell table:formula="of:=DEC2HEX(HEX2DEC([.A613])+1)" office:value-type="string" office:string-value="E264" calcext:value-type="string">
            <text:p>E264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Ni</text:p>
          </table:table-cell>
          <table:table-cell/>
          <table:table-cell table:formula="of:=IF(AND([.D614]&lt;&gt;&quot;Reserved&quot;; [.D614] &lt;&gt; &quot;&quot;); &quot;0x&quot; &amp; [.A614] &amp; &quot; &quot; &amp;[.D614]; &quot;&quot;)" office:value-type="string" office:string-value="0xE264 isonIndicatorNi" calcext:value-type="string">
            <text:p>0xE264 isonIndicatorNi</text:p>
          </table:table-cell>
          <table:table-cell/>
        </table:table-row>
        <table:table-row table:style-name="ro1">
          <table:table-cell table:formula="of:=DEC2HEX(HEX2DEC([.A614])+1)" office:value-type="string" office:string-value="E265" calcext:value-type="string">
            <text:p>E265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Pa</text:p>
          </table:table-cell>
          <table:table-cell/>
          <table:table-cell table:formula="of:=IF(AND([.D615]&lt;&gt;&quot;Reserved&quot;; [.D615] &lt;&gt; &quot;&quot;); &quot;0x&quot; &amp; [.A615] &amp; &quot; &quot; &amp;[.D615]; &quot;&quot;)" office:value-type="string" office:string-value="0xE265 isonIndicatorPa" calcext:value-type="string">
            <text:p>0xE265 isonIndicatorPa</text:p>
          </table:table-cell>
          <table:table-cell/>
        </table:table-row>
        <table:table-row table:style-name="ro1">
          <table:table-cell table:formula="of:=DEC2HEX(HEX2DEC([.A615])+1)" office:value-type="string" office:string-value="E266" calcext:value-type="string">
            <text:p>E266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Vou</text:p>
          </table:table-cell>
          <table:table-cell/>
          <table:table-cell table:formula="of:=IF(AND([.D616]&lt;&gt;&quot;Reserved&quot;; [.D616] &lt;&gt; &quot;&quot;); &quot;0x&quot; &amp; [.A616] &amp; &quot; &quot; &amp;[.D616]; &quot;&quot;)" office:value-type="string" office:string-value="0xE266 isonIndicatorVou" calcext:value-type="string">
            <text:p>0xE266 isonIndicatorVou</text:p>
          </table:table-cell>
          <table:table-cell/>
        </table:table-row>
        <table:table-row table:style-name="ro1">
          <table:table-cell table:formula="of:=DEC2HEX(HEX2DEC([.A616])+1)" office:value-type="string" office:string-value="E267" calcext:value-type="string">
            <text:p>E267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Ga</text:p>
          </table:table-cell>
          <table:table-cell/>
          <table:table-cell table:formula="of:=IF(AND([.D617]&lt;&gt;&quot;Reserved&quot;; [.D617] &lt;&gt; &quot;&quot;); &quot;0x&quot; &amp; [.A617] &amp; &quot; &quot; &amp;[.D617]; &quot;&quot;)" office:value-type="string" office:string-value="0xE267 isonIndicatorGa" calcext:value-type="string">
            <text:p>0xE267 isonIndicatorGa</text:p>
          </table:table-cell>
          <table:table-cell/>
        </table:table-row>
        <table:table-row table:style-name="ro1">
          <table:table-cell table:formula="of:=DEC2HEX(HEX2DEC([.A617])+1)" office:value-type="string" office:string-value="E268" calcext:value-type="string">
            <text:p>E268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</text:p>
          </table:table-cell>
          <table:table-cell/>
          <table:table-cell table:formula="of:=IF(AND([.D618]&lt;&gt;&quot;Reserved&quot;; [.D618] &lt;&gt; &quot;&quot;); &quot;0x&quot; &amp; [.A618] &amp; &quot; &quot; &amp;[.D618]; &quot;&quot;)" office:value-type="string" office:string-value="0xE268 isonIndicatorDi" calcext:value-type="string">
            <text:p>0xE268 isonIndicatorDi</text:p>
          </table:table-cell>
          <table:table-cell/>
        </table:table-row>
        <table:table-row table:style-name="ro1">
          <table:table-cell table:formula="of:=DEC2HEX(HEX2DEC([.A618])+1)" office:value-type="string" office:string-value="E269" calcext:value-type="string">
            <text:p>E269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</text:p>
          </table:table-cell>
          <table:table-cell/>
          <table:table-cell table:formula="of:=IF(AND([.D619]&lt;&gt;&quot;Reserved&quot;; [.D619] &lt;&gt; &quot;&quot;); &quot;0x&quot; &amp; [.A619] &amp; &quot; &quot; &amp;[.D619]; &quot;&quot;)" office:value-type="string" office:string-value="0xE269 isonIndicatorKe" calcext:value-type="string">
            <text:p>0xE269 isonIndicatorKe</text:p>
          </table:table-cell>
          <table:table-cell/>
        </table:table-row>
        <table:table-row table:style-name="ro1">
          <table:table-cell table:formula="of:=DEC2HEX(HEX2DEC([.A619])+1)" office:value-type="string" office:string-value="E26A" calcext:value-type="string">
            <text:p>E26A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High</text:p>
          </table:table-cell>
          <table:table-cell/>
          <table:table-cell table:formula="of:=IF(AND([.D620]&lt;&gt;&quot;Reserved&quot;; [.D620] &lt;&gt; &quot;&quot;); &quot;0x&quot; &amp; [.A620] &amp; &quot; &quot; &amp;[.D620]; &quot;&quot;)" office:value-type="string" office:string-value="0xE26A isonIndicatorZoHigh" calcext:value-type="string">
            <text:p>0xE26A isonIndicatorZoHigh</text:p>
          </table:table-cell>
          <table:table-cell/>
        </table:table-row>
        <table:table-row table:style-name="ro1">
          <table:table-cell table:formula="of:=DEC2HEX(HEX2DEC([.A620])+1)" office:value-type="string" office:string-value="E26B" calcext:value-type="string">
            <text:p>E26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1]&lt;&gt;&quot;Reserved&quot;; [.D621] &lt;&gt; &quot;&quot;); &quot;0x&quot; &amp; [.A621] &amp; &quot; &quot; &amp;[.D621]; &quot;&quot;)">
            <text:p/>
          </table:table-cell>
          <table:table-cell/>
        </table:table-row>
        <table:table-row table:style-name="ro1">
          <table:table-cell table:formula="of:=DEC2HEX(HEX2DEC([.A621])+1)" office:value-type="string" office:string-value="E26C" calcext:value-type="string">
            <text:p>E26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2]&lt;&gt;&quot;Reserved&quot;; [.D622] &lt;&gt; &quot;&quot;); &quot;0x&quot; &amp; [.A622] &amp; &quot; &quot; &amp;[.D622]; &quot;&quot;)">
            <text:p/>
          </table:table-cell>
          <table:table-cell/>
        </table:table-row>
        <table:table-row table:style-name="ro1">
          <table:table-cell table:formula="of:=DEC2HEX(HEX2DEC([.A622])+1)" office:value-type="string" office:string-value="E26D" calcext:value-type="string">
            <text:p>E26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3]&lt;&gt;&quot;Reserved&quot;; [.D623] &lt;&gt; &quot;&quot;); &quot;0x&quot; &amp; [.A623] &amp; &quot; &quot; &amp;[.D623]; &quot;&quot;)">
            <text:p/>
          </table:table-cell>
          <table:table-cell/>
        </table:table-row>
        <table:table-row table:style-name="ro1">
          <table:table-cell table:formula="of:=DEC2HEX(HEX2DEC([.A623])+1)" office:value-type="string" office:string-value="E26E" calcext:value-type="string">
            <text:p>E26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4]&lt;&gt;&quot;Reserved&quot;; [.D624] &lt;&gt; &quot;&quot;); &quot;0x&quot; &amp; [.A624] &amp; &quot; &quot; &amp;[.D624]; &quot;&quot;)">
            <text:p/>
          </table:table-cell>
          <table:table-cell/>
        </table:table-row>
        <table:table-row table:style-name="ro1">
          <table:table-cell table:formula="of:=DEC2HEX(HEX2DEC([.A624])+1)" office:value-type="string" office:string-value="E26F" calcext:value-type="string">
            <text:p>E26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5]&lt;&gt;&quot;Reserved&quot;; [.D625] &lt;&gt; &quot;&quot;); &quot;0x&quot; &amp; [.A625] &amp; &quot; &quot; &amp;[.D625]; &quot;&quot;)">
            <text:p/>
          </table:table-cell>
          <table:table-cell/>
        </table:table-row>
        <table:table-row table:style-name="ro1">
          <table:table-cell table:formula="of:=DEC2HEX(HEX2DEC([.A625])+1)" office:value-type="string" office:string-value="E270" calcext:value-type="string">
            <text:p>E270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6]&lt;&gt;&quot;Reserved&quot;; [.D626] &lt;&gt; &quot;&quot;); &quot;0x&quot; &amp; [.A626] &amp; &quot; &quot; &amp;[.D626]; &quot;&quot;)">
            <text:p/>
          </table:table-cell>
          <table:table-cell/>
        </table:table-row>
        <table:table-row table:style-name="ro1">
          <table:table-cell table:formula="of:=DEC2HEX(HEX2DEC([.A626])+1)" office:value-type="string" office:string-value="E271" calcext:value-type="string">
            <text:p>E271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7]&lt;&gt;&quot;Reserved&quot;; [.D627] &lt;&gt; &quot;&quot;); &quot;0x&quot; &amp; [.A627] &amp; &quot; &quot; &amp;[.D627]; &quot;&quot;)">
            <text:p/>
          </table:table-cell>
          <table:table-cell/>
        </table:table-row>
        <table:table-row table:style-name="ro1">
          <table:table-cell table:formula="of:=DEC2HEX(HEX2DEC([.A627])+1)" office:value-type="string" office:string-value="E272" calcext:value-type="string">
            <text:p>E272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8]&lt;&gt;&quot;Reserved&quot;; [.D628] &lt;&gt; &quot;&quot;); &quot;0x&quot; &amp; [.A628] &amp; &quot; &quot; &amp;[.D628]; &quot;&quot;)">
            <text:p/>
          </table:table-cell>
          <table:table-cell/>
        </table:table-row>
        <table:table-row table:style-name="ro1">
          <table:table-cell table:formula="of:=DEC2HEX(HEX2DEC([.A628])+1)" office:value-type="string" office:string-value="E273" calcext:value-type="string">
            <text:p>E273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9]&lt;&gt;&quot;Reserved&quot;; [.D629] &lt;&gt; &quot;&quot;); &quot;0x&quot; &amp; [.A629] &amp; &quot; &quot; &amp;[.D629]; &quot;&quot;)">
            <text:p/>
          </table:table-cell>
          <table:table-cell/>
        </table:table-row>
        <table:table-row table:style-name="ro1">
          <table:table-cell table:formula="of:=DEC2HEX(HEX2DEC([.A629])+1)" office:value-type="string" office:string-value="E274" calcext:value-type="string">
            <text:p>E274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0]&lt;&gt;&quot;Reserved&quot;; [.D630] &lt;&gt; &quot;&quot;); &quot;0x&quot; &amp; [.A630] &amp; &quot; &quot; &amp;[.D630]; &quot;&quot;)">
            <text:p/>
          </table:table-cell>
          <table:table-cell/>
        </table:table-row>
        <table:table-row table:style-name="ro1">
          <table:table-cell table:formula="of:=DEC2HEX(HEX2DEC([.A630])+1)" office:value-type="string" office:string-value="E275" calcext:value-type="string">
            <text:p>E275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1]&lt;&gt;&quot;Reserved&quot;; [.D631] &lt;&gt; &quot;&quot;); &quot;0x&quot; &amp; [.A631] &amp; &quot; &quot; &amp;[.D631]; &quot;&quot;)">
            <text:p/>
          </table:table-cell>
          <table:table-cell/>
        </table:table-row>
        <table:table-row table:style-name="ro1">
          <table:table-cell table:formula="of:=DEC2HEX(HEX2DEC([.A631])+1)" office:value-type="string" office:string-value="E276" calcext:value-type="string">
            <text:p>E276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2]&lt;&gt;&quot;Reserved&quot;; [.D632] &lt;&gt; &quot;&quot;); &quot;0x&quot; &amp; [.A632] &amp; &quot; &quot; &amp;[.D632]; &quot;&quot;)">
            <text:p/>
          </table:table-cell>
          <table:table-cell/>
        </table:table-row>
        <table:table-row table:style-name="ro1">
          <table:table-cell table:formula="of:=DEC2HEX(HEX2DEC([.A632])+1)" office:value-type="string" office:string-value="E277" calcext:value-type="string">
            <text:p>E277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3]&lt;&gt;&quot;Reserved&quot;; [.D633] &lt;&gt; &quot;&quot;); &quot;0x&quot; &amp; [.A633] &amp; &quot; &quot; &amp;[.D633]; &quot;&quot;)">
            <text:p/>
          </table:table-cell>
          <table:table-cell/>
        </table:table-row>
        <table:table-row table:style-name="ro1">
          <table:table-cell table:formula="of:=DEC2HEX(HEX2DEC([.A633])+1)" office:value-type="string" office:string-value="E278" calcext:value-type="string">
            <text:p>E278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4]&lt;&gt;&quot;Reserved&quot;; [.D634] &lt;&gt; &quot;&quot;); &quot;0x&quot; &amp; [.A634] &amp; &quot; &quot; &amp;[.D634]; &quot;&quot;)">
            <text:p/>
          </table:table-cell>
          <table:table-cell/>
        </table:table-row>
        <table:table-row table:style-name="ro1">
          <table:table-cell table:formula="of:=DEC2HEX(HEX2DEC([.A634])+1)" office:value-type="string" office:string-value="E279" calcext:value-type="string">
            <text:p>E279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5]&lt;&gt;&quot;Reserved&quot;; [.D635] &lt;&gt; &quot;&quot;); &quot;0x&quot; &amp; [.A635] &amp; &quot; &quot; &amp;[.D635]; &quot;&quot;)">
            <text:p/>
          </table:table-cell>
          <table:table-cell/>
        </table:table-row>
        <table:table-row table:style-name="ro1">
          <table:table-cell table:formula="of:=DEC2HEX(HEX2DEC([.A635])+1)" office:value-type="string" office:string-value="E27A" calcext:value-type="string">
            <text:p>E27A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6]&lt;&gt;&quot;Reserved&quot;; [.D636] &lt;&gt; &quot;&quot;); &quot;0x&quot; &amp; [.A636] &amp; &quot; &quot; &amp;[.D636]; &quot;&quot;)">
            <text:p/>
          </table:table-cell>
          <table:table-cell/>
        </table:table-row>
        <table:table-row table:style-name="ro1">
          <table:table-cell table:formula="of:=DEC2HEX(HEX2DEC([.A636])+1)" office:value-type="string" office:string-value="E27B" calcext:value-type="string">
            <text:p>E27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7]&lt;&gt;&quot;Reserved&quot;; [.D637] &lt;&gt; &quot;&quot;); &quot;0x&quot; &amp; [.A637] &amp; &quot; &quot; &amp;[.D637]; &quot;&quot;)">
            <text:p/>
          </table:table-cell>
          <table:table-cell/>
        </table:table-row>
        <table:table-row table:style-name="ro1">
          <table:table-cell table:formula="of:=DEC2HEX(HEX2DEC([.A637])+1)" office:value-type="string" office:string-value="E27C" calcext:value-type="string">
            <text:p>E27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8]&lt;&gt;&quot;Reserved&quot;; [.D638] &lt;&gt; &quot;&quot;); &quot;0x&quot; &amp; [.A638] &amp; &quot; &quot; &amp;[.D638]; &quot;&quot;)">
            <text:p/>
          </table:table-cell>
          <table:table-cell/>
        </table:table-row>
        <table:table-row table:style-name="ro1">
          <table:table-cell table:formula="of:=DEC2HEX(HEX2DEC([.A638])+1)" office:value-type="string" office:string-value="E27D" calcext:value-type="string">
            <text:p>E27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9]&lt;&gt;&quot;Reserved&quot;; [.D639] &lt;&gt; &quot;&quot;); &quot;0x&quot; &amp; [.A639] &amp; &quot; &quot; &amp;[.D639]; &quot;&quot;)">
            <text:p/>
          </table:table-cell>
          <table:table-cell/>
        </table:table-row>
        <table:table-row table:style-name="ro1">
          <table:table-cell table:formula="of:=DEC2HEX(HEX2DEC([.A639])+1)" office:value-type="string" office:string-value="E27E" calcext:value-type="string">
            <text:p>E27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0]&lt;&gt;&quot;Reserved&quot;; [.D640] &lt;&gt; &quot;&quot;); &quot;0x&quot; &amp; [.A640] &amp; &quot; &quot; &amp;[.D640]; &quot;&quot;)">
            <text:p/>
          </table:table-cell>
          <table:table-cell/>
        </table:table-row>
        <table:table-row table:style-name="ro1">
          <table:table-cell table:formula="of:=DEC2HEX(HEX2DEC([.A640])+1)" office:value-type="string" office:string-value="E27F" calcext:value-type="string">
            <text:p>E27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1]&lt;&gt;&quot;Reserved&quot;; [.D641] &lt;&gt; &quot;&quot;); &quot;0x&quot; &amp; [.A641] &amp; &quot; &quot; &amp;[.D641]; &quot;&quot;)">
            <text:p/>
          </table:table-cell>
          <table:table-cell/>
        </table:table-row>
        <table:table-row table:style-name="ro1">
          <table:table-cell table:formula="of:=DEC2HEX(HEX2DEC([.A641])+1)" office:value-type="string" office:string-value="E280" calcext:value-type="string">
            <text:p>E280</text:p>
          </table:table-cell>
          <table:table-cell office:value-type="string" calcext:value-type="string">
            <text:p>Grammata (letters)</text:p>
          </table:table-cell>
          <table:table-cell/>
          <table:table-cell office:value-type="string" calcext:value-type="string">
            <text:p>gorthmikon</text:p>
          </table:table-cell>
          <table:table-cell/>
          <table:table-cell table:formula="of:=IF(AND([.D642]&lt;&gt;&quot;Reserved&quot;; [.D642] &lt;&gt; &quot;&quot;); &quot;0x&quot; &amp; [.A642] &amp; &quot; &quot; &amp;[.D642]; &quot;&quot;)" office:value-type="string" office:string-value="0xE280 gorthmikon" calcext:value-type="string">
            <text:p>0xE280 gorthmikon</text:p>
          </table:table-cell>
          <table:table-cell/>
        </table:table-row>
        <table:table-row table:style-name="ro1">
          <table:table-cell table:formula="of:=DEC2HEX(HEX2DEC([.A642])+1)" office:value-type="string" office:string-value="E281" calcext:value-type="string">
            <text:p>E281</text:p>
          </table:table-cell>
          <table:table-cell office:value-type="string" calcext:value-type="string">
            <text:p>Grammata (letters)</text:p>
          </table:table-cell>
          <table:table-cell/>
          <table:table-cell office:value-type="string" calcext:value-type="string">
            <text:p>pelastikon</text:p>
          </table:table-cell>
          <table:table-cell/>
          <table:table-cell table:formula="of:=IF(AND([.D643]&lt;&gt;&quot;Reserved&quot;; [.D643] &lt;&gt; &quot;&quot;); &quot;0x&quot; &amp; [.A643] &amp; &quot; &quot; &amp;[.D643]; &quot;&quot;)" office:value-type="string" office:string-value="0xE281 pelastikon" calcext:value-type="string">
            <text:p>0xE281 pelastikon</text:p>
          </table:table-cell>
          <table:table-cell/>
        </table:table-row>
        <table:table-row table:style-name="ro1">
          <table:table-cell table:formula="of:=DEC2HEX(HEX2DEC([.A643])+1)" office:value-type="string" office:string-value="E282" calcext:value-type="string">
            <text:p>E28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4]&lt;&gt;&quot;Reserved&quot;; [.D644] &lt;&gt; &quot;&quot;); &quot;0x&quot; &amp; [.A644] &amp; &quot; &quot; &amp;[.D644]; &quot;&quot;)">
            <text:p/>
          </table:table-cell>
          <table:table-cell/>
        </table:table-row>
        <table:table-row table:style-name="ro1">
          <table:table-cell table:formula="of:=DEC2HEX(HEX2DEC([.A644])+1)" office:value-type="string" office:string-value="E283" calcext:value-type="string">
            <text:p>E28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5]&lt;&gt;&quot;Reserved&quot;; [.D645] &lt;&gt; &quot;&quot;); &quot;0x&quot; &amp; [.A645] &amp; &quot; &quot; &amp;[.D645]; &quot;&quot;)">
            <text:p/>
          </table:table-cell>
          <table:table-cell/>
        </table:table-row>
        <table:table-row table:style-name="ro1">
          <table:table-cell table:formula="of:=DEC2HEX(HEX2DEC([.A645])+1)" office:value-type="string" office:string-value="E284" calcext:value-type="string">
            <text:p>E28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6]&lt;&gt;&quot;Reserved&quot;; [.D646] &lt;&gt; &quot;&quot;); &quot;0x&quot; &amp; [.A646] &amp; &quot; &quot; &amp;[.D646]; &quot;&quot;)">
            <text:p/>
          </table:table-cell>
          <table:table-cell/>
        </table:table-row>
        <table:table-row table:style-name="ro1">
          <table:table-cell table:formula="of:=DEC2HEX(HEX2DEC([.A646])+1)" office:value-type="string" office:string-value="E285" calcext:value-type="string">
            <text:p>E28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7]&lt;&gt;&quot;Reserved&quot;; [.D647] &lt;&gt; &quot;&quot;); &quot;0x&quot; &amp; [.A647] &amp; &quot; &quot; &amp;[.D647]; &quot;&quot;)">
            <text:p/>
          </table:table-cell>
          <table:table-cell/>
        </table:table-row>
        <table:table-row table:style-name="ro1">
          <table:table-cell table:formula="of:=DEC2HEX(HEX2DEC([.A647])+1)" office:value-type="string" office:string-value="E286" calcext:value-type="string">
            <text:p>E28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8]&lt;&gt;&quot;Reserved&quot;; [.D648] &lt;&gt; &quot;&quot;); &quot;0x&quot; &amp; [.A648] &amp; &quot; &quot; &amp;[.D648]; &quot;&quot;)">
            <text:p/>
          </table:table-cell>
          <table:table-cell/>
        </table:table-row>
        <table:table-row table:style-name="ro1">
          <table:table-cell table:formula="of:=DEC2HEX(HEX2DEC([.A648])+1)" office:value-type="string" office:string-value="E287" calcext:value-type="string">
            <text:p>E28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9]&lt;&gt;&quot;Reserved&quot;; [.D649] &lt;&gt; &quot;&quot;); &quot;0x&quot; &amp; [.A649] &amp; &quot; &quot; &amp;[.D649]; &quot;&quot;)">
            <text:p/>
          </table:table-cell>
          <table:table-cell/>
        </table:table-row>
        <table:table-row table:style-name="ro1">
          <table:table-cell table:formula="of:=DEC2HEX(HEX2DEC([.A649])+1)" office:value-type="string" office:string-value="E288" calcext:value-type="string">
            <text:p>E28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0]&lt;&gt;&quot;Reserved&quot;; [.D650] &lt;&gt; &quot;&quot;); &quot;0x&quot; &amp; [.A650] &amp; &quot; &quot; &amp;[.D650]; &quot;&quot;)">
            <text:p/>
          </table:table-cell>
          <table:table-cell/>
        </table:table-row>
        <table:table-row table:style-name="ro1">
          <table:table-cell table:formula="of:=DEC2HEX(HEX2DEC([.A650])+1)" office:value-type="string" office:string-value="E289" calcext:value-type="string">
            <text:p>E28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1]&lt;&gt;&quot;Reserved&quot;; [.D651] &lt;&gt; &quot;&quot;); &quot;0x&quot; &amp; [.A651] &amp; &quot; &quot; &amp;[.D651]; &quot;&quot;)">
            <text:p/>
          </table:table-cell>
          <table:table-cell/>
        </table:table-row>
        <table:table-row table:style-name="ro1">
          <table:table-cell table:formula="of:=DEC2HEX(HEX2DEC([.A651])+1)" office:value-type="string" office:string-value="E28A" calcext:value-type="string">
            <text:p>E28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2]&lt;&gt;&quot;Reserved&quot;; [.D652] &lt;&gt; &quot;&quot;); &quot;0x&quot; &amp; [.A652] &amp; &quot; &quot; &amp;[.D652]; &quot;&quot;)">
            <text:p/>
          </table:table-cell>
          <table:table-cell/>
        </table:table-row>
        <table:table-row table:style-name="ro1">
          <table:table-cell table:formula="of:=DEC2HEX(HEX2DEC([.A652])+1)" office:value-type="string" office:string-value="E28B" calcext:value-type="string">
            <text:p>E28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3]&lt;&gt;&quot;Reserved&quot;; [.D653] &lt;&gt; &quot;&quot;); &quot;0x&quot; &amp; [.A653] &amp; &quot; &quot; &amp;[.D653]; &quot;&quot;)">
            <text:p/>
          </table:table-cell>
          <table:table-cell/>
        </table:table-row>
        <table:table-row table:style-name="ro1">
          <table:table-cell table:formula="of:=DEC2HEX(HEX2DEC([.A653])+1)" office:value-type="string" office:string-value="E28C" calcext:value-type="string">
            <text:p>E28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4]&lt;&gt;&quot;Reserved&quot;; [.D654] &lt;&gt; &quot;&quot;); &quot;0x&quot; &amp; [.A654] &amp; &quot; &quot; &amp;[.D654]; &quot;&quot;)">
            <text:p/>
          </table:table-cell>
          <table:table-cell/>
        </table:table-row>
        <table:table-row table:style-name="ro1">
          <table:table-cell table:formula="of:=DEC2HEX(HEX2DEC([.A654])+1)" office:value-type="string" office:string-value="E28D" calcext:value-type="string">
            <text:p>E28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5]&lt;&gt;&quot;Reserved&quot;; [.D655] &lt;&gt; &quot;&quot;); &quot;0x&quot; &amp; [.A655] &amp; &quot; &quot; &amp;[.D655]; &quot;&quot;)">
            <text:p/>
          </table:table-cell>
          <table:table-cell/>
        </table:table-row>
        <table:table-row table:style-name="ro1">
          <table:table-cell table:formula="of:=DEC2HEX(HEX2DEC([.A655])+1)" office:value-type="string" office:string-value="E28E" calcext:value-type="string">
            <text:p>E28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6]&lt;&gt;&quot;Reserved&quot;; [.D656] &lt;&gt; &quot;&quot;); &quot;0x&quot; &amp; [.A656] &amp; &quot; &quot; &amp;[.D656]; &quot;&quot;)">
            <text:p/>
          </table:table-cell>
          <table:table-cell/>
        </table:table-row>
        <table:table-row table:style-name="ro1">
          <table:table-cell table:formula="of:=DEC2HEX(HEX2DEC([.A656])+1)" office:value-type="string" office:string-value="E28F" calcext:value-type="string">
            <text:p>E28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7]&lt;&gt;&quot;Reserved&quot;; [.D657] &lt;&gt; &quot;&quot;); &quot;0x&quot; &amp; [.A657] &amp; &quot; &quot; &amp;[.D657]; &quot;&quot;)">
            <text:p/>
          </table:table-cell>
          <table:table-cell/>
        </table:table-row>
        <table:table-row table:style-name="ro1">
          <table:table-cell table:formula="of:=DEC2HEX(HEX2DEC([.A657])+1)" office:value-type="string" office:string-value="E290" calcext:value-type="string">
            <text:p>E290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8]&lt;&gt;&quot;Reserved&quot;; [.D658] &lt;&gt; &quot;&quot;); &quot;0x&quot; &amp; [.A658] &amp; &quot; &quot; &amp;[.D658]; &quot;&quot;)">
            <text:p/>
          </table:table-cell>
          <table:table-cell/>
        </table:table-row>
        <table:table-row table:style-name="ro1">
          <table:table-cell table:formula="of:=DEC2HEX(HEX2DEC([.A658])+1)" office:value-type="string" office:string-value="E291" calcext:value-type="string">
            <text:p>E291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9]&lt;&gt;&quot;Reserved&quot;; [.D659] &lt;&gt; &quot;&quot;); &quot;0x&quot; &amp; [.A659] &amp; &quot; &quot; &amp;[.D659]; &quot;&quot;)">
            <text:p/>
          </table:table-cell>
          <table:table-cell/>
        </table:table-row>
        <table:table-row table:style-name="ro1">
          <table:table-cell table:formula="of:=DEC2HEX(HEX2DEC([.A659])+1)" office:value-type="string" office:string-value="E292" calcext:value-type="string">
            <text:p>E29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0]&lt;&gt;&quot;Reserved&quot;; [.D660] &lt;&gt; &quot;&quot;); &quot;0x&quot; &amp; [.A660] &amp; &quot; &quot; &amp;[.D660]; &quot;&quot;)">
            <text:p/>
          </table:table-cell>
          <table:table-cell/>
        </table:table-row>
        <table:table-row table:style-name="ro1">
          <table:table-cell table:formula="of:=DEC2HEX(HEX2DEC([.A660])+1)" office:value-type="string" office:string-value="E293" calcext:value-type="string">
            <text:p>E29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1]&lt;&gt;&quot;Reserved&quot;; [.D661] &lt;&gt; &quot;&quot;); &quot;0x&quot; &amp; [.A661] &amp; &quot; &quot; &amp;[.D661]; &quot;&quot;)">
            <text:p/>
          </table:table-cell>
          <table:table-cell/>
        </table:table-row>
        <table:table-row table:style-name="ro1">
          <table:table-cell table:formula="of:=DEC2HEX(HEX2DEC([.A661])+1)" office:value-type="string" office:string-value="E294" calcext:value-type="string">
            <text:p>E29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2]&lt;&gt;&quot;Reserved&quot;; [.D662] &lt;&gt; &quot;&quot;); &quot;0x&quot; &amp; [.A662] &amp; &quot; &quot; &amp;[.D662]; &quot;&quot;)">
            <text:p/>
          </table:table-cell>
          <table:table-cell/>
        </table:table-row>
        <table:table-row table:style-name="ro1">
          <table:table-cell table:formula="of:=DEC2HEX(HEX2DEC([.A662])+1)" office:value-type="string" office:string-value="E295" calcext:value-type="string">
            <text:p>E29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3]&lt;&gt;&quot;Reserved&quot;; [.D663] &lt;&gt; &quot;&quot;); &quot;0x&quot; &amp; [.A663] &amp; &quot; &quot; &amp;[.D663]; &quot;&quot;)">
            <text:p/>
          </table:table-cell>
          <table:table-cell/>
        </table:table-row>
        <table:table-row table:style-name="ro1">
          <table:table-cell table:formula="of:=DEC2HEX(HEX2DEC([.A663])+1)" office:value-type="string" office:string-value="E296" calcext:value-type="string">
            <text:p>E29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4]&lt;&gt;&quot;Reserved&quot;; [.D664] &lt;&gt; &quot;&quot;); &quot;0x&quot; &amp; [.A664] &amp; &quot; &quot; &amp;[.D664]; &quot;&quot;)">
            <text:p/>
          </table:table-cell>
          <table:table-cell/>
        </table:table-row>
        <table:table-row table:style-name="ro1">
          <table:table-cell table:formula="of:=DEC2HEX(HEX2DEC([.A664])+1)" office:value-type="string" office:string-value="E297" calcext:value-type="string">
            <text:p>E29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5]&lt;&gt;&quot;Reserved&quot;; [.D665] &lt;&gt; &quot;&quot;); &quot;0x&quot; &amp; [.A665] &amp; &quot; &quot; &amp;[.D665]; &quot;&quot;)">
            <text:p/>
          </table:table-cell>
          <table:table-cell/>
        </table:table-row>
        <table:table-row table:style-name="ro1">
          <table:table-cell table:formula="of:=DEC2HEX(HEX2DEC([.A665])+1)" office:value-type="string" office:string-value="E298" calcext:value-type="string">
            <text:p>E29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6]&lt;&gt;&quot;Reserved&quot;; [.D666] &lt;&gt; &quot;&quot;); &quot;0x&quot; &amp; [.A666] &amp; &quot; &quot; &amp;[.D666]; &quot;&quot;)">
            <text:p/>
          </table:table-cell>
          <table:table-cell/>
        </table:table-row>
        <table:table-row table:style-name="ro1">
          <table:table-cell table:formula="of:=DEC2HEX(HEX2DEC([.A666])+1)" office:value-type="string" office:string-value="E299" calcext:value-type="string">
            <text:p>E29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7]&lt;&gt;&quot;Reserved&quot;; [.D667] &lt;&gt; &quot;&quot;); &quot;0x&quot; &amp; [.A667] &amp; &quot; &quot; &amp;[.D667]; &quot;&quot;)">
            <text:p/>
          </table:table-cell>
          <table:table-cell/>
        </table:table-row>
        <table:table-row table:style-name="ro1">
          <table:table-cell table:formula="of:=DEC2HEX(HEX2DEC([.A667])+1)" office:value-type="string" office:string-value="E29A" calcext:value-type="string">
            <text:p>E29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8]&lt;&gt;&quot;Reserved&quot;; [.D668] &lt;&gt; &quot;&quot;); &quot;0x&quot; &amp; [.A668] &amp; &quot; &quot; &amp;[.D668]; &quot;&quot;)">
            <text:p/>
          </table:table-cell>
          <table:table-cell/>
        </table:table-row>
        <table:table-row table:style-name="ro1">
          <table:table-cell table:formula="of:=DEC2HEX(HEX2DEC([.A668])+1)" office:value-type="string" office:string-value="E29B" calcext:value-type="string">
            <text:p>E29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9]&lt;&gt;&quot;Reserved&quot;; [.D669] &lt;&gt; &quot;&quot;); &quot;0x&quot; &amp; [.A669] &amp; &quot; &quot; &amp;[.D669]; &quot;&quot;)">
            <text:p/>
          </table:table-cell>
          <table:table-cell/>
        </table:table-row>
        <table:table-row table:style-name="ro1">
          <table:table-cell table:formula="of:=DEC2HEX(HEX2DEC([.A669])+1)" office:value-type="string" office:string-value="E29C" calcext:value-type="string">
            <text:p>E29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0]&lt;&gt;&quot;Reserved&quot;; [.D670] &lt;&gt; &quot;&quot;); &quot;0x&quot; &amp; [.A670] &amp; &quot; &quot; &amp;[.D670]; &quot;&quot;)">
            <text:p/>
          </table:table-cell>
          <table:table-cell/>
        </table:table-row>
        <table:table-row table:style-name="ro1">
          <table:table-cell table:formula="of:=DEC2HEX(HEX2DEC([.A670])+1)" office:value-type="string" office:string-value="E29D" calcext:value-type="string">
            <text:p>E29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1]&lt;&gt;&quot;Reserved&quot;; [.D671] &lt;&gt; &quot;&quot;); &quot;0x&quot; &amp; [.A671] &amp; &quot; &quot; &amp;[.D671]; &quot;&quot;)">
            <text:p/>
          </table:table-cell>
          <table:table-cell/>
        </table:table-row>
        <table:table-row table:style-name="ro1">
          <table:table-cell table:formula="of:=DEC2HEX(HEX2DEC([.A671])+1)" office:value-type="string" office:string-value="E29E" calcext:value-type="string">
            <text:p>E29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2]&lt;&gt;&quot;Reserved&quot;; [.D672] &lt;&gt; &quot;&quot;); &quot;0x&quot; &amp; [.A672] &amp; &quot; &quot; &amp;[.D672]; &quot;&quot;)">
            <text:p/>
          </table:table-cell>
          <table:table-cell/>
        </table:table-row>
        <table:table-row table:style-name="ro1">
          <table:table-cell table:formula="of:=DEC2HEX(HEX2DEC([.A672])+1)" office:value-type="string" office:string-value="E29F" calcext:value-type="string">
            <text:p>E29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3]&lt;&gt;&quot;Reserved&quot;; [.D673] &lt;&gt; &quot;&quot;); &quot;0x&quot; &amp; [.A673] &amp; &quot; &quot; &amp;[.D673]; &quot;&quot;)">
            <text:p/>
          </table:table-cell>
          <table:table-cell/>
        </table:table-row>
        <table:table-row table:style-name="ro1">
          <table:table-cell table:formula="of:=DEC2HEX(HEX2DEC([.A673])+1)" office:value-type="string" office:string-value="E2A0" calcext:value-type="string">
            <text:p>E2A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Delta</text:p>
          </table:table-cell>
          <table:table-cell/>
          <table:table-cell table:formula="of:=IF(AND([.D674]&lt;&gt;&quot;Reserved&quot;; [.D674] &lt;&gt; &quot;&quot;); &quot;0x&quot; &amp; [.A674] &amp; &quot; &quot; &amp;[.D674]; &quot;&quot;)" office:value-type="string" office:string-value="0xE2A0 modeFirstDelta" calcext:value-type="string">
            <text:p>0xE2A0 modeFirstDelta</text:p>
          </table:table-cell>
          <table:table-cell/>
        </table:table-row>
        <table:table-row table:style-name="ro1">
          <table:table-cell table:formula="of:=DEC2HEX(HEX2DEC([.A674])+1)" office:value-type="string" office:string-value="E2A1" calcext:value-type="string">
            <text:p>E2A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Ypsili</text:p>
          </table:table-cell>
          <table:table-cell/>
          <table:table-cell table:formula="of:=IF(AND([.D675]&lt;&gt;&quot;Reserved&quot;; [.D675] &lt;&gt; &quot;&quot;); &quot;0x&quot; &amp; [.A675] &amp; &quot; &quot; &amp;[.D675]; &quot;&quot;)" office:value-type="string" office:string-value="0xE2A1 modeFirstYpsili" calcext:value-type="string">
            <text:p>0xE2A1 modeFirstYpsili</text:p>
          </table:table-cell>
          <table:table-cell/>
        </table:table-row>
        <table:table-row table:style-name="ro1">
          <table:table-cell table:formula="of:=DEC2HEX(HEX2DEC([.A675])+1)" office:value-type="string" office:string-value="E2A2" calcext:value-type="string">
            <text:p>E2A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6]&lt;&gt;&quot;Reserved&quot;; [.D676] &lt;&gt; &quot;&quot;); &quot;0x&quot; &amp; [.A676] &amp; &quot; &quot; &amp;[.D676]; &quot;&quot;)">
            <text:p/>
          </table:table-cell>
          <table:table-cell/>
        </table:table-row>
        <table:table-row table:style-name="ro1">
          <table:table-cell table:formula="of:=DEC2HEX(HEX2DEC([.A676])+1)" office:value-type="string" office:string-value="E2A3" calcext:value-type="string">
            <text:p>E2A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7]&lt;&gt;&quot;Reserved&quot;; [.D677] &lt;&gt; &quot;&quot;); &quot;0x&quot; &amp; [.A677] &amp; &quot; &quot; &amp;[.D677]; &quot;&quot;)">
            <text:p/>
          </table:table-cell>
          <table:table-cell/>
        </table:table-row>
        <table:table-row table:style-name="ro1">
          <table:table-cell table:formula="of:=DEC2HEX(HEX2DEC([.A677])+1)" office:value-type="string" office:string-value="E2A4" calcext:value-type="string">
            <text:p>E2A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8]&lt;&gt;&quot;Reserved&quot;; [.D678] &lt;&gt; &quot;&quot;); &quot;0x&quot; &amp; [.A678] &amp; &quot; &quot; &amp;[.D678]; &quot;&quot;)">
            <text:p/>
          </table:table-cell>
          <table:table-cell/>
        </table:table-row>
        <table:table-row table:style-name="ro1">
          <table:table-cell table:formula="of:=DEC2HEX(HEX2DEC([.A678])+1)" office:value-type="string" office:string-value="E2A5" calcext:value-type="string">
            <text:p>E2A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9]&lt;&gt;&quot;Reserved&quot;; [.D679] &lt;&gt; &quot;&quot;); &quot;0x&quot; &amp; [.A679] &amp; &quot; &quot; &amp;[.D679]; &quot;&quot;)">
            <text:p/>
          </table:table-cell>
          <table:table-cell/>
        </table:table-row>
        <table:table-row table:style-name="ro1">
          <table:table-cell table:formula="of:=DEC2HEX(HEX2DEC([.A679])+1)" office:value-type="string" office:string-value="E2A6" calcext:value-type="string">
            <text:p>E2A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0]&lt;&gt;&quot;Reserved&quot;; [.D680] &lt;&gt; &quot;&quot;); &quot;0x&quot; &amp; [.A680] &amp; &quot; &quot; &amp;[.D680]; &quot;&quot;)">
            <text:p/>
          </table:table-cell>
          <table:table-cell/>
        </table:table-row>
        <table:table-row table:style-name="ro1">
          <table:table-cell table:formula="of:=DEC2HEX(HEX2DEC([.A680])+1)" office:value-type="string" office:string-value="E2A7" calcext:value-type="string">
            <text:p>E2A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1]&lt;&gt;&quot;Reserved&quot;; [.D681] &lt;&gt; &quot;&quot;); &quot;0x&quot; &amp; [.A681] &amp; &quot; &quot; &amp;[.D681]; &quot;&quot;)">
            <text:p/>
          </table:table-cell>
          <table:table-cell/>
        </table:table-row>
        <table:table-row table:style-name="ro1">
          <table:table-cell table:formula="of:=DEC2HEX(HEX2DEC([.A681])+1)" office:value-type="string" office:string-value="E2A8" calcext:value-type="string">
            <text:p>E2A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Second</text:p>
          </table:table-cell>
          <table:table-cell/>
          <table:table-cell table:formula="of:=IF(AND([.D682]&lt;&gt;&quot;Reserved&quot;; [.D682] &lt;&gt; &quot;&quot;); &quot;0x&quot; &amp; [.A682] &amp; &quot; &quot; &amp;[.D682]; &quot;&quot;)" office:value-type="string" office:string-value="0xE2A8 modeSecond" calcext:value-type="string">
            <text:p>0xE2A8 modeSecond</text:p>
          </table:table-cell>
          <table:table-cell/>
        </table:table-row>
        <table:table-row table:style-name="ro1">
          <table:table-cell table:formula="of:=DEC2HEX(HEX2DEC([.A682])+1)" office:value-type="string" office:string-value="E2A9" calcext:value-type="string">
            <text:p>E2A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3]&lt;&gt;&quot;Reserved&quot;; [.D683] &lt;&gt; &quot;&quot;); &quot;0x&quot; &amp; [.A683] &amp; &quot; &quot; &amp;[.D683]; &quot;&quot;)">
            <text:p/>
          </table:table-cell>
          <table:table-cell/>
        </table:table-row>
        <table:table-row table:style-name="ro1">
          <table:table-cell table:formula="of:=DEC2HEX(HEX2DEC([.A683])+1)" office:value-type="string" office:string-value="E2AA" calcext:value-type="string">
            <text:p>E2A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4]&lt;&gt;&quot;Reserved&quot;; [.D684] &lt;&gt; &quot;&quot;); &quot;0x&quot; &amp; [.A684] &amp; &quot; &quot; &amp;[.D684]; &quot;&quot;)">
            <text:p/>
          </table:table-cell>
          <table:table-cell/>
        </table:table-row>
        <table:table-row table:style-name="ro1">
          <table:table-cell table:formula="of:=DEC2HEX(HEX2DEC([.A684])+1)" office:value-type="string" office:string-value="E2AB" calcext:value-type="string">
            <text:p>E2A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5]&lt;&gt;&quot;Reserved&quot;; [.D685] &lt;&gt; &quot;&quot;); &quot;0x&quot; &amp; [.A685] &amp; &quot; &quot; &amp;[.D685]; &quot;&quot;)">
            <text:p/>
          </table:table-cell>
          <table:table-cell/>
        </table:table-row>
        <table:table-row table:style-name="ro1">
          <table:table-cell table:formula="of:=DEC2HEX(HEX2DEC([.A685])+1)" office:value-type="string" office:string-value="E2AC" calcext:value-type="string">
            <text:p>E2A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6]&lt;&gt;&quot;Reserved&quot;; [.D686] &lt;&gt; &quot;&quot;); &quot;0x&quot; &amp; [.A686] &amp; &quot; &quot; &amp;[.D686]; &quot;&quot;)">
            <text:p/>
          </table:table-cell>
          <table:table-cell/>
        </table:table-row>
        <table:table-row table:style-name="ro1">
          <table:table-cell table:formula="of:=DEC2HEX(HEX2DEC([.A686])+1)" office:value-type="string" office:string-value="E2AD" calcext:value-type="string">
            <text:p>E2A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7]&lt;&gt;&quot;Reserved&quot;; [.D687] &lt;&gt; &quot;&quot;); &quot;0x&quot; &amp; [.A687] &amp; &quot; &quot; &amp;[.D687]; &quot;&quot;)">
            <text:p/>
          </table:table-cell>
          <table:table-cell/>
        </table:table-row>
        <table:table-row table:style-name="ro1">
          <table:table-cell table:formula="of:=DEC2HEX(HEX2DEC([.A687])+1)" office:value-type="string" office:string-value="E2AE" calcext:value-type="string">
            <text:p>E2A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8]&lt;&gt;&quot;Reserved&quot;; [.D688] &lt;&gt; &quot;&quot;); &quot;0x&quot; &amp; [.A688] &amp; &quot; &quot; &amp;[.D688]; &quot;&quot;)">
            <text:p/>
          </table:table-cell>
          <table:table-cell/>
        </table:table-row>
        <table:table-row table:style-name="ro1">
          <table:table-cell table:formula="of:=DEC2HEX(HEX2DEC([.A688])+1)" office:value-type="string" office:string-value="E2AF" calcext:value-type="string">
            <text:p>E2A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9]&lt;&gt;&quot;Reserved&quot;; [.D689] &lt;&gt; &quot;&quot;); &quot;0x&quot; &amp; [.A689] &amp; &quot; &quot; &amp;[.D689]; &quot;&quot;)">
            <text:p/>
          </table:table-cell>
          <table:table-cell/>
        </table:table-row>
        <table:table-row table:style-name="ro1">
          <table:table-cell table:formula="of:=DEC2HEX(HEX2DEC([.A689])+1)" office:value-type="string" office:string-value="E2B0" calcext:value-type="string">
            <text:p>E2B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</text:p>
          </table:table-cell>
          <table:table-cell/>
          <table:table-cell table:formula="of:=IF(AND([.D690]&lt;&gt;&quot;Reserved&quot;; [.D690] &lt;&gt; &quot;&quot;); &quot;0x&quot; &amp; [.A690] &amp; &quot; &quot; &amp;[.D690]; &quot;&quot;)" office:value-type="string" office:string-value="0xE2B0 modeThird" calcext:value-type="string">
            <text:p>0xE2B0 modeThird</text:p>
          </table:table-cell>
          <table:table-cell/>
        </table:table-row>
        <table:table-row table:style-name="ro1">
          <table:table-cell table:formula="of:=DEC2HEX(HEX2DEC([.A690])+1)" office:value-type="string" office:string-value="E2B1" calcext:value-type="string">
            <text:p>E2B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Nana</text:p>
          </table:table-cell>
          <table:table-cell/>
          <table:table-cell table:formula="of:=IF(AND([.D691]&lt;&gt;&quot;Reserved&quot;; [.D691] &lt;&gt; &quot;&quot;); &quot;0x&quot; &amp; [.A691] &amp; &quot; &quot; &amp;[.D691]; &quot;&quot;)" office:value-type="string" office:string-value="0xE2B1 modeThirdNana" calcext:value-type="string">
            <text:p>0xE2B1 modeThirdNana</text:p>
          </table:table-cell>
          <table:table-cell/>
        </table:table-row>
        <table:table-row table:style-name="ro1">
          <table:table-cell table:formula="of:=DEC2HEX(HEX2DEC([.A691])+1)" office:value-type="string" office:string-value="E2B2" calcext:value-type="string">
            <text:p>E2B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2]&lt;&gt;&quot;Reserved&quot;; [.D692] &lt;&gt; &quot;&quot;); &quot;0x&quot; &amp; [.A692] &amp; &quot; &quot; &amp;[.D692]; &quot;&quot;)">
            <text:p/>
          </table:table-cell>
          <table:table-cell/>
        </table:table-row>
        <table:table-row table:style-name="ro1">
          <table:table-cell table:formula="of:=DEC2HEX(HEX2DEC([.A692])+1)" office:value-type="string" office:string-value="E2B3" calcext:value-type="string">
            <text:p>E2B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3]&lt;&gt;&quot;Reserved&quot;; [.D693] &lt;&gt; &quot;&quot;); &quot;0x&quot; &amp; [.A693] &amp; &quot; &quot; &amp;[.D693]; &quot;&quot;)">
            <text:p/>
          </table:table-cell>
          <table:table-cell/>
        </table:table-row>
        <table:table-row table:style-name="ro1">
          <table:table-cell table:formula="of:=DEC2HEX(HEX2DEC([.A693])+1)" office:value-type="string" office:string-value="E2B4" calcext:value-type="string">
            <text:p>E2B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4]&lt;&gt;&quot;Reserved&quot;; [.D694] &lt;&gt; &quot;&quot;); &quot;0x&quot; &amp; [.A694] &amp; &quot; &quot; &amp;[.D694]; &quot;&quot;)">
            <text:p/>
          </table:table-cell>
          <table:table-cell/>
        </table:table-row>
        <table:table-row table:style-name="ro1">
          <table:table-cell table:formula="of:=DEC2HEX(HEX2DEC([.A694])+1)" office:value-type="string" office:string-value="E2B5" calcext:value-type="string">
            <text:p>E2B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5]&lt;&gt;&quot;Reserved&quot;; [.D695] &lt;&gt; &quot;&quot;); &quot;0x&quot; &amp; [.A695] &amp; &quot; &quot; &amp;[.D695]; &quot;&quot;)">
            <text:p/>
          </table:table-cell>
          <table:table-cell/>
        </table:table-row>
        <table:table-row table:style-name="ro1">
          <table:table-cell table:formula="of:=DEC2HEX(HEX2DEC([.A695])+1)" office:value-type="string" office:string-value="E2B6" calcext:value-type="string">
            <text:p>E2B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6]&lt;&gt;&quot;Reserved&quot;; [.D696] &lt;&gt; &quot;&quot;); &quot;0x&quot; &amp; [.A696] &amp; &quot; &quot; &amp;[.D696]; &quot;&quot;)">
            <text:p/>
          </table:table-cell>
          <table:table-cell/>
        </table:table-row>
        <table:table-row table:style-name="ro1">
          <table:table-cell table:formula="of:=DEC2HEX(HEX2DEC([.A696])+1)" office:value-type="string" office:string-value="E2B7" calcext:value-type="string">
            <text:p>E2B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7]&lt;&gt;&quot;Reserved&quot;; [.D697] &lt;&gt; &quot;&quot;); &quot;0x&quot; &amp; [.A697] &amp; &quot; &quot; &amp;[.D697]; &quot;&quot;)">
            <text:p/>
          </table:table-cell>
          <table:table-cell/>
        </table:table-row>
        <table:table-row table:style-name="ro1">
          <table:table-cell table:formula="of:=DEC2HEX(HEX2DEC([.A697])+1)" office:value-type="string" office:string-value="E2B8" calcext:value-type="string">
            <text:p>E2B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Delta</text:p>
          </table:table-cell>
          <table:table-cell/>
          <table:table-cell table:formula="of:=IF(AND([.D698]&lt;&gt;&quot;Reserved&quot;; [.D698] &lt;&gt; &quot;&quot;); &quot;0x&quot; &amp; [.A698] &amp; &quot; &quot; &amp;[.D698]; &quot;&quot;)" office:value-type="string" office:string-value="0xE2B8 modeFourthDelta" calcext:value-type="string">
            <text:p>0xE2B8 modeFourthDelta</text:p>
          </table:table-cell>
          <table:table-cell/>
        </table:table-row>
        <table:table-row table:style-name="ro1">
          <table:table-cell table:formula="of:=DEC2HEX(HEX2DEC([.A698])+1)" office:value-type="string" office:string-value="E2B9" calcext:value-type="string">
            <text:p>E2B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Ypsili</text:p>
          </table:table-cell>
          <table:table-cell/>
          <table:table-cell table:formula="of:=IF(AND([.D699]&lt;&gt;&quot;Reserved&quot;; [.D699] &lt;&gt; &quot;&quot;); &quot;0x&quot; &amp; [.A699] &amp; &quot; &quot; &amp;[.D699]; &quot;&quot;)" office:value-type="string" office:string-value="0xE2B9 modeFourthYpsili" calcext:value-type="string">
            <text:p>0xE2B9 modeFourthYpsili</text:p>
          </table:table-cell>
          <table:table-cell/>
        </table:table-row>
        <table:table-row table:style-name="ro1">
          <table:table-cell table:formula="of:=DEC2HEX(HEX2DEC([.A699])+1)" office:value-type="string" office:string-value="E2BA" calcext:value-type="string">
            <text:p>E2B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Legetos</text:p>
          </table:table-cell>
          <table:table-cell/>
          <table:table-cell table:formula="of:=IF(AND([.D700]&lt;&gt;&quot;Reserved&quot;; [.D700] &lt;&gt; &quot;&quot;); &quot;0x&quot; &amp; [.A700] &amp; &quot; &quot; &amp;[.D700]; &quot;&quot;)" office:value-type="string" office:string-value="0xE2BA modeLegetos" calcext:value-type="string">
            <text:p>0xE2BA modeLegetos</text:p>
          </table:table-cell>
          <table:table-cell/>
        </table:table-row>
        <table:table-row table:style-name="ro1">
          <table:table-cell table:formula="of:=DEC2HEX(HEX2DEC([.A700])+1)" office:value-type="string" office:string-value="E2BB" calcext:value-type="string">
            <text:p>E2B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1]&lt;&gt;&quot;Reserved&quot;; [.D701] &lt;&gt; &quot;&quot;); &quot;0x&quot; &amp; [.A701] &amp; &quot; &quot; &amp;[.D701]; &quot;&quot;)">
            <text:p/>
          </table:table-cell>
          <table:table-cell/>
        </table:table-row>
        <table:table-row table:style-name="ro1">
          <table:table-cell table:formula="of:=DEC2HEX(HEX2DEC([.A701])+1)" office:value-type="string" office:string-value="E2BC" calcext:value-type="string">
            <text:p>E2B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2]&lt;&gt;&quot;Reserved&quot;; [.D702] &lt;&gt; &quot;&quot;); &quot;0x&quot; &amp; [.A702] &amp; &quot; &quot; &amp;[.D702]; &quot;&quot;)">
            <text:p/>
          </table:table-cell>
          <table:table-cell/>
        </table:table-row>
        <table:table-row table:style-name="ro1">
          <table:table-cell table:formula="of:=DEC2HEX(HEX2DEC([.A702])+1)" office:value-type="string" office:string-value="E2BD" calcext:value-type="string">
            <text:p>E2B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3]&lt;&gt;&quot;Reserved&quot;; [.D703] &lt;&gt; &quot;&quot;); &quot;0x&quot; &amp; [.A703] &amp; &quot; &quot; &amp;[.D703]; &quot;&quot;)">
            <text:p/>
          </table:table-cell>
          <table:table-cell/>
        </table:table-row>
        <table:table-row table:style-name="ro1">
          <table:table-cell table:formula="of:=DEC2HEX(HEX2DEC([.A703])+1)" office:value-type="string" office:string-value="E2BE" calcext:value-type="string">
            <text:p>E2B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4]&lt;&gt;&quot;Reserved&quot;; [.D704] &lt;&gt; &quot;&quot;); &quot;0x&quot; &amp; [.A704] &amp; &quot; &quot; &amp;[.D704]; &quot;&quot;)">
            <text:p/>
          </table:table-cell>
          <table:table-cell/>
        </table:table-row>
        <table:table-row table:style-name="ro1">
          <table:table-cell table:formula="of:=DEC2HEX(HEX2DEC([.A704])+1)" office:value-type="string" office:string-value="E2BF" calcext:value-type="string">
            <text:p>E2B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5]&lt;&gt;&quot;Reserved&quot;; [.D705] &lt;&gt; &quot;&quot;); &quot;0x&quot; &amp; [.A705] &amp; &quot; &quot; &amp;[.D705]; &quot;&quot;)">
            <text:p/>
          </table:table-cell>
          <table:table-cell/>
        </table:table-row>
        <table:table-row table:style-name="ro1">
          <table:table-cell table:formula="of:=DEC2HEX(HEX2DEC([.A705])+1)" office:value-type="string" office:string-value="E2C0" calcext:value-type="string">
            <text:p>E2C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irst</text:p>
          </table:table-cell>
          <table:table-cell/>
          <table:table-cell table:formula="of:=IF(AND([.D706]&lt;&gt;&quot;Reserved&quot;; [.D706] &lt;&gt; &quot;&quot;); &quot;0x&quot; &amp; [.A706] &amp; &quot; &quot; &amp;[.D706]; &quot;&quot;)" office:value-type="string" office:string-value="0xE2C0 modePlagalFirst" calcext:value-type="string">
            <text:p>0xE2C0 modePlagalFirst</text:p>
          </table:table-cell>
          <table:table-cell/>
        </table:table-row>
        <table:table-row table:style-name="ro1">
          <table:table-cell table:formula="of:=DEC2HEX(HEX2DEC([.A706])+1)" office:value-type="string" office:string-value="E2C1" calcext:value-type="string">
            <text:p>E2C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7]&lt;&gt;&quot;Reserved&quot;; [.D707] &lt;&gt; &quot;&quot;); &quot;0x&quot; &amp; [.A707] &amp; &quot; &quot; &amp;[.D707]; &quot;&quot;)">
            <text:p/>
          </table:table-cell>
          <table:table-cell/>
        </table:table-row>
        <table:table-row table:style-name="ro1">
          <table:table-cell table:formula="of:=DEC2HEX(HEX2DEC([.A707])+1)" office:value-type="string" office:string-value="E2C2" calcext:value-type="string">
            <text:p>E2C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8]&lt;&gt;&quot;Reserved&quot;; [.D708] &lt;&gt; &quot;&quot;); &quot;0x&quot; &amp; [.A708] &amp; &quot; &quot; &amp;[.D708]; &quot;&quot;)">
            <text:p/>
          </table:table-cell>
          <table:table-cell/>
        </table:table-row>
        <table:table-row table:style-name="ro1">
          <table:table-cell table:formula="of:=DEC2HEX(HEX2DEC([.A708])+1)" office:value-type="string" office:string-value="E2C3" calcext:value-type="string">
            <text:p>E2C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9]&lt;&gt;&quot;Reserved&quot;; [.D709] &lt;&gt; &quot;&quot;); &quot;0x&quot; &amp; [.A709] &amp; &quot; &quot; &amp;[.D709]; &quot;&quot;)">
            <text:p/>
          </table:table-cell>
          <table:table-cell/>
        </table:table-row>
        <table:table-row table:style-name="ro1">
          <table:table-cell table:formula="of:=DEC2HEX(HEX2DEC([.A709])+1)" office:value-type="string" office:string-value="E2C4" calcext:value-type="string">
            <text:p>E2C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0]&lt;&gt;&quot;Reserved&quot;; [.D710] &lt;&gt; &quot;&quot;); &quot;0x&quot; &amp; [.A710] &amp; &quot; &quot; &amp;[.D710]; &quot;&quot;)">
            <text:p/>
          </table:table-cell>
          <table:table-cell/>
        </table:table-row>
        <table:table-row table:style-name="ro1">
          <table:table-cell table:formula="of:=DEC2HEX(HEX2DEC([.A710])+1)" office:value-type="string" office:string-value="E2C5" calcext:value-type="string">
            <text:p>E2C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1]&lt;&gt;&quot;Reserved&quot;; [.D711] &lt;&gt; &quot;&quot;); &quot;0x&quot; &amp; [.A711] &amp; &quot; &quot; &amp;[.D711]; &quot;&quot;)">
            <text:p/>
          </table:table-cell>
          <table:table-cell/>
        </table:table-row>
        <table:table-row table:style-name="ro1">
          <table:table-cell table:formula="of:=DEC2HEX(HEX2DEC([.A711])+1)" office:value-type="string" office:string-value="E2C6" calcext:value-type="string">
            <text:p>E2C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2]&lt;&gt;&quot;Reserved&quot;; [.D712] &lt;&gt; &quot;&quot;); &quot;0x&quot; &amp; [.A712] &amp; &quot; &quot; &amp;[.D712]; &quot;&quot;)">
            <text:p/>
          </table:table-cell>
          <table:table-cell/>
        </table:table-row>
        <table:table-row table:style-name="ro1">
          <table:table-cell table:formula="of:=DEC2HEX(HEX2DEC([.A712])+1)" office:value-type="string" office:string-value="E2C7" calcext:value-type="string">
            <text:p>E2C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3]&lt;&gt;&quot;Reserved&quot;; [.D713] &lt;&gt; &quot;&quot;); &quot;0x&quot; &amp; [.A713] &amp; &quot; &quot; &amp;[.D713]; &quot;&quot;)">
            <text:p/>
          </table:table-cell>
          <table:table-cell/>
        </table:table-row>
        <table:table-row table:style-name="ro1">
          <table:table-cell table:formula="of:=DEC2HEX(HEX2DEC([.A713])+1)" office:value-type="string" office:string-value="E2C8" calcext:value-type="string">
            <text:p>E2C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Second</text:p>
          </table:table-cell>
          <table:table-cell/>
          <table:table-cell table:formula="of:=IF(AND([.D714]&lt;&gt;&quot;Reserved&quot;; [.D714] &lt;&gt; &quot;&quot;); &quot;0x&quot; &amp; [.A714] &amp; &quot; &quot; &amp;[.D714]; &quot;&quot;)" office:value-type="string" office:string-value="0xE2C8 modePlagalSecond" calcext:value-type="string">
            <text:p>0xE2C8 modePlagalSecond</text:p>
          </table:table-cell>
          <table:table-cell/>
        </table:table-row>
        <table:table-row table:style-name="ro1">
          <table:table-cell table:formula="of:=DEC2HEX(HEX2DEC([.A714])+1)" office:value-type="string" office:string-value="E2C9" calcext:value-type="string">
            <text:p>E2C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5]&lt;&gt;&quot;Reserved&quot;; [.D715] &lt;&gt; &quot;&quot;); &quot;0x&quot; &amp; [.A715] &amp; &quot; &quot; &amp;[.D715]; &quot;&quot;)">
            <text:p/>
          </table:table-cell>
          <table:table-cell/>
        </table:table-row>
        <table:table-row table:style-name="ro1">
          <table:table-cell table:formula="of:=DEC2HEX(HEX2DEC([.A715])+1)" office:value-type="string" office:string-value="E2CA" calcext:value-type="string">
            <text:p>E2C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6]&lt;&gt;&quot;Reserved&quot;; [.D716] &lt;&gt; &quot;&quot;); &quot;0x&quot; &amp; [.A716] &amp; &quot; &quot; &amp;[.D716]; &quot;&quot;)">
            <text:p/>
          </table:table-cell>
          <table:table-cell/>
        </table:table-row>
        <table:table-row table:style-name="ro1">
          <table:table-cell table:formula="of:=DEC2HEX(HEX2DEC([.A716])+1)" office:value-type="string" office:string-value="E2CB" calcext:value-type="string">
            <text:p>E2C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7]&lt;&gt;&quot;Reserved&quot;; [.D717] &lt;&gt; &quot;&quot;); &quot;0x&quot; &amp; [.A717] &amp; &quot; &quot; &amp;[.D717]; &quot;&quot;)">
            <text:p/>
          </table:table-cell>
          <table:table-cell/>
        </table:table-row>
        <table:table-row table:style-name="ro1">
          <table:table-cell table:formula="of:=DEC2HEX(HEX2DEC([.A717])+1)" office:value-type="string" office:string-value="E2CC" calcext:value-type="string">
            <text:p>E2C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8]&lt;&gt;&quot;Reserved&quot;; [.D718] &lt;&gt; &quot;&quot;); &quot;0x&quot; &amp; [.A718] &amp; &quot; &quot; &amp;[.D718]; &quot;&quot;)">
            <text:p/>
          </table:table-cell>
          <table:table-cell/>
        </table:table-row>
        <table:table-row table:style-name="ro1">
          <table:table-cell table:formula="of:=DEC2HEX(HEX2DEC([.A718])+1)" office:value-type="string" office:string-value="E2CD" calcext:value-type="string">
            <text:p>E2C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9]&lt;&gt;&quot;Reserved&quot;; [.D719] &lt;&gt; &quot;&quot;); &quot;0x&quot; &amp; [.A719] &amp; &quot; &quot; &amp;[.D719]; &quot;&quot;)">
            <text:p/>
          </table:table-cell>
          <table:table-cell/>
        </table:table-row>
        <table:table-row table:style-name="ro1">
          <table:table-cell table:formula="of:=DEC2HEX(HEX2DEC([.A719])+1)" office:value-type="string" office:string-value="E2CE" calcext:value-type="string">
            <text:p>E2C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0]&lt;&gt;&quot;Reserved&quot;; [.D720] &lt;&gt; &quot;&quot;); &quot;0x&quot; &amp; [.A720] &amp; &quot; &quot; &amp;[.D720]; &quot;&quot;)">
            <text:p/>
          </table:table-cell>
          <table:table-cell/>
        </table:table-row>
        <table:table-row table:style-name="ro1">
          <table:table-cell table:formula="of:=DEC2HEX(HEX2DEC([.A720])+1)" office:value-type="string" office:string-value="E2CF" calcext:value-type="string">
            <text:p>E2C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1]&lt;&gt;&quot;Reserved&quot;; [.D721] &lt;&gt; &quot;&quot;); &quot;0x&quot; &amp; [.A721] &amp; &quot; &quot; &amp;[.D721]; &quot;&quot;)">
            <text:p/>
          </table:table-cell>
          <table:table-cell/>
        </table:table-row>
        <table:table-row table:style-name="ro1">
          <table:table-cell table:formula="of:=DEC2HEX(HEX2DEC([.A721])+1)" office:value-type="string" office:string-value="E2D0" calcext:value-type="string">
            <text:p>E2D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</text:p>
          </table:table-cell>
          <table:table-cell/>
          <table:table-cell table:formula="of:=IF(AND([.D722]&lt;&gt;&quot;Reserved&quot;; [.D722] &lt;&gt; &quot;&quot;); &quot;0x&quot; &amp; [.A722] &amp; &quot; &quot; &amp;[.D722]; &quot;&quot;)" office:value-type="string" office:string-value="0xE2D0 modeVarys" calcext:value-type="string">
            <text:p>0xE2D0 modeVarys</text:p>
          </table:table-cell>
          <table:table-cell/>
        </table:table-row>
        <table:table-row table:style-name="ro1">
          <table:table-cell table:formula="of:=DEC2HEX(HEX2DEC([.A722])+1)" office:value-type="string" office:string-value="E2D1" calcext:value-type="string">
            <text:p>E2D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2</text:p>
          </table:table-cell>
          <table:table-cell/>
          <table:table-cell table:formula="of:=IF(AND([.D723]&lt;&gt;&quot;Reserved&quot;; [.D723] &lt;&gt; &quot;&quot;); &quot;0x&quot; &amp; [.A723] &amp; &quot; &quot; &amp;[.D723]; &quot;&quot;)" office:value-type="string" office:string-value="0xE2D1 modeVarys2" calcext:value-type="string">
            <text:p>0xE2D1 modeVarys2</text:p>
          </table:table-cell>
          <table:table-cell/>
        </table:table-row>
        <table:table-row table:style-name="ro1">
          <table:table-cell table:formula="of:=DEC2HEX(HEX2DEC([.A723])+1)" office:value-type="string" office:string-value="E2D2" calcext:value-type="string">
            <text:p>E2D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rotovarys</text:p>
          </table:table-cell>
          <table:table-cell/>
          <table:table-cell table:formula="of:=IF(AND([.D724]&lt;&gt;&quot;Reserved&quot;; [.D724] &lt;&gt; &quot;&quot;); &quot;0x&quot; &amp; [.A724] &amp; &quot; &quot; &amp;[.D724]; &quot;&quot;)" office:value-type="string" office:string-value="0xE2D2 modeProtovarys" calcext:value-type="string">
            <text:p>0xE2D2 modeProtovarys</text:p>
          </table:table-cell>
          <table:table-cell/>
        </table:table-row>
        <table:table-row table:style-name="ro1">
          <table:table-cell table:formula="of:=DEC2HEX(HEX2DEC([.A724])+1)" office:value-type="string" office:string-value="E2D3" calcext:value-type="string">
            <text:p>E2D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5]&lt;&gt;&quot;Reserved&quot;; [.D725] &lt;&gt; &quot;&quot;); &quot;0x&quot; &amp; [.A725] &amp; &quot; &quot; &amp;[.D725]; &quot;&quot;)">
            <text:p/>
          </table:table-cell>
          <table:table-cell/>
        </table:table-row>
        <table:table-row table:style-name="ro1">
          <table:table-cell table:formula="of:=DEC2HEX(HEX2DEC([.A725])+1)" office:value-type="string" office:string-value="E2D4" calcext:value-type="string">
            <text:p>E2D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6]&lt;&gt;&quot;Reserved&quot;; [.D726] &lt;&gt; &quot;&quot;); &quot;0x&quot; &amp; [.A726] &amp; &quot; &quot; &amp;[.D726]; &quot;&quot;)">
            <text:p/>
          </table:table-cell>
          <table:table-cell/>
        </table:table-row>
        <table:table-row table:style-name="ro1">
          <table:table-cell table:formula="of:=DEC2HEX(HEX2DEC([.A726])+1)" office:value-type="string" office:string-value="E2D5" calcext:value-type="string">
            <text:p>E2D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7]&lt;&gt;&quot;Reserved&quot;; [.D727] &lt;&gt; &quot;&quot;); &quot;0x&quot; &amp; [.A727] &amp; &quot; &quot; &amp;[.D727]; &quot;&quot;)">
            <text:p/>
          </table:table-cell>
          <table:table-cell/>
        </table:table-row>
        <table:table-row table:style-name="ro1">
          <table:table-cell table:formula="of:=DEC2HEX(HEX2DEC([.A727])+1)" office:value-type="string" office:string-value="E2D6" calcext:value-type="string">
            <text:p>E2D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8]&lt;&gt;&quot;Reserved&quot;; [.D728] &lt;&gt; &quot;&quot;); &quot;0x&quot; &amp; [.A728] &amp; &quot; &quot; &amp;[.D728]; &quot;&quot;)">
            <text:p/>
          </table:table-cell>
          <table:table-cell office:value-type="string" calcext:value-type="string">
            <text:p>modeFthoraNi</text:p>
          </table:table-cell>
        </table:table-row>
        <table:table-row table:style-name="ro1">
          <table:table-cell table:formula="of:=DEC2HEX(HEX2DEC([.A728])+1)" office:value-type="string" office:string-value="E2D7" calcext:value-type="string">
            <text:p>E2D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9]&lt;&gt;&quot;Reserved&quot;; [.D729] &lt;&gt; &quot;&quot;); &quot;0x&quot; &amp; [.A729] &amp; &quot; &quot; &amp;[.D729]; &quot;&quot;)">
            <text:p/>
          </table:table-cell>
          <table:table-cell office:value-type="string" calcext:value-type="string">
            <text:p>modeFthoraPa</text:p>
          </table:table-cell>
        </table:table-row>
        <table:table-row table:style-name="ro1">
          <table:table-cell table:formula="of:=DEC2HEX(HEX2DEC([.A729])+1)" office:value-type="string" office:string-value="E2D8" calcext:value-type="string">
            <text:p>E2D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ourth</text:p>
          </table:table-cell>
          <table:table-cell/>
          <table:table-cell table:formula="of:=IF(AND([.D730]&lt;&gt;&quot;Reserved&quot;; [.D730] &lt;&gt; &quot;&quot;); &quot;0x&quot; &amp; [.A730] &amp; &quot; &quot; &amp;[.D730]; &quot;&quot;)" office:value-type="string" office:string-value="0xE2D8 modePlagalFourth" calcext:value-type="string">
            <text:p>0xE2D8 modePlagalFourth</text:p>
          </table:table-cell>
          <table:table-cell office:value-type="string" calcext:value-type="string">
            <text:p>modeFthoraVou</text:p>
          </table:table-cell>
        </table:table-row>
        <table:table-row table:style-name="ro1">
          <table:table-cell table:formula="of:=DEC2HEX(HEX2DEC([.A730])+1)" office:value-type="string" office:string-value="E2D9" calcext:value-type="string">
            <text:p>E2D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1]&lt;&gt;&quot;Reserved&quot;; [.D731] &lt;&gt; &quot;&quot;); &quot;0x&quot; &amp; [.A731] &amp; &quot; &quot; &amp;[.D731]; &quot;&quot;)">
            <text:p/>
          </table:table-cell>
          <table:table-cell office:value-type="string" calcext:value-type="string">
            <text:p>modeFthoraGa</text:p>
          </table:table-cell>
        </table:table-row>
        <table:table-row table:style-name="ro1">
          <table:table-cell table:formula="of:=DEC2HEX(HEX2DEC([.A731])+1)" office:value-type="string" office:string-value="E2DA" calcext:value-type="string">
            <text:p>E2D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2]&lt;&gt;&quot;Reserved&quot;; [.D732] &lt;&gt; &quot;&quot;); &quot;0x&quot; &amp; [.A732] &amp; &quot; &quot; &amp;[.D732]; &quot;&quot;)">
            <text:p/>
          </table:table-cell>
          <table:table-cell office:value-type="string" calcext:value-type="string">
            <text:p>modeFthoraDi</text:p>
          </table:table-cell>
        </table:table-row>
        <table:table-row table:style-name="ro1">
          <table:table-cell table:formula="of:=DEC2HEX(HEX2DEC([.A732])+1)" office:value-type="string" office:string-value="E2DB" calcext:value-type="string">
            <text:p>E2D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3]&lt;&gt;&quot;Reserved&quot;; [.D733] &lt;&gt; &quot;&quot;); &quot;0x&quot; &amp; [.A733] &amp; &quot; &quot; &amp;[.D733]; &quot;&quot;)">
            <text:p/>
          </table:table-cell>
          <table:table-cell office:value-type="string" calcext:value-type="string">
            <text:p>modeFthoraKe</text:p>
          </table:table-cell>
        </table:table-row>
        <table:table-row table:style-name="ro1">
          <table:table-cell table:formula="of:=DEC2HEX(HEX2DEC([.A733])+1)" office:value-type="string" office:string-value="E2DC" calcext:value-type="string">
            <text:p>E2D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4]&lt;&gt;&quot;Reserved&quot;; [.D734] &lt;&gt; &quot;&quot;); &quot;0x&quot; &amp; [.A734] &amp; &quot; &quot; &amp;[.D734]; &quot;&quot;)">
            <text:p/>
          </table:table-cell>
          <table:table-cell office:value-type="string" calcext:value-type="string">
            <text:p>modeFthoraZo</text:p>
          </table:table-cell>
        </table:table-row>
        <table:table-row table:style-name="ro1">
          <table:table-cell table:formula="of:=DEC2HEX(HEX2DEC([.A734])+1)" office:value-type="string" office:string-value="E2DD" calcext:value-type="string">
            <text:p>E2D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5]&lt;&gt;&quot;Reserved&quot;; [.D735] &lt;&gt; &quot;&quot;); &quot;0x&quot; &amp; [.A735] &amp; &quot; &quot; &amp;[.D735]; &quot;&quot;)">
            <text:p/>
          </table:table-cell>
          <table:table-cell office:value-type="string" calcext:value-type="string">
            <text:p>modeFthoraHighNi</text:p>
          </table:table-cell>
        </table:table-row>
        <table:table-row table:style-name="ro1">
          <table:table-cell table:formula="of:=DEC2HEX(HEX2DEC([.A735])+1)" office:value-type="string" office:string-value="E2DE" calcext:value-type="string">
            <text:p>E2D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6]&lt;&gt;&quot;Reserved&quot;; [.D736] &lt;&gt; &quot;&quot;); &quot;0x&quot; &amp; [.A736] &amp; &quot; &quot; &amp;[.D736]; &quot;&quot;)">
            <text:p/>
          </table:table-cell>
          <table:table-cell office:value-type="string" calcext:value-type="string">
            <text:p>modeFthoraHardChromatic</text:p>
          </table:table-cell>
        </table:table-row>
        <table:table-row table:style-name="ro1">
          <table:table-cell table:formula="of:=DEC2HEX(HEX2DEC([.A736])+1)" office:value-type="string" office:string-value="E2DF" calcext:value-type="string">
            <text:p>E2D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7]&lt;&gt;&quot;Reserved&quot;; [.D737] &lt;&gt; &quot;&quot;); &quot;0x&quot; &amp; [.A737] &amp; &quot; &quot; &amp;[.D737]; &quot;&quot;)">
            <text:p/>
          </table:table-cell>
          <table:table-cell office:value-type="string" calcext:value-type="string">
            <text:p>modeFthoraSoftChromatic</text:p>
          </table:table-cell>
        </table:table-row>
        <table:table-row table:style-name="ro1">
          <table:table-cell table:formula="of:=DEC2HEX(HEX2DEC([.A737])+1)" office:value-type="string" office:string-value="E2E0" calcext:value-type="string">
            <text:p>E2E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Ni</text:p>
          </table:table-cell>
          <table:table-cell/>
          <table:table-cell table:formula="of:=IF(AND([.D738]&lt;&gt;&quot;Reserved&quot;; [.D738] &lt;&gt; &quot;&quot;); &quot;0x&quot; &amp; [.A738] &amp; &quot; &quot; &amp;[.D738]; &quot;&quot;)" office:value-type="string" office:string-value="0xE2E0 modeNi" calcext:value-type="string">
            <text:p>0xE2E0 modeNi</text:p>
          </table:table-cell>
          <table:table-cell office:value-type="string" calcext:value-type="string">
            <text:p>modeFthoraEnharmonic</text:p>
          </table:table-cell>
        </table:table-row>
        <table:table-row table:style-name="ro1">
          <table:table-cell table:formula="of:=DEC2HEX(HEX2DEC([.A738])+1)" office:value-type="string" office:string-value="E2E1" calcext:value-type="string">
            <text:p>E2E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a</text:p>
          </table:table-cell>
          <table:table-cell/>
          <table:table-cell table:formula="of:=IF(AND([.D739]&lt;&gt;&quot;Reserved&quot;; [.D739] &lt;&gt; &quot;&quot;); &quot;0x&quot; &amp; [.A739] &amp; &quot; &quot; &amp;[.D739]; &quot;&quot;)" office:value-type="string" office:string-value="0xE2E1 modePa" calcext:value-type="string">
            <text:p>0xE2E1 modePa</text:p>
          </table:table-cell>
          <table:table-cell/>
        </table:table-row>
        <table:table-row table:style-name="ro1">
          <table:table-cell table:formula="of:=DEC2HEX(HEX2DEC([.A739])+1)" office:value-type="string" office:string-value="E2E2" calcext:value-type="string">
            <text:p>E2E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ou</text:p>
          </table:table-cell>
          <table:table-cell/>
          <table:table-cell table:formula="of:=IF(AND([.D740]&lt;&gt;&quot;Reserved&quot;; [.D740] &lt;&gt; &quot;&quot;); &quot;0x&quot; &amp; [.A740] &amp; &quot; &quot; &amp;[.D740]; &quot;&quot;)" office:value-type="string" office:string-value="0xE2E2 modeVou" calcext:value-type="string">
            <text:p>0xE2E2 modeVou</text:p>
          </table:table-cell>
          <table:table-cell/>
        </table:table-row>
        <table:table-row table:style-name="ro1">
          <table:table-cell table:formula="of:=DEC2HEX(HEX2DEC([.A740])+1)" office:value-type="string" office:string-value="E2E3" calcext:value-type="string">
            <text:p>E2E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</text:p>
          </table:table-cell>
          <table:table-cell/>
          <table:table-cell table:formula="of:=IF(AND([.D741]&lt;&gt;&quot;Reserved&quot;; [.D741] &lt;&gt; &quot;&quot;); &quot;0x&quot; &amp; [.A741] &amp; &quot; &quot; &amp;[.D741]; &quot;&quot;)" office:value-type="string" office:string-value="0xE2E3 modeGa" calcext:value-type="string">
            <text:p>0xE2E3 modeGa</text:p>
          </table:table-cell>
          <table:table-cell/>
        </table:table-row>
        <table:table-row table:style-name="ro1">
          <table:table-cell table:formula="of:=DEC2HEX(HEX2DEC([.A741])+1)" office:value-type="string" office:string-value="E2E4" calcext:value-type="string">
            <text:p>E2E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i</text:p>
          </table:table-cell>
          <table:table-cell/>
          <table:table-cell table:formula="of:=IF(AND([.D742]&lt;&gt;&quot;Reserved&quot;; [.D742] &lt;&gt; &quot;&quot;); &quot;0x&quot; &amp; [.A742] &amp; &quot; &quot; &amp;[.D742]; &quot;&quot;)" office:value-type="string" office:string-value="0xE2E4 modeDi" calcext:value-type="string">
            <text:p>0xE2E4 modeDi</text:p>
          </table:table-cell>
          <table:table-cell/>
        </table:table-row>
        <table:table-row table:style-name="ro1">
          <table:table-cell table:formula="of:=DEC2HEX(HEX2DEC([.A742])+1)" office:value-type="string" office:string-value="E2E5" calcext:value-type="string">
            <text:p>E2E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Ke</text:p>
          </table:table-cell>
          <table:table-cell/>
          <table:table-cell table:formula="of:=IF(AND([.D743]&lt;&gt;&quot;Reserved&quot;; [.D743] &lt;&gt; &quot;&quot;); &quot;0x&quot; &amp; [.A743] &amp; &quot; &quot; &amp;[.D743]; &quot;&quot;)" office:value-type="string" office:string-value="0xE2E5 modeKe" calcext:value-type="string">
            <text:p>0xE2E5 modeKe</text:p>
          </table:table-cell>
          <table:table-cell/>
        </table:table-row>
        <table:table-row table:style-name="ro1">
          <table:table-cell table:formula="of:=DEC2HEX(HEX2DEC([.A743])+1)" office:value-type="string" office:string-value="E2E6" calcext:value-type="string">
            <text:p>E2E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Zo</text:p>
          </table:table-cell>
          <table:table-cell/>
          <table:table-cell table:formula="of:=IF(AND([.D744]&lt;&gt;&quot;Reserved&quot;; [.D744] &lt;&gt; &quot;&quot;); &quot;0x&quot; &amp; [.A744] &amp; &quot; &quot; &amp;[.D744]; &quot;&quot;)" office:value-type="string" office:string-value="0xE2E6 modeZo" calcext:value-type="string">
            <text:p>0xE2E6 modeZo</text:p>
          </table:table-cell>
          <table:table-cell/>
        </table:table-row>
        <table:table-row table:style-name="ro1">
          <table:table-cell table:formula="of:=DEC2HEX(HEX2DEC([.A744])+1)" office:value-type="string" office:string-value="E2E7" calcext:value-type="string">
            <text:p>E2E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KentimaAbove</text:p>
          </table:table-cell>
          <table:table-cell/>
          <table:table-cell table:formula="of:=IF(AND([.D745]&lt;&gt;&quot;Reserved&quot;; [.D745] &lt;&gt; &quot;&quot;); &quot;0x&quot; &amp; [.A745] &amp; &quot; &quot; &amp;[.D745]; &quot;&quot;)" office:value-type="string" office:string-value="0xE2E7 modeOligonKentimaAbove" calcext:value-type="string">
            <text:p>0xE2E7 modeOligonKentimaAbove</text:p>
          </table:table-cell>
          <table:table-cell/>
        </table:table-row>
        <table:table-row table:style-name="ro1">
          <table:table-cell table:formula="of:=DEC2HEX(HEX2DEC([.A745])+1)" office:value-type="string" office:string-value="E2E8" calcext:value-type="string">
            <text:p>E2E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Ypsili</text:p>
          </table:table-cell>
          <table:table-cell/>
          <table:table-cell table:formula="of:=IF(AND([.D746]&lt;&gt;&quot;Reserved&quot;; [.D746] &lt;&gt; &quot;&quot;); &quot;0x&quot; &amp; [.A746] &amp; &quot; &quot; &amp;[.D746]; &quot;&quot;)" office:value-type="string" office:string-value="0xE2E8 modeOligonYpsili" calcext:value-type="string">
            <text:p>0xE2E8 modeOligonYpsili</text:p>
          </table:table-cell>
          <table:table-cell/>
        </table:table-row>
        <table:table-row table:style-name="ro1">
          <table:table-cell table:formula="of:=DEC2HEX(HEX2DEC([.A746])+1)" office:value-type="string" office:string-value="E2E9" calcext:value-type="string">
            <text:p>E2E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Elafron</text:p>
          </table:table-cell>
          <table:table-cell/>
          <table:table-cell table:formula="of:=IF(AND([.D747]&lt;&gt;&quot;Reserved&quot;; [.D747] &lt;&gt; &quot;&quot;); &quot;0x&quot; &amp; [.A747] &amp; &quot; &quot; &amp;[.D747]; &quot;&quot;)" office:value-type="string" office:string-value="0xE2E9 modeElafron" calcext:value-type="string">
            <text:p>0xE2E9 modeElafron</text:p>
          </table:table-cell>
          <table:table-cell/>
        </table:table-row>
        <table:table-row table:style-name="ro1">
          <table:table-cell table:formula="of:=DEC2HEX(HEX2DEC([.A747])+1)" office:value-type="string" office:string-value="E2EA" calcext:value-type="string">
            <text:p>E2E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RunningElafron</text:p>
          </table:table-cell>
          <table:table-cell/>
          <table:table-cell table:formula="of:=IF(AND([.D748]&lt;&gt;&quot;Reserved&quot;; [.D748] &lt;&gt; &quot;&quot;); &quot;0x&quot; &amp; [.A748] &amp; &quot; &quot; &amp;[.D748]; &quot;&quot;)" office:value-type="string" office:string-value="0xE2EA modeRunningElafron" calcext:value-type="string">
            <text:p>0xE2EA modeRunningElafron</text:p>
          </table:table-cell>
          <table:table-cell/>
        </table:table-row>
        <table:table-row table:style-name="ro1">
          <table:table-cell table:formula="of:=DEC2HEX(HEX2DEC([.A748])+1)" office:value-type="string" office:string-value="E2EB" calcext:value-type="string">
            <text:p>E2E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9]&lt;&gt;&quot;Reserved&quot;; [.D749] &lt;&gt; &quot;&quot;); &quot;0x&quot; &amp; [.A749] &amp; &quot; &quot; &amp;[.D749]; &quot;&quot;)">
            <text:p/>
          </table:table-cell>
          <table:table-cell/>
        </table:table-row>
        <table:table-row table:style-name="ro1">
          <table:table-cell table:formula="of:=DEC2HEX(HEX2DEC([.A749])+1)" office:value-type="string" office:string-value="E2EC" calcext:value-type="string">
            <text:p>E2E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0]&lt;&gt;&quot;Reserved&quot;; [.D750] &lt;&gt; &quot;&quot;); &quot;0x&quot; &amp; [.A750] &amp; &quot; &quot; &amp;[.D750]; &quot;&quot;)">
            <text:p/>
          </table:table-cell>
          <table:table-cell/>
        </table:table-row>
        <table:table-row table:style-name="ro1">
          <table:table-cell table:formula="of:=DEC2HEX(HEX2DEC([.A750])+1)" office:value-type="string" office:string-value="E2ED" calcext:value-type="string">
            <text:p>E2E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1]&lt;&gt;&quot;Reserved&quot;; [.D751] &lt;&gt; &quot;&quot;); &quot;0x&quot; &amp; [.A751] &amp; &quot; &quot; &amp;[.D751]; &quot;&quot;)">
            <text:p/>
          </table:table-cell>
          <table:table-cell/>
        </table:table-row>
        <table:table-row table:style-name="ro1">
          <table:table-cell table:formula="of:=DEC2HEX(HEX2DEC([.A751])+1)" office:value-type="string" office:string-value="E2EE" calcext:value-type="string">
            <text:p>E2E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2]&lt;&gt;&quot;Reserved&quot;; [.D752] &lt;&gt; &quot;&quot;); &quot;0x&quot; &amp; [.A752] &amp; &quot; &quot; &amp;[.D752]; &quot;&quot;)">
            <text:p/>
          </table:table-cell>
          <table:table-cell/>
        </table:table-row>
        <table:table-row table:style-name="ro1">
          <table:table-cell table:formula="of:=DEC2HEX(HEX2DEC([.A752])+1)" office:value-type="string" office:string-value="E2EF" calcext:value-type="string">
            <text:p>E2E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3]&lt;&gt;&quot;Reserved&quot;; [.D753] &lt;&gt; &quot;&quot;); &quot;0x&quot; &amp; [.A753] &amp; &quot; &quot; &amp;[.D753]; &quot;&quot;)">
            <text:p/>
          </table:table-cell>
          <table:table-cell/>
        </table:table-row>
        <table:table-row table:style-name="ro1">
          <table:table-cell table:formula="of:=DEC2HEX(HEX2DEC([.A753])+1)" office:value-type="string" office:string-value="E2F0" calcext:value-type="string">
            <text:p>E2F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</text:p>
          </table:table-cell>
          <table:table-cell/>
          <table:table-cell table:formula="of:=IF(AND([.D754]&lt;&gt;&quot;Reserved&quot;; [.D754] &lt;&gt; &quot;&quot;); &quot;0x&quot; &amp; [.A754] &amp; &quot; &quot; &amp;[.D754]; &quot;&quot;)" office:value-type="string" office:string-value="0xE2F0 modePlagal" calcext:value-type="string">
            <text:p>0xE2F0 modePlagal</text:p>
          </table:table-cell>
          <table:table-cell/>
        </table:table-row>
        <table:table-row table:style-name="ro1">
          <table:table-cell table:formula="of:=DEC2HEX(HEX2DEC([.A754])+1)" office:value-type="string" office:string-value="E2F1" calcext:value-type="string">
            <text:p>E2F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Echos</text:p>
          </table:table-cell>
          <table:table-cell/>
          <table:table-cell table:formula="of:=IF(AND([.D755]&lt;&gt;&quot;Reserved&quot;; [.D755] &lt;&gt; &quot;&quot;); &quot;0x&quot; &amp; [.A755] &amp; &quot; &quot; &amp;[.D755]; &quot;&quot;)" office:value-type="string" office:string-value="0xE2F1 modeWordEchos" calcext:value-type="string">
            <text:p>0xE2F1 modeWordEchos</text:p>
          </table:table-cell>
          <table:table-cell/>
        </table:table-row>
        <table:table-row table:style-name="ro1">
          <table:table-cell table:formula="of:=DEC2HEX(HEX2DEC([.A755])+1)" office:value-type="string" office:string-value="E2F2" calcext:value-type="string">
            <text:p>E2F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Varys</text:p>
          </table:table-cell>
          <table:table-cell/>
          <table:table-cell table:formula="of:=IF(AND([.D756]&lt;&gt;&quot;Reserved&quot;; [.D756] &lt;&gt; &quot;&quot;); &quot;0x&quot; &amp; [.A756] &amp; &quot; &quot; &amp;[.D756]; &quot;&quot;)" office:value-type="string" office:string-value="0xE2F2 modeWordVarys" calcext:value-type="string">
            <text:p>0xE2F2 modeWordVarys</text:p>
          </table:table-cell>
          <table:table-cell/>
        </table:table-row>
        <table:table-row table:style-name="ro1">
          <table:table-cell table:formula="of:=DEC2HEX(HEX2DEC([.A756])+1)" office:value-type="string" office:string-value="E2F3" calcext:value-type="string">
            <text:p>E2F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</text:p>
          </table:table-cell>
          <table:table-cell/>
          <table:table-cell table:formula="of:=IF(AND([.D757]&lt;&gt;&quot;Reserved&quot;; [.D757] &lt;&gt; &quot;&quot;); &quot;0x&quot; &amp; [.A757] &amp; &quot; &quot; &amp;[.D757]; &quot;&quot;)" office:value-type="string" office:string-value="0xE2F3 modeAlpha" calcext:value-type="string">
            <text:p>0xE2F3 modeAlpha</text:p>
          </table:table-cell>
          <table:table-cell/>
        </table:table-row>
        <table:table-row table:style-name="ro1">
          <table:table-cell table:formula="of:=DEC2HEX(HEX2DEC([.A757])+1)" office:value-type="string" office:string-value="E2F4" calcext:value-type="string">
            <text:p>E2F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</text:p>
          </table:table-cell>
          <table:table-cell/>
          <table:table-cell table:formula="of:=IF(AND([.D758]&lt;&gt;&quot;Reserved&quot;; [.D758] &lt;&gt; &quot;&quot;); &quot;0x&quot; &amp; [.A758] &amp; &quot; &quot; &amp;[.D758]; &quot;&quot;)" office:value-type="string" office:string-value="0xE2F4 modeBeta" calcext:value-type="string">
            <text:p>0xE2F4 modeBeta</text:p>
          </table:table-cell>
          <table:table-cell/>
        </table:table-row>
        <table:table-row table:style-name="ro1">
          <table:table-cell table:formula="of:=DEC2HEX(HEX2DEC([.A758])+1)" office:value-type="string" office:string-value="E2F5" calcext:value-type="string">
            <text:p>E2F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</text:p>
          </table:table-cell>
          <table:table-cell/>
          <table:table-cell table:formula="of:=IF(AND([.D759]&lt;&gt;&quot;Reserved&quot;; [.D759] &lt;&gt; &quot;&quot;); &quot;0x&quot; &amp; [.A759] &amp; &quot; &quot; &amp;[.D759]; &quot;&quot;)" office:value-type="string" office:string-value="0xE2F5 modeGamma" calcext:value-type="string">
            <text:p>0xE2F5 modeGamma</text:p>
          </table:table-cell>
          <table:table-cell/>
        </table:table-row>
        <table:table-row table:style-name="ro1">
          <table:table-cell table:formula="of:=DEC2HEX(HEX2DEC([.A759])+1)" office:value-type="string" office:string-value="E2F6" calcext:value-type="string">
            <text:p>E2F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</text:p>
          </table:table-cell>
          <table:table-cell/>
          <table:table-cell table:formula="of:=IF(AND([.D760]&lt;&gt;&quot;Reserved&quot;; [.D760] &lt;&gt; &quot;&quot;); &quot;0x&quot; &amp; [.A760] &amp; &quot; &quot; &amp;[.D760]; &quot;&quot;)" office:value-type="string" office:string-value="0xE2F6 modeDelta" calcext:value-type="string">
            <text:p>0xE2F6 modeDelta</text:p>
          </table:table-cell>
          <table:table-cell/>
        </table:table-row>
        <table:table-row table:style-name="ro1">
          <table:table-cell table:formula="of:=DEC2HEX(HEX2DEC([.A760])+1)" office:value-type="string" office:string-value="E2F7" calcext:value-type="string">
            <text:p>E2F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Capital</text:p>
          </table:table-cell>
          <table:table-cell/>
          <table:table-cell table:formula="of:=IF(AND([.D761]&lt;&gt;&quot;Reserved&quot;; [.D761] &lt;&gt; &quot;&quot;); &quot;0x&quot; &amp; [.A761] &amp; &quot; &quot; &amp;[.D761]; &quot;&quot;)" office:value-type="string" office:string-value="0xE2F7 modeAlphaCapital" calcext:value-type="string">
            <text:p>0xE2F7 modeAlphaCapital</text:p>
          </table:table-cell>
          <table:table-cell/>
        </table:table-row>
        <table:table-row table:style-name="ro1">
          <table:table-cell table:formula="of:=DEC2HEX(HEX2DEC([.A761])+1)" office:value-type="string" office:string-value="E2F8" calcext:value-type="string">
            <text:p>E2F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Capital</text:p>
          </table:table-cell>
          <table:table-cell/>
          <table:table-cell table:formula="of:=IF(AND([.D762]&lt;&gt;&quot;Reserved&quot;; [.D762] &lt;&gt; &quot;&quot;); &quot;0x&quot; &amp; [.A762] &amp; &quot; &quot; &amp;[.D762]; &quot;&quot;)" office:value-type="string" office:string-value="0xE2F8 modeBetaCapital" calcext:value-type="string">
            <text:p>0xE2F8 modeBetaCapital</text:p>
          </table:table-cell>
          <table:table-cell/>
        </table:table-row>
        <table:table-row table:style-name="ro1">
          <table:table-cell table:formula="of:=DEC2HEX(HEX2DEC([.A762])+1)" office:value-type="string" office:string-value="E2F9" calcext:value-type="string">
            <text:p>E2F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Capital</text:p>
          </table:table-cell>
          <table:table-cell/>
          <table:table-cell table:formula="of:=IF(AND([.D763]&lt;&gt;&quot;Reserved&quot;; [.D763] &lt;&gt; &quot;&quot;); &quot;0x&quot; &amp; [.A763] &amp; &quot; &quot; &amp;[.D763]; &quot;&quot;)" office:value-type="string" office:string-value="0xE2F9 modeGammaCapital" calcext:value-type="string">
            <text:p>0xE2F9 modeGammaCapital</text:p>
          </table:table-cell>
          <table:table-cell/>
        </table:table-row>
        <table:table-row table:style-name="ro1">
          <table:table-cell table:formula="of:=DEC2HEX(HEX2DEC([.A763])+1)" office:value-type="string" office:string-value="E2FA" calcext:value-type="string">
            <text:p>E2F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Capital</text:p>
          </table:table-cell>
          <table:table-cell/>
          <table:table-cell table:formula="of:=IF(AND([.D764]&lt;&gt;&quot;Reserved&quot;; [.D764] &lt;&gt; &quot;&quot;); &quot;0x&quot; &amp; [.A764] &amp; &quot; &quot; &amp;[.D764]; &quot;&quot;)" office:value-type="string" office:string-value="0xE2FA modeDeltaCapital" calcext:value-type="string">
            <text:p>0xE2FA modeDeltaCapital</text:p>
          </table:table-cell>
          <table:table-cell/>
        </table:table-row>
        <table:table-row table:style-name="ro1">
          <table:table-cell table:formula="of:=DEC2HEX(HEX2DEC([.A764])+1)" office:value-type="string" office:string-value="E2FB" calcext:value-type="string">
            <text:p>E2F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5]&lt;&gt;&quot;Reserved&quot;; [.D765] &lt;&gt; &quot;&quot;); &quot;0x&quot; &amp; [.A765] &amp; &quot; &quot; &amp;[.D765]; &quot;&quot;)">
            <text:p/>
          </table:table-cell>
          <table:table-cell/>
        </table:table-row>
        <table:table-row table:style-name="ro1">
          <table:table-cell table:formula="of:=DEC2HEX(HEX2DEC([.A765])+1)" office:value-type="string" office:string-value="E2FC" calcext:value-type="string">
            <text:p>E2F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6]&lt;&gt;&quot;Reserved&quot;; [.D766] &lt;&gt; &quot;&quot;); &quot;0x&quot; &amp; [.A766] &amp; &quot; &quot; &amp;[.D766]; &quot;&quot;)">
            <text:p/>
          </table:table-cell>
          <table:table-cell/>
        </table:table-row>
        <table:table-row table:style-name="ro1">
          <table:table-cell table:formula="of:=DEC2HEX(HEX2DEC([.A766])+1)" office:value-type="string" office:string-value="E2FD" calcext:value-type="string">
            <text:p>E2F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7]&lt;&gt;&quot;Reserved&quot;; [.D767] &lt;&gt; &quot;&quot;); &quot;0x&quot; &amp; [.A767] &amp; &quot; &quot; &amp;[.D767]; &quot;&quot;)">
            <text:p/>
          </table:table-cell>
          <table:table-cell/>
        </table:table-row>
        <table:table-row table:style-name="ro1">
          <table:table-cell table:formula="of:=DEC2HEX(HEX2DEC([.A767])+1)" office:value-type="string" office:string-value="E2FE" calcext:value-type="string">
            <text:p>E2F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8]&lt;&gt;&quot;Reserved&quot;; [.D768] &lt;&gt; &quot;&quot;); &quot;0x&quot; &amp; [.A768] &amp; &quot; &quot; &amp;[.D768]; &quot;&quot;)">
            <text:p/>
          </table:table-cell>
          <table:table-cell/>
        </table:table-row>
        <table:table-row table:style-name="ro1">
          <table:table-cell table:formula="of:=DEC2HEX(HEX2DEC([.A768])+1)" office:value-type="string" office:string-value="E2FF" calcext:value-type="string">
            <text:p>E2F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9]&lt;&gt;&quot;Reserved&quot;; [.D769] &lt;&gt; &quot;&quot;); &quot;0x&quot; &amp; [.A769] &amp; &quot; &quot; &amp;[.D769]; &quot;&quot;)">
            <text:p/>
          </table:table-cell>
          <table:table-cell/>
        </table:table-row>
        <table:table-row table:style-name="ro1">
          <table:table-cell table:formula="of:=DEC2HEX(HEX2DEC([.A769])+1)" office:value-type="string" office:string-value="E300" calcext:value-type="string">
            <text:p>E30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0]&lt;&gt;&quot;Reserved&quot;; [.D770] &lt;&gt; &quot;&quot;); &quot;0x&quot; &amp; [.A770] &amp; &quot; &quot; &amp;[.D770]; &quot;&quot;)">
            <text:p/>
          </table:table-cell>
          <table:table-cell/>
        </table:table-row>
        <table:table-row table:style-name="ro1">
          <table:table-cell table:formula="of:=DEC2HEX(HEX2DEC([.A770])+1)" office:value-type="string" office:string-value="E301" calcext:value-type="string">
            <text:p>E30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1]&lt;&gt;&quot;Reserved&quot;; [.D771] &lt;&gt; &quot;&quot;); &quot;0x&quot; &amp; [.A771] &amp; &quot; &quot; &amp;[.D771]; &quot;&quot;)">
            <text:p/>
          </table:table-cell>
          <table:table-cell/>
        </table:table-row>
        <table:table-row table:style-name="ro1">
          <table:table-cell table:formula="of:=DEC2HEX(HEX2DEC([.A771])+1)" office:value-type="string" office:string-value="E302" calcext:value-type="string">
            <text:p>E30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2]&lt;&gt;&quot;Reserved&quot;; [.D772] &lt;&gt; &quot;&quot;); &quot;0x&quot; &amp; [.A772] &amp; &quot; &quot; &amp;[.D772]; &quot;&quot;)">
            <text:p/>
          </table:table-cell>
          <table:table-cell/>
        </table:table-row>
        <table:table-row table:style-name="ro1">
          <table:table-cell table:formula="of:=DEC2HEX(HEX2DEC([.A772])+1)" office:value-type="string" office:string-value="E303" calcext:value-type="string">
            <text:p>E30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3]&lt;&gt;&quot;Reserved&quot;; [.D773] &lt;&gt; &quot;&quot;); &quot;0x&quot; &amp; [.A773] &amp; &quot; &quot; &amp;[.D773]; &quot;&quot;)">
            <text:p/>
          </table:table-cell>
          <table:table-cell/>
        </table:table-row>
        <table:table-row table:style-name="ro1">
          <table:table-cell table:formula="of:=DEC2HEX(HEX2DEC([.A773])+1)" office:value-type="string" office:string-value="E304" calcext:value-type="string">
            <text:p>E30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4]&lt;&gt;&quot;Reserved&quot;; [.D774] &lt;&gt; &quot;&quot;); &quot;0x&quot; &amp; [.A774] &amp; &quot; &quot; &amp;[.D774]; &quot;&quot;)">
            <text:p/>
          </table:table-cell>
          <table:table-cell/>
        </table:table-row>
        <table:table-row table:style-name="ro1">
          <table:table-cell table:formula="of:=DEC2HEX(HEX2DEC([.A774])+1)" office:value-type="string" office:string-value="E305" calcext:value-type="string">
            <text:p>E30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5]&lt;&gt;&quot;Reserved&quot;; [.D775] &lt;&gt; &quot;&quot;); &quot;0x&quot; &amp; [.A775] &amp; &quot; &quot; &amp;[.D775]; &quot;&quot;)">
            <text:p/>
          </table:table-cell>
          <table:table-cell/>
        </table:table-row>
        <table:table-row table:style-name="ro1">
          <table:table-cell table:formula="of:=DEC2HEX(HEX2DEC([.A775])+1)" office:value-type="string" office:string-value="E306" calcext:value-type="string">
            <text:p>E30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6]&lt;&gt;&quot;Reserved&quot;; [.D776] &lt;&gt; &quot;&quot;); &quot;0x&quot; &amp; [.A776] &amp; &quot; &quot; &amp;[.D776]; &quot;&quot;)">
            <text:p/>
          </table:table-cell>
          <table:table-cell/>
        </table:table-row>
        <table:table-row table:style-name="ro1">
          <table:table-cell table:formula="of:=DEC2HEX(HEX2DEC([.A776])+1)" office:value-type="string" office:string-value="E307" calcext:value-type="string">
            <text:p>E30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7]&lt;&gt;&quot;Reserved&quot;; [.D777] &lt;&gt; &quot;&quot;); &quot;0x&quot; &amp; [.A777] &amp; &quot; &quot; &amp;[.D777]; &quot;&quot;)">
            <text:p/>
          </table:table-cell>
          <table:table-cell/>
        </table:table-row>
        <table:table-row table:style-name="ro1">
          <table:table-cell table:formula="of:=DEC2HEX(HEX2DEC([.A777])+1)" office:value-type="string" office:string-value="E308" calcext:value-type="string">
            <text:p>E30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8]&lt;&gt;&quot;Reserved&quot;; [.D778] &lt;&gt; &quot;&quot;); &quot;0x&quot; &amp; [.A778] &amp; &quot; &quot; &amp;[.D778]; &quot;&quot;)">
            <text:p/>
          </table:table-cell>
          <table:table-cell/>
        </table:table-row>
        <table:table-row table:style-name="ro1">
          <table:table-cell table:formula="of:=DEC2HEX(HEX2DEC([.A778])+1)" office:value-type="string" office:string-value="E309" calcext:value-type="string">
            <text:p>E30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9]&lt;&gt;&quot;Reserved&quot;; [.D779] &lt;&gt; &quot;&quot;); &quot;0x&quot; &amp; [.A779] &amp; &quot; &quot; &amp;[.D779]; &quot;&quot;)">
            <text:p/>
          </table:table-cell>
          <table:table-cell/>
        </table:table-row>
        <table:table-row table:style-name="ro1">
          <table:table-cell table:formula="of:=DEC2HEX(HEX2DEC([.A779])+1)" office:value-type="string" office:string-value="E30A" calcext:value-type="string">
            <text:p>E30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0]&lt;&gt;&quot;Reserved&quot;; [.D780] &lt;&gt; &quot;&quot;); &quot;0x&quot; &amp; [.A780] &amp; &quot; &quot; &amp;[.D780]; &quot;&quot;)">
            <text:p/>
          </table:table-cell>
          <table:table-cell/>
        </table:table-row>
        <table:table-row table:style-name="ro1">
          <table:table-cell table:formula="of:=DEC2HEX(HEX2DEC([.A780])+1)" office:value-type="string" office:string-value="E30B" calcext:value-type="string">
            <text:p>E30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1]&lt;&gt;&quot;Reserved&quot;; [.D781] &lt;&gt; &quot;&quot;); &quot;0x&quot; &amp; [.A781] &amp; &quot; &quot; &amp;[.D781]; &quot;&quot;)">
            <text:p/>
          </table:table-cell>
          <table:table-cell/>
        </table:table-row>
        <table:table-row table:style-name="ro1">
          <table:table-cell table:formula="of:=DEC2HEX(HEX2DEC([.A781])+1)" office:value-type="string" office:string-value="E30C" calcext:value-type="string">
            <text:p>E30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2]&lt;&gt;&quot;Reserved&quot;; [.D782] &lt;&gt; &quot;&quot;); &quot;0x&quot; &amp; [.A782] &amp; &quot; &quot; &amp;[.D782]; &quot;&quot;)">
            <text:p/>
          </table:table-cell>
          <table:table-cell/>
        </table:table-row>
        <table:table-row table:style-name="ro1">
          <table:table-cell table:formula="of:=DEC2HEX(HEX2DEC([.A782])+1)" office:value-type="string" office:string-value="E30D" calcext:value-type="string">
            <text:p>E30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3]&lt;&gt;&quot;Reserved&quot;; [.D783] &lt;&gt; &quot;&quot;); &quot;0x&quot; &amp; [.A783] &amp; &quot; &quot; &amp;[.D783]; &quot;&quot;)">
            <text:p/>
          </table:table-cell>
          <table:table-cell/>
        </table:table-row>
        <table:table-row table:style-name="ro1">
          <table:table-cell table:formula="of:=DEC2HEX(HEX2DEC([.A783])+1)" office:value-type="string" office:string-value="E30E" calcext:value-type="string">
            <text:p>E30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4]&lt;&gt;&quot;Reserved&quot;; [.D784] &lt;&gt; &quot;&quot;); &quot;0x&quot; &amp; [.A784] &amp; &quot; &quot; &amp;[.D784]; &quot;&quot;)">
            <text:p/>
          </table:table-cell>
          <table:table-cell/>
        </table:table-row>
        <table:table-row table:style-name="ro1">
          <table:table-cell table:formula="of:=DEC2HEX(HEX2DEC([.A784])+1)" office:value-type="string" office:string-value="E30F" calcext:value-type="string">
            <text:p>E30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5]&lt;&gt;&quot;Reserved&quot;; [.D785] &lt;&gt; &quot;&quot;); &quot;0x&quot; &amp; [.A785] &amp; &quot; &quot; &amp;[.D785]; &quot;&quot;)">
            <text:p/>
          </table:table-cell>
          <table:table-cell/>
        </table:table-row>
        <table:table-row table:style-name="ro1">
          <table:table-cell table:formula="of:=DEC2HEX(HEX2DEC([.A785])+1)" office:value-type="string" office:string-value="E310" calcext:value-type="string">
            <text:p>E31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6]&lt;&gt;&quot;Reserved&quot;; [.D786] &lt;&gt; &quot;&quot;); &quot;0x&quot; &amp; [.A786] &amp; &quot; &quot; &amp;[.D786]; &quot;&quot;)">
            <text:p/>
          </table:table-cell>
          <table:table-cell/>
        </table:table-row>
        <table:table-row table:style-name="ro1">
          <table:table-cell table:formula="of:=DEC2HEX(HEX2DEC([.A786])+1)" office:value-type="string" office:string-value="E311" calcext:value-type="string">
            <text:p>E31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7]&lt;&gt;&quot;Reserved&quot;; [.D787] &lt;&gt; &quot;&quot;); &quot;0x&quot; &amp; [.A787] &amp; &quot; &quot; &amp;[.D787]; &quot;&quot;)">
            <text:p/>
          </table:table-cell>
          <table:table-cell/>
        </table:table-row>
        <table:table-row table:style-name="ro1">
          <table:table-cell table:formula="of:=DEC2HEX(HEX2DEC([.A787])+1)" office:value-type="string" office:string-value="E312" calcext:value-type="string">
            <text:p>E31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8]&lt;&gt;&quot;Reserved&quot;; [.D788] &lt;&gt; &quot;&quot;); &quot;0x&quot; &amp; [.A788] &amp; &quot; &quot; &amp;[.D788]; &quot;&quot;)">
            <text:p/>
          </table:table-cell>
          <table:table-cell/>
        </table:table-row>
        <table:table-row table:style-name="ro1">
          <table:table-cell table:formula="of:=DEC2HEX(HEX2DEC([.A788])+1)" office:value-type="string" office:string-value="E313" calcext:value-type="string">
            <text:p>E31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9]&lt;&gt;&quot;Reserved&quot;; [.D789] &lt;&gt; &quot;&quot;); &quot;0x&quot; &amp; [.A789] &amp; &quot; &quot; &amp;[.D789]; &quot;&quot;)">
            <text:p/>
          </table:table-cell>
          <table:table-cell/>
        </table:table-row>
        <table:table-row table:style-name="ro1">
          <table:table-cell table:formula="of:=DEC2HEX(HEX2DEC([.A789])+1)" office:value-type="string" office:string-value="E314" calcext:value-type="string">
            <text:p>E31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0]&lt;&gt;&quot;Reserved&quot;; [.D790] &lt;&gt; &quot;&quot;); &quot;0x&quot; &amp; [.A790] &amp; &quot; &quot; &amp;[.D790]; &quot;&quot;)">
            <text:p/>
          </table:table-cell>
          <table:table-cell/>
        </table:table-row>
        <table:table-row table:style-name="ro1">
          <table:table-cell table:formula="of:=DEC2HEX(HEX2DEC([.A790])+1)" office:value-type="string" office:string-value="E315" calcext:value-type="string">
            <text:p>E31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1]&lt;&gt;&quot;Reserved&quot;; [.D791] &lt;&gt; &quot;&quot;); &quot;0x&quot; &amp; [.A791] &amp; &quot; &quot; &amp;[.D791]; &quot;&quot;)">
            <text:p/>
          </table:table-cell>
          <table:table-cell/>
        </table:table-row>
        <table:table-row table:style-name="ro1">
          <table:table-cell table:formula="of:=DEC2HEX(HEX2DEC([.A791])+1)" office:value-type="string" office:string-value="E316" calcext:value-type="string">
            <text:p>E31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2]&lt;&gt;&quot;Reserved&quot;; [.D792] &lt;&gt; &quot;&quot;); &quot;0x&quot; &amp; [.A792] &amp; &quot; &quot; &amp;[.D792]; &quot;&quot;)">
            <text:p/>
          </table:table-cell>
          <table:table-cell/>
        </table:table-row>
        <table:table-row table:style-name="ro1">
          <table:table-cell table:formula="of:=DEC2HEX(HEX2DEC([.A792])+1)" office:value-type="string" office:string-value="E317" calcext:value-type="string">
            <text:p>E31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3]&lt;&gt;&quot;Reserved&quot;; [.D793] &lt;&gt; &quot;&quot;); &quot;0x&quot; &amp; [.A793] &amp; &quot; &quot; &amp;[.D793]; &quot;&quot;)">
            <text:p/>
          </table:table-cell>
          <table:table-cell/>
        </table:table-row>
        <table:table-row table:style-name="ro1">
          <table:table-cell table:formula="of:=DEC2HEX(HEX2DEC([.A793])+1)" office:value-type="string" office:string-value="E318" calcext:value-type="string">
            <text:p>E31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4]&lt;&gt;&quot;Reserved&quot;; [.D794] &lt;&gt; &quot;&quot;); &quot;0x&quot; &amp; [.A794] &amp; &quot; &quot; &amp;[.D794]; &quot;&quot;)">
            <text:p/>
          </table:table-cell>
          <table:table-cell/>
        </table:table-row>
        <table:table-row table:style-name="ro1">
          <table:table-cell table:formula="of:=DEC2HEX(HEX2DEC([.A794])+1)" office:value-type="string" office:string-value="E319" calcext:value-type="string">
            <text:p>E31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5]&lt;&gt;&quot;Reserved&quot;; [.D795] &lt;&gt; &quot;&quot;); &quot;0x&quot; &amp; [.A795] &amp; &quot; &quot; &amp;[.D795]; &quot;&quot;)">
            <text:p/>
          </table:table-cell>
          <table:table-cell/>
        </table:table-row>
        <table:table-row table:style-name="ro1">
          <table:table-cell table:formula="of:=DEC2HEX(HEX2DEC([.A795])+1)" office:value-type="string" office:string-value="E31A" calcext:value-type="string">
            <text:p>E31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6]&lt;&gt;&quot;Reserved&quot;; [.D796] &lt;&gt; &quot;&quot;); &quot;0x&quot; &amp; [.A796] &amp; &quot; &quot; &amp;[.D796]; &quot;&quot;)">
            <text:p/>
          </table:table-cell>
          <table:table-cell/>
        </table:table-row>
        <table:table-row table:style-name="ro1">
          <table:table-cell table:formula="of:=DEC2HEX(HEX2DEC([.A796])+1)" office:value-type="string" office:string-value="E31B" calcext:value-type="string">
            <text:p>E31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7]&lt;&gt;&quot;Reserved&quot;; [.D797] &lt;&gt; &quot;&quot;); &quot;0x&quot; &amp; [.A797] &amp; &quot; &quot; &amp;[.D797]; &quot;&quot;)">
            <text:p/>
          </table:table-cell>
          <table:table-cell/>
        </table:table-row>
        <table:table-row table:style-name="ro1">
          <table:table-cell table:formula="of:=DEC2HEX(HEX2DEC([.A797])+1)" office:value-type="string" office:string-value="E31C" calcext:value-type="string">
            <text:p>E31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8]&lt;&gt;&quot;Reserved&quot;; [.D798] &lt;&gt; &quot;&quot;); &quot;0x&quot; &amp; [.A798] &amp; &quot; &quot; &amp;[.D798]; &quot;&quot;)">
            <text:p/>
          </table:table-cell>
          <table:table-cell/>
        </table:table-row>
        <table:table-row table:style-name="ro1">
          <table:table-cell table:formula="of:=DEC2HEX(HEX2DEC([.A798])+1)" office:value-type="string" office:string-value="E31D" calcext:value-type="string">
            <text:p>E31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9]&lt;&gt;&quot;Reserved&quot;; [.D799] &lt;&gt; &quot;&quot;); &quot;0x&quot; &amp; [.A799] &amp; &quot; &quot; &amp;[.D799]; &quot;&quot;)">
            <text:p/>
          </table:table-cell>
          <table:table-cell/>
        </table:table-row>
        <table:table-row table:style-name="ro1">
          <table:table-cell table:formula="of:=DEC2HEX(HEX2DEC([.A799])+1)" office:value-type="string" office:string-value="E31E" calcext:value-type="string">
            <text:p>E31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0]&lt;&gt;&quot;Reserved&quot;; [.D800] &lt;&gt; &quot;&quot;); &quot;0x&quot; &amp; [.A800] &amp; &quot; &quot; &amp;[.D800]; &quot;&quot;)">
            <text:p/>
          </table:table-cell>
          <table:table-cell/>
        </table:table-row>
        <table:table-row table:style-name="ro1">
          <table:table-cell table:formula="of:=DEC2HEX(HEX2DEC([.A800])+1)" office:value-type="string" office:string-value="E31F" calcext:value-type="string">
            <text:p>E31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1]&lt;&gt;&quot;Reserved&quot;; [.D801] &lt;&gt; &quot;&quot;); &quot;0x&quot; &amp; [.A801] &amp; &quot; &quot; &amp;[.D801]; &quot;&quot;)">
            <text:p/>
          </table:table-cell>
          <table:table-cell/>
        </table:table-row>
        <table:table-row table:style-name="ro1">
          <table:table-cell table:formula="of:=DEC2HEX(HEX2DEC([.A801])+1)" office:value-type="string" office:string-value="E320" calcext:value-type="string">
            <text:p>E32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2]&lt;&gt;&quot;Reserved&quot;; [.D802] &lt;&gt; &quot;&quot;); &quot;0x&quot; &amp; [.A802] &amp; &quot; &quot; &amp;[.D802]; &quot;&quot;)">
            <text:p/>
          </table:table-cell>
          <table:table-cell/>
        </table:table-row>
        <table:table-row table:style-name="ro1">
          <table:table-cell table:formula="of:=DEC2HEX(HEX2DEC([.A802])+1)" office:value-type="string" office:string-value="E321" calcext:value-type="string">
            <text:p>E32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3]&lt;&gt;&quot;Reserved&quot;; [.D803] &lt;&gt; &quot;&quot;); &quot;0x&quot; &amp; [.A803] &amp; &quot; &quot; &amp;[.D803]; &quot;&quot;)">
            <text:p/>
          </table:table-cell>
          <table:table-cell/>
        </table:table-row>
        <table:table-row table:style-name="ro1">
          <table:table-cell table:formula="of:=DEC2HEX(HEX2DEC([.A803])+1)" office:value-type="string" office:string-value="E322" calcext:value-type="string">
            <text:p>E32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4]&lt;&gt;&quot;Reserved&quot;; [.D804] &lt;&gt; &quot;&quot;); &quot;0x&quot; &amp; [.A804] &amp; &quot; &quot; &amp;[.D804]; &quot;&quot;)">
            <text:p/>
          </table:table-cell>
          <table:table-cell/>
        </table:table-row>
        <table:table-row table:style-name="ro1">
          <table:table-cell table:formula="of:=DEC2HEX(HEX2DEC([.A804])+1)" office:value-type="string" office:string-value="E323" calcext:value-type="string">
            <text:p>E32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5]&lt;&gt;&quot;Reserved&quot;; [.D805] &lt;&gt; &quot;&quot;); &quot;0x&quot; &amp; [.A805] &amp; &quot; &quot; &amp;[.D805]; &quot;&quot;)">
            <text:p/>
          </table:table-cell>
          <table:table-cell/>
        </table:table-row>
        <table:table-row table:style-name="ro1">
          <table:table-cell table:formula="of:=DEC2HEX(HEX2DEC([.A805])+1)" office:value-type="string" office:string-value="E324" calcext:value-type="string">
            <text:p>E32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6]&lt;&gt;&quot;Reserved&quot;; [.D806] &lt;&gt; &quot;&quot;); &quot;0x&quot; &amp; [.A806] &amp; &quot; &quot; &amp;[.D806]; &quot;&quot;)">
            <text:p/>
          </table:table-cell>
          <table:table-cell/>
        </table:table-row>
        <table:table-row table:style-name="ro1">
          <table:table-cell table:formula="of:=DEC2HEX(HEX2DEC([.A806])+1)" office:value-type="string" office:string-value="E325" calcext:value-type="string">
            <text:p>E32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7]&lt;&gt;&quot;Reserved&quot;; [.D807] &lt;&gt; &quot;&quot;); &quot;0x&quot; &amp; [.A807] &amp; &quot; &quot; &amp;[.D807]; &quot;&quot;)">
            <text:p/>
          </table:table-cell>
          <table:table-cell/>
        </table:table-row>
        <table:table-row table:style-name="ro1">
          <table:table-cell table:formula="of:=DEC2HEX(HEX2DEC([.A807])+1)" office:value-type="string" office:string-value="E326" calcext:value-type="string">
            <text:p>E32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8]&lt;&gt;&quot;Reserved&quot;; [.D808] &lt;&gt; &quot;&quot;); &quot;0x&quot; &amp; [.A808] &amp; &quot; &quot; &amp;[.D808]; &quot;&quot;)">
            <text:p/>
          </table:table-cell>
          <table:table-cell/>
        </table:table-row>
        <table:table-row table:style-name="ro1">
          <table:table-cell table:formula="of:=DEC2HEX(HEX2DEC([.A808])+1)" office:value-type="string" office:string-value="E327" calcext:value-type="string">
            <text:p>E32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9]&lt;&gt;&quot;Reserved&quot;; [.D809] &lt;&gt; &quot;&quot;); &quot;0x&quot; &amp; [.A809] &amp; &quot; &quot; &amp;[.D809]; &quot;&quot;)">
            <text:p/>
          </table:table-cell>
          <table:table-cell/>
        </table:table-row>
        <table:table-row table:style-name="ro1">
          <table:table-cell table:formula="of:=DEC2HEX(HEX2DEC([.A809])+1)" office:value-type="string" office:string-value="E328" calcext:value-type="string">
            <text:p>E32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0]&lt;&gt;&quot;Reserved&quot;; [.D810] &lt;&gt; &quot;&quot;); &quot;0x&quot; &amp; [.A810] &amp; &quot; &quot; &amp;[.D810]; &quot;&quot;)">
            <text:p/>
          </table:table-cell>
          <table:table-cell/>
        </table:table-row>
        <table:table-row table:style-name="ro1">
          <table:table-cell table:formula="of:=DEC2HEX(HEX2DEC([.A810])+1)" office:value-type="string" office:string-value="E329" calcext:value-type="string">
            <text:p>E32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1]&lt;&gt;&quot;Reserved&quot;; [.D811] &lt;&gt; &quot;&quot;); &quot;0x&quot; &amp; [.A811] &amp; &quot; &quot; &amp;[.D811]; &quot;&quot;)">
            <text:p/>
          </table:table-cell>
          <table:table-cell/>
        </table:table-row>
        <table:table-row table:style-name="ro1">
          <table:table-cell table:formula="of:=DEC2HEX(HEX2DEC([.A811])+1)" office:value-type="string" office:string-value="E32A" calcext:value-type="string">
            <text:p>E32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2]&lt;&gt;&quot;Reserved&quot;; [.D812] &lt;&gt; &quot;&quot;); &quot;0x&quot; &amp; [.A812] &amp; &quot; &quot; &amp;[.D812]; &quot;&quot;)">
            <text:p/>
          </table:table-cell>
          <table:table-cell/>
        </table:table-row>
        <table:table-row table:style-name="ro1">
          <table:table-cell table:formula="of:=DEC2HEX(HEX2DEC([.A812])+1)" office:value-type="string" office:string-value="E32B" calcext:value-type="string">
            <text:p>E32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3]&lt;&gt;&quot;Reserved&quot;; [.D813] &lt;&gt; &quot;&quot;); &quot;0x&quot; &amp; [.A813] &amp; &quot; &quot; &amp;[.D813]; &quot;&quot;)">
            <text:p/>
          </table:table-cell>
          <table:table-cell/>
        </table:table-row>
        <table:table-row table:style-name="ro1">
          <table:table-cell table:formula="of:=DEC2HEX(HEX2DEC([.A813])+1)" office:value-type="string" office:string-value="E32C" calcext:value-type="string">
            <text:p>E32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4]&lt;&gt;&quot;Reserved&quot;; [.D814] &lt;&gt; &quot;&quot;); &quot;0x&quot; &amp; [.A814] &amp; &quot; &quot; &amp;[.D814]; &quot;&quot;)">
            <text:p/>
          </table:table-cell>
          <table:table-cell/>
        </table:table-row>
        <table:table-row table:style-name="ro1">
          <table:table-cell table:formula="of:=DEC2HEX(HEX2DEC([.A814])+1)" office:value-type="string" office:string-value="E32D" calcext:value-type="string">
            <text:p>E32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5]&lt;&gt;&quot;Reserved&quot;; [.D815] &lt;&gt; &quot;&quot;); &quot;0x&quot; &amp; [.A815] &amp; &quot; &quot; &amp;[.D815]; &quot;&quot;)">
            <text:p/>
          </table:table-cell>
          <table:table-cell/>
        </table:table-row>
        <table:table-row table:style-name="ro1">
          <table:table-cell table:formula="of:=DEC2HEX(HEX2DEC([.A815])+1)" office:value-type="string" office:string-value="E32E" calcext:value-type="string">
            <text:p>E32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6]&lt;&gt;&quot;Reserved&quot;; [.D816] &lt;&gt; &quot;&quot;); &quot;0x&quot; &amp; [.A816] &amp; &quot; &quot; &amp;[.D816]; &quot;&quot;)">
            <text:p/>
          </table:table-cell>
          <table:table-cell/>
        </table:table-row>
        <table:table-row table:style-name="ro1">
          <table:table-cell table:formula="of:=DEC2HEX(HEX2DEC([.A816])+1)" office:value-type="string" office:string-value="E32F" calcext:value-type="string">
            <text:p>E32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7]&lt;&gt;&quot;Reserved&quot;; [.D817] &lt;&gt; &quot;&quot;); &quot;0x&quot; &amp; [.A817] &amp; &quot; &quot; &amp;[.D817]; &quot;&quot;)">
            <text:p/>
          </table:table-cell>
          <table:table-cell/>
        </table:table-row>
        <table:table-row table:style-name="ro1">
          <table:table-cell table:formula="of:=DEC2HEX(HEX2DEC([.A817])+1)" office:value-type="string" office:string-value="E330" calcext:value-type="string">
            <text:p>E33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8]&lt;&gt;&quot;Reserved&quot;; [.D818] &lt;&gt; &quot;&quot;); &quot;0x&quot; &amp; [.A818] &amp; &quot; &quot; &amp;[.D818]; &quot;&quot;)">
            <text:p/>
          </table:table-cell>
          <table:table-cell/>
        </table:table-row>
        <table:table-row table:style-name="ro1">
          <table:table-cell table:formula="of:=DEC2HEX(HEX2DEC([.A818])+1)" office:value-type="string" office:string-value="E331" calcext:value-type="string">
            <text:p>E33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9]&lt;&gt;&quot;Reserved&quot;; [.D819] &lt;&gt; &quot;&quot;); &quot;0x&quot; &amp; [.A819] &amp; &quot; &quot; &amp;[.D819]; &quot;&quot;)">
            <text:p/>
          </table:table-cell>
          <table:table-cell/>
        </table:table-row>
        <table:table-row table:style-name="ro1">
          <table:table-cell table:formula="of:=DEC2HEX(HEX2DEC([.A819])+1)" office:value-type="string" office:string-value="E332" calcext:value-type="string">
            <text:p>E33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0]&lt;&gt;&quot;Reserved&quot;; [.D820] &lt;&gt; &quot;&quot;); &quot;0x&quot; &amp; [.A820] &amp; &quot; &quot; &amp;[.D820]; &quot;&quot;)">
            <text:p/>
          </table:table-cell>
          <table:table-cell/>
        </table:table-row>
        <table:table-row table:style-name="ro1">
          <table:table-cell table:formula="of:=DEC2HEX(HEX2DEC([.A820])+1)" office:value-type="string" office:string-value="E333" calcext:value-type="string">
            <text:p>E33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1]&lt;&gt;&quot;Reserved&quot;; [.D821] &lt;&gt; &quot;&quot;); &quot;0x&quot; &amp; [.A821] &amp; &quot; &quot; &amp;[.D821]; &quot;&quot;)">
            <text:p/>
          </table:table-cell>
          <table:table-cell/>
        </table:table-row>
        <table:table-row table:style-name="ro1">
          <table:table-cell table:formula="of:=DEC2HEX(HEX2DEC([.A821])+1)" office:value-type="string" office:string-value="E334" calcext:value-type="string">
            <text:p>E33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2]&lt;&gt;&quot;Reserved&quot;; [.D822] &lt;&gt; &quot;&quot;); &quot;0x&quot; &amp; [.A822] &amp; &quot; &quot; &amp;[.D822]; &quot;&quot;)">
            <text:p/>
          </table:table-cell>
          <table:table-cell/>
        </table:table-row>
        <table:table-row table:style-name="ro1">
          <table:table-cell table:formula="of:=DEC2HEX(HEX2DEC([.A822])+1)" office:value-type="string" office:string-value="E335" calcext:value-type="string">
            <text:p>E33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3]&lt;&gt;&quot;Reserved&quot;; [.D823] &lt;&gt; &quot;&quot;); &quot;0x&quot; &amp; [.A823] &amp; &quot; &quot; &amp;[.D823]; &quot;&quot;)">
            <text:p/>
          </table:table-cell>
          <table:table-cell/>
        </table:table-row>
        <table:table-row table:style-name="ro1">
          <table:table-cell table:formula="of:=DEC2HEX(HEX2DEC([.A823])+1)" office:value-type="string" office:string-value="E336" calcext:value-type="string">
            <text:p>E33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4]&lt;&gt;&quot;Reserved&quot;; [.D824] &lt;&gt; &quot;&quot;); &quot;0x&quot; &amp; [.A824] &amp; &quot; &quot; &amp;[.D824]; &quot;&quot;)">
            <text:p/>
          </table:table-cell>
          <table:table-cell/>
        </table:table-row>
        <table:table-row table:style-name="ro1">
          <table:table-cell table:formula="of:=DEC2HEX(HEX2DEC([.A824])+1)" office:value-type="string" office:string-value="E337" calcext:value-type="string">
            <text:p>E33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5]&lt;&gt;&quot;Reserved&quot;; [.D825] &lt;&gt; &quot;&quot;); &quot;0x&quot; &amp; [.A825] &amp; &quot; &quot; &amp;[.D825]; &quot;&quot;)">
            <text:p/>
          </table:table-cell>
          <table:table-cell/>
        </table:table-row>
        <table:table-row table:style-name="ro1">
          <table:table-cell table:formula="of:=DEC2HEX(HEX2DEC([.A825])+1)" office:value-type="string" office:string-value="E338" calcext:value-type="string">
            <text:p>E33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6]&lt;&gt;&quot;Reserved&quot;; [.D826] &lt;&gt; &quot;&quot;); &quot;0x&quot; &amp; [.A826] &amp; &quot; &quot; &amp;[.D826]; &quot;&quot;)">
            <text:p/>
          </table:table-cell>
          <table:table-cell/>
        </table:table-row>
        <table:table-row table:style-name="ro1">
          <table:table-cell table:formula="of:=DEC2HEX(HEX2DEC([.A826])+1)" office:value-type="string" office:string-value="E339" calcext:value-type="string">
            <text:p>E33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7]&lt;&gt;&quot;Reserved&quot;; [.D827] &lt;&gt; &quot;&quot;); &quot;0x&quot; &amp; [.A827] &amp; &quot; &quot; &amp;[.D827]; &quot;&quot;)">
            <text:p/>
          </table:table-cell>
          <table:table-cell/>
        </table:table-row>
        <table:table-row table:style-name="ro1">
          <table:table-cell table:formula="of:=DEC2HEX(HEX2DEC([.A827])+1)" office:value-type="string" office:string-value="E33A" calcext:value-type="string">
            <text:p>E33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8]&lt;&gt;&quot;Reserved&quot;; [.D828] &lt;&gt; &quot;&quot;); &quot;0x&quot; &amp; [.A828] &amp; &quot; &quot; &amp;[.D828]; &quot;&quot;)">
            <text:p/>
          </table:table-cell>
          <table:table-cell/>
        </table:table-row>
        <table:table-row table:style-name="ro1">
          <table:table-cell table:formula="of:=DEC2HEX(HEX2DEC([.A828])+1)" office:value-type="string" office:string-value="E33B" calcext:value-type="string">
            <text:p>E33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9]&lt;&gt;&quot;Reserved&quot;; [.D829] &lt;&gt; &quot;&quot;); &quot;0x&quot; &amp; [.A829] &amp; &quot; &quot; &amp;[.D829]; &quot;&quot;)">
            <text:p/>
          </table:table-cell>
          <table:table-cell/>
        </table:table-row>
        <table:table-row table:style-name="ro1">
          <table:table-cell table:formula="of:=DEC2HEX(HEX2DEC([.A829])+1)" office:value-type="string" office:string-value="E33C" calcext:value-type="string">
            <text:p>E33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0]&lt;&gt;&quot;Reserved&quot;; [.D830] &lt;&gt; &quot;&quot;); &quot;0x&quot; &amp; [.A830] &amp; &quot; &quot; &amp;[.D830]; &quot;&quot;)">
            <text:p/>
          </table:table-cell>
          <table:table-cell/>
        </table:table-row>
        <table:table-row table:style-name="ro1">
          <table:table-cell table:formula="of:=DEC2HEX(HEX2DEC([.A830])+1)" office:value-type="string" office:string-value="E33D" calcext:value-type="string">
            <text:p>E33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1]&lt;&gt;&quot;Reserved&quot;; [.D831] &lt;&gt; &quot;&quot;); &quot;0x&quot; &amp; [.A831] &amp; &quot; &quot; &amp;[.D831]; &quot;&quot;)">
            <text:p/>
          </table:table-cell>
          <table:table-cell/>
        </table:table-row>
        <table:table-row table:style-name="ro1">
          <table:table-cell table:formula="of:=DEC2HEX(HEX2DEC([.A831])+1)" office:value-type="string" office:string-value="E33E" calcext:value-type="string">
            <text:p>E33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2]&lt;&gt;&quot;Reserved&quot;; [.D832] &lt;&gt; &quot;&quot;); &quot;0x&quot; &amp; [.A832] &amp; &quot; &quot; &amp;[.D832]; &quot;&quot;)">
            <text:p/>
          </table:table-cell>
          <table:table-cell/>
        </table:table-row>
        <table:table-row table:style-name="ro1">
          <table:table-cell table:formula="of:=DEC2HEX(HEX2DEC([.A832])+1)" office:value-type="string" office:string-value="E33F" calcext:value-type="string">
            <text:p>E33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3]&lt;&gt;&quot;Reserved&quot;; [.D833] &lt;&gt; &quot;&quot;); &quot;0x&quot; &amp; [.A833] &amp; &quot; &quot; &amp;[.D833]; &quot;&quot;)">
            <text:p/>
          </table:table-cell>
          <table:table-cell/>
        </table:table-row>
        <table:table-row table:style-name="ro1">
          <table:table-cell table:formula="of:=DEC2HEX(HEX2DEC([.A833])+1)" office:value-type="string" office:string-value="E340" calcext:value-type="string">
            <text:p>E34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4]&lt;&gt;&quot;Reserved&quot;; [.D834] &lt;&gt; &quot;&quot;); &quot;0x&quot; &amp; [.A834] &amp; &quot; &quot; &amp;[.D834]; &quot;&quot;)">
            <text:p/>
          </table:table-cell>
          <table:table-cell/>
        </table:table-row>
        <table:table-row table:style-name="ro1">
          <table:table-cell table:formula="of:=DEC2HEX(HEX2DEC([.A834])+1)" office:value-type="string" office:string-value="E341" calcext:value-type="string">
            <text:p>E34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5]&lt;&gt;&quot;Reserved&quot;; [.D835] &lt;&gt; &quot;&quot;); &quot;0x&quot; &amp; [.A835] &amp; &quot; &quot; &amp;[.D835]; &quot;&quot;)">
            <text:p/>
          </table:table-cell>
          <table:table-cell/>
        </table:table-row>
        <table:table-row table:style-name="ro1">
          <table:table-cell table:formula="of:=DEC2HEX(HEX2DEC([.A835])+1)" office:value-type="string" office:string-value="E342" calcext:value-type="string">
            <text:p>E34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6]&lt;&gt;&quot;Reserved&quot;; [.D836] &lt;&gt; &quot;&quot;); &quot;0x&quot; &amp; [.A836] &amp; &quot; &quot; &amp;[.D836]; &quot;&quot;)">
            <text:p/>
          </table:table-cell>
          <table:table-cell/>
        </table:table-row>
        <table:table-row table:style-name="ro1">
          <table:table-cell table:formula="of:=DEC2HEX(HEX2DEC([.A836])+1)" office:value-type="string" office:string-value="E343" calcext:value-type="string">
            <text:p>E34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7]&lt;&gt;&quot;Reserved&quot;; [.D837] &lt;&gt; &quot;&quot;); &quot;0x&quot; &amp; [.A837] &amp; &quot; &quot; &amp;[.D837]; &quot;&quot;)">
            <text:p/>
          </table:table-cell>
          <table:table-cell/>
        </table:table-row>
        <table:table-row table:style-name="ro1">
          <table:table-cell table:formula="of:=DEC2HEX(HEX2DEC([.A837])+1)" office:value-type="string" office:string-value="E344" calcext:value-type="string">
            <text:p>E34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8]&lt;&gt;&quot;Reserved&quot;; [.D838] &lt;&gt; &quot;&quot;); &quot;0x&quot; &amp; [.A838] &amp; &quot; &quot; &amp;[.D838]; &quot;&quot;)">
            <text:p/>
          </table:table-cell>
          <table:table-cell/>
        </table:table-row>
        <table:table-row table:style-name="ro1">
          <table:table-cell table:formula="of:=DEC2HEX(HEX2DEC([.A838])+1)" office:value-type="string" office:string-value="E345" calcext:value-type="string">
            <text:p>E34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9]&lt;&gt;&quot;Reserved&quot;; [.D839] &lt;&gt; &quot;&quot;); &quot;0x&quot; &amp; [.A839] &amp; &quot; &quot; &amp;[.D839]; &quot;&quot;)">
            <text:p/>
          </table:table-cell>
          <table:table-cell/>
        </table:table-row>
        <table:table-row table:style-name="ro1">
          <table:table-cell table:formula="of:=DEC2HEX(HEX2DEC([.A839])+1)" office:value-type="string" office:string-value="E346" calcext:value-type="string">
            <text:p>E34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0]&lt;&gt;&quot;Reserved&quot;; [.D840] &lt;&gt; &quot;&quot;); &quot;0x&quot; &amp; [.A840] &amp; &quot; &quot; &amp;[.D840]; &quot;&quot;)">
            <text:p/>
          </table:table-cell>
          <table:table-cell/>
        </table:table-row>
        <table:table-row table:style-name="ro1">
          <table:table-cell table:formula="of:=DEC2HEX(HEX2DEC([.A840])+1)" office:value-type="string" office:string-value="E347" calcext:value-type="string">
            <text:p>E34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1]&lt;&gt;&quot;Reserved&quot;; [.D841] &lt;&gt; &quot;&quot;); &quot;0x&quot; &amp; [.A841] &amp; &quot; &quot; &amp;[.D841]; &quot;&quot;)">
            <text:p/>
          </table:table-cell>
          <table:table-cell/>
        </table:table-row>
        <table:table-row table:style-name="ro1">
          <table:table-cell table:formula="of:=DEC2HEX(HEX2DEC([.A841])+1)" office:value-type="string" office:string-value="E348" calcext:value-type="string">
            <text:p>E34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2]&lt;&gt;&quot;Reserved&quot;; [.D842] &lt;&gt; &quot;&quot;); &quot;0x&quot; &amp; [.A842] &amp; &quot; &quot; &amp;[.D842]; &quot;&quot;)">
            <text:p/>
          </table:table-cell>
          <table:table-cell/>
        </table:table-row>
        <table:table-row table:style-name="ro1">
          <table:table-cell table:formula="of:=DEC2HEX(HEX2DEC([.A842])+1)" office:value-type="string" office:string-value="E349" calcext:value-type="string">
            <text:p>E34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3]&lt;&gt;&quot;Reserved&quot;; [.D843] &lt;&gt; &quot;&quot;); &quot;0x&quot; &amp; [.A843] &amp; &quot; &quot; &amp;[.D843]; &quot;&quot;)">
            <text:p/>
          </table:table-cell>
          <table:table-cell/>
        </table:table-row>
        <table:table-row table:style-name="ro1">
          <table:table-cell table:formula="of:=DEC2HEX(HEX2DEC([.A843])+1)" office:value-type="string" office:string-value="E34A" calcext:value-type="string">
            <text:p>E34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4]&lt;&gt;&quot;Reserved&quot;; [.D844] &lt;&gt; &quot;&quot;); &quot;0x&quot; &amp; [.A844] &amp; &quot; &quot; &amp;[.D844]; &quot;&quot;)">
            <text:p/>
          </table:table-cell>
          <table:table-cell/>
        </table:table-row>
        <table:table-row table:style-name="ro1">
          <table:table-cell table:formula="of:=DEC2HEX(HEX2DEC([.A844])+1)" office:value-type="string" office:string-value="E34B" calcext:value-type="string">
            <text:p>E34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5]&lt;&gt;&quot;Reserved&quot;; [.D845] &lt;&gt; &quot;&quot;); &quot;0x&quot; &amp; [.A845] &amp; &quot; &quot; &amp;[.D845]; &quot;&quot;)">
            <text:p/>
          </table:table-cell>
          <table:table-cell/>
        </table:table-row>
        <table:table-row table:style-name="ro1">
          <table:table-cell table:formula="of:=DEC2HEX(HEX2DEC([.A845])+1)" office:value-type="string" office:string-value="E34C" calcext:value-type="string">
            <text:p>E34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6]&lt;&gt;&quot;Reserved&quot;; [.D846] &lt;&gt; &quot;&quot;); &quot;0x&quot; &amp; [.A846] &amp; &quot; &quot; &amp;[.D846]; &quot;&quot;)">
            <text:p/>
          </table:table-cell>
          <table:table-cell/>
        </table:table-row>
        <table:table-row table:style-name="ro1">
          <table:table-cell table:formula="of:=DEC2HEX(HEX2DEC([.A846])+1)" office:value-type="string" office:string-value="E34D" calcext:value-type="string">
            <text:p>E34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7]&lt;&gt;&quot;Reserved&quot;; [.D847] &lt;&gt; &quot;&quot;); &quot;0x&quot; &amp; [.A847] &amp; &quot; &quot; &amp;[.D847]; &quot;&quot;)">
            <text:p/>
          </table:table-cell>
          <table:table-cell/>
        </table:table-row>
        <table:table-row table:style-name="ro1">
          <table:table-cell table:formula="of:=DEC2HEX(HEX2DEC([.A847])+1)" office:value-type="string" office:string-value="E34E" calcext:value-type="string">
            <text:p>E34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8]&lt;&gt;&quot;Reserved&quot;; [.D848] &lt;&gt; &quot;&quot;); &quot;0x&quot; &amp; [.A848] &amp; &quot; &quot; &amp;[.D848]; &quot;&quot;)">
            <text:p/>
          </table:table-cell>
          <table:table-cell/>
        </table:table-row>
        <table:table-row table:style-name="ro1">
          <table:table-cell table:formula="of:=DEC2HEX(HEX2DEC([.A848])+1)" office:value-type="string" office:string-value="E34F" calcext:value-type="string">
            <text:p>E34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9]&lt;&gt;&quot;Reserved&quot;; [.D849] &lt;&gt; &quot;&quot;); &quot;0x&quot; &amp; [.A849] &amp; &quot; &quot; &amp;[.D849]; &quot;&quot;)">
            <text:p/>
          </table:table-cell>
          <table:table-cell/>
        </table:table-row>
        <table:table-row table:style-name="ro1">
          <table:table-cell table:formula="of:=DEC2HEX(HEX2DEC([.A849])+1)" office:value-type="string" office:string-value="E350" calcext:value-type="string">
            <text:p>E35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0]&lt;&gt;&quot;Reserved&quot;; [.D850] &lt;&gt; &quot;&quot;); &quot;0x&quot; &amp; [.A850] &amp; &quot; &quot; &amp;[.D850]; &quot;&quot;)">
            <text:p/>
          </table:table-cell>
          <table:table-cell/>
        </table:table-row>
        <table:table-row table:style-name="ro1">
          <table:table-cell table:formula="of:=DEC2HEX(HEX2DEC([.A850])+1)" office:value-type="string" office:string-value="E351" calcext:value-type="string">
            <text:p>E35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1]&lt;&gt;&quot;Reserved&quot;; [.D851] &lt;&gt; &quot;&quot;); &quot;0x&quot; &amp; [.A851] &amp; &quot; &quot; &amp;[.D851]; &quot;&quot;)">
            <text:p/>
          </table:table-cell>
          <table:table-cell/>
        </table:table-row>
        <table:table-row table:style-name="ro1">
          <table:table-cell table:formula="of:=DEC2HEX(HEX2DEC([.A851])+1)" office:value-type="string" office:string-value="E352" calcext:value-type="string">
            <text:p>E35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2]&lt;&gt;&quot;Reserved&quot;; [.D852] &lt;&gt; &quot;&quot;); &quot;0x&quot; &amp; [.A852] &amp; &quot; &quot; &amp;[.D852]; &quot;&quot;)">
            <text:p/>
          </table:table-cell>
          <table:table-cell/>
        </table:table-row>
        <table:table-row table:style-name="ro1">
          <table:table-cell table:formula="of:=DEC2HEX(HEX2DEC([.A852])+1)" office:value-type="string" office:string-value="E353" calcext:value-type="string">
            <text:p>E35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3]&lt;&gt;&quot;Reserved&quot;; [.D853] &lt;&gt; &quot;&quot;); &quot;0x&quot; &amp; [.A853] &amp; &quot; &quot; &amp;[.D853]; &quot;&quot;)">
            <text:p/>
          </table:table-cell>
          <table:table-cell/>
        </table:table-row>
        <table:table-row table:style-name="ro1">
          <table:table-cell table:formula="of:=DEC2HEX(HEX2DEC([.A853])+1)" office:value-type="string" office:string-value="E354" calcext:value-type="string">
            <text:p>E35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4]&lt;&gt;&quot;Reserved&quot;; [.D854] &lt;&gt; &quot;&quot;); &quot;0x&quot; &amp; [.A854] &amp; &quot; &quot; &amp;[.D854]; &quot;&quot;)">
            <text:p/>
          </table:table-cell>
          <table:table-cell/>
        </table:table-row>
        <table:table-row table:style-name="ro1">
          <table:table-cell table:formula="of:=DEC2HEX(HEX2DEC([.A854])+1)" office:value-type="string" office:string-value="E355" calcext:value-type="string">
            <text:p>E35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5]&lt;&gt;&quot;Reserved&quot;; [.D855] &lt;&gt; &quot;&quot;); &quot;0x&quot; &amp; [.A855] &amp; &quot; &quot; &amp;[.D855]; &quot;&quot;)">
            <text:p/>
          </table:table-cell>
          <table:table-cell/>
        </table:table-row>
        <table:table-row table:style-name="ro1">
          <table:table-cell table:formula="of:=DEC2HEX(HEX2DEC([.A855])+1)" office:value-type="string" office:string-value="E356" calcext:value-type="string">
            <text:p>E35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6]&lt;&gt;&quot;Reserved&quot;; [.D856] &lt;&gt; &quot;&quot;); &quot;0x&quot; &amp; [.A856] &amp; &quot; &quot; &amp;[.D856]; &quot;&quot;)">
            <text:p/>
          </table:table-cell>
          <table:table-cell/>
        </table:table-row>
        <table:table-row table:style-name="ro1">
          <table:table-cell table:formula="of:=DEC2HEX(HEX2DEC([.A856])+1)" office:value-type="string" office:string-value="E357" calcext:value-type="string">
            <text:p>E35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7]&lt;&gt;&quot;Reserved&quot;; [.D857] &lt;&gt; &quot;&quot;); &quot;0x&quot; &amp; [.A857] &amp; &quot; &quot; &amp;[.D857]; &quot;&quot;)">
            <text:p/>
          </table:table-cell>
          <table:table-cell/>
        </table:table-row>
        <table:table-row table:style-name="ro1">
          <table:table-cell table:formula="of:=DEC2HEX(HEX2DEC([.A857])+1)" office:value-type="string" office:string-value="E358" calcext:value-type="string">
            <text:p>E35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8]&lt;&gt;&quot;Reserved&quot;; [.D858] &lt;&gt; &quot;&quot;); &quot;0x&quot; &amp; [.A858] &amp; &quot; &quot; &amp;[.D858]; &quot;&quot;)">
            <text:p/>
          </table:table-cell>
          <table:table-cell/>
        </table:table-row>
        <table:table-row table:style-name="ro1">
          <table:table-cell table:formula="of:=DEC2HEX(HEX2DEC([.A858])+1)" office:value-type="string" office:string-value="E359" calcext:value-type="string">
            <text:p>E35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9]&lt;&gt;&quot;Reserved&quot;; [.D859] &lt;&gt; &quot;&quot;); &quot;0x&quot; &amp; [.A859] &amp; &quot; &quot; &amp;[.D859]; &quot;&quot;)">
            <text:p/>
          </table:table-cell>
          <table:table-cell/>
        </table:table-row>
        <table:table-row table:style-name="ro1">
          <table:table-cell table:formula="of:=DEC2HEX(HEX2DEC([.A859])+1)" office:value-type="string" office:string-value="E35A" calcext:value-type="string">
            <text:p>E35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0]&lt;&gt;&quot;Reserved&quot;; [.D860] &lt;&gt; &quot;&quot;); &quot;0x&quot; &amp; [.A860] &amp; &quot; &quot; &amp;[.D860]; &quot;&quot;)">
            <text:p/>
          </table:table-cell>
          <table:table-cell/>
        </table:table-row>
        <table:table-row table:style-name="ro1">
          <table:table-cell table:formula="of:=DEC2HEX(HEX2DEC([.A860])+1)" office:value-type="string" office:string-value="E35B" calcext:value-type="string">
            <text:p>E35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1]&lt;&gt;&quot;Reserved&quot;; [.D861] &lt;&gt; &quot;&quot;); &quot;0x&quot; &amp; [.A861] &amp; &quot; &quot; &amp;[.D861]; &quot;&quot;)">
            <text:p/>
          </table:table-cell>
          <table:table-cell/>
        </table:table-row>
        <table:table-row table:style-name="ro1">
          <table:table-cell table:formula="of:=DEC2HEX(HEX2DEC([.A861])+1)" office:value-type="string" office:string-value="E35C" calcext:value-type="string">
            <text:p>E35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2]&lt;&gt;&quot;Reserved&quot;; [.D862] &lt;&gt; &quot;&quot;); &quot;0x&quot; &amp; [.A862] &amp; &quot; &quot; &amp;[.D862]; &quot;&quot;)">
            <text:p/>
          </table:table-cell>
          <table:table-cell/>
        </table:table-row>
        <table:table-row table:style-name="ro1">
          <table:table-cell table:formula="of:=DEC2HEX(HEX2DEC([.A862])+1)" office:value-type="string" office:string-value="E35D" calcext:value-type="string">
            <text:p>E35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3]&lt;&gt;&quot;Reserved&quot;; [.D863] &lt;&gt; &quot;&quot;); &quot;0x&quot; &amp; [.A863] &amp; &quot; &quot; &amp;[.D863]; &quot;&quot;)">
            <text:p/>
          </table:table-cell>
          <table:table-cell/>
        </table:table-row>
        <table:table-row table:style-name="ro1">
          <table:table-cell table:formula="of:=DEC2HEX(HEX2DEC([.A863])+1)" office:value-type="string" office:string-value="E35E" calcext:value-type="string">
            <text:p>E35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4]&lt;&gt;&quot;Reserved&quot;; [.D864] &lt;&gt; &quot;&quot;); &quot;0x&quot; &amp; [.A864] &amp; &quot; &quot; &amp;[.D864]; &quot;&quot;)">
            <text:p/>
          </table:table-cell>
          <table:table-cell/>
        </table:table-row>
        <table:table-row table:style-name="ro1">
          <table:table-cell table:formula="of:=DEC2HEX(HEX2DEC([.A864])+1)" office:value-type="string" office:string-value="E35F" calcext:value-type="string">
            <text:p>E35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5]&lt;&gt;&quot;Reserved&quot;; [.D865] &lt;&gt; &quot;&quot;); &quot;0x&quot; &amp; [.A865] &amp; &quot; &quot; &amp;[.D865]; &quot;&quot;)">
            <text:p/>
          </table:table-cell>
          <table:table-cell/>
        </table:table-row>
        <table:table-row table:style-name="ro1">
          <table:table-cell table:formula="of:=DEC2HEX(HEX2DEC([.A865])+1)" office:value-type="string" office:string-value="E360" calcext:value-type="string">
            <text:p>E36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6]&lt;&gt;&quot;Reserved&quot;; [.D866] &lt;&gt; &quot;&quot;); &quot;0x&quot; &amp; [.A866] &amp; &quot; &quot; &amp;[.D866]; &quot;&quot;)">
            <text:p/>
          </table:table-cell>
          <table:table-cell/>
        </table:table-row>
        <table:table-row table:style-name="ro1">
          <table:table-cell table:formula="of:=DEC2HEX(HEX2DEC([.A866])+1)" office:value-type="string" office:string-value="E361" calcext:value-type="string">
            <text:p>E36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7]&lt;&gt;&quot;Reserved&quot;; [.D867] &lt;&gt; &quot;&quot;); &quot;0x&quot; &amp; [.A867] &amp; &quot; &quot; &amp;[.D867]; &quot;&quot;)">
            <text:p/>
          </table:table-cell>
          <table:table-cell/>
        </table:table-row>
        <table:table-row table:style-name="ro1">
          <table:table-cell table:formula="of:=DEC2HEX(HEX2DEC([.A867])+1)" office:value-type="string" office:string-value="E362" calcext:value-type="string">
            <text:p>E36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8]&lt;&gt;&quot;Reserved&quot;; [.D868] &lt;&gt; &quot;&quot;); &quot;0x&quot; &amp; [.A868] &amp; &quot; &quot; &amp;[.D868]; &quot;&quot;)">
            <text:p/>
          </table:table-cell>
          <table:table-cell/>
        </table:table-row>
        <table:table-row table:style-name="ro1">
          <table:table-cell table:formula="of:=DEC2HEX(HEX2DEC([.A868])+1)" office:value-type="string" office:string-value="E363" calcext:value-type="string">
            <text:p>E36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9]&lt;&gt;&quot;Reserved&quot;; [.D869] &lt;&gt; &quot;&quot;); &quot;0x&quot; &amp; [.A869] &amp; &quot; &quot; &amp;[.D869]; &quot;&quot;)">
            <text:p/>
          </table:table-cell>
          <table:table-cell/>
        </table:table-row>
        <table:table-row table:style-name="ro1">
          <table:table-cell table:formula="of:=DEC2HEX(HEX2DEC([.A869])+1)" office:value-type="string" office:string-value="E364" calcext:value-type="string">
            <text:p>E36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0]&lt;&gt;&quot;Reserved&quot;; [.D870] &lt;&gt; &quot;&quot;); &quot;0x&quot; &amp; [.A870] &amp; &quot; &quot; &amp;[.D870]; &quot;&quot;)">
            <text:p/>
          </table:table-cell>
          <table:table-cell/>
        </table:table-row>
        <table:table-row table:style-name="ro1">
          <table:table-cell table:formula="of:=DEC2HEX(HEX2DEC([.A870])+1)" office:value-type="string" office:string-value="E365" calcext:value-type="string">
            <text:p>E36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1]&lt;&gt;&quot;Reserved&quot;; [.D871] &lt;&gt; &quot;&quot;); &quot;0x&quot; &amp; [.A871] &amp; &quot; &quot; &amp;[.D871]; &quot;&quot;)">
            <text:p/>
          </table:table-cell>
          <table:table-cell/>
        </table:table-row>
        <table:table-row table:style-name="ro1">
          <table:table-cell table:formula="of:=DEC2HEX(HEX2DEC([.A871])+1)" office:value-type="string" office:string-value="E366" calcext:value-type="string">
            <text:p>E36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2]&lt;&gt;&quot;Reserved&quot;; [.D872] &lt;&gt; &quot;&quot;); &quot;0x&quot; &amp; [.A872] &amp; &quot; &quot; &amp;[.D872]; &quot;&quot;)">
            <text:p/>
          </table:table-cell>
          <table:table-cell/>
        </table:table-row>
        <table:table-row table:style-name="ro1">
          <table:table-cell table:formula="of:=DEC2HEX(HEX2DEC([.A872])+1)" office:value-type="string" office:string-value="E367" calcext:value-type="string">
            <text:p>E36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3]&lt;&gt;&quot;Reserved&quot;; [.D873] &lt;&gt; &quot;&quot;); &quot;0x&quot; &amp; [.A873] &amp; &quot; &quot; &amp;[.D873]; &quot;&quot;)">
            <text:p/>
          </table:table-cell>
          <table:table-cell/>
        </table:table-row>
        <table:table-row table:style-name="ro1">
          <table:table-cell table:formula="of:=DEC2HEX(HEX2DEC([.A873])+1)" office:value-type="string" office:string-value="E368" calcext:value-type="string">
            <text:p>E36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4]&lt;&gt;&quot;Reserved&quot;; [.D874] &lt;&gt; &quot;&quot;); &quot;0x&quot; &amp; [.A874] &amp; &quot; &quot; &amp;[.D874]; &quot;&quot;)">
            <text:p/>
          </table:table-cell>
          <table:table-cell/>
        </table:table-row>
        <table:table-row table:style-name="ro1">
          <table:table-cell table:formula="of:=DEC2HEX(HEX2DEC([.A874])+1)" office:value-type="string" office:string-value="E369" calcext:value-type="string">
            <text:p>E36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5]&lt;&gt;&quot;Reserved&quot;; [.D875] &lt;&gt; &quot;&quot;); &quot;0x&quot; &amp; [.A875] &amp; &quot; &quot; &amp;[.D875]; &quot;&quot;)">
            <text:p/>
          </table:table-cell>
          <table:table-cell/>
        </table:table-row>
        <table:table-row table:style-name="ro1">
          <table:table-cell table:formula="of:=DEC2HEX(HEX2DEC([.A875])+1)" office:value-type="string" office:string-value="E36A" calcext:value-type="string">
            <text:p>E36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6]&lt;&gt;&quot;Reserved&quot;; [.D876] &lt;&gt; &quot;&quot;); &quot;0x&quot; &amp; [.A876] &amp; &quot; &quot; &amp;[.D876]; &quot;&quot;)">
            <text:p/>
          </table:table-cell>
          <table:table-cell/>
        </table:table-row>
        <table:table-row table:style-name="ro1">
          <table:table-cell table:formula="of:=DEC2HEX(HEX2DEC([.A876])+1)" office:value-type="string" office:string-value="E36B" calcext:value-type="string">
            <text:p>E36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7]&lt;&gt;&quot;Reserved&quot;; [.D877] &lt;&gt; &quot;&quot;); &quot;0x&quot; &amp; [.A877] &amp; &quot; &quot; &amp;[.D877]; &quot;&quot;)">
            <text:p/>
          </table:table-cell>
          <table:table-cell/>
        </table:table-row>
        <table:table-row table:style-name="ro1">
          <table:table-cell table:formula="of:=DEC2HEX(HEX2DEC([.A877])+1)" office:value-type="string" office:string-value="E36C" calcext:value-type="string">
            <text:p>E36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8]&lt;&gt;&quot;Reserved&quot;; [.D878] &lt;&gt; &quot;&quot;); &quot;0x&quot; &amp; [.A878] &amp; &quot; &quot; &amp;[.D878]; &quot;&quot;)">
            <text:p/>
          </table:table-cell>
          <table:table-cell/>
        </table:table-row>
        <table:table-row table:style-name="ro1">
          <table:table-cell table:formula="of:=DEC2HEX(HEX2DEC([.A878])+1)" office:value-type="string" office:string-value="E36D" calcext:value-type="string">
            <text:p>E36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9]&lt;&gt;&quot;Reserved&quot;; [.D879] &lt;&gt; &quot;&quot;); &quot;0x&quot; &amp; [.A879] &amp; &quot; &quot; &amp;[.D879]; &quot;&quot;)">
            <text:p/>
          </table:table-cell>
          <table:table-cell/>
        </table:table-row>
        <table:table-row table:style-name="ro1">
          <table:table-cell table:formula="of:=DEC2HEX(HEX2DEC([.A879])+1)" office:value-type="string" office:string-value="E36E" calcext:value-type="string">
            <text:p>E36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0]&lt;&gt;&quot;Reserved&quot;; [.D880] &lt;&gt; &quot;&quot;); &quot;0x&quot; &amp; [.A880] &amp; &quot; &quot; &amp;[.D880]; &quot;&quot;)">
            <text:p/>
          </table:table-cell>
          <table:table-cell/>
        </table:table-row>
        <table:table-row table:style-name="ro1">
          <table:table-cell table:formula="of:=DEC2HEX(HEX2DEC([.A880])+1)" office:value-type="string" office:string-value="E36F" calcext:value-type="string">
            <text:p>E36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1]&lt;&gt;&quot;Reserved&quot;; [.D881] &lt;&gt; &quot;&quot;); &quot;0x&quot; &amp; [.A881] &amp; &quot; &quot; &amp;[.D881]; &quot;&quot;)">
            <text:p/>
          </table:table-cell>
          <table:table-cell/>
        </table:table-row>
        <table:table-row table:style-name="ro1">
          <table:table-cell table:formula="of:=DEC2HEX(HEX2DEC([.A881])+1)" office:value-type="string" office:string-value="E370" calcext:value-type="string">
            <text:p>E37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2]&lt;&gt;&quot;Reserved&quot;; [.D882] &lt;&gt; &quot;&quot;); &quot;0x&quot; &amp; [.A882] &amp; &quot; &quot; &amp;[.D882]; &quot;&quot;)">
            <text:p/>
          </table:table-cell>
          <table:table-cell/>
        </table:table-row>
        <table:table-row table:style-name="ro1">
          <table:table-cell table:formula="of:=DEC2HEX(HEX2DEC([.A882])+1)" office:value-type="string" office:string-value="E371" calcext:value-type="string">
            <text:p>E37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3]&lt;&gt;&quot;Reserved&quot;; [.D883] &lt;&gt; &quot;&quot;); &quot;0x&quot; &amp; [.A883] &amp; &quot; &quot; &amp;[.D883]; &quot;&quot;)">
            <text:p/>
          </table:table-cell>
          <table:table-cell/>
        </table:table-row>
        <table:table-row table:style-name="ro1">
          <table:table-cell table:formula="of:=DEC2HEX(HEX2DEC([.A883])+1)" office:value-type="string" office:string-value="E372" calcext:value-type="string">
            <text:p>E37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4]&lt;&gt;&quot;Reserved&quot;; [.D884] &lt;&gt; &quot;&quot;); &quot;0x&quot; &amp; [.A884] &amp; &quot; &quot; &amp;[.D884]; &quot;&quot;)">
            <text:p/>
          </table:table-cell>
          <table:table-cell/>
        </table:table-row>
        <table:table-row table:style-name="ro1">
          <table:table-cell table:formula="of:=DEC2HEX(HEX2DEC([.A884])+1)" office:value-type="string" office:string-value="E373" calcext:value-type="string">
            <text:p>E37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5]&lt;&gt;&quot;Reserved&quot;; [.D885] &lt;&gt; &quot;&quot;); &quot;0x&quot; &amp; [.A885] &amp; &quot; &quot; &amp;[.D885]; &quot;&quot;)">
            <text:p/>
          </table:table-cell>
          <table:table-cell/>
        </table:table-row>
        <table:table-row table:style-name="ro1">
          <table:table-cell table:formula="of:=DEC2HEX(HEX2DEC([.A885])+1)" office:value-type="string" office:string-value="E374" calcext:value-type="string">
            <text:p>E37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6]&lt;&gt;&quot;Reserved&quot;; [.D886] &lt;&gt; &quot;&quot;); &quot;0x&quot; &amp; [.A886] &amp; &quot; &quot; &amp;[.D886]; &quot;&quot;)">
            <text:p/>
          </table:table-cell>
          <table:table-cell/>
        </table:table-row>
        <table:table-row table:style-name="ro1">
          <table:table-cell table:formula="of:=DEC2HEX(HEX2DEC([.A886])+1)" office:value-type="string" office:string-value="E375" calcext:value-type="string">
            <text:p>E37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7]&lt;&gt;&quot;Reserved&quot;; [.D887] &lt;&gt; &quot;&quot;); &quot;0x&quot; &amp; [.A887] &amp; &quot; &quot; &amp;[.D887]; &quot;&quot;)">
            <text:p/>
          </table:table-cell>
          <table:table-cell/>
        </table:table-row>
        <table:table-row table:style-name="ro1">
          <table:table-cell table:formula="of:=DEC2HEX(HEX2DEC([.A887])+1)" office:value-type="string" office:string-value="E376" calcext:value-type="string">
            <text:p>E37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8]&lt;&gt;&quot;Reserved&quot;; [.D888] &lt;&gt; &quot;&quot;); &quot;0x&quot; &amp; [.A888] &amp; &quot; &quot; &amp;[.D888]; &quot;&quot;)">
            <text:p/>
          </table:table-cell>
          <table:table-cell/>
        </table:table-row>
        <table:table-row table:style-name="ro1">
          <table:table-cell table:formula="of:=DEC2HEX(HEX2DEC([.A888])+1)" office:value-type="string" office:string-value="E377" calcext:value-type="string">
            <text:p>E37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9]&lt;&gt;&quot;Reserved&quot;; [.D889] &lt;&gt; &quot;&quot;); &quot;0x&quot; &amp; [.A889] &amp; &quot; &quot; &amp;[.D889]; &quot;&quot;)">
            <text:p/>
          </table:table-cell>
          <table:table-cell/>
        </table:table-row>
        <table:table-row table:style-name="ro1">
          <table:table-cell table:formula="of:=DEC2HEX(HEX2DEC([.A889])+1)" office:value-type="string" office:string-value="E378" calcext:value-type="string">
            <text:p>E37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0]&lt;&gt;&quot;Reserved&quot;; [.D890] &lt;&gt; &quot;&quot;); &quot;0x&quot; &amp; [.A890] &amp; &quot; &quot; &amp;[.D890]; &quot;&quot;)">
            <text:p/>
          </table:table-cell>
          <table:table-cell/>
        </table:table-row>
        <table:table-row table:style-name="ro1">
          <table:table-cell table:formula="of:=DEC2HEX(HEX2DEC([.A890])+1)" office:value-type="string" office:string-value="E379" calcext:value-type="string">
            <text:p>E37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1]&lt;&gt;&quot;Reserved&quot;; [.D891] &lt;&gt; &quot;&quot;); &quot;0x&quot; &amp; [.A891] &amp; &quot; &quot; &amp;[.D891]; &quot;&quot;)">
            <text:p/>
          </table:table-cell>
          <table:table-cell/>
        </table:table-row>
        <table:table-row table:style-name="ro1">
          <table:table-cell table:formula="of:=DEC2HEX(HEX2DEC([.A891])+1)" office:value-type="string" office:string-value="E37A" calcext:value-type="string">
            <text:p>E37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2]&lt;&gt;&quot;Reserved&quot;; [.D892] &lt;&gt; &quot;&quot;); &quot;0x&quot; &amp; [.A892] &amp; &quot; &quot; &amp;[.D892]; &quot;&quot;)">
            <text:p/>
          </table:table-cell>
          <table:table-cell/>
        </table:table-row>
        <table:table-row table:style-name="ro1">
          <table:table-cell table:formula="of:=DEC2HEX(HEX2DEC([.A892])+1)" office:value-type="string" office:string-value="E37B" calcext:value-type="string">
            <text:p>E37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3]&lt;&gt;&quot;Reserved&quot;; [.D893] &lt;&gt; &quot;&quot;); &quot;0x&quot; &amp; [.A893] &amp; &quot; &quot; &amp;[.D893]; &quot;&quot;)">
            <text:p/>
          </table:table-cell>
          <table:table-cell/>
        </table:table-row>
        <table:table-row table:style-name="ro1">
          <table:table-cell table:formula="of:=DEC2HEX(HEX2DEC([.A893])+1)" office:value-type="string" office:string-value="E37C" calcext:value-type="string">
            <text:p>E37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4]&lt;&gt;&quot;Reserved&quot;; [.D894] &lt;&gt; &quot;&quot;); &quot;0x&quot; &amp; [.A894] &amp; &quot; &quot; &amp;[.D894]; &quot;&quot;)">
            <text:p/>
          </table:table-cell>
          <table:table-cell/>
        </table:table-row>
        <table:table-row table:style-name="ro1">
          <table:table-cell table:formula="of:=DEC2HEX(HEX2DEC([.A894])+1)" office:value-type="string" office:string-value="E37D" calcext:value-type="string">
            <text:p>E37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5]&lt;&gt;&quot;Reserved&quot;; [.D895] &lt;&gt; &quot;&quot;); &quot;0x&quot; &amp; [.A895] &amp; &quot; &quot; &amp;[.D895]; &quot;&quot;)">
            <text:p/>
          </table:table-cell>
          <table:table-cell/>
        </table:table-row>
        <table:table-row table:style-name="ro1">
          <table:table-cell table:formula="of:=DEC2HEX(HEX2DEC([.A895])+1)" office:value-type="string" office:string-value="E37E" calcext:value-type="string">
            <text:p>E37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6]&lt;&gt;&quot;Reserved&quot;; [.D896] &lt;&gt; &quot;&quot;); &quot;0x&quot; &amp; [.A896] &amp; &quot; &quot; &amp;[.D896]; &quot;&quot;)">
            <text:p/>
          </table:table-cell>
          <table:table-cell/>
        </table:table-row>
        <table:table-row table:style-name="ro1">
          <table:table-cell table:formula="of:=DEC2HEX(HEX2DEC([.A896])+1)" office:value-type="string" office:string-value="E37F" calcext:value-type="string">
            <text:p>E37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7]&lt;&gt;&quot;Reserved&quot;; [.D897] &lt;&gt; &quot;&quot;); &quot;0x&quot; &amp; [.A897] &amp; &quot; &quot; &amp;[.D897]; &quot;&quot;)">
            <text:p/>
          </table:table-cell>
          <table:table-cell/>
        </table:table-row>
        <table:table-row table:style-name="ro1">
          <table:table-cell table:formula="of:=DEC2HEX(HEX2DEC([.A897])+1)" office:value-type="string" office:string-value="E380" calcext:value-type="string">
            <text:p>E38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8]&lt;&gt;&quot;Reserved&quot;; [.D898] &lt;&gt; &quot;&quot;); &quot;0x&quot; &amp; [.A898] &amp; &quot; &quot; &amp;[.D898]; &quot;&quot;)">
            <text:p/>
          </table:table-cell>
          <table:table-cell/>
        </table:table-row>
        <table:table-row table:style-name="ro1">
          <table:table-cell table:formula="of:=DEC2HEX(HEX2DEC([.A898])+1)" office:value-type="string" office:string-value="E381" calcext:value-type="string">
            <text:p>E38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9]&lt;&gt;&quot;Reserved&quot;; [.D899] &lt;&gt; &quot;&quot;); &quot;0x&quot; &amp; [.A899] &amp; &quot; &quot; &amp;[.D899]; &quot;&quot;)">
            <text:p/>
          </table:table-cell>
          <table:table-cell/>
        </table:table-row>
        <table:table-row table:style-name="ro1">
          <table:table-cell table:formula="of:=DEC2HEX(HEX2DEC([.A899])+1)" office:value-type="string" office:string-value="E382" calcext:value-type="string">
            <text:p>E38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0]&lt;&gt;&quot;Reserved&quot;; [.D900] &lt;&gt; &quot;&quot;); &quot;0x&quot; &amp; [.A900] &amp; &quot; &quot; &amp;[.D900]; &quot;&quot;)">
            <text:p/>
          </table:table-cell>
          <table:table-cell/>
        </table:table-row>
        <table:table-row table:style-name="ro1">
          <table:table-cell table:formula="of:=DEC2HEX(HEX2DEC([.A900])+1)" office:value-type="string" office:string-value="E383" calcext:value-type="string">
            <text:p>E38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1]&lt;&gt;&quot;Reserved&quot;; [.D901] &lt;&gt; &quot;&quot;); &quot;0x&quot; &amp; [.A901] &amp; &quot; &quot; &amp;[.D901]; &quot;&quot;)">
            <text:p/>
          </table:table-cell>
          <table:table-cell/>
        </table:table-row>
        <table:table-row table:style-name="ro1">
          <table:table-cell table:formula="of:=DEC2HEX(HEX2DEC([.A901])+1)" office:value-type="string" office:string-value="E384" calcext:value-type="string">
            <text:p>E38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2]&lt;&gt;&quot;Reserved&quot;; [.D902] &lt;&gt; &quot;&quot;); &quot;0x&quot; &amp; [.A902] &amp; &quot; &quot; &amp;[.D902]; &quot;&quot;)">
            <text:p/>
          </table:table-cell>
          <table:table-cell/>
        </table:table-row>
        <table:table-row table:style-name="ro1">
          <table:table-cell table:formula="of:=DEC2HEX(HEX2DEC([.A902])+1)" office:value-type="string" office:string-value="E385" calcext:value-type="string">
            <text:p>E38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3]&lt;&gt;&quot;Reserved&quot;; [.D903] &lt;&gt; &quot;&quot;); &quot;0x&quot; &amp; [.A903] &amp; &quot; &quot; &amp;[.D903]; &quot;&quot;)">
            <text:p/>
          </table:table-cell>
          <table:table-cell/>
        </table:table-row>
        <table:table-row table:style-name="ro1">
          <table:table-cell table:formula="of:=DEC2HEX(HEX2DEC([.A903])+1)" office:value-type="string" office:string-value="E386" calcext:value-type="string">
            <text:p>E38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4]&lt;&gt;&quot;Reserved&quot;; [.D904] &lt;&gt; &quot;&quot;); &quot;0x&quot; &amp; [.A904] &amp; &quot; &quot; &amp;[.D904]; &quot;&quot;)">
            <text:p/>
          </table:table-cell>
          <table:table-cell/>
        </table:table-row>
        <table:table-row table:style-name="ro1">
          <table:table-cell table:formula="of:=DEC2HEX(HEX2DEC([.A904])+1)" office:value-type="string" office:string-value="E387" calcext:value-type="string">
            <text:p>E38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5]&lt;&gt;&quot;Reserved&quot;; [.D905] &lt;&gt; &quot;&quot;); &quot;0x&quot; &amp; [.A905] &amp; &quot; &quot; &amp;[.D905]; &quot;&quot;)">
            <text:p/>
          </table:table-cell>
          <table:table-cell/>
        </table:table-row>
        <table:table-row table:style-name="ro1">
          <table:table-cell table:formula="of:=DEC2HEX(HEX2DEC([.A905])+1)" office:value-type="string" office:string-value="E388" calcext:value-type="string">
            <text:p>E38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6]&lt;&gt;&quot;Reserved&quot;; [.D906] &lt;&gt; &quot;&quot;); &quot;0x&quot; &amp; [.A906] &amp; &quot; &quot; &amp;[.D906]; &quot;&quot;)">
            <text:p/>
          </table:table-cell>
          <table:table-cell/>
        </table:table-row>
        <table:table-row table:style-name="ro1">
          <table:table-cell table:formula="of:=DEC2HEX(HEX2DEC([.A906])+1)" office:value-type="string" office:string-value="E389" calcext:value-type="string">
            <text:p>E38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7]&lt;&gt;&quot;Reserved&quot;; [.D907] &lt;&gt; &quot;&quot;); &quot;0x&quot; &amp; [.A907] &amp; &quot; &quot; &amp;[.D907]; &quot;&quot;)">
            <text:p/>
          </table:table-cell>
          <table:table-cell/>
        </table:table-row>
        <table:table-row table:style-name="ro1">
          <table:table-cell table:formula="of:=DEC2HEX(HEX2DEC([.A907])+1)" office:value-type="string" office:string-value="E38A" calcext:value-type="string">
            <text:p>E38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8]&lt;&gt;&quot;Reserved&quot;; [.D908] &lt;&gt; &quot;&quot;); &quot;0x&quot; &amp; [.A908] &amp; &quot; &quot; &amp;[.D908]; &quot;&quot;)">
            <text:p/>
          </table:table-cell>
          <table:table-cell/>
        </table:table-row>
        <table:table-row table:style-name="ro1">
          <table:table-cell table:formula="of:=DEC2HEX(HEX2DEC([.A908])+1)" office:value-type="string" office:string-value="E38B" calcext:value-type="string">
            <text:p>E38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9]&lt;&gt;&quot;Reserved&quot;; [.D909] &lt;&gt; &quot;&quot;); &quot;0x&quot; &amp; [.A909] &amp; &quot; &quot; &amp;[.D909]; &quot;&quot;)">
            <text:p/>
          </table:table-cell>
          <table:table-cell/>
        </table:table-row>
        <table:table-row table:style-name="ro1">
          <table:table-cell table:formula="of:=DEC2HEX(HEX2DEC([.A909])+1)" office:value-type="string" office:string-value="E38C" calcext:value-type="string">
            <text:p>E38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0]&lt;&gt;&quot;Reserved&quot;; [.D910] &lt;&gt; &quot;&quot;); &quot;0x&quot; &amp; [.A910] &amp; &quot; &quot; &amp;[.D910]; &quot;&quot;)">
            <text:p/>
          </table:table-cell>
          <table:table-cell/>
        </table:table-row>
        <table:table-row table:style-name="ro1">
          <table:table-cell table:formula="of:=DEC2HEX(HEX2DEC([.A910])+1)" office:value-type="string" office:string-value="E38D" calcext:value-type="string">
            <text:p>E38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1]&lt;&gt;&quot;Reserved&quot;; [.D911] &lt;&gt; &quot;&quot;); &quot;0x&quot; &amp; [.A911] &amp; &quot; &quot; &amp;[.D911]; &quot;&quot;)">
            <text:p/>
          </table:table-cell>
          <table:table-cell/>
        </table:table-row>
        <table:table-row table:style-name="ro1">
          <table:table-cell table:formula="of:=DEC2HEX(HEX2DEC([.A911])+1)" office:value-type="string" office:string-value="E38E" calcext:value-type="string">
            <text:p>E38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2]&lt;&gt;&quot;Reserved&quot;; [.D912] &lt;&gt; &quot;&quot;); &quot;0x&quot; &amp; [.A912] &amp; &quot; &quot; &amp;[.D912]; &quot;&quot;)">
            <text:p/>
          </table:table-cell>
          <table:table-cell/>
        </table:table-row>
        <table:table-row table:style-name="ro1">
          <table:table-cell table:formula="of:=DEC2HEX(HEX2DEC([.A912])+1)" office:value-type="string" office:string-value="E38F" calcext:value-type="string">
            <text:p>E38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3]&lt;&gt;&quot;Reserved&quot;; [.D913] &lt;&gt; &quot;&quot;); &quot;0x&quot; &amp; [.A913] &amp; &quot; &quot; &amp;[.D913]; &quot;&quot;)">
            <text:p/>
          </table:table-cell>
          <table:table-cell/>
        </table:table-row>
        <table:table-row table:style-name="ro1">
          <table:table-cell table:formula="of:=DEC2HEX(HEX2DEC([.A913])+1)" office:value-type="string" office:string-value="E390" calcext:value-type="string">
            <text:p>E39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4]&lt;&gt;&quot;Reserved&quot;; [.D914] &lt;&gt; &quot;&quot;); &quot;0x&quot; &amp; [.A914] &amp; &quot; &quot; &amp;[.D914]; &quot;&quot;)">
            <text:p/>
          </table:table-cell>
          <table:table-cell/>
        </table:table-row>
        <table:table-row table:style-name="ro1">
          <table:table-cell table:formula="of:=DEC2HEX(HEX2DEC([.A914])+1)" office:value-type="string" office:string-value="E391" calcext:value-type="string">
            <text:p>E39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5]&lt;&gt;&quot;Reserved&quot;; [.D915] &lt;&gt; &quot;&quot;); &quot;0x&quot; &amp; [.A915] &amp; &quot; &quot; &amp;[.D915]; &quot;&quot;)">
            <text:p/>
          </table:table-cell>
          <table:table-cell/>
        </table:table-row>
        <table:table-row table:style-name="ro1">
          <table:table-cell table:formula="of:=DEC2HEX(HEX2DEC([.A915])+1)" office:value-type="string" office:string-value="E392" calcext:value-type="string">
            <text:p>E39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6]&lt;&gt;&quot;Reserved&quot;; [.D916] &lt;&gt; &quot;&quot;); &quot;0x&quot; &amp; [.A916] &amp; &quot; &quot; &amp;[.D916]; &quot;&quot;)">
            <text:p/>
          </table:table-cell>
          <table:table-cell/>
        </table:table-row>
        <table:table-row table:style-name="ro1">
          <table:table-cell table:formula="of:=DEC2HEX(HEX2DEC([.A916])+1)" office:value-type="string" office:string-value="E393" calcext:value-type="string">
            <text:p>E39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7]&lt;&gt;&quot;Reserved&quot;; [.D917] &lt;&gt; &quot;&quot;); &quot;0x&quot; &amp; [.A917] &amp; &quot; &quot; &amp;[.D917]; &quot;&quot;)">
            <text:p/>
          </table:table-cell>
          <table:table-cell/>
        </table:table-row>
        <table:table-row table:style-name="ro1">
          <table:table-cell table:formula="of:=DEC2HEX(HEX2DEC([.A917])+1)" office:value-type="string" office:string-value="E394" calcext:value-type="string">
            <text:p>E39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8]&lt;&gt;&quot;Reserved&quot;; [.D918] &lt;&gt; &quot;&quot;); &quot;0x&quot; &amp; [.A918] &amp; &quot; &quot; &amp;[.D918]; &quot;&quot;)">
            <text:p/>
          </table:table-cell>
          <table:table-cell/>
        </table:table-row>
        <table:table-row table:style-name="ro1">
          <table:table-cell table:formula="of:=DEC2HEX(HEX2DEC([.A918])+1)" office:value-type="string" office:string-value="E395" calcext:value-type="string">
            <text:p>E39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9]&lt;&gt;&quot;Reserved&quot;; [.D919] &lt;&gt; &quot;&quot;); &quot;0x&quot; &amp; [.A919] &amp; &quot; &quot; &amp;[.D919]; &quot;&quot;)">
            <text:p/>
          </table:table-cell>
          <table:table-cell/>
        </table:table-row>
        <table:table-row table:style-name="ro1">
          <table:table-cell table:formula="of:=DEC2HEX(HEX2DEC([.A919])+1)" office:value-type="string" office:string-value="E396" calcext:value-type="string">
            <text:p>E39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0]&lt;&gt;&quot;Reserved&quot;; [.D920] &lt;&gt; &quot;&quot;); &quot;0x&quot; &amp; [.A920] &amp; &quot; &quot; &amp;[.D920]; &quot;&quot;)">
            <text:p/>
          </table:table-cell>
          <table:table-cell/>
        </table:table-row>
        <table:table-row table:style-name="ro1">
          <table:table-cell table:formula="of:=DEC2HEX(HEX2DEC([.A920])+1)" office:value-type="string" office:string-value="E397" calcext:value-type="string">
            <text:p>E39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1]&lt;&gt;&quot;Reserved&quot;; [.D921] &lt;&gt; &quot;&quot;); &quot;0x&quot; &amp; [.A921] &amp; &quot; &quot; &amp;[.D921]; &quot;&quot;)">
            <text:p/>
          </table:table-cell>
          <table:table-cell/>
        </table:table-row>
        <table:table-row table:style-name="ro1">
          <table:table-cell table:formula="of:=DEC2HEX(HEX2DEC([.A921])+1)" office:value-type="string" office:string-value="E398" calcext:value-type="string">
            <text:p>E39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2]&lt;&gt;&quot;Reserved&quot;; [.D922] &lt;&gt; &quot;&quot;); &quot;0x&quot; &amp; [.A922] &amp; &quot; &quot; &amp;[.D922]; &quot;&quot;)">
            <text:p/>
          </table:table-cell>
          <table:table-cell/>
        </table:table-row>
        <table:table-row table:style-name="ro1">
          <table:table-cell table:formula="of:=DEC2HEX(HEX2DEC([.A922])+1)" office:value-type="string" office:string-value="E399" calcext:value-type="string">
            <text:p>E39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3]&lt;&gt;&quot;Reserved&quot;; [.D923] &lt;&gt; &quot;&quot;); &quot;0x&quot; &amp; [.A923] &amp; &quot; &quot; &amp;[.D923]; &quot;&quot;)">
            <text:p/>
          </table:table-cell>
          <table:table-cell/>
        </table:table-row>
        <table:table-row table:style-name="ro1">
          <table:table-cell table:formula="of:=DEC2HEX(HEX2DEC([.A923])+1)" office:value-type="string" office:string-value="E39A" calcext:value-type="string">
            <text:p>E39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4]&lt;&gt;&quot;Reserved&quot;; [.D924] &lt;&gt; &quot;&quot;); &quot;0x&quot; &amp; [.A924] &amp; &quot; &quot; &amp;[.D924]; &quot;&quot;)">
            <text:p/>
          </table:table-cell>
          <table:table-cell/>
        </table:table-row>
        <table:table-row table:style-name="ro1">
          <table:table-cell table:formula="of:=DEC2HEX(HEX2DEC([.A924])+1)" office:value-type="string" office:string-value="E39B" calcext:value-type="string">
            <text:p>E39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5]&lt;&gt;&quot;Reserved&quot;; [.D925] &lt;&gt; &quot;&quot;); &quot;0x&quot; &amp; [.A925] &amp; &quot; &quot; &amp;[.D925]; &quot;&quot;)">
            <text:p/>
          </table:table-cell>
          <table:table-cell/>
        </table:table-row>
        <table:table-row table:style-name="ro1">
          <table:table-cell table:formula="of:=DEC2HEX(HEX2DEC([.A925])+1)" office:value-type="string" office:string-value="E39C" calcext:value-type="string">
            <text:p>E39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6]&lt;&gt;&quot;Reserved&quot;; [.D926] &lt;&gt; &quot;&quot;); &quot;0x&quot; &amp; [.A926] &amp; &quot; &quot; &amp;[.D926]; &quot;&quot;)">
            <text:p/>
          </table:table-cell>
          <table:table-cell/>
        </table:table-row>
        <table:table-row table:style-name="ro1">
          <table:table-cell table:formula="of:=DEC2HEX(HEX2DEC([.A926])+1)" office:value-type="string" office:string-value="E39D" calcext:value-type="string">
            <text:p>E39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7]&lt;&gt;&quot;Reserved&quot;; [.D927] &lt;&gt; &quot;&quot;); &quot;0x&quot; &amp; [.A927] &amp; &quot; &quot; &amp;[.D927]; &quot;&quot;)">
            <text:p/>
          </table:table-cell>
          <table:table-cell/>
        </table:table-row>
        <table:table-row table:style-name="ro1">
          <table:table-cell table:formula="of:=DEC2HEX(HEX2DEC([.A927])+1)" office:value-type="string" office:string-value="E39E" calcext:value-type="string">
            <text:p>E39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8]&lt;&gt;&quot;Reserved&quot;; [.D928] &lt;&gt; &quot;&quot;); &quot;0x&quot; &amp; [.A928] &amp; &quot; &quot; &amp;[.D928]; &quot;&quot;)">
            <text:p/>
          </table:table-cell>
          <table:table-cell/>
        </table:table-row>
        <table:table-row table:style-name="ro1">
          <table:table-cell table:formula="of:=DEC2HEX(HEX2DEC([.A928])+1)" office:value-type="string" office:string-value="E39F" calcext:value-type="string">
            <text:p>E39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9]&lt;&gt;&quot;Reserved&quot;; [.D929] &lt;&gt; &quot;&quot;); &quot;0x&quot; &amp; [.A929] &amp; &quot; &quot; &amp;[.D929]; &quot;&quot;)">
            <text:p/>
          </table:table-cell>
          <table:table-cell/>
        </table:table-row>
        <table:table-row table:style-name="ro1">
          <table:table-cell table:formula="of:=DEC2HEX(HEX2DEC([.A929])+1)" office:value-type="string" office:string-value="E3A0" calcext:value-type="string">
            <text:p>E3A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0]&lt;&gt;&quot;Reserved&quot;; [.D930] &lt;&gt; &quot;&quot;); &quot;0x&quot; &amp; [.A930] &amp; &quot; &quot; &amp;[.D930]; &quot;&quot;)">
            <text:p/>
          </table:table-cell>
          <table:table-cell/>
        </table:table-row>
        <table:table-row table:style-name="ro1">
          <table:table-cell table:formula="of:=DEC2HEX(HEX2DEC([.A930])+1)" office:value-type="string" office:string-value="E3A1" calcext:value-type="string">
            <text:p>E3A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1]&lt;&gt;&quot;Reserved&quot;; [.D931] &lt;&gt; &quot;&quot;); &quot;0x&quot; &amp; [.A931] &amp; &quot; &quot; &amp;[.D931]; &quot;&quot;)">
            <text:p/>
          </table:table-cell>
          <table:table-cell/>
        </table:table-row>
        <table:table-row table:style-name="ro1">
          <table:table-cell table:formula="of:=DEC2HEX(HEX2DEC([.A931])+1)" office:value-type="string" office:string-value="E3A2" calcext:value-type="string">
            <text:p>E3A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2]&lt;&gt;&quot;Reserved&quot;; [.D932] &lt;&gt; &quot;&quot;); &quot;0x&quot; &amp; [.A932] &amp; &quot; &quot; &amp;[.D932]; &quot;&quot;)">
            <text:p/>
          </table:table-cell>
          <table:table-cell/>
        </table:table-row>
        <table:table-row table:style-name="ro1">
          <table:table-cell table:formula="of:=DEC2HEX(HEX2DEC([.A932])+1)" office:value-type="string" office:string-value="E3A3" calcext:value-type="string">
            <text:p>E3A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3]&lt;&gt;&quot;Reserved&quot;; [.D933] &lt;&gt; &quot;&quot;); &quot;0x&quot; &amp; [.A933] &amp; &quot; &quot; &amp;[.D933]; &quot;&quot;)">
            <text:p/>
          </table:table-cell>
          <table:table-cell/>
        </table:table-row>
        <table:table-row table:style-name="ro1">
          <table:table-cell table:formula="of:=DEC2HEX(HEX2DEC([.A933])+1)" office:value-type="string" office:string-value="E3A4" calcext:value-type="string">
            <text:p>E3A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4]&lt;&gt;&quot;Reserved&quot;; [.D934] &lt;&gt; &quot;&quot;); &quot;0x&quot; &amp; [.A934] &amp; &quot; &quot; &amp;[.D934]; &quot;&quot;)">
            <text:p/>
          </table:table-cell>
          <table:table-cell/>
        </table:table-row>
        <table:table-row table:style-name="ro1">
          <table:table-cell table:formula="of:=DEC2HEX(HEX2DEC([.A934])+1)" office:value-type="string" office:string-value="E3A5" calcext:value-type="string">
            <text:p>E3A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5]&lt;&gt;&quot;Reserved&quot;; [.D935] &lt;&gt; &quot;&quot;); &quot;0x&quot; &amp; [.A935] &amp; &quot; &quot; &amp;[.D935]; &quot;&quot;)">
            <text:p/>
          </table:table-cell>
          <table:table-cell/>
        </table:table-row>
        <table:table-row table:style-name="ro1">
          <table:table-cell table:formula="of:=DEC2HEX(HEX2DEC([.A935])+1)" office:value-type="string" office:string-value="E3A6" calcext:value-type="string">
            <text:p>E3A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6])+1)" office:value-type="string" office:string-value="E3A7" calcext:value-type="string">
            <text:p>E3A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7])+1)" office:value-type="string" office:string-value="E3A8" calcext:value-type="string">
            <text:p>E3A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8])+1)" office:value-type="string" office:string-value="E3A9" calcext:value-type="string">
            <text:p>E3A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9])+1)" office:value-type="string" office:string-value="E3AA" calcext:value-type="string">
            <text:p>E3A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0])+1)" office:value-type="string" office:string-value="E3AB" calcext:value-type="string">
            <text:p>E3A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1])+1)" office:value-type="string" office:string-value="E3AC" calcext:value-type="string">
            <text:p>E3A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2])+1)" office:value-type="string" office:string-value="E3AD" calcext:value-type="string">
            <text:p>E3A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3])+1)" office:value-type="string" office:string-value="E3AE" calcext:value-type="string">
            <text:p>E3A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4])+1)" office:value-type="string" office:string-value="E3AF" calcext:value-type="string">
            <text:p>E3A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5])+1)" office:value-type="string" office:string-value="E3B0" calcext:value-type="string">
            <text:p>E3B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6])+1)" office:value-type="string" office:string-value="E3B1" calcext:value-type="string">
            <text:p>E3B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7])+1)" office:value-type="string" office:string-value="E3B2" calcext:value-type="string">
            <text:p>E3B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8])+1)" office:value-type="string" office:string-value="E3B3" calcext:value-type="string">
            <text:p>E3B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9])+1)" office:value-type="string" office:string-value="E3B4" calcext:value-type="string">
            <text:p>E3B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0])+1)" office:value-type="string" office:string-value="E3B5" calcext:value-type="string">
            <text:p>E3B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1])+1)" office:value-type="string" office:string-value="E3B6" calcext:value-type="string">
            <text:p>E3B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2])+1)" office:value-type="string" office:string-value="E3B7" calcext:value-type="string">
            <text:p>E3B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3])+1)" office:value-type="string" office:string-value="E3B8" calcext:value-type="string">
            <text:p>E3B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4])+1)" office:value-type="string" office:string-value="E3B9" calcext:value-type="string">
            <text:p>E3B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5])+1)" office:value-type="string" office:string-value="E3BA" calcext:value-type="string">
            <text:p>E3B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6])+1)" office:value-type="string" office:string-value="E3BB" calcext:value-type="string">
            <text:p>E3B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7])+1)" office:value-type="string" office:string-value="E3BC" calcext:value-type="string">
            <text:p>E3B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8])+1)" office:value-type="string" office:string-value="E3BD" calcext:value-type="string">
            <text:p>E3B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9])+1)" office:value-type="string" office:string-value="E3BE" calcext:value-type="string">
            <text:p>E3B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0])+1)" office:value-type="string" office:string-value="E3BF" calcext:value-type="string">
            <text:p>E3B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1])+1)" office:value-type="string" office:string-value="E3C0" calcext:value-type="string">
            <text:p>E3C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2])+1)" office:value-type="string" office:string-value="E3C1" calcext:value-type="string">
            <text:p>E3C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3])+1)" office:value-type="string" office:string-value="E3C2" calcext:value-type="string">
            <text:p>E3C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4])+1)" office:value-type="string" office:string-value="E3C3" calcext:value-type="string">
            <text:p>E3C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5])+1)" office:value-type="string" office:string-value="E3C4" calcext:value-type="string">
            <text:p>E3C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6])+1)" office:value-type="string" office:string-value="E3C5" calcext:value-type="string">
            <text:p>E3C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7])+1)" office:value-type="string" office:string-value="E3C6" calcext:value-type="string">
            <text:p>E3C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8])+1)" office:value-type="string" office:string-value="E3C7" calcext:value-type="string">
            <text:p>E3C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9])+1)" office:value-type="string" office:string-value="E3C8" calcext:value-type="string">
            <text:p>E3C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0])+1)" office:value-type="string" office:string-value="E3C9" calcext:value-type="string">
            <text:p>E3C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1])+1)" office:value-type="string" office:string-value="E3CA" calcext:value-type="string">
            <text:p>E3C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2])+1)" office:value-type="string" office:string-value="E3CB" calcext:value-type="string">
            <text:p>E3C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3])+1)" office:value-type="string" office:string-value="E3CC" calcext:value-type="string">
            <text:p>E3C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4])+1)" office:value-type="string" office:string-value="E3CD" calcext:value-type="string">
            <text:p>E3C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5])+1)" office:value-type="string" office:string-value="E3CE" calcext:value-type="string">
            <text:p>E3C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6])+1)" office:value-type="string" office:string-value="E3CF" calcext:value-type="string">
            <text:p>E3C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7])+1)" office:value-type="string" office:string-value="E3D0" calcext:value-type="string">
            <text:p>E3D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8])+1)" office:value-type="string" office:string-value="E3D1" calcext:value-type="string">
            <text:p>E3D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9])+1)" office:value-type="string" office:string-value="E3D2" calcext:value-type="string">
            <text:p>E3D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0])+1)" office:value-type="string" office:string-value="E3D3" calcext:value-type="string">
            <text:p>E3D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1])+1)" office:value-type="string" office:string-value="E3D4" calcext:value-type="string">
            <text:p>E3D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2])+1)" office:value-type="string" office:string-value="E3D5" calcext:value-type="string">
            <text:p>E3D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3])+1)" office:value-type="string" office:string-value="E3D6" calcext:value-type="string">
            <text:p>E3D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4])+1)" office:value-type="string" office:string-value="E3D7" calcext:value-type="string">
            <text:p>E3D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5])+1)" office:value-type="string" office:string-value="E3D8" calcext:value-type="string">
            <text:p>E3D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6])+1)" office:value-type="string" office:string-value="E3D9" calcext:value-type="string">
            <text:p>E3D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7])+1)" office:value-type="string" office:string-value="E3DA" calcext:value-type="string">
            <text:p>E3D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8])+1)" office:value-type="string" office:string-value="E3DB" calcext:value-type="string">
            <text:p>E3D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9])+1)" office:value-type="string" office:string-value="E3DC" calcext:value-type="string">
            <text:p>E3D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0])+1)" office:value-type="string" office:string-value="E3DD" calcext:value-type="string">
            <text:p>E3D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1])+1)" office:value-type="string" office:string-value="E3DE" calcext:value-type="string">
            <text:p>E3D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2])+1)" office:value-type="string" office:string-value="E3DF" calcext:value-type="string">
            <text:p>E3D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3])+1)" office:value-type="string" office:string-value="E3E0" calcext:value-type="string">
            <text:p>E3E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4])+1)" office:value-type="string" office:string-value="E3E1" calcext:value-type="string">
            <text:p>E3E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5])+1)" office:value-type="string" office:string-value="E3E2" calcext:value-type="string">
            <text:p>E3E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6])+1)" office:value-type="string" office:string-value="E3E3" calcext:value-type="string">
            <text:p>E3E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7])+1)" office:value-type="string" office:string-value="E3E4" calcext:value-type="string">
            <text:p>E3E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8])+1)" office:value-type="string" office:string-value="E3E5" calcext:value-type="string">
            <text:p>E3E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9])+1)" office:value-type="string" office:string-value="E3E6" calcext:value-type="string">
            <text:p>E3E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0])+1)" office:value-type="string" office:string-value="E3E7" calcext:value-type="string">
            <text:p>E3E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1])+1)" office:value-type="string" office:string-value="E3E8" calcext:value-type="string">
            <text:p>E3E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2])+1)" office:value-type="string" office:string-value="E3E9" calcext:value-type="string">
            <text:p>E3E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3])+1)" office:value-type="string" office:string-value="E3EA" calcext:value-type="string">
            <text:p>E3E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4])+1)" office:value-type="string" office:string-value="E3EB" calcext:value-type="string">
            <text:p>E3E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5])+1)" office:value-type="string" office:string-value="E3EC" calcext:value-type="string">
            <text:p>E3E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6])+1)" office:value-type="string" office:string-value="E3ED" calcext:value-type="string">
            <text:p>E3E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7])+1)" office:value-type="string" office:string-value="E3EE" calcext:value-type="string">
            <text:p>E3E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8])+1)" office:value-type="string" office:string-value="E3EF" calcext:value-type="string">
            <text:p>E3E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9])+1)" office:value-type="string" office:string-value="E3F0" calcext:value-type="string">
            <text:p>E3F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0])+1)" office:value-type="string" office:string-value="E3F1" calcext:value-type="string">
            <text:p>E3F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1])+1)" office:value-type="string" office:string-value="E3F2" calcext:value-type="string">
            <text:p>E3F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2])+1)" office:value-type="string" office:string-value="E3F3" calcext:value-type="string">
            <text:p>E3F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3])+1)" office:value-type="string" office:string-value="E3F4" calcext:value-type="string">
            <text:p>E3F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4])+1)" office:value-type="string" office:string-value="E3F5" calcext:value-type="string">
            <text:p>E3F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5])+1)" office:value-type="string" office:string-value="E3F6" calcext:value-type="string">
            <text:p>E3F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6])+1)" office:value-type="string" office:string-value="E3F7" calcext:value-type="string">
            <text:p>E3F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7])+1)" office:value-type="string" office:string-value="E3F8" calcext:value-type="string">
            <text:p>E3F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8])+1)" office:value-type="string" office:string-value="E3F9" calcext:value-type="string">
            <text:p>E3F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9])+1)" office:value-type="string" office:string-value="E3FA" calcext:value-type="string">
            <text:p>E3F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0])+1)" office:value-type="string" office:string-value="E3FB" calcext:value-type="string">
            <text:p>E3F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1])+1)" office:value-type="string" office:string-value="E3FC" calcext:value-type="string">
            <text:p>E3F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2])+1)" office:value-type="string" office:string-value="E3FD" calcext:value-type="string">
            <text:p>E3F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3])+1)" office:value-type="string" office:string-value="E3FE" calcext:value-type="string">
            <text:p>E3F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4])+1)" office:value-type="string" office:string-value="E3FF" calcext:value-type="string">
            <text:p>E3F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5])+1)" office:value-type="string" office:string-value="E400" calcext:value-type="string">
            <text:p>E40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6])+1)" office:value-type="string" office:string-value="E401" calcext:value-type="string">
            <text:p>E40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7])+1)" office:value-type="string" office:string-value="E402" calcext:value-type="string">
            <text:p>E40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8])+1)" office:value-type="string" office:string-value="E403" calcext:value-type="string">
            <text:p>E40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9])+1)" office:value-type="string" office:string-value="E404" calcext:value-type="string">
            <text:p>E40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0])+1)" office:value-type="string" office:string-value="E405" calcext:value-type="string">
            <text:p>E40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1])+1)" office:value-type="string" office:string-value="E406" calcext:value-type="string">
            <text:p>E40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2])+1)" office:value-type="string" office:string-value="E407" calcext:value-type="string">
            <text:p>E40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3])+1)" office:value-type="string" office:string-value="E408" calcext:value-type="string">
            <text:p>E40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4])+1)" office:value-type="string" office:string-value="E409" calcext:value-type="string">
            <text:p>E40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5])+1)" office:value-type="string" office:string-value="E40A" calcext:value-type="string">
            <text:p>E40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6])+1)" office:value-type="string" office:string-value="E40B" calcext:value-type="string">
            <text:p>E40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7])+1)" office:value-type="string" office:string-value="E40C" calcext:value-type="string">
            <text:p>E40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8])+1)" office:value-type="string" office:string-value="E40D" calcext:value-type="string">
            <text:p>E40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9])+1)" office:value-type="string" office:string-value="E40E" calcext:value-type="string">
            <text:p>E40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0])+1)" office:value-type="string" office:string-value="E40F" calcext:value-type="string">
            <text:p>E40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1])+1)" office:value-type="string" office:string-value="E410" calcext:value-type="string">
            <text:p>E41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2])+1)" office:value-type="string" office:string-value="E411" calcext:value-type="string">
            <text:p>E41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3])+1)" office:value-type="string" office:string-value="E412" calcext:value-type="string">
            <text:p>E41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4])+1)" office:value-type="string" office:string-value="E413" calcext:value-type="string">
            <text:p>E41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5])+1)" office:value-type="string" office:string-value="E414" calcext:value-type="string">
            <text:p>E41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6])+1)" office:value-type="string" office:string-value="E415" calcext:value-type="string">
            <text:p>E41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7])+1)" office:value-type="string" office:string-value="E416" calcext:value-type="string">
            <text:p>E41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8])+1)" office:value-type="string" office:string-value="E417" calcext:value-type="string">
            <text:p>E41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9])+1)" office:value-type="string" office:string-value="E418" calcext:value-type="string">
            <text:p>E41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0])+1)" office:value-type="string" office:string-value="E419" calcext:value-type="string">
            <text:p>E41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1])+1)" office:value-type="string" office:string-value="E41A" calcext:value-type="string">
            <text:p>E41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2])+1)" office:value-type="string" office:string-value="E41B" calcext:value-type="string">
            <text:p>E41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3])+1)" office:value-type="string" office:string-value="E41C" calcext:value-type="string">
            <text:p>E41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4])+1)" office:value-type="string" office:string-value="E41D" calcext:value-type="string">
            <text:p>E41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5])+1)" office:value-type="string" office:string-value="E41E" calcext:value-type="string">
            <text:p>E41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6])+1)" office:value-type="string" office:string-value="E41F" calcext:value-type="string">
            <text:p>E41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7])+1)" office:value-type="string" office:string-value="E420" calcext:value-type="string">
            <text:p>E42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8])+1)" office:value-type="string" office:string-value="E421" calcext:value-type="string">
            <text:p>E42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9])+1)" office:value-type="string" office:string-value="E422" calcext:value-type="string">
            <text:p>E42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0])+1)" office:value-type="string" office:string-value="E423" calcext:value-type="string">
            <text:p>E42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1])+1)" office:value-type="string" office:string-value="E424" calcext:value-type="string">
            <text:p>E42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2])+1)" office:value-type="string" office:string-value="E425" calcext:value-type="string">
            <text:p>E42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3])+1)" office:value-type="string" office:string-value="E426" calcext:value-type="string">
            <text:p>E42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4])+1)" office:value-type="string" office:string-value="E427" calcext:value-type="string">
            <text:p>E42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5])+1)" office:value-type="string" office:string-value="E428" calcext:value-type="string">
            <text:p>E42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6])+1)" office:value-type="string" office:string-value="E429" calcext:value-type="string">
            <text:p>E42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7])+1)" office:value-type="string" office:string-value="E42A" calcext:value-type="string">
            <text:p>E42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8])+1)" office:value-type="string" office:string-value="E42B" calcext:value-type="string">
            <text:p>E42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9])+1)" office:value-type="string" office:string-value="E42C" calcext:value-type="string">
            <text:p>E42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0])+1)" office:value-type="string" office:string-value="E42D" calcext:value-type="string">
            <text:p>E42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1])+1)" office:value-type="string" office:string-value="E42E" calcext:value-type="string">
            <text:p>E42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2])+1)" office:value-type="string" office:string-value="E42F" calcext:value-type="string">
            <text:p>E42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3])+1)" office:value-type="string" office:string-value="E430" calcext:value-type="string">
            <text:p>E430</text:p>
          </table:table-cell>
          <table:table-cell office:value-type="string" calcext:value-type="string">
            <text:p>Oxeia</text:p>
          </table:table-cell>
          <table:table-cell table:number-columns-repeated="5"/>
        </table:table-row>
        <table:table-row table:style-name="ro1">
          <table:table-cell table:formula="of:=DEC2HEX(HEX2DEC([.A1074])+1)" office:value-type="string" office:string-value="E431" calcext:value-type="string">
            <text:p>E431</text:p>
          </table:table-cell>
          <table:table-cell table:number-columns-repeated="6"/>
        </table:table-row>
        <table:table-row table:style-name="ro1">
          <table:table-cell table:formula="of:=DEC2HEX(HEX2DEC([.A1075])+1)" office:value-type="string" office:string-value="E432" calcext:value-type="string">
            <text:p>E432</text:p>
          </table:table-cell>
          <table:table-cell table:number-columns-repeated="6"/>
        </table:table-row>
        <table:table-row table:style-name="ro1">
          <table:table-cell table:formula="of:=DEC2HEX(HEX2DEC([.A1076])+1)" office:value-type="string" office:string-value="E433" calcext:value-type="string">
            <text:p>E433</text:p>
          </table:table-cell>
          <table:table-cell table:number-columns-repeated="6"/>
        </table:table-row>
        <table:table-row table:style-name="ro1">
          <table:table-cell table:formula="of:=DEC2HEX(HEX2DEC([.A1077])+1)" office:value-type="string" office:string-value="E434" calcext:value-type="string">
            <text:p>E434</text:p>
          </table:table-cell>
          <table:table-cell table:number-columns-repeated="6"/>
        </table:table-row>
        <table:table-row table:style-name="ro1">
          <table:table-cell table:formula="of:=DEC2HEX(HEX2DEC([.A1078])+1)" office:value-type="string" office:string-value="E435" calcext:value-type="string">
            <text:p>E435</text:p>
          </table:table-cell>
          <table:table-cell table:number-columns-repeated="6"/>
        </table:table-row>
        <table:table-row table:style-name="ro1">
          <table:table-cell table:formula="of:=DEC2HEX(HEX2DEC([.A1079])+1)" office:value-type="string" office:string-value="E436" calcext:value-type="string">
            <text:p>E436</text:p>
          </table:table-cell>
          <table:table-cell table:number-columns-repeated="6"/>
        </table:table-row>
        <table:table-row table:style-name="ro1">
          <table:table-cell table:formula="of:=DEC2HEX(HEX2DEC([.A1080])+1)" office:value-type="string" office:string-value="E437" calcext:value-type="string">
            <text:p>E437</text:p>
          </table:table-cell>
          <table:table-cell table:number-columns-repeated="6"/>
        </table:table-row>
        <table:table-row table:style-name="ro1">
          <table:table-cell table:formula="of:=DEC2HEX(HEX2DEC([.A1081])+1)" office:value-type="string" office:string-value="E438" calcext:value-type="string">
            <text:p>E438</text:p>
          </table:table-cell>
          <table:table-cell table:number-columns-repeated="6"/>
        </table:table-row>
        <table:table-row table:style-name="ro1">
          <table:table-cell table:formula="of:=DEC2HEX(HEX2DEC([.A1082])+1)" office:value-type="string" office:string-value="E439" calcext:value-type="string">
            <text:p>E439</text:p>
          </table:table-cell>
          <table:table-cell table:number-columns-repeated="6"/>
        </table:table-row>
        <table:table-row table:style-name="ro1">
          <table:table-cell table:formula="of:=DEC2HEX(HEX2DEC([.A1083])+1)" office:value-type="string" office:string-value="E43A" calcext:value-type="string">
            <text:p>E43A</text:p>
          </table:table-cell>
          <table:table-cell table:number-columns-repeated="6"/>
        </table:table-row>
        <table:table-row table:style-name="ro1">
          <table:table-cell table:formula="of:=DEC2HEX(HEX2DEC([.A1084])+1)" office:value-type="string" office:string-value="E43B" calcext:value-type="string">
            <text:p>E43B</text:p>
          </table:table-cell>
          <table:table-cell table:number-columns-repeated="6"/>
        </table:table-row>
        <table:table-row table:style-name="ro1">
          <table:table-cell table:formula="of:=DEC2HEX(HEX2DEC([.A1085])+1)" office:value-type="string" office:string-value="E43C" calcext:value-type="string">
            <text:p>E43C</text:p>
          </table:table-cell>
          <table:table-cell table:number-columns-repeated="6"/>
        </table:table-row>
        <table:table-row table:style-name="ro1">
          <table:table-cell table:formula="of:=DEC2HEX(HEX2DEC([.A1086])+1)" office:value-type="string" office:string-value="E43D" calcext:value-type="string">
            <text:p>E43D</text:p>
          </table:table-cell>
          <table:table-cell table:number-columns-repeated="6"/>
        </table:table-row>
        <table:table-row table:style-name="ro1">
          <table:table-cell table:formula="of:=DEC2HEX(HEX2DEC([.A1087])+1)" office:value-type="string" office:string-value="E43E" calcext:value-type="string">
            <text:p>E43E</text:p>
          </table:table-cell>
          <table:table-cell table:number-columns-repeated="6"/>
        </table:table-row>
        <table:table-row table:style-name="ro1">
          <table:table-cell table:formula="of:=DEC2HEX(HEX2DEC([.A1088])+1)" office:value-type="string" office:string-value="E43F" calcext:value-type="string">
            <text:p>E43F</text:p>
          </table:table-cell>
          <table:table-cell table:number-columns-repeated="6"/>
        </table:table-row>
        <table:table-row table:style-name="ro1">
          <table:table-cell table:formula="of:=DEC2HEX(HEX2DEC([.A1089])+1)" office:value-type="string" office:string-value="E440" calcext:value-type="string">
            <text:p>E440</text:p>
          </table:table-cell>
          <table:table-cell table:number-columns-repeated="6"/>
        </table:table-row>
        <table:table-row table:style-name="ro1">
          <table:table-cell table:formula="of:=DEC2HEX(HEX2DEC([.A1090])+1)" office:value-type="string" office:string-value="E441" calcext:value-type="string">
            <text:p>E441</text:p>
          </table:table-cell>
          <table:table-cell table:number-columns-repeated="6"/>
        </table:table-row>
        <table:table-row table:style-name="ro1">
          <table:table-cell table:formula="of:=DEC2HEX(HEX2DEC([.A1091])+1)" office:value-type="string" office:string-value="E442" calcext:value-type="string">
            <text:p>E442</text:p>
          </table:table-cell>
          <table:table-cell table:number-columns-repeated="6"/>
        </table:table-row>
        <table:table-row table:style-name="ro1">
          <table:table-cell table:formula="of:=DEC2HEX(HEX2DEC([.A1092])+1)" office:value-type="string" office:string-value="E443" calcext:value-type="string">
            <text:p>E443</text:p>
          </table:table-cell>
          <table:table-cell table:number-columns-repeated="6"/>
        </table:table-row>
        <table:table-row table:style-name="ro1">
          <table:table-cell table:formula="of:=DEC2HEX(HEX2DEC([.A1093])+1)" office:value-type="string" office:string-value="E444" calcext:value-type="string">
            <text:p>E444</text:p>
          </table:table-cell>
          <table:table-cell table:number-columns-repeated="6"/>
        </table:table-row>
        <table:table-row table:style-name="ro1">
          <table:table-cell table:formula="of:=DEC2HEX(HEX2DEC([.A1094])+1)" office:value-type="string" office:string-value="E445" calcext:value-type="string">
            <text:p>E445</text:p>
          </table:table-cell>
          <table:table-cell table:number-columns-repeated="6"/>
        </table:table-row>
        <table:table-row table:style-name="ro1">
          <table:table-cell table:formula="of:=DEC2HEX(HEX2DEC([.A1095])+1)" office:value-type="string" office:string-value="E446" calcext:value-type="string">
            <text:p>E446</text:p>
          </table:table-cell>
          <table:table-cell table:number-columns-repeated="6"/>
        </table:table-row>
        <table:table-row table:style-name="ro1">
          <table:table-cell table:formula="of:=DEC2HEX(HEX2DEC([.A1096])+1)" office:value-type="string" office:string-value="E447" calcext:value-type="string">
            <text:p>E447</text:p>
          </table:table-cell>
          <table:table-cell table:number-columns-repeated="6"/>
        </table:table-row>
        <table:table-row table:style-name="ro1">
          <table:table-cell table:formula="of:=DEC2HEX(HEX2DEC([.A1097])+1)" office:value-type="string" office:string-value="E448" calcext:value-type="string">
            <text:p>E448</text:p>
          </table:table-cell>
          <table:table-cell table:number-columns-repeated="6"/>
        </table:table-row>
        <table:table-row table:style-name="ro1">
          <table:table-cell table:formula="of:=DEC2HEX(HEX2DEC([.A1098])+1)" office:value-type="string" office:string-value="E449" calcext:value-type="string">
            <text:p>E449</text:p>
          </table:table-cell>
          <table:table-cell table:number-columns-repeated="6"/>
        </table:table-row>
        <table:table-row table:style-name="ro1">
          <table:table-cell table:formula="of:=DEC2HEX(HEX2DEC([.A1099])+1)" office:value-type="string" office:string-value="E44A" calcext:value-type="string">
            <text:p>E44A</text:p>
          </table:table-cell>
          <table:table-cell table:number-columns-repeated="6"/>
        </table:table-row>
        <table:table-row table:style-name="ro1">
          <table:table-cell table:formula="of:=DEC2HEX(HEX2DEC([.A1100])+1)" office:value-type="string" office:string-value="E44B" calcext:value-type="string">
            <text:p>E44B</text:p>
          </table:table-cell>
          <table:table-cell table:number-columns-repeated="6"/>
        </table:table-row>
        <table:table-row table:style-name="ro1">
          <table:table-cell table:formula="of:=DEC2HEX(HEX2DEC([.A1101])+1)" office:value-type="string" office:string-value="E44C" calcext:value-type="string">
            <text:p>E44C</text:p>
          </table:table-cell>
          <table:table-cell table:number-columns-repeated="6"/>
        </table:table-row>
        <table:table-row table:style-name="ro1">
          <table:table-cell table:formula="of:=DEC2HEX(HEX2DEC([.A1102])+1)" office:value-type="string" office:string-value="E44D" calcext:value-type="string">
            <text:p>E44D</text:p>
          </table:table-cell>
          <table:table-cell table:number-columns-repeated="6"/>
        </table:table-row>
        <table:table-row table:style-name="ro1">
          <table:table-cell table:formula="of:=DEC2HEX(HEX2DEC([.A1103])+1)" office:value-type="string" office:string-value="E44E" calcext:value-type="string">
            <text:p>E44E</text:p>
          </table:table-cell>
          <table:table-cell table:number-columns-repeated="6"/>
        </table:table-row>
        <table:table-row table:style-name="ro1">
          <table:table-cell table:formula="of:=DEC2HEX(HEX2DEC([.A1104])+1)" office:value-type="string" office:string-value="E44F" calcext:value-type="string">
            <text:p>E44F</text:p>
          </table:table-cell>
          <table:table-cell table:number-columns-repeated="6"/>
        </table:table-row>
        <table:table-row table:style-name="ro1">
          <table:table-cell table:formula="of:=DEC2HEX(HEX2DEC([.A1105])+1)" office:value-type="string" office:string-value="E450" calcext:value-type="string">
            <text:p>E450</text:p>
          </table:table-cell>
          <table:table-cell table:number-columns-repeated="6"/>
        </table:table-row>
        <table:table-row table:style-name="ro1">
          <table:table-cell table:formula="of:=DEC2HEX(HEX2DEC([.A1106])+1)" office:value-type="string" office:string-value="E451" calcext:value-type="string">
            <text:p>E451</text:p>
          </table:table-cell>
          <table:table-cell table:number-columns-repeated="6"/>
        </table:table-row>
        <table:table-row table:style-name="ro1">
          <table:table-cell table:formula="of:=DEC2HEX(HEX2DEC([.A1107])+1)" office:value-type="string" office:string-value="E452" calcext:value-type="string">
            <text:p>E452</text:p>
          </table:table-cell>
          <table:table-cell table:number-columns-repeated="6"/>
        </table:table-row>
        <table:table-row table:style-name="ro1">
          <table:table-cell table:formula="of:=DEC2HEX(HEX2DEC([.A1108])+1)" office:value-type="string" office:string-value="E453" calcext:value-type="string">
            <text:p>E453</text:p>
          </table:table-cell>
          <table:table-cell table:number-columns-repeated="6"/>
        </table:table-row>
        <table:table-row table:style-name="ro1">
          <table:table-cell table:formula="of:=DEC2HEX(HEX2DEC([.A1109])+1)" office:value-type="string" office:string-value="E454" calcext:value-type="string">
            <text:p>E454</text:p>
          </table:table-cell>
          <table:table-cell table:number-columns-repeated="6"/>
        </table:table-row>
        <table:table-row table:style-name="ro1">
          <table:table-cell table:formula="of:=DEC2HEX(HEX2DEC([.A1110])+1)" office:value-type="string" office:string-value="E455" calcext:value-type="string">
            <text:p>E455</text:p>
          </table:table-cell>
          <table:table-cell table:number-columns-repeated="6"/>
        </table:table-row>
        <table:table-row table:style-name="ro1">
          <table:table-cell table:formula="of:=DEC2HEX(HEX2DEC([.A1111])+1)" office:value-type="string" office:string-value="E456" calcext:value-type="string">
            <text:p>E456</text:p>
          </table:table-cell>
          <table:table-cell table:number-columns-repeated="6"/>
        </table:table-row>
        <table:table-row table:style-name="ro1">
          <table:table-cell table:formula="of:=DEC2HEX(HEX2DEC([.A1112])+1)" office:value-type="string" office:string-value="E457" calcext:value-type="string">
            <text:p>E457</text:p>
          </table:table-cell>
          <table:table-cell table:number-columns-repeated="6"/>
        </table:table-row>
        <table:table-row table:style-name="ro1">
          <table:table-cell table:formula="of:=DEC2HEX(HEX2DEC([.A1113])+1)" office:value-type="string" office:string-value="E458" calcext:value-type="string">
            <text:p>E458</text:p>
          </table:table-cell>
          <table:table-cell table:number-columns-repeated="6"/>
        </table:table-row>
        <table:table-row table:style-name="ro1">
          <table:table-cell table:formula="of:=DEC2HEX(HEX2DEC([.A1114])+1)" office:value-type="string" office:string-value="E459" calcext:value-type="string">
            <text:p>E459</text:p>
          </table:table-cell>
          <table:table-cell table:number-columns-repeated="6"/>
        </table:table-row>
        <table:table-row table:style-name="ro1">
          <table:table-cell table:formula="of:=DEC2HEX(HEX2DEC([.A1115])+1)" office:value-type="string" office:string-value="E45A" calcext:value-type="string">
            <text:p>E45A</text:p>
          </table:table-cell>
          <table:table-cell table:number-columns-repeated="6"/>
        </table:table-row>
        <table:table-row table:style-name="ro1">
          <table:table-cell table:formula="of:=DEC2HEX(HEX2DEC([.A1116])+1)" office:value-type="string" office:string-value="E45B" calcext:value-type="string">
            <text:p>E45B</text:p>
          </table:table-cell>
          <table:table-cell table:number-columns-repeated="6"/>
        </table:table-row>
        <table:table-row table:style-name="ro1">
          <table:table-cell table:formula="of:=DEC2HEX(HEX2DEC([.A1117])+1)" office:value-type="string" office:string-value="E45C" calcext:value-type="string">
            <text:p>E45C</text:p>
          </table:table-cell>
          <table:table-cell table:number-columns-repeated="6"/>
        </table:table-row>
        <table:table-row table:style-name="ro1">
          <table:table-cell table:formula="of:=DEC2HEX(HEX2DEC([.A1118])+1)" office:value-type="string" office:string-value="E45D" calcext:value-type="string">
            <text:p>E45D</text:p>
          </table:table-cell>
          <table:table-cell table:number-columns-repeated="6"/>
        </table:table-row>
        <table:table-row table:style-name="ro1">
          <table:table-cell table:formula="of:=DEC2HEX(HEX2DEC([.A1119])+1)" office:value-type="string" office:string-value="E45E" calcext:value-type="string">
            <text:p>E45E</text:p>
          </table:table-cell>
          <table:table-cell table:number-columns-repeated="6"/>
        </table:table-row>
        <table:table-row table:style-name="ro1">
          <table:table-cell table:formula="of:=DEC2HEX(HEX2DEC([.A1120])+1)" office:value-type="string" office:string-value="E45F" calcext:value-type="string">
            <text:p>E45F</text:p>
          </table:table-cell>
          <table:table-cell table:number-columns-repeated="6"/>
        </table:table-row>
        <table:table-row table:style-name="ro1">
          <table:table-cell table:formula="of:=DEC2HEX(HEX2DEC([.A1121])+1)" office:value-type="string" office:string-value="E460" calcext:value-type="string">
            <text:p>E460</text:p>
          </table:table-cell>
          <table:table-cell table:number-columns-repeated="6"/>
        </table:table-row>
        <table:table-row table:style-name="ro1">
          <table:table-cell table:formula="of:=DEC2HEX(HEX2DEC([.A1122])+1)" office:value-type="string" office:string-value="E461" calcext:value-type="string">
            <text:p>E461</text:p>
          </table:table-cell>
          <table:table-cell table:number-columns-repeated="6"/>
        </table:table-row>
        <table:table-row table:style-name="ro1">
          <table:table-cell table:formula="of:=DEC2HEX(HEX2DEC([.A1123])+1)" office:value-type="string" office:string-value="E462" calcext:value-type="string">
            <text:p>E462</text:p>
          </table:table-cell>
          <table:table-cell table:number-columns-repeated="6"/>
        </table:table-row>
        <table:table-row table:style-name="ro1">
          <table:table-cell table:formula="of:=DEC2HEX(HEX2DEC([.A1124])+1)" office:value-type="string" office:string-value="E463" calcext:value-type="string">
            <text:p>E463</text:p>
          </table:table-cell>
          <table:table-cell table:number-columns-repeated="6"/>
        </table:table-row>
        <table:table-row table:style-name="ro1">
          <table:table-cell table:formula="of:=DEC2HEX(HEX2DEC([.A1125])+1)" office:value-type="string" office:string-value="E464" calcext:value-type="string">
            <text:p>E464</text:p>
          </table:table-cell>
          <table:table-cell table:number-columns-repeated="6"/>
        </table:table-row>
        <table:table-row table:style-name="ro1">
          <table:table-cell table:formula="of:=DEC2HEX(HEX2DEC([.A1126])+1)" office:value-type="string" office:string-value="E465" calcext:value-type="string">
            <text:p>E465</text:p>
          </table:table-cell>
          <table:table-cell table:number-columns-repeated="6"/>
        </table:table-row>
        <table:table-row table:style-name="ro1">
          <table:table-cell table:formula="of:=DEC2HEX(HEX2DEC([.A1127])+1)" office:value-type="string" office:string-value="E466" calcext:value-type="string">
            <text:p>E466</text:p>
          </table:table-cell>
          <table:table-cell table:number-columns-repeated="6"/>
        </table:table-row>
        <table:table-row table:style-name="ro1">
          <table:table-cell table:formula="of:=DEC2HEX(HEX2DEC([.A1128])+1)" office:value-type="string" office:string-value="E467" calcext:value-type="string">
            <text:p>E467</text:p>
          </table:table-cell>
          <table:table-cell table:number-columns-repeated="6"/>
        </table:table-row>
        <table:table-row table:style-name="ro1">
          <table:table-cell table:formula="of:=DEC2HEX(HEX2DEC([.A1129])+1)" office:value-type="string" office:string-value="E468" calcext:value-type="string">
            <text:p>E468</text:p>
          </table:table-cell>
          <table:table-cell table:number-columns-repeated="6"/>
        </table:table-row>
        <table:table-row table:style-name="ro1">
          <table:table-cell table:formula="of:=DEC2HEX(HEX2DEC([.A1130])+1)" office:value-type="string" office:string-value="E469" calcext:value-type="string">
            <text:p>E469</text:p>
          </table:table-cell>
          <table:table-cell table:number-columns-repeated="6"/>
        </table:table-row>
        <table:table-row table:style-name="ro1">
          <table:table-cell table:formula="of:=DEC2HEX(HEX2DEC([.A1131])+1)" office:value-type="string" office:string-value="E46A" calcext:value-type="string">
            <text:p>E46A</text:p>
          </table:table-cell>
          <table:table-cell table:number-columns-repeated="6"/>
        </table:table-row>
        <table:table-row table:style-name="ro1">
          <table:table-cell table:formula="of:=DEC2HEX(HEX2DEC([.A1132])+1)" office:value-type="string" office:string-value="E46B" calcext:value-type="string">
            <text:p>E46B</text:p>
          </table:table-cell>
          <table:table-cell table:number-columns-repeated="6"/>
        </table:table-row>
        <table:table-row table:style-name="ro1">
          <table:table-cell table:formula="of:=DEC2HEX(HEX2DEC([.A1133])+1)" office:value-type="string" office:string-value="E46C" calcext:value-type="string">
            <text:p>E46C</text:p>
          </table:table-cell>
          <table:table-cell table:number-columns-repeated="6"/>
        </table:table-row>
        <table:table-row table:style-name="ro1">
          <table:table-cell table:formula="of:=DEC2HEX(HEX2DEC([.A1134])+1)" office:value-type="string" office:string-value="E46D" calcext:value-type="string">
            <text:p>E46D</text:p>
          </table:table-cell>
          <table:table-cell table:number-columns-repeated="6"/>
        </table:table-row>
        <table:table-row table:style-name="ro1">
          <table:table-cell table:formula="of:=DEC2HEX(HEX2DEC([.A1135])+1)" office:value-type="string" office:string-value="E46E" calcext:value-type="string">
            <text:p>E46E</text:p>
          </table:table-cell>
          <table:table-cell table:number-columns-repeated="6"/>
        </table:table-row>
        <table:table-row table:style-name="ro1">
          <table:table-cell table:formula="of:=DEC2HEX(HEX2DEC([.A1136])+1)" office:value-type="string" office:string-value="E46F" calcext:value-type="string">
            <text:p>E46F</text:p>
          </table:table-cell>
          <table:table-cell table:number-columns-repeated="6"/>
        </table:table-row>
        <table:table-row table:style-name="ro1">
          <table:table-cell table:formula="of:=DEC2HEX(HEX2DEC([.A1137])+1)" office:value-type="string" office:string-value="E470" calcext:value-type="string">
            <text:p>E470</text:p>
          </table:table-cell>
          <table:table-cell table:number-columns-repeated="6"/>
        </table:table-row>
        <table:table-row table:style-name="ro1">
          <table:table-cell table:formula="of:=DEC2HEX(HEX2DEC([.A1138])+1)" office:value-type="string" office:string-value="E471" calcext:value-type="string">
            <text:p>E471</text:p>
          </table:table-cell>
          <table:table-cell table:number-columns-repeated="6"/>
        </table:table-row>
        <table:table-row table:style-name="ro1">
          <table:table-cell table:formula="of:=DEC2HEX(HEX2DEC([.A1139])+1)" office:value-type="string" office:string-value="E472" calcext:value-type="string">
            <text:p>E472</text:p>
          </table:table-cell>
          <table:table-cell table:number-columns-repeated="6"/>
        </table:table-row>
        <table:table-row table:style-name="ro1">
          <table:table-cell table:formula="of:=DEC2HEX(HEX2DEC([.A1140])+1)" office:value-type="string" office:string-value="E473" calcext:value-type="string">
            <text:p>E473</text:p>
          </table:table-cell>
          <table:table-cell table:number-columns-repeated="6"/>
        </table:table-row>
        <table:table-row table:style-name="ro1">
          <table:table-cell table:formula="of:=DEC2HEX(HEX2DEC([.A1141])+1)" office:value-type="string" office:string-value="E474" calcext:value-type="string">
            <text:p>E474</text:p>
          </table:table-cell>
          <table:table-cell table:number-columns-repeated="6"/>
        </table:table-row>
        <table:table-row table:style-name="ro1">
          <table:table-cell table:formula="of:=DEC2HEX(HEX2DEC([.A1142])+1)" office:value-type="string" office:string-value="E475" calcext:value-type="string">
            <text:p>E475</text:p>
          </table:table-cell>
          <table:table-cell table:number-columns-repeated="6"/>
        </table:table-row>
        <table:table-row table:style-name="ro1">
          <table:table-cell table:formula="of:=DEC2HEX(HEX2DEC([.A1143])+1)" office:value-type="string" office:string-value="E476" calcext:value-type="string">
            <text:p>E476</text:p>
          </table:table-cell>
          <table:table-cell table:number-columns-repeated="6"/>
        </table:table-row>
        <table:table-row table:style-name="ro1">
          <table:table-cell table:formula="of:=DEC2HEX(HEX2DEC([.A1144])+1)" office:value-type="string" office:string-value="E477" calcext:value-type="string">
            <text:p>E477</text:p>
          </table:table-cell>
          <table:table-cell table:number-columns-repeated="6"/>
        </table:table-row>
        <table:table-row table:style-name="ro1">
          <table:table-cell table:formula="of:=DEC2HEX(HEX2DEC([.A1145])+1)" office:value-type="string" office:string-value="E478" calcext:value-type="string">
            <text:p>E478</text:p>
          </table:table-cell>
          <table:table-cell table:number-columns-repeated="6"/>
        </table:table-row>
        <table:table-row table:style-name="ro1">
          <table:table-cell table:formula="of:=DEC2HEX(HEX2DEC([.A1146])+1)" office:value-type="string" office:string-value="E479" calcext:value-type="string">
            <text:p>E479</text:p>
          </table:table-cell>
          <table:table-cell table:number-columns-repeated="6"/>
        </table:table-row>
        <table:table-row table:style-name="ro1">
          <table:table-cell table:formula="of:=DEC2HEX(HEX2DEC([.A1147])+1)" office:value-type="string" office:string-value="E47A" calcext:value-type="string">
            <text:p>E47A</text:p>
          </table:table-cell>
          <table:table-cell table:number-columns-repeated="6"/>
        </table:table-row>
        <table:table-row table:style-name="ro1">
          <table:table-cell table:formula="of:=DEC2HEX(HEX2DEC([.A1148])+1)" office:value-type="string" office:string-value="E47B" calcext:value-type="string">
            <text:p>E47B</text:p>
          </table:table-cell>
          <table:table-cell table:number-columns-repeated="6"/>
        </table:table-row>
        <table:table-row table:style-name="ro1">
          <table:table-cell table:formula="of:=DEC2HEX(HEX2DEC([.A1149])+1)" office:value-type="string" office:string-value="E47C" calcext:value-type="string">
            <text:p>E47C</text:p>
          </table:table-cell>
          <table:table-cell table:number-columns-repeated="6"/>
        </table:table-row>
        <table:table-row table:style-name="ro1">
          <table:table-cell table:formula="of:=DEC2HEX(HEX2DEC([.A1150])+1)" office:value-type="string" office:string-value="E47D" calcext:value-type="string">
            <text:p>E47D</text:p>
          </table:table-cell>
          <table:table-cell table:number-columns-repeated="6"/>
        </table:table-row>
        <table:table-row table:style-name="ro1">
          <table:table-cell table:formula="of:=DEC2HEX(HEX2DEC([.A1151])+1)" office:value-type="string" office:string-value="E47E" calcext:value-type="string">
            <text:p>E47E</text:p>
          </table:table-cell>
          <table:table-cell table:number-columns-repeated="6"/>
        </table:table-row>
        <table:table-row table:style-name="ro1">
          <table:table-cell table:formula="of:=DEC2HEX(HEX2DEC([.A1152])+1)" office:value-type="string" office:string-value="E47F" calcext:value-type="string">
            <text:p>E47F</text:p>
          </table:table-cell>
          <table:table-cell table:number-columns-repeated="6"/>
        </table:table-row>
        <table:table-row table:style-name="ro1">
          <table:table-cell table:formula="of:=DEC2HEX(HEX2DEC([.A1153])+1)" office:value-type="string" office:string-value="E480" calcext:value-type="string">
            <text:p>E480</text:p>
          </table:table-cell>
          <table:table-cell table:number-columns-repeated="6"/>
        </table:table-row>
        <table:table-row table:style-name="ro1">
          <table:table-cell table:formula="of:=DEC2HEX(HEX2DEC([.A1154])+1)" office:value-type="string" office:string-value="E481" calcext:value-type="string">
            <text:p>E481</text:p>
          </table:table-cell>
          <table:table-cell table:number-columns-repeated="6"/>
        </table:table-row>
        <table:table-row table:style-name="ro1">
          <table:table-cell table:formula="of:=DEC2HEX(HEX2DEC([.A1155])+1)" office:value-type="string" office:string-value="E482" calcext:value-type="string">
            <text:p>E482</text:p>
          </table:table-cell>
          <table:table-cell table:number-columns-repeated="6"/>
        </table:table-row>
        <table:table-row table:style-name="ro1">
          <table:table-cell table:formula="of:=DEC2HEX(HEX2DEC([.A1156])+1)" office:value-type="string" office:string-value="E483" calcext:value-type="string">
            <text:p>E483</text:p>
          </table:table-cell>
          <table:table-cell table:number-columns-repeated="6"/>
        </table:table-row>
        <table:table-row table:style-name="ro1">
          <table:table-cell table:formula="of:=DEC2HEX(HEX2DEC([.A1157])+1)" office:value-type="string" office:string-value="E484" calcext:value-type="string">
            <text:p>E484</text:p>
          </table:table-cell>
          <table:table-cell table:number-columns-repeated="6"/>
        </table:table-row>
        <table:table-row table:style-name="ro1">
          <table:table-cell table:formula="of:=DEC2HEX(HEX2DEC([.A1158])+1)" office:value-type="string" office:string-value="E485" calcext:value-type="string">
            <text:p>E485</text:p>
          </table:table-cell>
          <table:table-cell table:number-columns-repeated="6"/>
        </table:table-row>
        <table:table-row table:style-name="ro1">
          <table:table-cell table:formula="of:=DEC2HEX(HEX2DEC([.A1159])+1)" office:value-type="string" office:string-value="E486" calcext:value-type="string">
            <text:p>E486</text:p>
          </table:table-cell>
          <table:table-cell table:number-columns-repeated="6"/>
        </table:table-row>
        <table:table-row table:style-name="ro1">
          <table:table-cell table:formula="of:=DEC2HEX(HEX2DEC([.A1160])+1)" office:value-type="string" office:string-value="E487" calcext:value-type="string">
            <text:p>E487</text:p>
          </table:table-cell>
          <table:table-cell table:number-columns-repeated="6"/>
        </table:table-row>
        <table:table-row table:style-name="ro1">
          <table:table-cell table:formula="of:=DEC2HEX(HEX2DEC([.A1161])+1)" office:value-type="string" office:string-value="E488" calcext:value-type="string">
            <text:p>E488</text:p>
          </table:table-cell>
          <table:table-cell table:number-columns-repeated="6"/>
        </table:table-row>
        <table:table-row table:style-name="ro1">
          <table:table-cell table:formula="of:=DEC2HEX(HEX2DEC([.A1162])+1)" office:value-type="string" office:string-value="E489" calcext:value-type="string">
            <text:p>E489</text:p>
          </table:table-cell>
          <table:table-cell table:number-columns-repeated="6"/>
        </table:table-row>
        <table:table-row table:style-name="ro1">
          <table:table-cell table:formula="of:=DEC2HEX(HEX2DEC([.A1163])+1)" office:value-type="string" office:string-value="E48A" calcext:value-type="string">
            <text:p>E48A</text:p>
          </table:table-cell>
          <table:table-cell table:number-columns-repeated="6"/>
        </table:table-row>
        <table:table-row table:style-name="ro1">
          <table:table-cell table:formula="of:=DEC2HEX(HEX2DEC([.A1164])+1)" office:value-type="string" office:string-value="E48B" calcext:value-type="string">
            <text:p>E48B</text:p>
          </table:table-cell>
          <table:table-cell table:number-columns-repeated="6"/>
        </table:table-row>
        <table:table-row table:style-name="ro1">
          <table:table-cell table:formula="of:=DEC2HEX(HEX2DEC([.A1165])+1)" office:value-type="string" office:string-value="E48C" calcext:value-type="string">
            <text:p>E48C</text:p>
          </table:table-cell>
          <table:table-cell table:number-columns-repeated="6"/>
        </table:table-row>
        <table:table-row table:style-name="ro1">
          <table:table-cell table:formula="of:=DEC2HEX(HEX2DEC([.A1166])+1)" office:value-type="string" office:string-value="E48D" calcext:value-type="string">
            <text:p>E48D</text:p>
          </table:table-cell>
          <table:table-cell table:number-columns-repeated="6"/>
        </table:table-row>
        <table:table-row table:style-name="ro1">
          <table:table-cell table:formula="of:=DEC2HEX(HEX2DEC([.A1167])+1)" office:value-type="string" office:string-value="E48E" calcext:value-type="string">
            <text:p>E48E</text:p>
          </table:table-cell>
          <table:table-cell table:number-columns-repeated="6"/>
        </table:table-row>
        <table:table-row table:style-name="ro1">
          <table:table-cell table:formula="of:=DEC2HEX(HEX2DEC([.A1168])+1)" office:value-type="string" office:string-value="E48F" calcext:value-type="string">
            <text:p>E48F</text:p>
          </table:table-cell>
          <table:table-cell table:number-columns-repeated="6"/>
        </table:table-row>
        <table:table-row table:style-name="ro1">
          <table:table-cell table:formula="of:=DEC2HEX(HEX2DEC([.A1169])+1)" office:value-type="string" office:string-value="E490" calcext:value-type="string">
            <text:p>E490</text:p>
          </table:table-cell>
          <table:table-cell table:number-columns-repeated="6"/>
        </table:table-row>
        <table:table-row table:style-name="ro1">
          <table:table-cell table:formula="of:=DEC2HEX(HEX2DEC([.A1170])+1)" office:value-type="string" office:string-value="E491" calcext:value-type="string">
            <text:p>E491</text:p>
          </table:table-cell>
          <table:table-cell table:number-columns-repeated="6"/>
        </table:table-row>
        <table:table-row table:style-name="ro1">
          <table:table-cell table:formula="of:=DEC2HEX(HEX2DEC([.A1171])+1)" office:value-type="string" office:string-value="E492" calcext:value-type="string">
            <text:p>E492</text:p>
          </table:table-cell>
          <table:table-cell table:number-columns-repeated="6"/>
        </table:table-row>
        <table:table-row table:style-name="ro1">
          <table:table-cell table:formula="of:=DEC2HEX(HEX2DEC([.A1172])+1)" office:value-type="string" office:string-value="E493" calcext:value-type="string">
            <text:p>E493</text:p>
          </table:table-cell>
          <table:table-cell table:number-columns-repeated="6"/>
        </table:table-row>
        <table:table-row table:style-name="ro1">
          <table:table-cell table:formula="of:=DEC2HEX(HEX2DEC([.A1173])+1)" office:value-type="string" office:string-value="E494" calcext:value-type="string">
            <text:p>E494</text:p>
          </table:table-cell>
          <table:table-cell table:number-columns-repeated="6"/>
        </table:table-row>
        <table:table-row table:style-name="ro1">
          <table:table-cell table:formula="of:=DEC2HEX(HEX2DEC([.A1174])+1)" office:value-type="string" office:string-value="E495" calcext:value-type="string">
            <text:p>E495</text:p>
          </table:table-cell>
          <table:table-cell table:number-columns-repeated="6"/>
        </table:table-row>
        <table:table-row table:style-name="ro1">
          <table:table-cell table:formula="of:=DEC2HEX(HEX2DEC([.A1175])+1)" office:value-type="string" office:string-value="E496" calcext:value-type="string">
            <text:p>E496</text:p>
          </table:table-cell>
          <table:table-cell table:number-columns-repeated="6"/>
        </table:table-row>
        <table:table-row table:style-name="ro1">
          <table:table-cell table:formula="of:=DEC2HEX(HEX2DEC([.A1176])+1)" office:value-type="string" office:string-value="E497" calcext:value-type="string">
            <text:p>E497</text:p>
          </table:table-cell>
          <table:table-cell table:number-columns-repeated="6"/>
        </table:table-row>
        <table:table-row table:style-name="ro1">
          <table:table-cell table:formula="of:=DEC2HEX(HEX2DEC([.A1177])+1)" office:value-type="string" office:string-value="E498" calcext:value-type="string">
            <text:p>E498</text:p>
          </table:table-cell>
          <table:table-cell table:number-columns-repeated="6"/>
        </table:table-row>
        <table:table-row table:style-name="ro1">
          <table:table-cell table:formula="of:=DEC2HEX(HEX2DEC([.A1178])+1)" office:value-type="string" office:string-value="E499" calcext:value-type="string">
            <text:p>E499</text:p>
          </table:table-cell>
          <table:table-cell table:number-columns-repeated="6"/>
        </table:table-row>
        <table:table-row table:style-name="ro1">
          <table:table-cell table:formula="of:=DEC2HEX(HEX2DEC([.A1179])+1)" office:value-type="string" office:string-value="E49A" calcext:value-type="string">
            <text:p>E49A</text:p>
          </table:table-cell>
          <table:table-cell table:number-columns-repeated="6"/>
        </table:table-row>
        <table:table-row table:style-name="ro1">
          <table:table-cell table:formula="of:=DEC2HEX(HEX2DEC([.A1180])+1)" office:value-type="string" office:string-value="E49B" calcext:value-type="string">
            <text:p>E49B</text:p>
          </table:table-cell>
          <table:table-cell table:number-columns-repeated="6"/>
        </table:table-row>
        <table:table-row table:style-name="ro1">
          <table:table-cell table:formula="of:=DEC2HEX(HEX2DEC([.A1181])+1)" office:value-type="string" office:string-value="E49C" calcext:value-type="string">
            <text:p>E49C</text:p>
          </table:table-cell>
          <table:table-cell table:number-columns-repeated="6"/>
        </table:table-row>
        <table:table-row table:style-name="ro1">
          <table:table-cell table:formula="of:=DEC2HEX(HEX2DEC([.A1182])+1)" office:value-type="string" office:string-value="E49D" calcext:value-type="string">
            <text:p>E49D</text:p>
          </table:table-cell>
          <table:table-cell table:number-columns-repeated="6"/>
        </table:table-row>
        <table:table-row table:style-name="ro1">
          <table:table-cell table:formula="of:=DEC2HEX(HEX2DEC([.A1183])+1)" office:value-type="string" office:string-value="E49E" calcext:value-type="string">
            <text:p>E49E</text:p>
          </table:table-cell>
          <table:table-cell table:number-columns-repeated="6"/>
        </table:table-row>
        <table:table-row table:style-name="ro1">
          <table:table-cell table:formula="of:=DEC2HEX(HEX2DEC([.A1184])+1)" office:value-type="string" office:string-value="E49F" calcext:value-type="string">
            <text:p>E49F</text:p>
          </table:table-cell>
          <table:table-cell table:number-columns-repeated="6"/>
        </table:table-row>
        <table:table-row table:style-name="ro1">
          <table:table-cell table:formula="of:=DEC2HEX(HEX2DEC([.A1185])+1)" office:value-type="string" office:string-value="E4A0" calcext:value-type="string">
            <text:p>E4A0</text:p>
          </table:table-cell>
          <table:table-cell table:number-columns-repeated="6"/>
        </table:table-row>
        <table:table-row table:style-name="ro1">
          <table:table-cell table:formula="of:=DEC2HEX(HEX2DEC([.A1186])+1)" office:value-type="string" office:string-value="E4A1" calcext:value-type="string">
            <text:p>E4A1</text:p>
          </table:table-cell>
          <table:table-cell table:number-columns-repeated="6"/>
        </table:table-row>
        <table:table-row table:style-name="ro1">
          <table:table-cell table:formula="of:=DEC2HEX(HEX2DEC([.A1187])+1)" office:value-type="string" office:string-value="E4A2" calcext:value-type="string">
            <text:p>E4A2</text:p>
          </table:table-cell>
          <table:table-cell table:number-columns-repeated="6"/>
        </table:table-row>
        <table:table-row table:style-name="ro1">
          <table:table-cell table:formula="of:=DEC2HEX(HEX2DEC([.A1188])+1)" office:value-type="string" office:string-value="E4A3" calcext:value-type="string">
            <text:p>E4A3</text:p>
          </table:table-cell>
          <table:table-cell table:number-columns-repeated="6"/>
        </table:table-row>
        <table:table-row table:style-name="ro1">
          <table:table-cell table:formula="of:=DEC2HEX(HEX2DEC([.A1189])+1)" office:value-type="string" office:string-value="E4A4" calcext:value-type="string">
            <text:p>E4A4</text:p>
          </table:table-cell>
          <table:table-cell table:number-columns-repeated="6"/>
        </table:table-row>
        <table:table-row table:style-name="ro1">
          <table:table-cell table:formula="of:=DEC2HEX(HEX2DEC([.A1190])+1)" office:value-type="string" office:string-value="E4A5" calcext:value-type="string">
            <text:p>E4A5</text:p>
          </table:table-cell>
          <table:table-cell table:number-columns-repeated="6"/>
        </table:table-row>
        <table:table-row table:style-name="ro1">
          <table:table-cell table:formula="of:=DEC2HEX(HEX2DEC([.A1191])+1)" office:value-type="string" office:string-value="E4A6" calcext:value-type="string">
            <text:p>E4A6</text:p>
          </table:table-cell>
          <table:table-cell table:number-columns-repeated="6"/>
        </table:table-row>
        <table:table-row table:style-name="ro1">
          <table:table-cell table:formula="of:=DEC2HEX(HEX2DEC([.A1192])+1)" office:value-type="string" office:string-value="E4A7" calcext:value-type="string">
            <text:p>E4A7</text:p>
          </table:table-cell>
          <table:table-cell table:number-columns-repeated="6"/>
        </table:table-row>
        <table:table-row table:style-name="ro1">
          <table:table-cell table:formula="of:=DEC2HEX(HEX2DEC([.A1193])+1)" office:value-type="string" office:string-value="E4A8" calcext:value-type="string">
            <text:p>E4A8</text:p>
          </table:table-cell>
          <table:table-cell table:number-columns-repeated="6"/>
        </table:table-row>
        <table:table-row table:style-name="ro1">
          <table:table-cell table:formula="of:=DEC2HEX(HEX2DEC([.A1194])+1)" office:value-type="string" office:string-value="E4A9" calcext:value-type="string">
            <text:p>E4A9</text:p>
          </table:table-cell>
          <table:table-cell table:number-columns-repeated="6"/>
        </table:table-row>
        <table:table-row table:style-name="ro1">
          <table:table-cell table:formula="of:=DEC2HEX(HEX2DEC([.A1195])+1)" office:value-type="string" office:string-value="E4AA" calcext:value-type="string">
            <text:p>E4AA</text:p>
          </table:table-cell>
          <table:table-cell table:number-columns-repeated="6"/>
        </table:table-row>
        <table:table-row table:style-name="ro1">
          <table:table-cell table:formula="of:=DEC2HEX(HEX2DEC([.A1196])+1)" office:value-type="string" office:string-value="E4AB" calcext:value-type="string">
            <text:p>E4AB</text:p>
          </table:table-cell>
          <table:table-cell table:number-columns-repeated="6"/>
        </table:table-row>
        <table:table-row table:style-name="ro1">
          <table:table-cell table:formula="of:=DEC2HEX(HEX2DEC([.A1197])+1)" office:value-type="string" office:string-value="E4AC" calcext:value-type="string">
            <text:p>E4AC</text:p>
          </table:table-cell>
          <table:table-cell table:number-columns-repeated="6"/>
        </table:table-row>
        <table:table-row table:style-name="ro1">
          <table:table-cell table:formula="of:=DEC2HEX(HEX2DEC([.A1198])+1)" office:value-type="string" office:string-value="E4AD" calcext:value-type="string">
            <text:p>E4AD</text:p>
          </table:table-cell>
          <table:table-cell table:number-columns-repeated="6"/>
        </table:table-row>
        <table:table-row table:style-name="ro1">
          <table:table-cell table:formula="of:=DEC2HEX(HEX2DEC([.A1199])+1)" office:value-type="string" office:string-value="E4AE" calcext:value-type="string">
            <text:p>E4AE</text:p>
          </table:table-cell>
          <table:table-cell table:number-columns-repeated="6"/>
        </table:table-row>
        <table:table-row table:style-name="ro1">
          <table:table-cell table:formula="of:=DEC2HEX(HEX2DEC([.A1200])+1)" office:value-type="string" office:string-value="E4AF" calcext:value-type="string">
            <text:p>E4AF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6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7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48</text:p>
          </table:table-cell>
          <table:table-cell office:value-type="string" calcext:value-type="string">
            <text:p>OX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9</text:p>
          </table:table-cell>
          <table:table-cell office:value-type="string" calcext:value-type="string">
            <text:p>PETAS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4E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4F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50</text:p>
          </table:table-cell>
          <table:table-cell office:value-type="string" calcext:value-type="string">
            <text:p>YPS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1</text:p>
          </table:table-cell>
          <table:table-cell office:value-type="string" calcext:value-type="string">
            <text:p>APOSTROFOS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3</text:p>
          </table:table-cell>
          <table:table-cell office:value-type="string" calcext:value-type="string">
            <text:p>YPORR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5</text:p>
          </table:table-cell>
          <table:table-cell office:value-type="string" calcext:value-type="string">
            <text:p>ELAFR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6</text:p>
          </table:table-cell>
          <table:table-cell office:value-type="string" calcext:value-type="string">
            <text:p>CHAM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8</text:p>
          </table:table-cell>
          <table:table-cell office:value-type="string" calcext:value-type="string">
            <text:p>VAR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A</text:p>
          </table:table-cell>
          <table:table-cell office:value-type="string" calcext:value-type="string">
            <text:p>PSIFIST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B</text:p>
          </table:table-cell>
          <table:table-cell office:value-type="string" calcext:value-type="string">
            <text:p>OMA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C</text:p>
          </table:table-cell>
          <table:table-cell office:value-type="string" calcext:value-type="string">
            <text:p>ANTIKENO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60</text:p>
          </table:table-cell>
          <table:table-cell office:value-type="string" calcext:value-type="string">
            <text:p>ETERON</text:p>
          </table:table-cell>
          <table:table-cell office:value-type="string" calcext:value-type="string">
            <text:p>PARAKALES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B</text:p>
          </table:table-cell>
          <table:table-cell office:value-type="string" calcext:value-type="string">
            <text:p>ENDOFON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C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D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E</text:p>
          </table:table-cell>
          <table:table-cell office:value-type="string" calcext:value-type="string">
            <text:p>STAVR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F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85</text:p>
          </table:table-cell>
          <table:table-cell office:value-type="string" calcext:value-type="string">
            <text:p>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6</text:p>
          </table:table-cell>
          <table:table-cell office:value-type="string" calcext:value-type="string">
            <text:p>D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7</text:p>
          </table:table-cell>
          <table:table-cell office:value-type="string" calcext:value-type="string">
            <text:p>TR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8</text:p>
          </table:table-cell>
          <table:table-cell office:value-type="string" calcext:value-type="string">
            <text:p>TETR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9</text:p>
          </table:table-cell>
          <table:table-cell office:value-type="string" calcext:value-type="string">
            <text:p>KOR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A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B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C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RI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D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ESSAR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E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IMISE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F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0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1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2</text:p>
          </table:table-cell>
          <table:table-cell office:value-type="string" calcext:value-type="string">
            <text:p>D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3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94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95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6</text:p>
          </table:table-cell>
          <table:table-cell office:value-type="string" calcext:value-type="string">
            <text:p>TR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7</text:p>
          </table:table-cell>
          <table:table-cell office:value-type="string" calcext:value-type="string">
            <text:p>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8</text:p>
          </table:table-cell>
          <table:table-cell office:value-type="string" calcext:value-type="string">
            <text:p>IMI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9</text:p>
          </table:table-cell>
          <table:table-cell office:value-type="string" calcext:value-type="string">
            <text:p>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A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A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B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C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D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T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E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F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0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1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GO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4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5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6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7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8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9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A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B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C</text:p>
          </table:table-cell>
          <table:table-cell office:value-type="string" calcext:value-type="string">
            <text:p>ISAKIA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D</text:p>
          </table:table-cell>
          <table:table-cell office:value-type="string" calcext:value-type="string">
            <text:p>APOSTROFOI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E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TETRA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F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MONO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0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D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1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B4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5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6</text:p>
          </table:table-cell>
          <table:table-cell office:value-type="string" calcext:value-type="string">
            <text:p>ENARXIS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VOU</text:p>
          </table:table-cell>
        </table:table-row>
        <table:table-row table:style-name="ro1">
          <table:table-cell/>
          <table:table-cell office:value-type="string" calcext:value-type="string">
            <text:p>1D0BA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D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E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DIATONON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/>
          <table:table-cell office:value-type="string" calcext:value-type="string">
            <text:p>1D0BF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Z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1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C2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C3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DIFONIAS</text:p>
          </table:table-cell>
        </table:table-row>
        <table:table-row table:style-name="ro1">
          <table:table-cell/>
          <table:table-cell office:value-type="string" calcext:value-type="string">
            <text:p>1D0C4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MONOFONIAS</text:p>
          </table:table-cell>
        </table:table-row>
        <table:table-row table:style-name="ro1">
          <table:table-cell/>
          <table:table-cell office:value-type="string" calcext:value-type="string">
            <text:p>1D0C5</text:p>
          </table:table-cell>
          <table:table-cell office:value-type="string" calcext:value-type="string">
            <text:p>FHT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VASIS</text:p>
          </table:table-cell>
        </table:table-row>
        <table:table-row table:style-name="ro1">
          <table:table-cell/>
          <table:table-cell office:value-type="string" calcext:value-type="string">
            <text:p>1D0C6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SYNAFI</text:p>
          </table:table-cell>
        </table:table-row>
        <table:table-row table:style-name="ro1">
          <table:table-cell/>
          <table:table-cell office:value-type="string" calcext:value-type="string">
            <text:p>1D0C7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NEN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8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9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A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SPATH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ETARTIMORION</text:p>
          </table:table-cell>
        </table:table-row>
        <table:table-row table:style-name="ro1">
          <table:table-cell/>
          <table:table-cell office:value-type="string" calcext:value-type="string">
            <text:p>1D0CC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ENARMONIOS</text:p>
          </table:table-cell>
          <table:table-cell office:value-type="string" calcext:value-type="string">
            <text:p>ANTIF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D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E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F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ETAR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0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1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2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3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4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5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6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7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8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DI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9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YF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A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IK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B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E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C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D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E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F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0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1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2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3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4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5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6</text:p>
          </table:table-cell>
          <table:table-cell office:value-type="string" calcext:value-type="string">
            <text:p>DIGRAMMA</text:p>
          </table:table-cell>
          <table:table-cell office:value-type="string" calcext:value-type="string">
            <text:p>G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7</text:p>
          </table:table-cell>
          <table:table-cell office:value-type="string" calcext:value-type="string">
            <text:p>DIFTOGGOS</text:p>
          </table:table-cell>
          <table:table-cell office:value-type="string" calcext:value-type="string">
            <text:p>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8</text:p>
          </table:table-cell>
          <table:table-cell office:value-type="string" calcext:value-type="string">
            <text:p>STIG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E9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A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V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B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C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D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D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K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E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Z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F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N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1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3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4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5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8:32:37.71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21:22:55.649000000</meta:creation-date>
    <dc:date>2022-03-16T21:35:41.688000000</dc:date>
    <meta:editing-duration>P2DT11H30M2S</meta:editing-duration>
    <meta:editing-cycles>61</meta:editing-cycles>
    <meta:generator>LibreOffice/7.2.4.1$Windows_X86_64 LibreOffice_project/27d75539669ac387bb498e35313b970b7fe9c4f9</meta:generator>
    <meta:document-statistic meta:table-count="3" meta:cell-count="5330" meta:object-count="0"/>
  </office:meta>
</office:document-meta>
</file>